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solid" draw:fill-color="#ebebeb"/>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style:style style:name="P10" style:family="paragraph">
      <style:paragraph-properties fo:text-align="center"/>
    </style:style>
    <style:style style:name="P11" style:family="paragraph">
      <loext:graphic-properties draw:fill="solid" draw:fill-color="#ebebeb"/>
      <style:paragraph-properties fo:text-align="center"/>
      <style:text-properties style:font-name="Helvetica Neue"/>
    </style:style>
    <style:style style:name="T1" style:family="text">
      <style:text-properties style:font-name="Helvetica Neu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0.156cm" svg:height="8.353cm" svg:x="2.006cm" svg:y="1.296cm" svg:viewBox="0 0 30157 8354" draw:points="0,8354 30157,8354 30157,0 0,0">
          <text:p/>
        </draw:polygon>
        <draw:polygon draw:style-name="gr3" draw:text-style-name="P3" draw:layer="layout" svg:width="1.256cm" svg:height="1.237cm" svg:x="2.635cm" svg:y="8.032cm" svg:viewBox="0 0 1257 1238" draw:points="0,1238 1257,1238 1257,0 0,0">
          <text:p/>
        </draw:polygon>
        <draw:polygon draw:style-name="gr4" draw:text-style-name="P4" draw:layer="layout" svg:width="1.257cm" svg:height="1.374cm" svg:x="3.891cm" svg:y="7.895cm" svg:viewBox="0 0 1258 1375" draw:points="0,1375 1258,1375 1258,0 0,0">
          <text:p/>
        </draw:polygon>
        <draw:polygon draw:style-name="gr5" draw:text-style-name="P5" draw:layer="layout" svg:width="1.256cm" svg:height="0.795cm" svg:x="5.148cm" svg:y="8.474cm" svg:viewBox="0 0 1257 796" draw:points="0,796 1257,796 1257,0 0,0">
          <text:p/>
        </draw:polygon>
        <draw:polygon draw:style-name="gr3" draw:text-style-name="P3" draw:layer="layout" svg:width="1.257cm" svg:height="0.308cm" svg:x="6.823cm" svg:y="8.961cm" svg:viewBox="0 0 1258 309" draw:points="0,309 1258,309 1258,0 0,0">
          <text:p/>
        </draw:polygon>
        <draw:polygon draw:style-name="gr4" draw:text-style-name="P4" draw:layer="layout" svg:width="1.256cm" svg:height="0.379cm" svg:x="8.08cm" svg:y="8.89cm" svg:viewBox="0 0 1257 380" draw:points="0,380 1257,380 1257,0 0,0">
          <text:p/>
        </draw:polygon>
        <draw:polygon draw:style-name="gr5" draw:text-style-name="P5" draw:layer="layout" svg:width="1.256cm" svg:height="0.467cm" svg:x="9.336cm" svg:y="8.802cm" svg:viewBox="0 0 1257 468" draw:points="0,468 1257,468 1257,0 0,0">
          <text:p/>
        </draw:polygon>
        <draw:polygon draw:style-name="gr3" draw:text-style-name="P3" draw:layer="layout" svg:width="1.257cm" svg:height="2.213cm" svg:x="11.011cm" svg:y="7.056cm" svg:viewBox="0 0 1258 2214" draw:points="0,2214 1258,2214 1258,0 0,0">
          <text:p/>
        </draw:polygon>
        <draw:polygon draw:style-name="gr4" draw:text-style-name="P4" draw:layer="layout" svg:width="1.256cm" svg:height="2.873cm" svg:x="12.268cm" svg:y="6.396cm" svg:viewBox="0 0 1257 2874" draw:points="0,2874 1257,2874 1257,0 0,0">
          <text:p/>
        </draw:polygon>
        <draw:polygon draw:style-name="gr5" draw:text-style-name="P5" draw:layer="layout" svg:width="1.257cm" svg:height="3.22cm" svg:x="13.524cm" svg:y="6.049cm" svg:viewBox="0 0 1258 3221" draw:points="0,3221 1258,3221 1258,0 0,0">
          <text:p/>
        </draw:polygon>
        <draw:polygon draw:style-name="gr3" draw:text-style-name="P3" draw:layer="layout" svg:width="1.257cm" svg:height="0.579cm" svg:x="15.199cm" svg:y="8.69cm" svg:viewBox="0 0 1258 580" draw:points="0,580 1258,580 1258,0 0,0">
          <text:p/>
        </draw:polygon>
        <draw:polygon draw:style-name="gr4" draw:text-style-name="P4" draw:layer="layout" svg:width="1.256cm" svg:height="0.837cm" svg:x="16.456cm" svg:y="8.432cm" svg:viewBox="0 0 1257 838" draw:points="0,838 1257,838 1257,0 0,0">
          <text:p/>
        </draw:polygon>
        <draw:polygon draw:style-name="gr5" draw:text-style-name="P5" draw:layer="layout" svg:width="1.257cm" svg:height="0.241cm" svg:x="17.712cm" svg:y="9.028cm" svg:viewBox="0 0 1258 242" draw:points="0,242 1258,242 1258,0 0,0">
          <text:p/>
        </draw:polygon>
        <draw:polygon draw:style-name="gr3" draw:text-style-name="P3" draw:layer="layout" svg:width="1.256cm" svg:height="0.413cm" svg:x="19.388cm" svg:y="8.856cm" svg:viewBox="0 0 1257 414" draw:points="0,414 1257,414 1257,0 0,0">
          <text:p/>
        </draw:polygon>
        <draw:polygon draw:style-name="gr4" draw:text-style-name="P4" draw:layer="layout" svg:width="1.257cm" svg:height="0.693cm" svg:x="20.644cm" svg:y="8.576cm" svg:viewBox="0 0 1258 694" draw:points="0,694 1258,694 1258,0 0,0">
          <text:p/>
        </draw:polygon>
        <draw:polygon draw:style-name="gr5" draw:text-style-name="P5" draw:layer="layout" svg:width="1.256cm" svg:height="0.737cm" svg:x="21.901cm" svg:y="8.532cm" svg:viewBox="0 0 1257 738" draw:points="0,738 1257,738 1257,0 0,0">
          <text:p/>
        </draw:polygon>
        <draw:polygon draw:style-name="gr3" draw:text-style-name="P3" draw:layer="layout" svg:width="1.257cm" svg:height="0.247cm" svg:x="23.576cm" svg:y="9.022cm" svg:viewBox="0 0 1258 248" draw:points="0,248 1258,248 1258,0 0,0">
          <text:p/>
        </draw:polygon>
        <draw:polygon draw:style-name="gr4" draw:text-style-name="P4" draw:layer="layout" svg:width="1.256cm" svg:height="0.157cm" svg:x="24.833cm" svg:y="9.112cm" svg:viewBox="0 0 1257 158" draw:points="0,158 1257,158 1257,0 0,0">
          <text:p/>
        </draw:polygon>
        <draw:polygon draw:style-name="gr5" draw:text-style-name="P5" draw:layer="layout" svg:width="1.256cm" svg:height="0.299cm" svg:x="26.089cm" svg:y="8.97cm" svg:viewBox="0 0 1257 300" draw:points="0,300 1257,300 1257,0 0,0">
          <text:p/>
        </draw:polygon>
        <draw:polygon draw:style-name="gr3" draw:text-style-name="P3" draw:layer="layout" svg:width="1.257cm" svg:height="2.922cm" svg:x="27.764cm" svg:y="6.347cm" svg:viewBox="0 0 1258 2923" draw:points="0,2923 1258,2923 1258,0 0,0">
          <text:p/>
        </draw:polygon>
        <draw:polygon draw:style-name="gr4" draw:text-style-name="P4" draw:layer="layout" svg:width="1.256cm" svg:height="5.577cm" svg:x="29.021cm" svg:y="3.692cm" svg:viewBox="0 0 1257 5578" draw:points="0,5578 1257,5578 1257,0 0,0">
          <text:p/>
        </draw:polygon>
        <draw:polygon draw:style-name="gr5" draw:text-style-name="P5" draw:layer="layout" svg:width="1.257cm" svg:height="6.024cm" svg:x="30.277cm" svg:y="3.245cm" svg:viewBox="0 0 1258 6025" draw:points="0,6025 1258,6025 1258,0 0,0">
          <text:p/>
        </draw:polygon>
        <draw:line draw:style-name="gr6" draw:text-style-name="P6" draw:layer="layout" svg:x1="2.635cm" svg:y1="7.981cm" svg:x2="3.891cm" svg:y2="7.981cm">
          <text:p/>
        </draw:line>
        <draw:line draw:style-name="gr6" draw:text-style-name="P6" draw:layer="layout" svg:x1="3.263cm" svg:y1="7.981cm" svg:x2="3.263cm" svg:y2="8.083cm">
          <text:p/>
        </draw:line>
        <draw:line draw:style-name="gr6" draw:text-style-name="P6" draw:layer="layout" svg:x1="2.635cm" svg:y1="8.083cm" svg:x2="3.891cm" svg:y2="8.083cm">
          <text:p/>
        </draw:line>
        <draw:line draw:style-name="gr6" draw:text-style-name="P6" draw:layer="layout" svg:x1="3.891cm" svg:y1="7.814cm" svg:x2="5.148cm" svg:y2="7.814cm">
          <text:p/>
        </draw:line>
        <draw:line draw:style-name="gr6" draw:text-style-name="P6" draw:layer="layout" svg:x1="4.519cm" svg:y1="7.814cm" svg:x2="4.519cm" svg:y2="7.975cm">
          <text:p/>
        </draw:line>
        <draw:line draw:style-name="gr6" draw:text-style-name="P6" draw:layer="layout" svg:x1="3.891cm" svg:y1="7.975cm" svg:x2="5.148cm" svg:y2="7.975cm">
          <text:p/>
        </draw:line>
        <draw:line draw:style-name="gr6" draw:text-style-name="P6" draw:layer="layout" svg:x1="5.148cm" svg:y1="8.443cm" svg:x2="6.404cm" svg:y2="8.443cm">
          <text:p/>
        </draw:line>
        <draw:line draw:style-name="gr6" draw:text-style-name="P6" draw:layer="layout" svg:x1="5.776cm" svg:y1="8.443cm" svg:x2="5.776cm" svg:y2="8.504cm">
          <text:p/>
        </draw:line>
        <draw:line draw:style-name="gr6" draw:text-style-name="P6" draw:layer="layout" svg:x1="5.148cm" svg:y1="8.504cm" svg:x2="6.404cm" svg:y2="8.504cm">
          <text:p/>
        </draw:line>
        <draw:line draw:style-name="gr6" draw:text-style-name="P6" draw:layer="layout" svg:x1="6.823cm" svg:y1="8.955cm" svg:x2="8.08cm" svg:y2="8.955cm">
          <text:p/>
        </draw:line>
        <draw:line draw:style-name="gr6" draw:text-style-name="P6" draw:layer="layout" svg:x1="7.451cm" svg:y1="8.955cm" svg:x2="7.451cm" svg:y2="8.966cm">
          <text:p/>
        </draw:line>
        <draw:line draw:style-name="gr6" draw:text-style-name="P6" draw:layer="layout" svg:x1="6.823cm" svg:y1="8.966cm" svg:x2="8.08cm" svg:y2="8.966cm">
          <text:p/>
        </draw:line>
        <draw:line draw:style-name="gr6" draw:text-style-name="P6" draw:layer="layout" svg:x1="8.08cm" svg:y1="8.878cm" svg:x2="9.336cm" svg:y2="8.878cm">
          <text:p/>
        </draw:line>
        <draw:line draw:style-name="gr6" draw:text-style-name="P6" draw:layer="layout" svg:x1="8.707cm" svg:y1="8.878cm" svg:x2="8.707cm" svg:y2="8.902cm">
          <text:p/>
        </draw:line>
        <draw:line draw:style-name="gr6" draw:text-style-name="P6" draw:layer="layout" svg:x1="8.08cm" svg:y1="8.902cm" svg:x2="9.336cm" svg:y2="8.902cm">
          <text:p/>
        </draw:line>
        <draw:line draw:style-name="gr6" draw:text-style-name="P6" draw:layer="layout" svg:x1="9.336cm" svg:y1="8.784cm" svg:x2="10.592cm" svg:y2="8.784cm">
          <text:p/>
        </draw:line>
        <draw:line draw:style-name="gr6" draw:text-style-name="P6" draw:layer="layout" svg:x1="9.964cm" svg:y1="8.784cm" svg:x2="9.964cm" svg:y2="8.82cm">
          <text:p/>
        </draw:line>
        <draw:line draw:style-name="gr6" draw:text-style-name="P6" draw:layer="layout" svg:x1="9.336cm" svg:y1="8.82cm" svg:x2="10.592cm" svg:y2="8.82cm">
          <text:p/>
        </draw:line>
        <draw:line draw:style-name="gr6" draw:text-style-name="P6" draw:layer="layout" svg:x1="11.011cm" svg:y1="7.015cm" svg:x2="12.268cm" svg:y2="7.015cm">
          <text:p/>
        </draw:line>
        <draw:line draw:style-name="gr6" draw:text-style-name="P6" draw:layer="layout" svg:x1="11.639cm" svg:y1="7.015cm" svg:x2="11.639cm" svg:y2="7.096cm">
          <text:p/>
        </draw:line>
        <draw:line draw:style-name="gr6" draw:text-style-name="P6" draw:layer="layout" svg:x1="11.011cm" svg:y1="7.096cm" svg:x2="12.268cm" svg:y2="7.096cm">
          <text:p/>
        </draw:line>
        <draw:line draw:style-name="gr6" draw:text-style-name="P6" draw:layer="layout" svg:x1="12.268cm" svg:y1="6.327cm" svg:x2="13.524cm" svg:y2="6.327cm">
          <text:p/>
        </draw:line>
        <draw:line draw:style-name="gr6" draw:text-style-name="P6" draw:layer="layout" svg:x1="12.896cm" svg:y1="6.327cm" svg:x2="12.896cm" svg:y2="6.464cm">
          <text:p/>
        </draw:line>
        <draw:line draw:style-name="gr6" draw:text-style-name="P6" draw:layer="layout" svg:x1="12.268cm" svg:y1="6.464cm" svg:x2="13.524cm" svg:y2="6.464cm">
          <text:p/>
        </draw:line>
        <draw:line draw:style-name="gr6" draw:text-style-name="P6" draw:layer="layout" svg:x1="13.524cm" svg:y1="5.931cm" svg:x2="14.781cm" svg:y2="5.931cm">
          <text:p/>
        </draw:line>
        <draw:line draw:style-name="gr6" draw:text-style-name="P6" draw:layer="layout" svg:x1="14.152cm" svg:y1="5.931cm" svg:x2="14.152cm" svg:y2="6.167cm">
          <text:p/>
        </draw:line>
        <draw:line draw:style-name="gr6" draw:text-style-name="P6" draw:layer="layout" svg:x1="13.524cm" svg:y1="6.167cm" svg:x2="14.781cm" svg:y2="6.167cm">
          <text:p/>
        </draw:line>
        <draw:line draw:style-name="gr6" draw:text-style-name="P6" draw:layer="layout" svg:x1="15.199cm" svg:y1="8.674cm" svg:x2="16.456cm" svg:y2="8.674cm">
          <text:p/>
        </draw:line>
        <draw:line draw:style-name="gr6" draw:text-style-name="P6" draw:layer="layout" svg:x1="15.828cm" svg:y1="8.674cm" svg:x2="15.828cm" svg:y2="8.705cm">
          <text:p/>
        </draw:line>
        <draw:line draw:style-name="gr6" draw:text-style-name="P6" draw:layer="layout" svg:x1="15.199cm" svg:y1="8.705cm" svg:x2="16.456cm" svg:y2="8.705cm">
          <text:p/>
        </draw:line>
        <draw:line draw:style-name="gr6" draw:text-style-name="P6" draw:layer="layout" svg:x1="16.456cm" svg:y1="8.392cm" svg:x2="17.712cm" svg:y2="8.392cm">
          <text:p/>
        </draw:line>
        <draw:line draw:style-name="gr6" draw:text-style-name="P6" draw:layer="layout" svg:x1="17.084cm" svg:y1="8.392cm" svg:x2="17.084cm" svg:y2="8.471cm">
          <text:p/>
        </draw:line>
        <draw:line draw:style-name="gr6" draw:text-style-name="P6" draw:layer="layout" svg:x1="16.456cm" svg:y1="8.471cm" svg:x2="17.712cm" svg:y2="8.471cm">
          <text:p/>
        </draw:line>
        <draw:line draw:style-name="gr6" draw:text-style-name="P6" draw:layer="layout" svg:x1="17.712cm" svg:y1="9.013cm" svg:x2="18.969cm" svg:y2="9.013cm">
          <text:p/>
        </draw:line>
        <draw:line draw:style-name="gr6" draw:text-style-name="P6" draw:layer="layout" svg:x1="18.341cm" svg:y1="9.013cm" svg:x2="18.341cm" svg:y2="9.044cm">
          <text:p/>
        </draw:line>
        <draw:line draw:style-name="gr6" draw:text-style-name="P6" draw:layer="layout" svg:x1="17.712cm" svg:y1="9.044cm" svg:x2="18.969cm" svg:y2="9.044cm">
          <text:p/>
        </draw:line>
        <draw:line draw:style-name="gr6" draw:text-style-name="P6" draw:layer="layout" svg:x1="19.388cm" svg:y1="8.845cm" svg:x2="20.644cm" svg:y2="8.845cm">
          <text:p/>
        </draw:line>
        <draw:line draw:style-name="gr6" draw:text-style-name="P6" draw:layer="layout" svg:x1="20.016cm" svg:y1="8.845cm" svg:x2="20.016cm" svg:y2="8.867cm">
          <text:p/>
        </draw:line>
        <draw:line draw:style-name="gr6" draw:text-style-name="P6" draw:layer="layout" svg:x1="19.388cm" svg:y1="8.867cm" svg:x2="20.644cm" svg:y2="8.867cm">
          <text:p/>
        </draw:line>
        <draw:line draw:style-name="gr6" draw:text-style-name="P6" draw:layer="layout" svg:x1="20.644cm" svg:y1="8.54cm" svg:x2="21.901cm" svg:y2="8.54cm">
          <text:p/>
        </draw:line>
        <draw:line draw:style-name="gr6" draw:text-style-name="P6" draw:layer="layout" svg:x1="21.272cm" svg:y1="8.54cm" svg:x2="21.272cm" svg:y2="8.612cm">
          <text:p/>
        </draw:line>
        <draw:line draw:style-name="gr6" draw:text-style-name="P6" draw:layer="layout" svg:x1="20.644cm" svg:y1="8.612cm" svg:x2="21.901cm" svg:y2="8.612cm">
          <text:p/>
        </draw:line>
        <draw:line draw:style-name="gr6" draw:text-style-name="P6" draw:layer="layout" svg:x1="21.901cm" svg:y1="8.492cm" svg:x2="23.157cm" svg:y2="8.492cm">
          <text:p/>
        </draw:line>
        <draw:line draw:style-name="gr6" draw:text-style-name="P6" draw:layer="layout" svg:x1="22.529cm" svg:y1="8.492cm" svg:x2="22.529cm" svg:y2="8.572cm">
          <text:p/>
        </draw:line>
        <draw:line draw:style-name="gr6" draw:text-style-name="P6" draw:layer="layout" svg:x1="21.901cm" svg:y1="8.572cm" svg:x2="23.157cm" svg:y2="8.572cm">
          <text:p/>
        </draw:line>
        <draw:line draw:style-name="gr6" draw:text-style-name="P6" draw:layer="layout" svg:x1="23.576cm" svg:y1="9.014cm" svg:x2="24.833cm" svg:y2="9.014cm">
          <text:p/>
        </draw:line>
        <draw:line draw:style-name="gr6" draw:text-style-name="P6" draw:layer="layout" svg:x1="24.204cm" svg:y1="9.014cm" svg:x2="24.204cm" svg:y2="9.03cm">
          <text:p/>
        </draw:line>
        <draw:line draw:style-name="gr6" draw:text-style-name="P6" draw:layer="layout" svg:x1="23.576cm" svg:y1="9.03cm" svg:x2="24.833cm" svg:y2="9.03cm">
          <text:p/>
        </draw:line>
        <draw:line draw:style-name="gr6" draw:text-style-name="P6" draw:layer="layout" svg:x1="24.833cm" svg:y1="9.106cm" svg:x2="26.089cm" svg:y2="9.106cm">
          <text:p/>
        </draw:line>
        <draw:line draw:style-name="gr6" draw:text-style-name="P6" draw:layer="layout" svg:x1="25.461cm" svg:y1="9.106cm" svg:x2="25.461cm" svg:y2="9.119cm">
          <text:p/>
        </draw:line>
        <draw:line draw:style-name="gr6" draw:text-style-name="P6" draw:layer="layout" svg:x1="24.833cm" svg:y1="9.119cm" svg:x2="26.089cm" svg:y2="9.119cm">
          <text:p/>
        </draw:line>
        <draw:line draw:style-name="gr6" draw:text-style-name="P6" draw:layer="layout" svg:x1="26.089cm" svg:y1="8.959cm" svg:x2="27.345cm" svg:y2="8.959cm">
          <text:p/>
        </draw:line>
        <draw:line draw:style-name="gr6" draw:text-style-name="P6" draw:layer="layout" svg:x1="26.717cm" svg:y1="8.959cm" svg:x2="26.717cm" svg:y2="8.981cm">
          <text:p/>
        </draw:line>
        <draw:line draw:style-name="gr6" draw:text-style-name="P6" draw:layer="layout" svg:x1="26.089cm" svg:y1="8.981cm" svg:x2="27.345cm" svg:y2="8.981cm">
          <text:p/>
        </draw:line>
        <draw:line draw:style-name="gr6" draw:text-style-name="P6" draw:layer="layout" svg:x1="27.764cm" svg:y1="6.253cm" svg:x2="29.021cm" svg:y2="6.253cm">
          <text:p/>
        </draw:line>
        <draw:line draw:style-name="gr6" draw:text-style-name="P6" draw:layer="layout" svg:x1="28.392cm" svg:y1="6.253cm" svg:x2="28.392cm" svg:y2="6.441cm">
          <text:p/>
        </draw:line>
        <draw:line draw:style-name="gr6" draw:text-style-name="P6" draw:layer="layout" svg:x1="27.764cm" svg:y1="6.441cm" svg:x2="29.021cm" svg:y2="6.441cm">
          <text:p/>
        </draw:line>
        <draw:line draw:style-name="gr6" draw:text-style-name="P6" draw:layer="layout" svg:x1="29.021cm" svg:y1="3.42cm" svg:x2="30.277cm" svg:y2="3.42cm">
          <text:p/>
        </draw:line>
        <draw:line draw:style-name="gr6" draw:text-style-name="P6" draw:layer="layout" svg:x1="29.649cm" svg:y1="3.42cm" svg:x2="29.649cm" svg:y2="3.964cm">
          <text:p/>
        </draw:line>
        <draw:line draw:style-name="gr6" draw:text-style-name="P6" draw:layer="layout" svg:x1="29.021cm" svg:y1="3.964cm" svg:x2="30.277cm" svg:y2="3.964cm">
          <text:p/>
        </draw:line>
        <draw:line draw:style-name="gr6" draw:text-style-name="P6" draw:layer="layout" svg:x1="30.277cm" svg:y1="2.886cm" svg:x2="31.534cm" svg:y2="2.886cm">
          <text:p/>
        </draw:line>
        <draw:line draw:style-name="gr6" draw:text-style-name="P6" draw:layer="layout" svg:x1="30.905cm" svg:y1="2.886cm" svg:x2="30.905cm" svg:y2="3.605cm">
          <text:p/>
        </draw:line>
        <draw:line draw:style-name="gr6" draw:text-style-name="P6" draw:layer="layout" svg:x1="30.277cm" svg:y1="3.605cm" svg:x2="31.534cm" svg:y2="3.605cm">
          <text:p/>
        </draw:line>
        <draw:polygon draw:style-name="gr2" draw:text-style-name="P2" draw:layer="layout" svg:width="30.156cm" svg:height="8.353cm" svg:x="2.006cm" svg:y="9.843cm" svg:viewBox="0 0 30157 8354" draw:points="0,8354 30157,8354 30157,0 0,0">
          <text:p/>
        </draw:polygon>
        <draw:polygon draw:style-name="gr3" draw:text-style-name="P3" draw:layer="layout" svg:width="1.256cm" svg:height="0.59cm" svg:x="2.635cm" svg:y="17.226cm" svg:viewBox="0 0 1257 591" draw:points="0,591 1257,591 1257,0 0,0">
          <text:p/>
        </draw:polygon>
        <draw:polygon draw:style-name="gr4" draw:text-style-name="P4" draw:layer="layout" svg:width="1.257cm" svg:height="1.159cm" svg:x="3.891cm" svg:y="16.657cm" svg:viewBox="0 0 1258 1160" draw:points="0,1160 1258,1160 1258,0 0,0">
          <text:p/>
        </draw:polygon>
        <draw:polygon draw:style-name="gr5" draw:text-style-name="P5" draw:layer="layout" svg:width="1.256cm" svg:height="0.832cm" svg:x="5.148cm" svg:y="16.984cm" svg:viewBox="0 0 1257 833" draw:points="0,833 1257,833 1257,0 0,0">
          <text:p/>
        </draw:polygon>
        <draw:polygon draw:style-name="gr3" draw:text-style-name="P3" draw:layer="layout" svg:width="1.257cm" svg:height="0.332cm" svg:x="6.823cm" svg:y="17.484cm" svg:viewBox="0 0 1258 333" draw:points="0,333 1258,333 1258,0 0,0">
          <text:p/>
        </draw:polygon>
        <draw:polygon draw:style-name="gr4" draw:text-style-name="P4" draw:layer="layout" svg:width="1.256cm" svg:height="0.275cm" svg:x="8.08cm" svg:y="17.541cm" svg:viewBox="0 0 1257 276" draw:points="0,276 1257,276 1257,0 0,0">
          <text:p/>
        </draw:polygon>
        <draw:polygon draw:style-name="gr5" draw:text-style-name="P5" draw:layer="layout" svg:width="1.256cm" svg:height="0.358cm" svg:x="9.336cm" svg:y="17.458cm" svg:viewBox="0 0 1257 359" draw:points="0,359 1257,359 1257,0 0,0">
          <text:p/>
        </draw:polygon>
        <draw:polygon draw:style-name="gr3" draw:text-style-name="P3" draw:layer="layout" svg:width="1.257cm" svg:height="1.424cm" svg:x="11.011cm" svg:y="16.392cm" svg:viewBox="0 0 1258 1425" draw:points="0,1425 1258,1425 1258,0 0,0">
          <text:p/>
        </draw:polygon>
        <draw:polygon draw:style-name="gr4" draw:text-style-name="P4" draw:layer="layout" svg:width="1.256cm" svg:height="1.433cm" svg:x="12.268cm" svg:y="16.383cm" svg:viewBox="0 0 1257 1434" draw:points="0,1434 1257,1434 1257,0 0,0">
          <text:p/>
        </draw:polygon>
        <draw:polygon draw:style-name="gr5" draw:text-style-name="P5" draw:layer="layout" svg:width="1.257cm" svg:height="1.832cm" svg:x="13.524cm" svg:y="15.984cm" svg:viewBox="0 0 1258 1833" draw:points="0,1833 1258,1833 1258,0 0,0">
          <text:p/>
        </draw:polygon>
        <draw:polygon draw:style-name="gr3" draw:text-style-name="P3" draw:layer="layout" svg:width="1.257cm" svg:height="0.403cm" svg:x="15.199cm" svg:y="17.413cm" svg:viewBox="0 0 1258 404" draw:points="0,404 1258,404 1258,0 0,0">
          <text:p/>
        </draw:polygon>
        <draw:polygon draw:style-name="gr4" draw:text-style-name="P4" draw:layer="layout" svg:width="1.256cm" svg:height="0.792cm" svg:x="16.456cm" svg:y="17.024cm" svg:viewBox="0 0 1257 793" draw:points="0,793 1257,793 1257,0 0,0">
          <text:p/>
        </draw:polygon>
        <draw:polygon draw:style-name="gr5" draw:text-style-name="P5" draw:layer="layout" svg:width="1.257cm" svg:height="0.292cm" svg:x="17.712cm" svg:y="17.524cm" svg:viewBox="0 0 1258 293" draw:points="0,293 1258,293 1258,0 0,0">
          <text:p/>
        </draw:polygon>
        <draw:polygon draw:style-name="gr3" draw:text-style-name="P3" draw:layer="layout" svg:width="1.256cm" svg:height="0.437cm" svg:x="19.388cm" svg:y="17.379cm" svg:viewBox="0 0 1257 438" draw:points="0,438 1257,438 1257,0 0,0">
          <text:p/>
        </draw:polygon>
        <draw:polygon draw:style-name="gr4" draw:text-style-name="P4" draw:layer="layout" svg:width="1.257cm" svg:height="0.392cm" svg:x="20.644cm" svg:y="17.424cm" svg:viewBox="0 0 1258 393" draw:points="0,393 1258,393 1258,0 0,0">
          <text:p/>
        </draw:polygon>
        <draw:polygon draw:style-name="gr5" draw:text-style-name="P5" draw:layer="layout" svg:width="1.256cm" svg:height="0.525cm" svg:x="21.901cm" svg:y="17.291cm" svg:viewBox="0 0 1257 526" draw:points="0,526 1257,526 1257,0 0,0">
          <text:p/>
        </draw:polygon>
        <draw:polygon draw:style-name="gr3" draw:text-style-name="P3" draw:layer="layout" svg:width="1.257cm" svg:height="0.413cm" svg:x="23.576cm" svg:y="17.403cm" svg:viewBox="0 0 1258 414" draw:points="0,414 1258,414 1258,0 0,0">
          <text:p/>
        </draw:polygon>
        <draw:polygon draw:style-name="gr4" draw:text-style-name="P4" draw:layer="layout" svg:width="1.256cm" svg:height="0.144cm" svg:x="24.833cm" svg:y="17.672cm" svg:viewBox="0 0 1257 145" draw:points="0,145 1257,145 1257,0 0,0">
          <text:p/>
        </draw:polygon>
        <draw:polygon draw:style-name="gr5" draw:text-style-name="P5" draw:layer="layout" svg:width="1.256cm" svg:height="0.211cm" svg:x="26.089cm" svg:y="17.605cm" svg:viewBox="0 0 1257 212" draw:points="0,212 1257,212 1257,0 0,0">
          <text:p/>
        </draw:polygon>
        <draw:polygon draw:style-name="gr3" draw:text-style-name="P3" draw:layer="layout" svg:width="1.257cm" svg:height="2.146cm" svg:x="27.764cm" svg:y="15.67cm" svg:viewBox="0 0 1258 2147" draw:points="0,2147 1258,2147 1258,0 0,0">
          <text:p/>
        </draw:polygon>
        <draw:polygon draw:style-name="gr4" draw:text-style-name="P4" draw:layer="layout" svg:width="1.256cm" svg:height="1.309cm" svg:x="29.021cm" svg:y="16.507cm" svg:viewBox="0 0 1257 1310" draw:points="0,1310 1257,1310 1257,0 0,0">
          <text:p/>
        </draw:polygon>
        <draw:polygon draw:style-name="gr5" draw:text-style-name="P5" draw:layer="layout" svg:width="1.257cm" svg:height="2.198cm" svg:x="30.277cm" svg:y="15.618cm" svg:viewBox="0 0 1258 2199" draw:points="0,2199 1258,2199 1258,0 0,0">
          <text:p/>
        </draw:polygon>
        <draw:line draw:style-name="gr6" draw:text-style-name="P6" draw:layer="layout" svg:x1="2.635cm" svg:y1="17.208cm" svg:x2="3.891cm" svg:y2="17.208cm">
          <text:p/>
        </draw:line>
        <draw:line draw:style-name="gr6" draw:text-style-name="P6" draw:layer="layout" svg:x1="3.263cm" svg:y1="17.208cm" svg:x2="3.263cm" svg:y2="17.244cm">
          <text:p/>
        </draw:line>
        <draw:line draw:style-name="gr6" draw:text-style-name="P6" draw:layer="layout" svg:x1="2.635cm" svg:y1="17.244cm" svg:x2="3.891cm" svg:y2="17.244cm">
          <text:p/>
        </draw:line>
        <draw:line draw:style-name="gr6" draw:text-style-name="P6" draw:layer="layout" svg:x1="3.891cm" svg:y1="16.56cm" svg:x2="5.148cm" svg:y2="16.56cm">
          <text:p/>
        </draw:line>
        <draw:line draw:style-name="gr6" draw:text-style-name="P6" draw:layer="layout" svg:x1="4.519cm" svg:y1="16.56cm" svg:x2="4.519cm" svg:y2="16.755cm">
          <text:p/>
        </draw:line>
        <draw:line draw:style-name="gr6" draw:text-style-name="P6" draw:layer="layout" svg:x1="3.891cm" svg:y1="16.755cm" svg:x2="5.148cm" svg:y2="16.755cm">
          <text:p/>
        </draw:line>
        <draw:line draw:style-name="gr6" draw:text-style-name="P6" draw:layer="layout" svg:x1="5.148cm" svg:y1="16.909cm" svg:x2="6.404cm" svg:y2="16.909cm">
          <text:p/>
        </draw:line>
        <draw:line draw:style-name="gr6" draw:text-style-name="P6" draw:layer="layout" svg:x1="5.776cm" svg:y1="16.909cm" svg:x2="5.776cm" svg:y2="17.058cm">
          <text:p/>
        </draw:line>
        <draw:line draw:style-name="gr6" draw:text-style-name="P6" draw:layer="layout" svg:x1="5.148cm" svg:y1="17.058cm" svg:x2="6.404cm" svg:y2="17.058cm">
          <text:p/>
        </draw:line>
        <draw:line draw:style-name="gr6" draw:text-style-name="P6" draw:layer="layout" svg:x1="6.823cm" svg:y1="17.475cm" svg:x2="8.08cm" svg:y2="17.475cm">
          <text:p/>
        </draw:line>
        <draw:line draw:style-name="gr6" draw:text-style-name="P6" draw:layer="layout" svg:x1="7.451cm" svg:y1="17.475cm" svg:x2="7.451cm" svg:y2="17.493cm">
          <text:p/>
        </draw:line>
        <draw:line draw:style-name="gr6" draw:text-style-name="P6" draw:layer="layout" svg:x1="6.823cm" svg:y1="17.493cm" svg:x2="8.08cm" svg:y2="17.493cm">
          <text:p/>
        </draw:line>
        <draw:line draw:style-name="gr6" draw:text-style-name="P6" draw:layer="layout" svg:x1="8.08cm" svg:y1="17.531cm" svg:x2="9.336cm" svg:y2="17.531cm">
          <text:p/>
        </draw:line>
        <draw:line draw:style-name="gr6" draw:text-style-name="P6" draw:layer="layout" svg:x1="8.707cm" svg:y1="17.531cm" svg:x2="8.707cm" svg:y2="17.551cm">
          <text:p/>
        </draw:line>
        <draw:line draw:style-name="gr6" draw:text-style-name="P6" draw:layer="layout" svg:x1="8.08cm" svg:y1="17.551cm" svg:x2="9.336cm" svg:y2="17.551cm">
          <text:p/>
        </draw:line>
        <draw:line draw:style-name="gr6" draw:text-style-name="P6" draw:layer="layout" svg:x1="9.336cm" svg:y1="17.446cm" svg:x2="10.592cm" svg:y2="17.446cm">
          <text:p/>
        </draw:line>
        <draw:line draw:style-name="gr6" draw:text-style-name="P6" draw:layer="layout" svg:x1="9.964cm" svg:y1="17.446cm" svg:x2="9.964cm" svg:y2="17.47cm">
          <text:p/>
        </draw:line>
        <draw:line draw:style-name="gr6" draw:text-style-name="P6" draw:layer="layout" svg:x1="9.336cm" svg:y1="17.47cm" svg:x2="10.592cm" svg:y2="17.47cm">
          <text:p/>
        </draw:line>
        <draw:line draw:style-name="gr6" draw:text-style-name="P6" draw:layer="layout" svg:x1="11.011cm" svg:y1="16.364cm" svg:x2="12.268cm" svg:y2="16.364cm">
          <text:p/>
        </draw:line>
        <draw:line draw:style-name="gr6" draw:text-style-name="P6" draw:layer="layout" svg:x1="11.639cm" svg:y1="16.364cm" svg:x2="11.639cm" svg:y2="16.42cm">
          <text:p/>
        </draw:line>
        <draw:line draw:style-name="gr6" draw:text-style-name="P6" draw:layer="layout" svg:x1="11.011cm" svg:y1="16.42cm" svg:x2="12.268cm" svg:y2="16.42cm">
          <text:p/>
        </draw:line>
        <draw:line draw:style-name="gr6" draw:text-style-name="P6" draw:layer="layout" svg:x1="12.268cm" svg:y1="16.309cm" svg:x2="13.524cm" svg:y2="16.309cm">
          <text:p/>
        </draw:line>
        <draw:line draw:style-name="gr6" draw:text-style-name="P6" draw:layer="layout" svg:x1="12.896cm" svg:y1="16.309cm" svg:x2="12.896cm" svg:y2="16.456cm">
          <text:p/>
        </draw:line>
        <draw:line draw:style-name="gr6" draw:text-style-name="P6" draw:layer="layout" svg:x1="12.268cm" svg:y1="16.456cm" svg:x2="13.524cm" svg:y2="16.456cm">
          <text:p/>
        </draw:line>
        <draw:line draw:style-name="gr6" draw:text-style-name="P6" draw:layer="layout" svg:x1="13.524cm" svg:y1="15.909cm" svg:x2="14.781cm" svg:y2="15.909cm">
          <text:p/>
        </draw:line>
        <draw:line draw:style-name="gr6" draw:text-style-name="P6" draw:layer="layout" svg:x1="14.152cm" svg:y1="15.909cm" svg:x2="14.152cm" svg:y2="16.057cm">
          <text:p/>
        </draw:line>
        <draw:line draw:style-name="gr6" draw:text-style-name="P6" draw:layer="layout" svg:x1="13.524cm" svg:y1="16.057cm" svg:x2="14.781cm" svg:y2="16.057cm">
          <text:p/>
        </draw:line>
        <draw:line draw:style-name="gr6" draw:text-style-name="P6" draw:layer="layout" svg:x1="15.199cm" svg:y1="17.404cm" svg:x2="16.456cm" svg:y2="17.404cm">
          <text:p/>
        </draw:line>
        <draw:line draw:style-name="gr6" draw:text-style-name="P6" draw:layer="layout" svg:x1="15.828cm" svg:y1="17.404cm" svg:x2="15.828cm" svg:y2="17.421cm">
          <text:p/>
        </draw:line>
        <draw:line draw:style-name="gr6" draw:text-style-name="P6" draw:layer="layout" svg:x1="15.199cm" svg:y1="17.421cm" svg:x2="16.456cm" svg:y2="17.421cm">
          <text:p/>
        </draw:line>
        <draw:line draw:style-name="gr6" draw:text-style-name="P6" draw:layer="layout" svg:x1="16.456cm" svg:y1="16.941cm" svg:x2="17.712cm" svg:y2="16.941cm">
          <text:p/>
        </draw:line>
        <draw:line draw:style-name="gr6" draw:text-style-name="P6" draw:layer="layout" svg:x1="17.084cm" svg:y1="16.941cm" svg:x2="17.084cm" svg:y2="17.107cm">
          <text:p/>
        </draw:line>
        <draw:line draw:style-name="gr6" draw:text-style-name="P6" draw:layer="layout" svg:x1="16.456cm" svg:y1="17.107cm" svg:x2="17.712cm" svg:y2="17.107cm">
          <text:p/>
        </draw:line>
        <draw:line draw:style-name="gr6" draw:text-style-name="P6" draw:layer="layout" svg:x1="17.712cm" svg:y1="17.511cm" svg:x2="18.969cm" svg:y2="17.511cm">
          <text:p/>
        </draw:line>
        <draw:line draw:style-name="gr6" draw:text-style-name="P6" draw:layer="layout" svg:x1="18.341cm" svg:y1="17.511cm" svg:x2="18.341cm" svg:y2="17.537cm">
          <text:p/>
        </draw:line>
        <draw:line draw:style-name="gr6" draw:text-style-name="P6" draw:layer="layout" svg:x1="17.712cm" svg:y1="17.537cm" svg:x2="18.969cm" svg:y2="17.537cm">
          <text:p/>
        </draw:line>
        <draw:line draw:style-name="gr6" draw:text-style-name="P6" draw:layer="layout" svg:x1="19.388cm" svg:y1="17.37cm" svg:x2="20.644cm" svg:y2="17.37cm">
          <text:p/>
        </draw:line>
        <draw:line draw:style-name="gr6" draw:text-style-name="P6" draw:layer="layout" svg:x1="20.016cm" svg:y1="17.37cm" svg:x2="20.016cm" svg:y2="17.388cm">
          <text:p/>
        </draw:line>
        <draw:line draw:style-name="gr6" draw:text-style-name="P6" draw:layer="layout" svg:x1="19.388cm" svg:y1="17.388cm" svg:x2="20.644cm" svg:y2="17.388cm">
          <text:p/>
        </draw:line>
        <draw:line draw:style-name="gr6" draw:text-style-name="P6" draw:layer="layout" svg:x1="20.644cm" svg:y1="17.409cm" svg:x2="21.901cm" svg:y2="17.409cm">
          <text:p/>
        </draw:line>
        <draw:line draw:style-name="gr6" draw:text-style-name="P6" draw:layer="layout" svg:x1="21.272cm" svg:y1="17.409cm" svg:x2="21.272cm" svg:y2="17.437cm">
          <text:p/>
        </draw:line>
        <draw:line draw:style-name="gr6" draw:text-style-name="P6" draw:layer="layout" svg:x1="20.644cm" svg:y1="17.437cm" svg:x2="21.901cm" svg:y2="17.437cm">
          <text:p/>
        </draw:line>
        <draw:line draw:style-name="gr6" draw:text-style-name="P6" draw:layer="layout" svg:x1="21.901cm" svg:y1="17.262cm" svg:x2="23.157cm" svg:y2="17.262cm">
          <text:p/>
        </draw:line>
        <draw:line draw:style-name="gr6" draw:text-style-name="P6" draw:layer="layout" svg:x1="22.529cm" svg:y1="17.262cm" svg:x2="22.529cm" svg:y2="17.318cm">
          <text:p/>
        </draw:line>
        <draw:line draw:style-name="gr6" draw:text-style-name="P6" draw:layer="layout" svg:x1="21.901cm" svg:y1="17.318cm" svg:x2="23.157cm" svg:y2="17.318cm">
          <text:p/>
        </draw:line>
        <draw:line draw:style-name="gr6" draw:text-style-name="P6" draw:layer="layout" svg:x1="23.576cm" svg:y1="17.377cm" svg:x2="24.833cm" svg:y2="17.377cm">
          <text:p/>
        </draw:line>
        <draw:line draw:style-name="gr6" draw:text-style-name="P6" draw:layer="layout" svg:x1="24.204cm" svg:y1="17.377cm" svg:x2="24.204cm" svg:y2="17.428cm">
          <text:p/>
        </draw:line>
        <draw:line draw:style-name="gr6" draw:text-style-name="P6" draw:layer="layout" svg:x1="23.576cm" svg:y1="17.428cm" svg:x2="24.833cm" svg:y2="17.428cm">
          <text:p/>
        </draw:line>
        <draw:line draw:style-name="gr6" draw:text-style-name="P6" draw:layer="layout" svg:x1="24.833cm" svg:y1="17.664cm" svg:x2="26.089cm" svg:y2="17.664cm">
          <text:p/>
        </draw:line>
        <draw:line draw:style-name="gr6" draw:text-style-name="P6" draw:layer="layout" svg:x1="25.461cm" svg:y1="17.664cm" svg:x2="25.461cm" svg:y2="17.68cm">
          <text:p/>
        </draw:line>
        <draw:line draw:style-name="gr6" draw:text-style-name="P6" draw:layer="layout" svg:x1="24.833cm" svg:y1="17.68cm" svg:x2="26.089cm" svg:y2="17.68cm">
          <text:p/>
        </draw:line>
        <draw:line draw:style-name="gr6" draw:text-style-name="P6" draw:layer="layout" svg:x1="26.089cm" svg:y1="17.594cm" svg:x2="27.345cm" svg:y2="17.594cm">
          <text:p/>
        </draw:line>
        <draw:line draw:style-name="gr6" draw:text-style-name="P6" draw:layer="layout" svg:x1="26.717cm" svg:y1="17.594cm" svg:x2="26.717cm" svg:y2="17.614cm">
          <text:p/>
        </draw:line>
        <draw:line draw:style-name="gr6" draw:text-style-name="P6" draw:layer="layout" svg:x1="26.089cm" svg:y1="17.614cm" svg:x2="27.345cm" svg:y2="17.614cm">
          <text:p/>
        </draw:line>
        <draw:line draw:style-name="gr6" draw:text-style-name="P6" draw:layer="layout" svg:x1="27.764cm" svg:y1="15.603cm" svg:x2="29.021cm" svg:y2="15.603cm">
          <text:p/>
        </draw:line>
        <draw:line draw:style-name="gr6" draw:text-style-name="P6" draw:layer="layout" svg:x1="28.392cm" svg:y1="15.603cm" svg:x2="28.392cm" svg:y2="15.737cm">
          <text:p/>
        </draw:line>
        <draw:line draw:style-name="gr6" draw:text-style-name="P6" draw:layer="layout" svg:x1="27.764cm" svg:y1="15.737cm" svg:x2="29.021cm" svg:y2="15.737cm">
          <text:p/>
        </draw:line>
        <draw:line draw:style-name="gr6" draw:text-style-name="P6" draw:layer="layout" svg:x1="29.021cm" svg:y1="16.469cm" svg:x2="30.277cm" svg:y2="16.469cm">
          <text:p/>
        </draw:line>
        <draw:line draw:style-name="gr6" draw:text-style-name="P6" draw:layer="layout" svg:x1="29.649cm" svg:y1="16.469cm" svg:x2="29.649cm" svg:y2="16.545cm">
          <text:p/>
        </draw:line>
        <draw:line draw:style-name="gr6" draw:text-style-name="P6" draw:layer="layout" svg:x1="29.021cm" svg:y1="16.545cm" svg:x2="30.277cm" svg:y2="16.545cm">
          <text:p/>
        </draw:line>
        <draw:line draw:style-name="gr6" draw:text-style-name="P6" draw:layer="layout" svg:x1="30.277cm" svg:y1="15.507cm" svg:x2="31.534cm" svg:y2="15.507cm">
          <text:p/>
        </draw:line>
        <draw:line draw:style-name="gr6" draw:text-style-name="P6" draw:layer="layout" svg:x1="30.905cm" svg:y1="15.507cm" svg:x2="30.905cm" svg:y2="15.73cm">
          <text:p/>
        </draw:line>
        <draw:line draw:style-name="gr6" draw:text-style-name="P6" draw:layer="layout" svg:x1="30.277cm" svg:y1="15.73cm" svg:x2="31.534cm" svg:y2="15.73cm">
          <text:p/>
        </draw:line>
        <draw:polygon draw:style-name="gr7" draw:text-style-name="P7" draw:layer="layout" svg:width="0.878cm" svg:height="8.353cm" svg:x="32.162cm" svg:y="1.296cm" svg:viewBox="0 0 879 8354" draw:points="0,8354 879,8354 879,0 0,0">
          <text:p/>
        </draw:polygon>
        <draw:path draw:style-name="gr8" draw:text-style-name="P8" draw:layer="layout" svg:width="0.45cm" svg:height="0.304cm" svg:x="32.376cm" svg:y="5.056cm" svg:viewBox="0 0 451 305" svg:d="M226 305h-12l-12-1h-12l-11-1-12-1-10-2-11-1-9-2-9-2-9-2-9-3-8-2-7-3-8-3-7-3-7-4-6-3-6-4-6-4-6-4-5-4-4-4-5-6-4-4-4-5-4-5-3-5-3-5-3-6-2-5-2-6-3-5-1-6-2-6-1-6-1-6-1-6v-6l-1-6v-7-6l1-6v-6l1-6 1-6 1-6 2-6 1-6 3-6 2-5 2-6 3-5 3-5 3-5 4-5 4-5 4-4 5-5 4-4 5-4 6-4 6-4 6-4 6-3 7-3 7-4 8-2 7-3 8-3 9-2 8-2 10-2 9-2 10-2 11-1 11-1 12-1h11 12l13-1 13 1h13 12l11 1 11 1 11 1 10 2 10 2 9 2 9 2 9 2 8 3 7 3 8 2 7 4 7 3 6 4 6 3 6 4 5 4 5 4 5 4 4 5 4 5 4 4 4 5 3 5 3 5 2 6 2 5 2 6 2 6 2 6 1 6 1 6 1 6 1 6v6l1 7v6 6l-1 7v6l-1 6-1 5-1 6-1 6-2 6-2 5-2 6-2 5-2 5-3 6-3 5-4 5-4 4-4 6-4 4-5 5-5 4-5 4-6 4-6 3-6 4-7 3-7 3-8 3-7 3-8 2-9 3-9 2-9 2-10 2-10 2-11 1-11 1-11 1h-12l-13 1zM226 248h10 10l10-2h9l9-1h8l8-1 8-1 7-1 8-1 6-1 7-2 6-1 6-2 6-2 5-2 5-2 5-2 4-2 5-3 4-2 3-2 4-3 3-3 3-3 3-3 3-3 2-3 2-4 2-3 2-4 1-3 1-4 1-4 1-4 1-4 1-4v-4-4l1-5-1-5v-4-4l-1-5-1-4-1-4-1-4-1-4-1-4-2-3-2-4-2-3-2-4-3-3-3-3-3-3-3-3-4-3-4-2-4-3-4-2-4-2-5-2-5-2-6-2-5-2-6-2-6-2-7-1-7-1-7-1-7-1-8-1-8-1-9-1h-8l-10-1h-9-10-10-10-9-10l-9 1h-8l-10 1-8 1-7 1-8 1-7 1-6 1-7 2-6 1-6 2-6 2-5 2-5 2-5 2-5 2-4 3-4 2-4 3-4 2-3 3-3 3-3 3-3 3-2 4-2 3-2 4-2 3-1 4-2 4-1 4-1 3-1 5v4l-1 4v4 5 4 5l1 4v4l1 4 1 4 1 3 2 4 1 4 2 4 2 3 2 3 2 4 3 3 3 3 3 3 3 3 4 2 4 3 4 2 4 3 5 2 5 2 5 2 5 2 6 2 6 2 6 1 7 2 6 1 7 2 8 1 7 1 8 1h10l8 1h9l10 2h9z">
          <text:p/>
        </draw:path>
        <draw:polygon draw:style-name="gr8" draw:text-style-name="P8" draw:layer="layout" svg:width="0.342cm" svg:height="0.445cm" svg:x="32.382cm" svg:y="5.427cm" svg:viewBox="0 0 343 446" draw:points="0,197 214,197 219,197 224,197 228,196 232,196 237,196 241,196 244,195 248,195 252,194 255,194 258,193 261,192 264,191 267,190 270,189 272,188 275,187 277,186 279,184 281,183 283,182 285,180 287,178 289,177 290,175 291,173 293,171 294,169 295,166 296,164 296,162 297,159 298,157 298,154 299,151 299,148 299,145 300,142 300,139 300,135 300,132 300,128 299,125 299,121 298,117 297,114 297,111 295,108 294,105 293,102 291,99 290,97 288,94 286,92 284,89 282,87 280,84 278,82 275,80 273,78 270,76 267,74 264,72 261,71 258,69 255,68 251,66 248,65 244,63 240,62 236,61 232,61 228,60 224,59 219,59 215,58 210,57 206,57 201,57 196,57 0,57 0,2 265,2 267,2 269,2 272,2 274,2 276,2 278,2 280,1 283,1 285,1 287,1 290,1 292,1 294,1 296,1 299,1 301,1 303,1 305,1 307,1 309,1 311,1 313,1 315,1 317,1 319,1 321,1 322,1 324,1 326,0 327,0 329,0 330,0 331,0 332,0 333,0 334,0 335,0 336,0 337,0 337,53 336,53 335,53 334,53 333,53 332,53 331,53 330,53 328,53 327,53 326,53 324,53 323,53 321,54 320,54 318,54 316,54 314,54 313,54 311,54 309,54 308,54 305,54 304,54 302,54 300,55 298,55 297,55 295,55 293,55 291,55 290,55 288,55 286,55 285,55 284,55 282,55 281,55 279,55 279,56 283,57 285,59 288,61 291,62 293,64 296,65 298,67 301,69 303,70 306,72 308,74 310,75 313,78 315,79 317,81 319,84 321,86 322,88 324,90 326,92 327,95 329,97 331,99 332,102 333,105 334,108 335,110 337,113 338,116 338,119 339,122 340,126 341,129 341,133 342,136 342,140 343,144 343,147 343,151 343,155 343,163 343,170 342,176 341,183 339,189 338,195 335,200 333,206 331,211 328,215 325,219 321,224 317,227 313,231 308,234 303,237 298,240 292,242 286,244 279,246 279,247 283,249 285,250 288,252 291,253 293,255 296,257 298,259 301,260 303,262 306,264 308,266 310,268 313,269 315,272 317,274 319,276 321,278 322,281 324,283 326,285 327,288 329,291 331,293 332,296 333,299 334,302 335,304 337,307 338,310 338,313 339,316 340,320 341,323 341,327 342,330 342,334 343,337 343,341 343,345 343,349 343,354 343,359 343,363 342,368 341,372 341,377 340,381 339,385 338,389 336,393 335,396 333,400 332,403 329,406 328,410 325,412 323,415 321,418 318,420 315,423 312,425 309,427 306,429 302,431 299,433 295,435 291,436 287,438 283,439 278,440 274,441 269,442 264,443 259,444 254,444 248,445 243,445 237,445 231,446 225,446 0,446 0,390 214,390 219,390 224,390 228,390 232,390 237,390 241,389 244,389 248,389 252,388 255,388 258,387 261,386 264,385 267,384 270,383 272,382 275,381 277,380 279,378 281,377 283,375 285,374 287,372 289,370 290,369 291,367 293,365 294,363 295,360 296,358 296,356 297,353 298,351 298,348 299,345 299,342 299,339 300,336 300,333 300,329 300,326 300,322 299,319 299,316 298,312 297,309 297,306 296,303 295,300 293,297 292,294 290,292 289,289 287,286 285,284 283,281 281,279 279,277 276,275 274,273 271,271 268,269 265,267 262,266 259,264 256,262 252,261 249,260 245,259 241,257 237,256 233,255 229,255 224,254 220,253 216,253 211,253 206,252 201,252 196,252 0,252">
          <text:p/>
        </draw:polygon>
        <draw:polygon draw:style-name="gr7" draw:text-style-name="P7" draw:layer="layout" svg:width="0.878cm" svg:height="8.353cm" svg:x="32.162cm" svg:y="9.843cm" svg:viewBox="0 0 879 8354" draw:points="0,8354 879,8354 879,0 0,0">
          <text:p/>
        </draw:polygon>
        <draw:polygon draw:style-name="gr8" draw:text-style-name="P8" draw:layer="layout" svg:width="0.443cm" svg:height="0.302cm" svg:x="32.376cm" svg:y="13.603cm" svg:viewBox="0 0 444 303" draw:points="149,303 142,303 136,302 130,302 123,301 117,300 111,299 106,298 100,296 94,294 89,293 83,291 78,288 73,286 68,283 63,280 59,277 54,274 50,270 46,267 41,263 38,259 34,255 30,251 27,246 24,241 21,236 18,231 16,226 13,220 11,214 9,209 7,202 6,196 4,190 3,183 2,177 1,170 1,163 0,155 0,147 0,141 0,134 1,128 1,121 2,115 3,109 4,104 5,98 7,92 8,86 10,81 12,77 14,72 16,67 18,63 20,59 22,55 25,51 28,47 30,43 33,40 36,36 39,33 42,30 46,27 49,25 53,22 56,20 60,17 64,15 67,13 71,11 75,9 79,8 83,6 87,5 91,3 96,2 100,1 104,0 110,57 108,57 106,59 103,59 101,60 98,61 96,62 94,63 91,64 89,65 86,67 84,68 82,69 80,71 78,72 76,74 73,75 71,77 70,79 67,81 66,83 64,85 62,88 60,90 59,94 58,96 56,99 55,102 53,105 52,108 51,111 50,114 49,117 48,121 48,124 47,128 47,132 46,136 46,140 46,144 46,149 46,153 46,157 46,161 47,165 47,170 48,173 49,177 50,181 51,184 52,188 54,191 55,195 57,198 59,201 61,205 63,207 65,210 67,213 70,216 72,218 75,221 78,223 80,225 84,227 86,230 90,231 93,233 97,235 100,236 104,238 108,239 112,240 116,241 120,242 124,243 129,243 133,244 138,244 143,244 147,244 151,244 155,244 159,244 163,244 167,243 170,242 174,241 177,241 181,239 186,238 189,237 192,235 195,234 198,232 201,230 204,228 207,226 210,224 212,222 214,219 217,217 219,214 222,212 224,209 225,206 228,203 229,200 231,196 232,193 234,190 235,186 236,183 237,179 238,175 239,171 240,167 240,163 240,159 241,154 241,150 241,147 241,145 240,142 240,139 240,136 240,134 240,131 239,129 238,127 238,124 237,122 237,119 236,117 236,115 235,113 235,111 234,109 233,106 232,104 231,102 230,100 230,98 229,97 228,94 226,92 225,90 224,88 223,86 222,85 221,83 220,81 219,80 218,78 217,77 215,75 214,74 213,72 212,71 211,69 209,68 209,13 444,28 444,277 397,277 397,79 258,70 260,73 263,77 265,80 267,83 269,87 271,91 273,96 274,100 276,104 278,109 279,113 281,118 282,123 283,128 284,133 285,138 285,144 286,149 286,155 286,161 286,168 286,174 285,181 285,187 284,193 283,198 281,204 280,209 278,215 276,220 274,225 272,230 269,235 267,240 264,244 261,249 258,253 255,257 252,261 248,264 244,268 241,272 237,275 232,278 228,281 224,283 219,286 215,288 210,291 205,293 200,294 195,296 189,298 183,299 177,300 172,301 166,302 161,302 155,303">
          <text:p/>
        </draw:polygon>
        <draw:polygon draw:style-name="gr8" draw:text-style-name="P8" draw:layer="layout" svg:width="0.342cm" svg:height="0.445cm" svg:x="32.382cm" svg:y="13.973cm" svg:viewBox="0 0 343 446" draw:points="0,197 214,197 219,197 224,197 228,197 232,197 237,196 241,196 244,196 248,195 252,195 255,194 258,194 261,193 264,192 267,191 270,190 272,189 275,188 277,187 279,185 281,184 283,182 285,181 287,179 289,177 290,175 291,174 293,171 294,169 295,167 296,165 296,162 297,160 298,157 298,154 299,152 299,149 299,146 300,142 300,139 300,136 300,132 300,129 299,126 299,122 298,119 297,116 297,113 295,110 294,107 293,104 291,101 290,98 288,96 286,93 284,91 282,88 280,86 278,84 275,81 273,79 270,78 267,76 264,74 261,72 258,71 255,69 251,68 248,66 244,65 240,64 236,63 232,62 228,61 224,61 219,60 215,60 210,59 206,59 201,59 196,59 0,59 0,2 265,2 267,2 269,2 272,2 274,2 276,2 278,2 280,2 283,2 285,2 287,2 290,2 292,2 294,2 296,2 299,2 301,2 303,2 305,2 307,2 309,1 311,1 313,1 315,1 317,1 319,1 321,1 322,1 324,1 326,1 327,1 329,1 330,1 331,1 332,1 333,1 334,1 335,0 336,0 337,0 337,54 336,54 335,54 334,54 333,54 332,55 331,55 330,55 328,55 327,55 326,55 324,55 323,55 321,55 320,55 318,55 316,55 314,55 313,55 311,55 309,56 308,56 305,56 304,56 302,56 300,56 298,56 297,56 295,56 293,56 291,56 290,56 288,56 286,56 285,56 284,56 282,56 281,56 279,56 279,57 283,59 285,61 288,62 291,63 293,65 296,67 298,68 301,70 303,72 306,74 308,75 310,77 313,79 315,81 317,83 319,85 321,87 322,89 324,91 326,94 327,96 329,99 331,101 332,104 333,106 334,109 335,112 337,115 338,117 338,120 339,123 340,127 341,130 341,133 342,137 342,140 343,144 343,148 343,152 343,156 343,163 343,170 342,177 341,183 339,189 338,195 335,201 333,206 331,211 328,216 325,220 321,224 317,228 313,231 308,235 303,237 298,240 292,243 286,245 279,247 279,248 283,249 285,250 288,252 291,254 293,255 296,257 298,259 301,261 303,262 306,264 308,266 310,268 313,270 315,272 317,274 319,277 321,279 322,281 324,284 326,286 327,289 329,291 331,294 332,296 333,299 334,302 335,305 337,308 338,311 338,314 339,317 340,320 341,323 341,327 342,331 342,334 343,338 343,341 343,345 343,349 343,354 343,359 343,364 342,369 341,373 341,377 340,381 339,385 338,389 336,393 335,396 333,400 332,404 329,407 328,410 325,413 323,416 321,418 318,421 315,423 312,426 309,428 306,430 302,432 299,434 295,435 291,437 287,438 283,440 278,441 274,442 269,443 264,443 259,444 254,445 248,446 243,446 237,446 231,446 225,446 0,446 0,391 214,391 219,391 224,391 228,391 232,390 237,390 241,390 244,389 248,389 252,389 255,388 258,387 261,387 264,386 267,385 270,384 272,383 275,382 277,380 279,379 281,377 283,376 285,374 287,373 289,371 290,369 291,367 293,365 294,363 295,361 296,358 296,356 297,354 298,351 298,348 299,345 299,343 299,339 300,336 300,333 300,330 300,326 300,323 299,320 299,316 298,313 297,310 297,307 296,304 295,301 293,298 292,295 290,292 289,290 287,287 285,285 283,282 281,280 279,278 276,275 274,273 271,271 268,269 265,268 262,266 259,265 256,263 252,261 249,260 245,259 241,258 237,257 233,256 229,255 224,254 220,254 216,253 211,253 206,253 201,253 196,253 0,253">
          <text:p/>
        </draw:polygon>
        <draw:path draw:style-name="gr9" draw:text-style-name="P9" draw:layer="layout" svg:width="0.534cm" svg:height="0.536cm" svg:x="1.999cm" svg:y="20.837cm" svg:viewBox="0 0 535 537" svg:d="M488 253l-141-61-156 157 61 140-49 48-203-484 53-53 482 206zM139 100l-2-1-3-1-3-1-3-1-2-2-3-1-3-1-2-1-3-2-3-1-3-1-2-2-3-1-2-1-2-1-3-1-2-2-3-1-2-1-2-1-2-1-2-1-2-1-2-1-2-1-2-1h-2l-1-2h-2l-1-1-2-1h-1l-1-1h-1l-1-1h-1l-1-1-1-1v1l1 1v1l1 1 1 1v1l1 2 1 1v2l1 1 1 2 1 2 1 2 1 2 1 1 1 2 1 3 1 2 1 2 1 2 1 3 1 2 1 3 2 2 1 3 1 2 1 3 2 2 1 3 1 3 2 2 1 3 1 3 2 3 1 2 1 3 1 3 2 2 68 157 129-129z">
          <text:p/>
        </draw:path>
        <draw:polygon draw:style-name="gr9" draw:text-style-name="P9" draw:layer="layout" svg:width="0.37cm" svg:height="0.37cm" svg:x="2.35cm" svg:y="20.592cm" svg:viewBox="0 0 371 371" draw:points="119,250 123,254 128,259 133,264 137,268 141,271 146,275 150,279 155,282 159,286 164,289 168,292 173,295 177,298 182,300 186,302 191,304 195,306 199,308 204,310 208,311 212,312 216,313 220,313 225,314 229,314 233,314 237,313 241,313 246,312 249,311 254,310 258,309 262,307 266,305 270,303 273,300 277,298 281,294 285,291 289,287 293,283 297,278 301,273 304,268 307,263 309,258 312,251 313,246 314,240 315,235 315,229 315,223 315,218 314,212 312,206 310,200 307,194 304,188 300,182 296,176 343,135 346,138 348,142 351,146 353,150 355,154 357,159 359,162 361,167 363,171 365,176 366,180 368,185 369,189 370,194 370,198 371,203 371,208 371,213 371,218 371,222 371,227 370,232 370,237 369,241 368,246 367,251 365,256 363,262 362,267 359,272 357,277 355,282 352,287 349,292 345,297 341,302 338,306 333,311 329,316 325,321 318,327 312,332 306,337 300,342 293,347 287,351 281,354 274,358 268,360 261,363 255,365 249,367 242,368 236,369 229,370 223,371 217,371 210,371 204,370 198,369 191,368 185,367 179,365 172,363 166,361 159,359 153,356 147,353 141,349 134,346 128,342 122,337 116,333 110,329 104,324 98,319 92,314 86,308 80,303 74,297 69,292 64,287 59,282 54,276 49,271 45,266 41,261 37,255 34,250 31,245 28,240 25,235 22,231 19,226 17,221 15,216 12,212 11,207 9,202 7,197 6,193 5,188 4,184 3,179 2,175 1,170 1,166 1,161 0,157 0,153 1,149 1,145 1,141 2,137 2,132 3,129 4,125 5,121 6,117 7,113 9,110 10,106 11,102 13,99 15,95 17,92 18,88 21,85 23,81 25,78 27,75 29,71 31,68 34,65 36,62 39,59 42,56 44,53 47,50 50,47 54,43 60,38 64,34 69,31 73,27 78,24 83,21 87,19 92,16 96,14 101,11 106,9 110,8 115,6 120,5 124,3 129,2 134,2 138,1 143,1 147,0 152,0 157,0 161,0 166,1 170,1 175,2 179,3 184,4 188,5 193,6 197,8 201,9 206,11 210,13 214,15 218,17 222,20 226,22 230,25 188,74 183,70 178,67 173,64 168,62 163,60 157,58 152,57 147,56 141,56 136,56 131,56 126,57 120,59 115,61 110,63 104,66 99,69 94,73 89,77 84,82 80,86 77,90 74,94 71,98 68,101 66,105 64,109 62,113 60,116 59,120 58,124 57,128 56,131 54,135 54,139 54,143 54,147 56,151 56,155 58,159 58,163 60,167 61,172 63,176 65,180 67,184 69,189 72,193 74,197 78,202 81,206 84,211 88,215 92,220 96,225 100,230 104,234 109,239 114,244">
          <text:p/>
        </draw:polygon>
        <draw:path draw:style-name="gr9" draw:text-style-name="P9" draw:layer="layout" svg:width="0.463cm" svg:height="0.402cm" svg:x="2.596cm" svg:y="20.333cm" svg:viewBox="0 0 464 403" svg:d="M293 364l-8 8-8 6-8 6-8 5-8 5-8 3-8 3-8 2-8 1h-8l-8-1-9-1-8-2-7-3-8-3-8-4-8-5-7-6-8-6-7-7-5-5-4-5-5-5-4-5-3-6-3-5-3-5-2-6-2-6-2-5-1-6-1-5-1-5v-5-5-6-5l1-5v-5l2-5 1-5 2-5 1-5 3-6 2-4 2-5 3-5 3-5 3-5 3-5 3-5 4-4 3-5 4-5 4-4 4-5 4-4 3-5 4-4 5-5 58-60-15-14-3-3-3-3-3-3-3-3-4-3-3-2-3-2-3-2-3-2-3-1-3-2-3-1-3-2-2-1h-4l-2-1-3-1h-3l-3-1h-3-2l-3 1h-3-3l-3 1-3 1-2 1-3 1-3 1-3 2-3 2-2 1-3 2-3 2-3 2-2 2-3 3-3 2-3 3-3 2-3 3-2 2-2 3-2 3-3 2-2 3-2 2-1 2-2 3-2 2-2 3-1 2-1 2-2 3-1 2-1 3-1 2-1 3v2l-1 3-1 2v3 2l-1 3v2l1 3v2 2l1 3 1 3v2l1 3 1 3 1 2 2 3 2 2 1 3 2 3 2 2 2 3-50 42-3-4-2-4-2-3-2-4-2-3-2-4-2-4-1-4-2-4-1-4-2-4v-4l-1-4-1-4v-4-5-4-4-4-5l1-4 1-5 1-4 2-5 1-4 2-5 2-5 2-4 2-5 3-5 3-5 3-5 3-5 4-5 4-5 4-5 5-5 5-5 5-6 4-5 11-9 10-9 9-8 10-6 10-6 10-5 9-3 10-3 10-2 9-1h10l9 1 9 2 10 3 9 3 9 5 9 5 9 6 8 8 9 8 114 113 4 4 3 3 4 4 4 2 3 3 4 2 3 3 3 1 3 2 3 1h3l3 1h3l3-1h3l3-2 4-1 3-2 2-2 4-3v-1l1-1h1v-1l1-1 1-1 1-1 1-1v-1l1-1v-1h1l1-1 1-1v-1l1-1v-1h1v-1l27 27-1 2-1 2-1 2-2 2-1 2-2 2-1 2-1 2-2 2-1 2-2 1-1 2-1 2-2 2-2 2-1 2-2 1-2 2-2 2-1 2-3 2-2 3-3 2-2 2-3 2-2 2-3 1-2 1-4 2-2 1-3 1-2 1-3 1h-2l-2 1-3 1h-2-3-2-3l-2-1h-2l-3-1h-2l-3-1-2-1-3-1-3-1-2-1-3-2-2-1-3-1-2-2-3-2-3-2-2-2-3-2-3-2-3-3-2-2-2 1 1 5 1 4 1 3 1 4 1 4v4l1 4 1 3v4l1 4v4 3 4 4 4 3l-1 4v3l-1 4-1 4v4l-1 3-2 4-1 4-1 3-2 4-1 4-2 4-2 4-2 4-2 3-3 4-2 4-2 3-3 4-3 3-3 4-4 4-3 3zM270 321l4-5 4-4 4-4 3-5 3-4 3-5 2-4 3-5 2-4 1-5 2-4 1-5 1-5 1-5 1-4v-5l1-4v-5-4l-1-5v-4-5l-1-4-1-4-1-4-1-4-1-4-2-5-1-3-2-4-2-4-2-4-2-3-2-4-2-3-2-3-2-3-3-3-2-3-3-2-22-22-46 49-4 3-3 3-3 4-3 3-3 3-2 3-3 4-3 3-2 4-3 3-2 3-3 4-1 3-2 3-2 3-2 4-1 3-2 4-1 3-1 3-1 4-1 3v4 3l-1 4 1 3v3 4l1 3v4l1 3 2 4 2 3 1 4 2 3 3 4 2 3 3 4 3 3 4 5 4 4 4 4 5 3 4 3 5 2 4 2 5 2 4 1h5l4 1 5-1h5l4-1 5-2 4-2 5-2 4-3 5-3 4-4z">
          <text:p/>
        </draw:path>
        <draw:polygon draw:style-name="gr9" draw:text-style-name="P9" draw:layer="layout" svg:width="0.308cm" svg:height="0.389cm" svg:x="2.831cm" svg:y="20.091cm" svg:viewBox="0 0 309 390" draw:points="265,390 62,187 61,185 59,184 57,182 56,180 54,178 52,177 50,175 49,173 47,172 45,170 44,169 42,167 40,165 38,164 37,162 35,160 33,159 32,157 30,155 28,154 27,152 25,151 23,149 22,148 20,146 19,145 17,143 15,142 14,141 13,139 11,138 10,136 8,135 7,134 6,133 4,131 3,130 2,129 1,128 0,127 41,86 42,87 43,88 45,89 46,90 47,91 49,93 50,94 51,95 53,97 54,98 56,99 57,100 59,102 60,103 62,105 63,106 65,107 67,109 68,110 70,112 71,113 73,115 74,116 76,117 78,119 79,120 80,122 82,123 83,124 85,126 86,127 87,129 89,130 90,131 91,132 92,133 93,134 96,135 96,136 98,137 99,136 96,133 94,129 92,125 90,121 88,118 87,114 85,111 84,107 82,104 81,101 80,97 79,94 78,91 78,88 77,85 76,82 76,79 76,76 75,73 75,70 75,67 76,64 76,61 76,58 77,56 78,53 78,50 79,48 80,45 81,42 83,40 84,37 86,34 88,32 90,29 92,26 94,24 97,21 100,18 102,15 104,14 105,13 106,12 107,11 108,10 109,9 110,8 111,7 113,7 114,6 115,5 116,4 117,3 118,3 119,2 120,2 120,1 121,1 122,0 123,0 163,40 162,40 161,41 160,42 158,43 157,44 156,45 155,45 154,46 152,48 151,49 150,50 148,51 147,52 146,53 144,54 143,55 141,57 140,58 138,60 137,61 134,64 131,67 129,70 127,73 125,76 123,80 122,83 120,87 119,90 118,93 117,97 117,100 117,104 117,107 117,111 117,115 117,118 118,122 119,126 120,130 121,134 122,137 124,141 125,145 127,149 129,153 131,157 134,160 136,164 139,168 142,172 144,176 147,180 150,184 154,188 157,192 161,196 164,200 168,204 172,208 309,346">
          <text:p/>
        </draw:polygon>
        <draw:path draw:style-name="gr9" draw:text-style-name="P9" draw:layer="layout" svg:width="0.405cm" svg:height="0.405cm" svg:x="2.899cm" svg:y="19.91cm" svg:viewBox="0 0 406 406" svg:d="M42 86l-42-42 44-44 42 42zM363 406l-265-264 45-44 263 264z">
          <text:p/>
        </draw:path>
        <draw:polygon draw:style-name="gr9" draw:text-style-name="P9" draw:layer="layout" svg:width="0.373cm" svg:height="0.454cm" svg:x="3.053cm" svg:y="19.74cm" svg:viewBox="0 0 374 455" draw:points="142,178 374,410 330,455 97,222 60,259 28,227 65,190 36,160 33,157 30,154 28,152 25,149 22,146 20,143 18,140 16,137 14,134 12,131 10,128 8,125 6,122 5,119 4,116 3,112 2,109 1,106 0,103 0,100 0,97 0,93 0,90 0,86 0,83 1,80 2,76 3,73 4,69 5,66 7,62 9,58 11,55 13,51 16,48 18,44 22,40 25,36 28,32 32,28 34,27 35,25 37,24 39,22 40,20 42,19 44,18 46,16 47,14 49,13 51,12 53,10 54,8 56,7 58,6 60,4 61,3 63,2 65,1 66,0 100,34 99,34 98,35 96,36 95,37 94,37 93,38 92,39 91,40 90,41 89,42 87,43 86,44 85,45 84,46 83,47 82,48 81,49 80,49 79,50 78,51 76,53 75,55 73,57 71,59 70,61 69,63 68,64 66,66 65,68 65,70 64,72 64,73 63,75 63,77 63,79 62,80 62,82 62,84 63,86 63,87 63,89 64,91 64,92 65,94 65,96 66,98 67,99 68,101 69,103 70,104 71,106 72,108 74,110 75,111 77,113 78,115 80,117 82,119 84,121 86,123 110,146 162,95 193,127">
          <text:p/>
        </draw:polygon>
        <draw:path draw:style-name="gr9" draw:text-style-name="P9" draw:layer="layout" svg:width="0.381cm" svg:height="0.383cm" svg:x="3.293cm" svg:y="19.636cm" svg:viewBox="0 0 382 384" svg:d="M308 75l13 13 13 15 11 14 9 13 8 13 6 14 6 13 3 13 3 13 2 13v13l-1 12-3 13-3 12-5 13-6 12-8 12-8 12-10 12-12 11-6 6-5 5-6 5-6 4-5 4-6 4-6 4-6 3-6 3-6 3-5 3-6 2-6 2-7 1-6 2-6 1-7 1h-6-6-7l-6-1-6-1-7-1-6-2-7-1-6-3-7-2-7-3-7-3-6-3-7-4-7-4-6-5-7-4-7-5-7-6-7-6-7-6-7-6-7-7-24-27-20-27-15-26-9-26-4-26v-25l6-25 11-24 16-26 21-23 6-6 6-6 7-5 6-5 6-5 6-4 6-4 6-4 6-3 6-3 7-2 6-3 6-2 6-1 6-1 7-1 6-1h6 6 6l7 1 6 1 7 1 6 2 6 2 7 2 6 3 7 3 6 3 6 4 7 4 6 4 7 4 7 5 6 5 7 6 7 6 6 6 7 6zM262 121l-6-6-6-5-6-5-6-5-5-5-6-5-5-5-5-4-6-3-5-3-5-3-4-3-5-2-5-3-4-1-5-2-4-2-5-1-4-1h-4l-5-1h-4-4-4l-4 1h-3l-4 1-4 1-3 2-4 1-4 2-3 2-4 2-3 2-4 3-3 2-4 3-3 3-3 3-4 3-3 4-3 4-3 4-3 3-2 4-3 3-2 4-2 3-2 4-2 4-2 3-1 4-1 4-1 4-1 4v4l-1 4v4l1 4v5l1 4 1 4 1 5 1 4 2 5 2 5 2 5 2 4 3 5 2 5 4 5 3 5 4 6 4 5 4 5 5 6 5 5 5 6 6 6 6 6 6 6 6 6 6 5 5 5 6 5 5 4 6 4 5 4 6 3 5 4 5 2 5 3 4 2 5 2 5 2 5 2 4 1 5 1 4 1 4 1h4l5 1h4l4-1h4l4-1 3-1 4-1 4-1 3-1 4-2 3-2 4-2 3-2 3-2 3-3 4-2 3-3 3-3 3-3 3-3 4-3 2-4 3-3 3-4 2-3 3-4 2-4 2-3 2-4 2-4 1-3 1-4 1-4 1-4v-4l1-4v-4-4l-1-5v-4l-1-4-1-5-2-5-1-4-2-5-2-5-3-5-3-5-2-4-4-5-3-6-4-5-4-6-4-5-5-6-5-6-6-6-5-6z">
          <text:p/>
        </draw:path>
        <draw:polygon draw:style-name="gr9" draw:text-style-name="P9" draw:layer="layout" svg:width="0.309cm" svg:height="0.389cm" svg:x="3.523cm" svg:y="19.398cm" svg:viewBox="0 0 310 390" draw:points="267,390 64,187 63,185 61,183 59,182 57,180 56,179 54,177 53,175 51,174 49,172 47,170 45,168 44,167 42,165 40,163 39,162 37,160 35,158 34,157 32,155 29,154 28,152 26,151 24,149 23,148 21,146 20,145 18,143 17,142 15,140 14,139 12,138 11,136 10,135 8,134 7,133 5,131 4,130 3,129 2,128 0,127 43,85 44,86 45,88 47,89 48,90 49,91 50,92 52,94 53,95 55,96 56,98 58,99 59,101 61,102 62,103 64,105 66,106 67,107 68,109 70,110 72,112 73,113 75,115 77,116 78,118 79,119 81,120 83,122 84,123 85,125 87,126 88,127 90,128 91,130 92,131 93,132 95,133 96,134 97,135 98,136 99,137 100,136 98,132 96,128 94,125 92,121 90,118 89,114 87,110 86,107 85,104 83,101 82,97 81,94 80,91 80,88 79,85 78,82 78,79 78,76 78,73 78,70 78,67 78,64 78,61 78,59 79,56 80,53 80,50 81,48 83,45 84,42 85,40 86,37 88,34 90,31 92,29 94,26 96,23 98,21 101,18 104,15 105,14 106,13 107,12 108,11 109,10 110,9 111,8 113,7 114,7 115,6 116,5 117,4 118,4 119,3 120,2 121,1 122,1 123,0 124,0 164,40 163,41 162,41 161,42 159,43 158,44 157,44 156,46 155,46 153,47 152,48 151,49 150,50 148,52 147,53 145,54 144,55 143,57 141,58 140,59 138,61 135,64 133,67 130,70 128,73 126,77 124,80 122,83 121,86 120,90 119,94 119,97 118,101 118,104 118,108 118,111 118,115 119,119 119,122 120,126 121,130 122,133 123,137 125,141 127,145 128,149 130,152 132,156 135,160 137,164 140,168 143,172 145,176 149,180 152,184 155,188 158,192 162,196 165,200 169,204 173,208 310,346">
          <text:p/>
        </draw:polygon>
        <draw:polygon draw:style-name="gr9" draw:text-style-name="P9" draw:layer="layout" svg:width="0.613cm" svg:height="0.577cm" svg:x="3.69cm" svg:y="19.044cm" svg:viewBox="0 0 614 578" draw:points="418,425 250,257 246,254 243,250 239,246 235,243 232,240 229,237 225,234 222,232 219,230 215,227 212,226 209,224 206,222 203,220 201,219 198,218 195,217 192,216 189,215 187,215 184,215 181,214 178,214 176,214 173,215 171,215 168,216 165,217 163,218 160,219 158,220 155,221 153,223 150,225 148,226 145,228 142,231 140,233 137,236 134,238 132,241 129,244 127,246 124,250 123,252 121,256 119,259 117,262 116,265 115,269 114,272 113,275 112,279 111,282 111,287 111,290 111,294 111,298 111,301 111,305 112,308 113,312 114,316 115,319 116,323 117,327 119,331 121,335 123,338 125,343 127,346 130,350 132,354 135,358 138,362 141,366 145,370 148,374 152,378 155,382 309,534 265,578 57,371 56,369 54,367 52,366 51,364 49,362 47,360 45,359 44,357 42,355 40,354 38,352 36,350 34,348 33,346 31,344 29,343 27,341 26,340 24,338 22,336 21,335 19,333 18,332 16,330 14,329 13,328 12,326 10,325 9,324 8,323 7,322 6,321 4,320 3,319 3,318 2,318 1,317 0,316 41,273 42,274 43,275 44,275 44,276 45,277 46,277 47,279 48,279 49,280 50,281 52,283 53,284 54,285 55,287 57,288 58,290 60,291 61,292 62,294 64,295 66,296 67,298 68,299 70,300 72,301 73,303 74,304 76,306 77,307 79,308 80,310 81,311 82,312 84,313 85,314 86,316 87,317 88,317 89,317 88,313 87,310 86,306 85,303 84,300 83,296 82,293 82,290 81,287 81,282 80,279 80,276 80,273 80,270 80,267 80,263 80,260 80,257 81,254 81,251 82,248 82,245 83,242 84,238 85,235 86,232 87,229 89,226 90,223 92,220 94,217 96,214 98,210 100,208 102,204 105,201 107,198 110,195 113,192 116,189 122,183 128,178 134,173 140,169 146,165 152,162 158,159 163,156 169,155 175,153 181,153 187,152 193,152 199,153 205,154 212,156 218,158 224,160 231,164 237,167 238,166 237,163 236,160 235,156 234,153 233,149 233,146 232,142 232,139 231,136 231,133 230,129 230,126 230,123 230,119 230,116 230,113 231,110 231,106 231,103 232,100 233,97 233,93 235,90 236,87 237,84 238,81 239,77 241,74 242,71 244,68 246,65 248,62 250,58 252,55 254,52 257,49 260,46 262,43 265,40 268,37 272,33 276,29 280,26 284,22 288,19 292,16 297,14 301,11 305,9 309,8 313,6 317,4 321,3 325,2 329,1 333,1 337,0 341,0 345,0 349,0 353,1 358,2 362,2 366,4 370,5 375,7 379,9 383,11 388,13 392,16 396,18 401,21 405,25 410,28 414,32 419,35 424,39 428,44 433,48 438,53 614,229 570,272 403,105 400,101 396,98 392,94 389,91 385,88 382,85 378,82 375,80 372,77 369,75 366,73 363,71 360,70 357,68 354,67 351,66 348,65 345,64 342,63 340,63 337,62 334,62 332,62 329,62 327,63 324,63 321,64 319,64 316,65 314,67 311,68 309,69 306,71 304,73 301,74 298,76 294,79 292,81 289,83 287,86 284,88 281,92 279,94 277,97 275,100 273,103 271,106 269,110 268,113 267,116 266,119 265,123 264,126 263,130 263,133 263,136 262,140 262,143 263,147 263,151 263,154 264,158 265,162 266,165 268,169 269,173 270,177 272,181 274,185 276,189 279,192 281,196 284,200 287,204 290,208 293,212 298,216 301,220 305,224 309,228 462,382">
          <text:p/>
        </draw:polygon>
        <draw:path draw:style-name="gr9" draw:text-style-name="P9" draw:layer="layout" svg:width="0.386cm" svg:height="0.379cm" svg:x="4.153cm" svg:y="18.78cm" svg:viewBox="0 0 387 380" svg:d="M127 270l5 4 4 4 4 4 4 3 4 4 5 3 4 4 4 2 5 4 4 2 4 3 5 3 4 2 4 2 4 2 5 1 4 2 4 1 5 1 4 1 4 1h4 5 4 4l5-1h4l4-1 4-1 4-2 4-1 5-2 4-2 4-2 5-4 4-2 4-3 4-4 4-3 3-4 6-6 5-5 5-6 4-6 3-6 3-5 3-6 2-5 2-6 2-6 1-6v-5-6-5-5l-1-6-1-5-1-5-2-4-2-5 49-28 2 3 1 3 1 4 1 3 1 3 1 4 1 3 1 4 1 3 1 4 1 4v3 4l1 4v4 4 4l-1 4v4l-1 5-1 4-1 4-1 5-1 4-2 5-1 4-3 5-2 5-2 4-2 5-3 5-3 5-3 5-4 5-4 5-4 5-4 5-5 7-5 5-4 5-12 11-12 10-12 8-12 8-14 6-12 4-13 4-13 2-13 2-13-1-13-1-13-3-13-4-14-6-13-6-13-8-14-9-13-11-14-12-14-14-7-7-6-8-7-7-6-7-5-7-6-8-4-7-5-7-3-7-4-7-3-7-3-7-2-7-3-6-1-7-2-7-1-6-1-7v-7l-1-6v-6l1-7 1-6 1-6 1-6 2-6 2-6 2-6 2-6 3-6 3-5 3-6 3-5 4-6 4-5 3-5 5-6 4-5 4-5 5-5 7-6 6-6 7-5 7-6 7-4 6-5 7-3 6-4 7-3 6-2 7-2 7-2 6-2 7-1 6-1h7 6 7l6 1 7 1 6 1 7 1 6 2 7 2 6 3 6 2 7 3 6 3 6 4 6 4 7 4 6 4 6 4 7 5 7 5 6 5 6 5 5 6 6 5 6 6 6 6zM236 94l-8-8-9-6-9-6-8-5-9-4-8-4-7-2-8-3-8-1-7-1h-8l-7 1-7 1-7 3-7 2-7 4-7 4-7 5-7 5-6 6-2 3-2 2-2 2-2 3-2 3-2 2-2 3-2 3-2 3-2 3-1 3-1 4-2 3-1 3-1 3-1 4-1 4v3l-1 4v4l-1 4 1 3v5 4l1 4 1 4 1 4 1 5 1 4 2 5 2 4 2 5 2 4 3 5 3 5 3 5 4 4 4 5 4 5 4 5z">
          <text:p/>
        </draw:path>
        <draw:polygon draw:style-name="gr9" draw:text-style-name="P9" draw:layer="layout" svg:width="0.39cm" svg:height="0.393cm" svg:x="4.413cm" svg:y="18.513cm" svg:viewBox="0 0 391 394" draw:points="360,146 363,150 367,154 370,158 373,161 375,165 378,170 380,174 382,178 384,182 386,186 387,191 388,195 389,200 390,204 390,209 390,213 391,218 390,222 390,227 389,232 388,236 387,241 386,246 384,251 383,256 381,261 379,265 376,270 374,275 371,280 368,285 364,290 361,295 357,300 353,305 349,310 345,316 340,321 336,326 331,331 326,335 321,340 317,344 312,348 308,352 303,355 299,359 294,362 290,365 285,369 281,371 277,374 272,377 268,379 264,381 259,383 255,385 251,387 246,388 242,389 238,391 233,391 229,392 225,393 220,393 216,394 211,394 207,393 203,393 198,393 194,391 189,390 185,389 180,388 176,386 171,384 167,382 162,380 158,377 153,375 184,328 190,331 195,334 200,336 206,337 211,338 217,339 222,339 228,339 233,338 239,336 244,335 250,332 255,330 261,327 267,323 273,319 279,314 285,309 291,303 297,297 300,294 303,292 305,289 308,286 310,284 313,281 315,278 317,275 319,272 321,270 323,267 325,264 326,261 328,259 330,256 331,253 332,251 333,248 334,245 335,243 336,240 336,237 337,235 337,232 337,230 337,227 337,224 336,222 336,219 336,217 335,214 334,212 333,209 332,207 330,204 328,202 327,199 325,197 323,195 320,192 318,190 316,188 313,186 311,184 308,183 306,182 303,180 301,179 298,179 295,178 293,178 290,178 287,178 284,178 282,178 279,178 276,179 273,179 270,180 267,181 264,182 261,183 258,184 254,186 251,187 248,189 245,191 241,192 237,195 234,197 230,198 227,201 223,203 219,205 215,207 211,210 207,212 203,214 198,217 194,219 190,221 186,224 182,226 178,228 174,231 170,233 166,235 162,237 157,239 154,242 149,243 145,245 141,247 137,249 133,250 128,252 124,253 120,254 116,255 112,256 108,257 103,257 99,258 95,258 91,258 87,258 83,257 79,257 74,256 71,256 67,255 62,253 58,251 54,250 50,248 46,245 42,242 38,239 34,236 30,232 24,225 18,218 13,210 9,202 5,194 3,186 1,178 0,169 0,160 2,152 3,143 6,134 9,124 14,115 19,105 25,96 32,86 39,76 48,67 57,57 67,48 76,40 84,33 93,27 101,21 110,17 118,12 126,8 135,5 143,3 151,1 160,0 168,0 176,1 184,2 192,4 200,7 209,10 217,14 225,19 190,64 188,62 185,61 183,60 180,58 178,57 175,57 173,56 170,55 168,55 165,55 163,55 160,55 157,55 155,55 152,55 150,55 147,56 145,56 142,57 140,58 137,58 135,60 132,61 130,62 127,63 125,64 122,66 120,67 118,69 115,70 113,72 110,74 108,75 105,78 103,79 101,81 98,84 96,85 94,88 91,90 86,96 80,102 76,108 72,113 68,119 65,124 62,129 59,134 57,139 56,144 55,148 54,153 55,157 55,161 57,166 58,170 60,174 64,178 66,182 70,185 72,187 74,189 76,191 79,192 81,194 83,195 85,196 88,197 90,197 93,198 95,198 98,198 100,198 103,198 106,198 108,197 111,197 114,196 116,196 119,195 122,194 125,193 128,191 131,190 134,189 137,187 140,186 143,184 147,182 150,180 154,178 157,177 160,174 164,172 167,170 171,168 175,166 179,164 182,161 186,159 189,157 192,156 194,154 197,153 200,151 203,149 205,148 208,146 211,145 213,143 216,142 219,140 222,139 225,137 228,136 230,134 233,133 236,132 239,130 242,129 245,128 248,127 251,126 254,125 257,124 260,123 263,122 266,121 269,121 272,120 275,119 278,118 281,118 283,118 287,117 289,117 292,117 295,117 298,117 301,117 304,118 307,118 310,119 313,119 316,120 319,121 322,122 325,123 328,124 331,125 334,127 337,128 340,130 343,132 345,134 348,136 351,138 354,141 357,143">
          <text:p/>
        </draw:polygon>
        <draw:path draw:style-name="gr9" draw:text-style-name="P9" draw:layer="layout" svg:width="0.534cm" svg:height="0.536cm" svg:x="6.962cm" svg:y="20.062cm" svg:viewBox="0 0 535 537" svg:d="M488 254l-140-61-157 156 62 140-50 48-203-483 53-54 482 206zM140 101l-3-1-3-1-2-1-3-2-3-1-3-1-2-1-3-1-3-2-3-1-2-1-3-2-2-1-3-1-2-1-3-2-2-1-2-1-2-1-3-1-2-1-2-1-2-1-2-1-2-1-2-1-1-1-2-1h-1l-2-1-1-1h-2l-1-1h-1l-1-1-1-1h-1v-1h-1 1v1 1 1h1v1l1 1v1l1 2 1 1 1 2 1 1v2l1 2 1 1 1 2 1 2 1 2 1 2 1 3 1 2 2 2 1 3 1 2 1 2 1 3 2 2 1 3 1 2 1 3 1 3 2 3 1 2 1 3 2 3 1 3 1 2 1 3 2 2 1 3 69 157 129-129z">
          <text:p/>
        </draw:path>
        <draw:polygon draw:style-name="gr9" draw:text-style-name="P9" draw:layer="layout" svg:width="0.309cm" svg:height="0.389cm" svg:x="7.267cm" svg:y="19.843cm" svg:viewBox="0 0 310 390" draw:points="265,390 63,187 61,185 59,183 58,182 56,180 54,178 53,177 51,175 49,173 47,172 46,170 44,168 42,167 41,165 39,163 37,161 35,160 34,158 32,157 30,155 29,153 27,152 25,151 24,149 22,147 21,146 19,145 18,143 16,142 15,140 13,139 12,137 10,136 9,135 7,134 6,133 5,131 4,130 2,129 1,128 0,127 41,85 42,86 44,87 45,89 46,90 48,91 49,92 51,94 52,95 53,96 55,98 56,99 58,100 59,102 61,103 63,104 64,106 65,107 67,109 69,110 70,112 72,113 73,115 75,116 76,117 78,119 79,120 81,122 82,123 84,124 85,126 87,127 88,128 89,129 90,131 92,132 93,133 94,134 95,135 96,136 97,137 98,136 96,132 94,128 92,125 90,121 89,117 87,114 86,110 84,107 83,104 82,100 81,97 80,94 79,91 78,87 77,85 77,81 77,78 76,75 76,73 76,70 76,67 76,64 76,61 77,58 77,56 78,53 79,50 80,48 81,45 82,42 83,39 85,37 87,34 88,31 90,28 92,26 94,23 97,20 99,18 102,15 103,14 104,13 105,12 106,11 108,10 109,9 110,8 111,7 112,6 113,6 114,5 115,4 116,3 117,3 118,2 119,1 120,1 121,0 122,0 162,40 161,40 160,41 159,42 158,43 157,43 155,44 154,45 153,46 152,47 150,48 149,49 148,50 146,51 145,53 144,54 142,55 141,56 139,58 138,59 137,61 134,64 131,67 128,70 126,73 124,76 122,80 121,83 120,86 119,90 118,93 117,97 116,100 116,104 116,107 116,111 116,115 117,118 118,122 118,126 119,130 120,133 122,137 123,141 125,145 127,148 129,152 131,156 133,160 136,164 138,168 141,172 144,176 147,180 150,184 153,188 157,193 160,197 164,201 168,204 172,209 310,346">
          <text:p/>
        </draw:polygon>
        <draw:path draw:style-name="gr9" draw:text-style-name="P9" draw:layer="layout" svg:width="0.463cm" svg:height="0.402cm" svg:x="7.476cm" svg:y="19.641cm" svg:viewBox="0 0 464 403" svg:d="M294 364l-8 8-8 7-8 6-8 5-8 4-8 3-8 3-8 2-8 1h-8-8l-9-2-8-2-7-2-8-4-8-4-8-5-8-5-8-6-7-7-5-6-4-5-5-5-4-5-3-6-3-5-3-5-2-5-2-6-2-5-1-5-1-6-1-5v-5-5-5-6l1-5 1-5 1-5 1-5 2-5 2-5 2-5 2-5 3-5 2-5 3-5 3-5 3-5 4-6 3-4 4-5 3-5 4-4 4-5 4-4 3-5 5-4 4-4 59-61-14-14-4-3-3-3-3-3-3-3-4-2-2-3-4-2-3-2-3-2-3-1-3-2-2-1-4-2-2-1h-4l-3-1-3-1h-3-3-3-2-3-3l-3 1h-3l-3 1-2 1-3 2-3 1-3 1-2 1-3 2-3 2-3 2-3 2-2 2-3 2-3 3-3 3-3 3-2 2-3 2-2 3-2 3-2 2-3 3-2 2-1 3-2 2-2 2-1 3-2 2-2 3-1 2-1 3-1 2-1 3-1 2-1 2v3l-1 2v3 2 2 3 3 2 3l1 2 1 3 1 2v3l1 3 2 2 1 3 2 2 1 3 2 3 2 3 2 2-50 43-3-3-2-4-2-4-2-4-2-3-2-5-2-4-1-4-2-4-1-4-1-4-1-4-1-4-1-4v-4-4-5-4-4-5l1-4 1-4 1-5 2-5 1-4 2-5 2-4 2-5 3-5 2-5 3-4 3-5 4-5 3-6 4-5 4-5 5-5 5-5 4-5 6-6 10-9 10-9 9-7 10-7 10-6 10-4 10-4 9-3 10-2 9-1h11l9 1 10 2 9 3 9 3 9 5 9 5 9 7 9 7 8 8 114 114 4 3 4 4 3 3 4 3 3 3 4 2 3 2 3 1 3 2 3 1 4 1h2 3 3l3-1 3-1 3-2 3-2 3-2 3-3v-1h1l1-1v-1l1-1h1l1-1v-1l1-1v-1h1l1-1v-1l1-1v-1l1-1h1v-1l1-1v-1l27 27-1 2-1 2-1 2-2 2-1 2-1 2-2 2-1 2-2 2-1 2-2 2-1 1-2 2-1 2-2 3-1 2-2 1-2 2-2 2-2 2-2 3-2 2-3 2-2 2-3 2-2 1-3 2-2 2-3 1-2 1-2 2h-3l-2 1-3 1h-2-3l-2 1h-3-2-3l-2-1h-2-3l-2-1-3-1-2-1-3-1-2-1-3-1-3-1-2-2-3-1-2-2-3-2-3-2-2-2-3-2-3-2-3-2-2-3-2 2 1 3 1 5 1 4 1 3 1 4v4l1 4 1 4v4l1 3v4 3 4 4 4 3 4l-1 4-1 4-1 3v4l-1 4-1 3-2 4-1 3-2 4-1 4-2 3-2 4-2 4-2 3-3 4-2 4-3 3-2 4-3 4-3 3-4 4-3 4zM272 321l3-4 4-4 4-4 3-5 3-4 3-5 2-4 3-4 2-5 1-5 2-4 1-5 1-5 1-4 1-5v-5l1-4v-5-4-5l-1-4v-4l-1-5-1-4-1-4-1-5-1-4-2-4-1-4-2-4-2-4-2-4-1-3-3-4-2-3-2-3-2-3-3-3-2-3-3-2-22-22-46 49-4 3-2 4-4 3-2 3-3 3-3 4-3 3-2 4-3 4-3 3-2 3-2 4-2 3-3 3-1 4-2 3-2 3-2 4-1 3-1 4-1 3v3l-1 4v3 4 3 4 3l1 4 1 3 1 4 1 3 2 3 2 4 2 3 3 4 2 3 4 4 2 4 4 3 4 4 5 4 4 3 5 3 4 2 4 2 5 2 5 1 4 1h5 4l5-1 4-1 5-2 4-1 5-3 4-3 5-3 4-4z">
          <text:p/>
        </draw:path>
        <draw:polygon draw:style-name="gr9" draw:text-style-name="P9" draw:layer="layout" svg:width="0.475cm" svg:height="0.437cm" svg:x="7.711cm" svg:y="19.351cm" svg:viewBox="0 0 476 438" draw:points="432,272 265,105 261,101 257,97 253,93 250,90 246,87 243,84 240,81 236,79 233,77 230,75 227,72 223,71 221,69 217,68 215,66 211,65 209,64 206,64 203,63 200,63 197,63 194,63 191,63 189,63 186,63 183,64 180,65 178,66 175,67 172,69 169,70 167,71 164,73 161,75 158,77 155,80 152,82 149,85 146,88 143,90 140,94 137,98 135,101 132,104 130,108 128,111 124,115 123,118 121,122 119,125 118,129 117,133 116,136 115,140 115,144 114,148 114,151 113,155 113,159 114,163 114,167 115,170 116,174 116,178 117,182 119,186 120,190 122,194 124,198 126,202 129,206 131,210 134,214 136,218 140,222 142,226 146,230 149,234 153,238 157,242 310,394 265,438 57,231 56,229 54,228 52,226 51,224 49,223 47,221 45,219 43,217 41,216 40,214 38,212 36,210 34,209 32,207 31,205 29,203 27,202 26,200 24,198 22,197 21,195 19,194 17,192 16,191 14,190 13,188 12,187 10,186 9,184 8,183 7,182 5,181 4,180 3,179 2,178 1,178 1,177 0,176 41,135 42,135 42,136 43,136 44,137 45,138 46,139 47,140 48,141 49,142 50,143 51,144 53,145 54,146 55,148 57,149 58,150 59,151 61,153 62,154 64,155 65,157 67,158 68,159 70,161 71,162 73,163 74,165 76,166 77,167 79,169 80,170 81,171 82,173 84,174 85,175 86,176 87,177 88,178 89,177 88,174 87,170 86,167 85,163 85,160 84,156 83,153 83,149 82,146 82,143 82,139 81,136 81,132 81,129 81,126 82,122 82,119 82,116 83,113 84,109 85,106 86,103 86,100 88,95 89,92 90,89 92,85 93,82 95,79 97,76 99,72 101,69 103,65 105,62 108,59 111,56 113,52 117,49 120,45 123,42 129,38 133,34 137,30 142,26 146,23 150,20 154,17 159,14 163,12 167,9 171,8 175,6 180,4 184,3 189,2 193,1 197,0 201,0 205,0 210,0 214,0 219,1 223,2 227,3 232,4 236,5 240,7 245,9 249,11 254,14 258,17 263,20 267,23 272,26 276,30 281,34 286,38 291,42 295,46 300,51 476,228">
          <text:p/>
        </draw:polygon>
        <draw:path draw:style-name="gr9" draw:text-style-name="P9" draw:layer="layout" svg:width="0.386cm" svg:height="0.379cm" svg:x="8.036cm" svg:y="19.085cm" svg:viewBox="0 0 387 380" svg:d="M127 272l4 4 5 3 4 4 4 4 4 3 5 4 4 3 4 3 4 3 4 3 5 2 4 3 5 2 4 1 4 2 5 2 4 1 4 1 4 1 5 2h4l4 1h5 4l4-1h4l5-1 5-1 4-1 4-1 4-1 4-2 5-2 3-2 4-3 5-3 3-3 4-3 4-4 4-3 6-6 5-6 4-5 4-6 4-6 3-6 3-5 2-6 2-6 1-6 1-5 1-6v-5-5-6l-1-5-1-5-1-5-2-5-2-5 49-27 1 3 2 3 1 3 1 3 1 4 1 3 1 4 1 3 1 4 1 4v3l1 4v4 4l1 4-1 3v5 4 4l-1 4-1 5-1 4-1 4-2 5-1 4-2 5-2 4-2 5-2 5-3 5-2 5-3 5-3 5-4 5-4 5-4 5-4 5-5 5-5 5-5 5-12 12-11 9-12 9-13 7-12 6-12 5-13 3-14 3-13 1h-13l-13-2-13-3-13-4-14-5-13-7-13-8-14-9-14-10-13-12-14-13-7-8-7-7-6-7-6-8-6-7-5-7-5-7-4-7-4-7-3-7-3-7-3-7-3-7-2-7-2-7-1-6-1-7-1-6-1-7v-6-7l1-6 1-6 1-7 1-6 1-6 2-6 2-5 3-6 3-6 2-6 4-5 3-6 4-5 3-6 4-5 4-5 5-5 4-5 5-5 7-7 6-6 7-5 7-5 6-5 7-4 6-4 7-3 7-3 6-3 7-2 6-2 7-2 6-1 7-1 7-1h6 7l6 1 7 1 6 1 7 3 6 1 6 3 7 2 6 3 6 3 7 3 7 3 6 4 6 4 7 4 6 5 6 5 6 5 6 4 7 6 6 5 6 6 6 6 5 5zM236 95l-9-7-8-6-9-6-8-5-9-5-8-3-8-3-8-2-7-1-8-1h-7l-7 1-7 1-7 2-7 3-7 3-7 4-7 5-6 6-7 6-2 2-2 2-3 3-2 2-1 3-3 3-1 2-2 4-2 2-2 4-1 3-2 3-1 3-1 4-1 3-1 3-1 4-1 4v3 4 4 4 4 4l1 4 1 5 1 4 1 4 1 5 2 4 2 5 2 4 2 5 3 5 3 4 3 5 4 5 4 5 4 5 4 4z">
          <text:p/>
        </draw:path>
        <draw:path draw:style-name="gr9" draw:text-style-name="P9" draw:layer="layout" svg:width="0.464cm" svg:height="0.402cm" svg:x="8.308cm" svg:y="18.809cm" svg:viewBox="0 0 465 403" svg:d="M295 364l-8 7-8 7-9 6-8 5-8 5-8 3-8 3-9 1-8 1-8 1-8-1-8-1-8-2-8-3-8-3-7-4-8-5-8-6-7-6-7-7-5-5-5-5-5-6-3-5-4-5-3-5-3-5-2-6-2-5-1-5-2-6-1-5v-5l-1-5v-6-5l1-5v-5l1-5 1-5 1-5 2-6 2-5 2-5 2-5 3-5 3-5 2-5 3-5 4-5 3-5 3-5 4-4 3-5 4-4 4-5 4-5 4-4 4-4 4-5 58-60-14-14-3-4-3-2-4-3-3-3-3-3-3-2-3-2-3-2-3-2-3-2-3-1-3-2-3-1-3-1-3-1-3-1h-3l-2-1h-3-3-3-3l-3 1h-2l-3 1-3 1-3 1-3 1-3 1-2 2-3 1-3 2-2 2-3 2-3 2-3 2-3 2-3 3-3 3-3 2-2 3-3 2-2 3-2 2-2 3-2 2-2 3-2 2-2 3-1 2-2 3-2 2-1 2-1 3-1 2-1 2-2 3v2l-1 3-1 2v3l-1 2v3 2 3 2l1 3v2 3l1 2 1 3 1 3 1 2 1 3 1 2 2 3 2 3 1 3 2 2 3 3-51 42-2-4-3-4-2-3-2-4-2-4-2-4-1-3-2-4-2-4-1-4-1-4-1-4-1-4v-4l-1-5v-4-4-4-5l1-4 1-4 1-5 1-4 1-5 1-4 3-5 1-5 2-5 3-4 3-5 3-5 3-5 3-5 4-5 4-5 4-5 4-5 5-6 5-5 5-5 10-10 10-8 10-8 9-6 10-6 10-5 10-3 10-3 9-2 10-1h9l10 1 9 2 9 2 9 4 9 4 9 6 9 6 9 7 9 8 114 114 4 4 4 3 4 4 3 2 4 3 3 2 3 2 4 2 3 1 3 1 3 1h3 3 3l2-1 4-1 2-1 3-2 3-3 3-2 1-1 1-1v-1h1l1-1v-1l1-1 1-1 1-1 1-1v-1l1-1 1-1v-1l1-1v-1l1-1h1l27 27-1 2-2 2-1 2-1 2-2 2-1 2-1 2-2 2-1 1-2 3-1 1-2 2-1 2-2 2-1 1-2 2-2 2-1 2-2 2-2 2-2 2-3 3-2 2-3 2-2 2-3 1-2 2-3 1-2 2-3 1-2 1-3 1-2 2h-3l-2 1h-2l-3 1h-2-3-2l-2-1h-3l-2-1-3-2h-2l-3-1-3-1-2-1-3-1-2-2-3-1-2-2-3-2-3-1-2-2-3-2-3-2-2-2-3-3-3-2-1 1 1 4 1 4 1 4 1 4v4l1 4 1 5v3 4l1 4v3 4 4 4 3 4 4l-1 3v4l-1 4-1 3-1 4-1 4-1 3-2 4-1 4-2 3-2 4-2 4-1 3-3 4-2 4-2 3-3 4-3 4-3 3-3 4-3 4-4 3zM271 321l4-4 4-5 4-4 4-4 2-5 3-4 3-4 2-5 2-5 2-4 1-5 1-4 2-5 1-5v-5l1-4v-4-5-5-5-4l-1-5v-4l-1-4-1-5-1-3-2-5-1-4-2-3-1-4-2-4-2-4-2-4-2-3-2-3-3-3-2-3-2-3-3-3-3-3-22-21-47 49-3 3-3 3-3 4-3 3-3 3-3 3-2 4-3 3-3 3-2 4-3 3-2 3-2 4-2 3-2 3-1 4-2 4-1 3-1 4-1 3-1 4-1 3-1 3v4 3 4 3 4l1 3 1 4 1 3 1 4 2 3 2 4 2 3 2 4 3 3 3 4 3 3 3 4 5 4 4 4 5 3 4 3 4 2 5 2 4 1 5 1 4 1h5 4 5l5-1 4-2 5-2 4-2 5-3 4-3 4-4z">
          <text:p/>
        </draw:path>
        <draw:path draw:style-name="gr9" draw:text-style-name="P9" draw:layer="layout" svg:width="0.386cm" svg:height="0.379cm" svg:x="8.591cm" svg:y="18.53cm" svg:viewBox="0 0 387 380" svg:d="M128 272l4 4 5 4 4 3 4 4 4 3 4 4 5 3 4 3 4 3 4 3 5 2 4 3 4 2 5 1 4 2 4 2 5 1 4 1 4 2 5 1h4l4 1h4 5l4-1h4l4-1h5l4-2 4-1 4-1 4-2 4-2 4-2 5-3 3-3 4-3 4-3 4-4 4-3 6-6 5-6 4-6 4-5 4-6 3-6 3-5 2-6 2-6 1-6 1-5 1-6v-5-6-5l-1-5-1-5-2-5-1-5-2-5 49-28 1 3 2 3 1 3 1 3 1 4 1 3 1 4 1 4 1 4 1 4v3l1 4v4 4l1 4v4l-1 4v4 4l-1 4-1 5-1 4-1 4-2 5-1 4-2 5-2 5-2 4-2 5-3 5-3 5-2 5-4 5-3 5-4 5-4 5-4 5-5 5-5 5-5 5-12 12-12 9-11 9-13 7-12 6-13 5-12 4-13 2-13 1h-13l-13-2-13-2-14-5-13-5-13-7-13-7-14-10-14-10-13-12-15-13-7-8-7-7-6-7-6-8-6-7-5-7-5-7-4-7-4-7-3-7-4-7-2-7-3-7-2-7-2-6-1-7-1-7-1-8-1-6v-6-7l1-6v-6l2-7 1-6 1-6 2-6 2-6 3-5 3-6 2-6 4-5 3-6 4-5 3-6 4-5 4-5 5-5 4-5 5-5 7-7 6-6 8-5 6-5 7-5 7-4 6-4 7-3 7-3 6-3 7-2 6-2 7-1 6-1 7-1h6l7-1 7 1h6l7 1 6 1 7 2 6 2 6 2 7 2 6 3 6 3 7 3 6 3 6 4 6 4 7 4 6 5 6 5 6 5 6 5 6 5 6 5 6 6 6 6 6 5zM237 94l-9-7-9-6-8-6-9-5-8-5-8-3-8-3-8-2-7-1-8-1h-7l-7 1-7 1-7 2-7 3-7 3-7 4-7 5-7 6-6 6-2 2-3 3-2 2-2 2-2 3-2 3-2 3-2 3-2 3-2 3-1 3-2 3-1 3-1 4-1 3-1 4-1 3-1 4v3l-1 4v4 4l1 4v4l1 4 1 5 1 4 1 4 1 6 2 4 2 5 2 4 2 5 4 5 3 4 3 5 4 5 3 5 5 5 4 5z">
          <text:p/>
        </draw:path>
        <draw:polygon draw:style-name="gr9" draw:text-style-name="P9" draw:layer="layout" svg:width="0.502cm" svg:height="0.504cm" svg:x="10.566cm" svg:y="20.537cm" svg:viewBox="0 0 503 505" draw:points="115,113 109,119 104,125 99,131 94,137 90,143 86,149 82,156 79,162 76,168 73,175 70,181 68,188 67,194 65,201 64,207 63,214 63,221 62,227 62,234 63,240 64,247 65,254 66,261 68,267 69,274 72,280 74,287 77,293 80,300 84,307 87,313 91,320 95,326 99,333 104,339 109,346 115,352 120,358 126,365 132,371 138,377 144,384 151,389 157,395 164,399 170,404 177,409 183,413 190,417 197,420 204,423 212,427 218,429 225,432 232,434 239,436 246,437 252,439 259,440 266,440 273,441 280,441 287,440 293,440 300,439 307,438 313,436 320,435 327,433 333,430 340,428 346,425 353,422 359,418 365,414 371,410 377,405 383,400 389,395 395,389 399,385 403,381 406,376 409,372 413,368 416,364 419,360 421,355 424,351 426,347 428,343 430,338 432,334 434,329 436,325 437,320 438,316 439,311 440,307 441,302 442,298 442,293 443,289 443,284 443,279 443,275 443,270 443,265 443,261 443,256 442,251 441,247 440,242 439,237 438,232 437,228 436,223 435,218 433,213 432,209 489,190 491,195 493,201 494,207 496,213 497,219 498,225 499,230 500,236 501,242 502,248 503,254 503,261 503,267 503,273 503,279 502,285 501,291 501,297 500,303 498,309 497,315 495,321 494,328 492,334 490,340 487,346 485,352 482,358 479,364 476,370 473,376 469,383 465,389 461,395 457,401 452,407 447,413 442,418 437,424 431,430 423,438 414,446 406,453 397,459 389,466 380,471 371,477 362,482 354,486 345,490 336,493 327,496 318,499 309,501 300,502 291,504 282,505 273,505 264,505 255,505 246,504 238,503 229,502 220,500 211,497 201,495 193,492 184,488 175,484 166,480 158,475 149,470 141,465 133,459 124,454 116,447 108,441 100,434 92,427 85,419 77,411 69,403 62,395 55,386 49,377 43,369 38,360 32,352 27,343 23,335 19,326 15,317 12,308 9,300 7,291 4,282 3,273 2,265 1,256 0,247 0,238 1,229 1,221 2,212 4,203 6,194 8,185 11,177 14,168 18,159 22,151 26,142 31,134 36,125 42,117 48,108 55,100 61,92 69,84 76,76 87,65 99,56 110,46 121,38 132,31 143,24 155,19 166,13 178,9 190,6 201,3 214,1 226,0 237,0 249,1 261,2 273,4 285,7 297,11 308,15 279,74 275,72 272,71 268,70 265,69 261,68 257,67 254,66 250,65 246,64 243,64 239,63 234,63 231,63 227,63 222,63 219,63 214,63 210,64 205,64 201,65 197,66 193,67 188,68 184,69 180,71 176,72 171,74 167,76 163,78 158,81 154,83 149,86 145,88 141,91 136,94 132,98 128,101 124,105 119,109">
          <text:p/>
        </draw:polygon>
        <draw:path draw:style-name="gr9" draw:text-style-name="P9" draw:layer="layout" svg:width="0.381cm" svg:height="0.383cm" svg:x="10.975cm" svg:y="20.33cm" svg:viewBox="0 0 382 384" svg:d="M309 75l14 14 11 13 11 14 9 13 8 14 7 13 5 14 4 13 2 14 2 12v13l-1 13-3 12-3 13-5 12-6 12-8 12-8 12-10 12-11 12-5 5-6 5-5 5-6 4-6 5-6 4-5 3-6 4-6 3-6 3-7 2-6 2-6 2-6 2-7 1-6 1-6 1h-6-7-7l-6-1-6-1-7-1-6-1-7-2-6-2-7-3-6-3-7-2-7-4-6-3-8-5-6-4-7-5-7-5-7-5-6-6-7-6-8-7-6-7-25-27-20-26-14-27-10-26-4-25v-27l6-25 11-24 16-25 21-23 6-6 7-6 6-5 6-5 6-5 6-4 6-4 6-3 6-4 7-3 6-2 6-3 7-1 6-2 6-1 6-1 6-1h7 6 6l6 1 7 1 6 2 6 1 7 2 6 3 6 2 7 3 6 3 7 4 6 4 7 4 6 5 8 4 7 6 6 5 7 6 7 6 6 6zM262 121l-6-6-6-6-6-5-5-5-6-5-6-4-5-5-5-3-5-4-6-3-4-3-5-3-5-2-5-2-4-2-5-2-4-1-5-1-4-1-4-1h-4l-4-1h-4l-4 1h-4l-4 1-4 1-4 1-3 1-4 2-3 1-4 2-4 2-3 3-3 2-4 3-4 2-3 3-3 3-3 4-4 3-3 3-3 4-3 3-2 4-3 3-2 4-2 3-2 4-2 4-2 4-1 4-1 3-1 4v4l-1 4v4 4 4 6l1 4 1 5 1 4 1 5 2 4 2 5 2 5 2 5 3 4 3 6 3 5 3 5 4 5 4 5 5 6 4 5 5 6 5 6 6 5 6 6 6 6 6 6 6 5 5 5 6 5 6 4 5 5 6 3 5 4 5 3 5 3 5 2 5 3 5 2 4 1 5 2 4 2 5 1h4l5 1h4l4 1h4l4-1h4l4-1h4l3-1 4-2 3-1 4-2 5-2 3-2 3-2 4-2 3-3 3-2 3-2 3-3 3-3 4-4 3-3 3-4 3-3 2-3 3-4 2-3 2-4 2-4 2-3 2-4 1-4 1-4 1-4 1-4 1-4v-4-4-4l-1-4v-5l-1-4-1-5-1-4-2-5-2-4-2-5-3-5-2-5-3-5-3-5-4-5-3-6-5-6-4-6-5-6-5-5-5-6-6-6z">
          <text:p/>
        </draw:path>
        <draw:polygon draw:style-name="gr9" draw:text-style-name="P9" draw:layer="layout" svg:width="0.406cm" svg:height="0.405cm" svg:x="11.108cm" svg:y="20.077cm" svg:viewBox="0 0 407 406" draw:points="363,406 0,44 45,0 407,361">
          <text:p/>
        </draw:polygon>
        <draw:path draw:style-name="gr9" draw:text-style-name="P9" draw:layer="layout" svg:width="0.385cm" svg:height="0.379cm" svg:x="11.365cm" svg:y="19.945cm" svg:viewBox="0 0 386 380" svg:d="M127 270l4 4 4 5 4 4 5 4 4 3 4 3 4 4 4 3 5 2 4 3 5 3 4 2 4 2 5 2 4 2 4 2 4 1 4 1 5 1 4 1 5 1h4 4 4 4 5l4-1 4-1 4-1 5-1 4-2 4-1 4-3 4-2 4-3 4-2 4-3 4-3 4-4 4-4 5-5 5-6 5-7 4-6 3-5 4-6 2-6 3-5 2-6 1-6 1-6v-5l1-5v-6l-1-5v-5l-1-6-2-5-1-5-3-4 50-28 1 3 1 3 2 4 2 3 1 3 1 4 1 3 1 4v3l1 4 1 4v4l1 4v3 4 4 4l-1 4v5l-1 4v4l-1 5-1 4-2 4-3 5-1 5-2 4-2 5-3 5-2 5-3 6-3 4-3 5-4 5-3 5-4 5-5 6-4 5-5 5-5 5-12 11-12 10-12 9-12 7-13 6-12 5-13 3-12 3-13 1-13-1-13-1-14-3-13-4-13-5-13-7-14-8-13-9-14-11-13-12-14-13-8-7-6-7-7-8-6-8-5-7-5-7-5-7-4-7-4-8-3-7-4-7-2-6-3-7-2-7-2-7-2-7-1-6v-7l-1-6v-7-6-6l1-7 1-6 1-6 2-6 2-6 2-6 3-6 2-5 3-6 3-6 4-5 3-6 4-5 4-5 4-5 4-6 5-5 5-5 6-6 7-6 7-6 6-5 7-4 6-4 7-4 6-4 7-3 7-2 6-2 7-2 7-2 6-1h7l6-1h7 6l7 1 6 1 7 1 6 1 6 2 7 2 6 3 7 2 6 3 6 4 7 3 6 4 6 4 6 4 7 5 6 4 6 5 6 5 6 5 6 6 6 5 6 6 6 6zM236 94l-9-7-9-7-9-6-8-5-8-4-8-3-8-4-8-2-7-1h-8-7-7l-8 2-7 1-7 3-7 4-7 4-6 5-7 5-7 7-2 2-2 2-2 3-2 2-2 3-2 2-2 3-2 3-1 3-2 3-2 4-1 3-2 3-1 3-1 4-1 3-1 4v4l-1 3v4 4 4 4l1 4v4l1 4 1 5 2 4 1 4 1 5 2 5 2 4 3 5 3 4 2 5 4 5 3 4 4 5 4 5 5 5z">
          <text:p/>
        </draw:path>
        <draw:path draw:style-name="gr9" draw:text-style-name="P9" draw:layer="layout" svg:width="0.381cm" svg:height="0.384cm" svg:x="11.641cm" svg:y="19.664cm" svg:viewBox="0 0 382 385" svg:d="M308 76l13 14 12 13 10 14 10 14 9 13 6 13 6 13 4 13 2 13 1 14 1 12-2 13-2 13-4 12-4 12-7 12-8 12-8 12-10 12-11 12-6 5-5 5-6 5-5 5-6 4-6 4-6 3-6 4-5 3-6 3-6 2-7 2-6 2-6 2-6 1-6 1-6 1h-7l-6 1-6-1-7-1h-7l-6-2-7-1-6-2-7-2-6-2-7-3-6-3-7-4-7-3-6-4-8-5-6-5-7-5-7-5-7-6-7-6-6-6-8-8-24-27-20-26-14-27-10-26-4-25 1-26 5-25 11-24 16-24 21-25 6-6 6-6 6-5 7-5 6-4 6-5 6-3 6-4 7-3 6-3 6-3 6-2 6-2 6-2 7-1 6-1 6-1h6 6l7 1h6l6 2 7 1 6 1 6 2 7 3 6 2 6 3 7 3 6 4 7 4 7 4 6 5 7 5 6 5 7 5 7 6 6 7 7 6zM262 122l-6-6-6-6-6-5-6-5-5-5-6-4-5-4-6-4-5-4-4-3-5-3-5-2-5-3-5-2-4-2-5-2-4-2-5-1-4-1-4-1h-5l-4-1h-4l-4 1h-3l-4 1-4 1-4 1-4 2-3 2-4 2-3 1-4 2-3 3-4 2-3 3-4 2-3 4-4 2-3 4-3 3-3 4-3 3-3 3-3 4-2 4-2 3-2 4-2 4-2 3-2 4-1 4-1 3-1 4-1 4v4 4 5 4 4l1 5 1 4 1 4 1 5 2 5 2 4 1 5 3 5 3 5 3 5 3 5 3 5 4 5 4 5 4 6 5 5 5 6 5 6 6 6 5 6 7 6 6 5 5 6 6 4 6 5 6 5 5 4 5 3 6 4 5 3 5 3 5 2 5 3 4 2 5 2 5 1 4 2 5 1 4 1h4l5 1h4 4 4l4-1h4l3-1 4-1 4-1 3-2 4-2 3-1 4-3 3-2 3-2 4-2 3-3 3-3 3-2 3-3 4-3 3-4 2-3 3-4 3-3 3-4 2-3 2-4 2-4 2-3 1-4 2-4 1-4 1-4 1-3v-4l1-5v-4-4l-1-4v-5l-1-4-1-4-2-5-1-5-2-4-2-5-3-5-2-5-3-5-3-5-4-5-4-6-4-5-4-6-5-5-5-6-5-6-6-6z">
          <text:p/>
        </draw:path>
        <draw:path draw:style-name="gr9" draw:text-style-name="P9" draw:layer="layout" svg:width="0.437cm" svg:height="0.539cm" svg:x="11.87cm" svg:y="19.381cm" svg:viewBox="0 0 438 540" svg:d="M356 79l6 6 6 6 6 6 5 6 5 6 5 6 5 6 4 7 5 6 4 6 4 6 4 6 3 6 3 6 3 6 3 6 2 6 2 6 2 6 1 6 1 5 1 6 1 6 1 6v6l-1 6-1 6v6l-2 5-1 6-2 6-2 6-3 6-3 5-3 6-4 5-4 7-4 6-5 5-6 5-5 6-6 5-6 5-6 4-6 4-6 4-6 3-6 3-6 3-7 2-6 2-7 1-6 1-7 1h-6l-8-1-6-1-7-1-7-2-7-3-1 2 1 1h1v1h1v1l1 1h1l1 1 1 1 1 1 1 1 1 1 1 1 1 1 1 1 1 1 1 1 2 2 1 1 1 1 2 1 1 2 1 1 2 1 1 2 1 1 2 2 2 1 1 1 1 2 2 1 1 1 2 2 1 1 1 2 2 1 103 103-44 44-314-314-2-2-2-2-2-2-2-2-2-2-1-1-2-2-2-2-2-2-2-1-1-2-2-2-2-1-2-2-1-2-2-1-1-2-2-1-1-2-2-1-1-1-2-2-1-1-1-1-2-1-1-2-1-1-1-1-2-1-1-1-1-1-1-1h-1l-1-1v-1l-1-1h-1v-1h-1l-1-1 43-42h1v1h1v1h1l1 1 1 1v1h2l1 1 1 1 1 1 1 1 1 1 1 1 1 1 2 1 1 1 1 2 2 1 1 1 1 1 2 1 1 2 2 1 1 1 1 2 2 1 1 1 2 2 1 1 2 1 1 2 2 1 1 1 1 1 2 2 1 1 1-1-1-4-2-4-1-3-1-4v-3l-1-4-1-3v-4-3l-1-3v-4-3-3-4-3l1-3v-3l1-4v-3l1-3 1-3 1-3 1-3 2-3 1-3 1-3 2-3 2-3 1-3 2-3 2-3 2-3 3-3 2-3 2-3 3-4 3-2 2-4 4-3 3-3 6-5 5-5 6-4 5-5 6-3 5-4 6-3 6-2 5-3 6-2 6-1 5-2 6-1 6-1h6 5 6l6 1 5 1 6 1 6 1 6 2 6 2 6 2 6 2 5 3 6 3 6 4 6 3 6 4 6 4 6 5 6 4 6 5 6 5 6 5 6 5 6 6 6 5zM312 126l-5-4-5-5-5-4-5-5-4-4-5-4-5-4-4-3-4-4-5-3-4-3-4-3-5-3-4-2-5-2-4-2-4-2-4-2-4-2-4-1-4-1-4-1-4-1h-4-4-4-4-4l-4 1-3 1-4 1-4 2-3 1-4 2-4 3-3 2-4 3-4 3-3 3-4 4-3 2-2 3-3 3-3 4-2 3-2 3-2 3-3 3-2 4-1 3-2 3-3 4-1 4-1 3v4l-1 4-1 4v4 4l1 4v5l1 4 1 5 3 4 1 5 2 5 2 5 2 5 3 5 3 5 3 5 4 6 4 5 4 6 5 6 4 6 6 6 5 6 6 7 7 6 5 6 6 5 5 4 6 5 5 5 5 4 5 5 5 3 5 4 5 3 5 3 4 2 5 3 5 2 4 2 4 1 5 2 4 1 5 1 3 1h5 4 4 4 4l4-1h4l4-2 3-1 4-1 4-2 3-2 4-2 3-2 4-3 3-2 4-3 3-3 4-3 3-3 4-5 3-4 3-3 3-4 2-4 2-4 2-3 2-4 1-4 1-3 2-4v-4l1-4v-4-4-4l-1-4-1-4-1-4-1-4-1-5-2-4-1-4-2-4-2-4-3-5-2-4-3-5-3-4-3-4-4-5-3-4-4-5-4-4-4-5-4-5-4-5-5-5-5-4z">
          <text:p/>
        </draw:path>
        <draw:polygon draw:style-name="gr9" draw:text-style-name="P9" draw:layer="layout" svg:width="0.403cm" svg:height="0.343cm" svg:x="12.11cm" svg:y="19.168cm" svg:viewBox="0 0 404 344" draw:points="404,269 402,271 400,274 399,276 397,279 396,281 394,284 392,286 391,289 389,291 387,293 386,296 383,298 382,301 380,303 377,306 375,308 373,311 370,314 368,316 365,319 354,328 344,335 333,340 322,343 311,344 299,341 288,338 276,331 265,323 253,312 76,135 45,166 13,133 46,101 0,29 29,0 88,59 137,11 169,42 120,91 287,259 291,262 295,265 298,268 301,271 305,273 308,275 311,277 314,278 317,279 320,279 323,279 326,279 328,278 331,278 334,276 337,275 340,273 343,271 346,268 349,265 350,264 352,262 353,261 354,260 355,259 356,257 357,256 358,255 359,253 360,252 361,250 362,249 363,248 364,246 365,244 366,243 368,241 369,240 370,238 371,236">
          <text:p/>
        </draw:polygon>
        <draw:path draw:style-name="gr9" draw:text-style-name="P9" draw:layer="layout" svg:width="0.385cm" svg:height="0.379cm" svg:x="12.336cm" svg:y="18.974cm" svg:viewBox="0 0 386 380" svg:d="M127 271l4 4 4 4 4 4 4 4 5 3 4 3 4 4 5 3 4 3 4 2 4 3 6 2 4 2 4 2 5 2 4 1 4 2 5 1 4 1 4 1 4 1h5 4 4 5l4-1h4l4-1 5-1 3-1 5-2 4-2 4-2 4-2 4-2 4-3 4-3 4-4 4-3 4-4 5-6 5-5 5-6 4-6 4-5 3-6 3-6 2-5 2-6 1-6 1-5 1-6v-6-5l-1-5v-6l-1-4-2-5-2-5-2-5 50-28 1 3 1 4 2 3 1 3 1 3 1 4 1 3 1 4 1 4v3l1 4v3l1 4v4 4 4 4 4l-1 5v4l-1 4-1 4-2 5-1 4-1 5-2 4-2 5-2 5-3 5-2 5-3 4-3 5-3 5-4 5-3 5-4 5-5 5-4 6-5 5-5 5-12 11-12 10-12 8-12 8-12 6-13 5-13 3-12 2-13 2h-13l-13-2-13-3-15-4-13-5-13-7-14-8-13-9-14-11-14-11-13-14-7-7-7-7-6-8-6-7-6-7-5-7-5-7-4-8-4-6-4-7-3-8-3-7-2-6-2-7-2-7-1-7-2-6-1-7v-6-7-6-7l1-6 1-6 1-6 2-6 2-6 2-6 2-7 3-6 3-5 3-6 4-5 3-6 4-5 4-5 4-6 5-5 4-4 5-5 6-7 7-6 6-5 7-6 7-4 6-5 7-3 7-4 6-3 7-2 6-2 7-2 6-2 7-1 7-1h6 7 6l8 1 6 1 7 1 6 2 7 1 6 2 6 3 7 2 6 3 6 3 6 4 7 4 6 4 6 4 6 5 7 4 6 5 6 5 6 5 6 6 6 6 6 5 6 6zM237 94l-9-7-9-7-9-6-8-5-8-4-8-4-8-2-9-3-8-1-7-1h-7l-8 1-7 1-7 3-7 2-7 4-6 4-7 5-7 5-7 7-2 2-2 2-2 2-2 3-2 3-2 3-2 2-2 3-2 3-1 4-2 3-1 4-2 3-1 3-1 4-1 3v4l-1 3v4l-1 4v4 4 4l1 4v4l1 4 1 5 1 4 2 5 2 4 1 4 2 5 3 5 2 4 3 5 4 5 3 5 4 4 4 5 5 5z">
          <text:p/>
        </draw:path>
        <draw:polygon draw:style-name="gr9" draw:text-style-name="P9" draw:layer="layout" svg:width="0.309cm" svg:height="0.389cm" svg:x="12.565cm" svg:y="18.733cm" svg:viewBox="0 0 310 390" draw:points="266,390 63,188 61,186 60,185 58,183 56,181 54,180 53,178 51,176 49,175 48,173 46,171 44,169 42,168 41,166 39,164 37,163 35,161 34,159 32,158 30,156 29,155 27,153 25,152 24,150 22,149 21,147 19,146 18,144 16,143 15,141 13,140 12,139 10,137 9,136 8,135 6,133 5,131 4,130 3,129 1,128 0,127 41,85 43,86 44,88 45,89 46,90 48,91 49,92 51,94 52,95 53,96 55,98 57,99 58,101 59,102 61,103 63,104 64,106 66,107 67,109 69,110 70,112 72,113 73,115 75,116 77,118 78,119 79,120 81,122 83,123 84,125 85,126 87,127 88,128 89,130 91,131 92,132 93,133 94,135 95,136 96,137 97,138 98,137 96,132 94,128 93,125 91,121 89,118 87,114 86,110 84,107 83,104 82,101 81,97 80,94 79,91 78,88 78,85 77,82 77,78 76,76 76,73 76,70 76,67 76,64 77,61 77,59 77,56 78,53 79,50 80,48 81,45 82,42 83,40 85,37 87,34 88,31 90,29 92,26 95,23 97,21 100,18 102,15 103,14 104,13 106,12 107,11 108,10 109,9 110,8 111,7 112,6 113,6 114,5 115,4 117,4 118,3 118,2 119,1 120,1 121,0 122,0 123,0 163,40 161,41 160,41 159,42 158,43 157,43 156,45 154,45 153,46 152,47 151,48 149,49 148,51 146,52 145,53 144,54 143,55 141,57 140,58 138,59 137,61 134,64 131,67 129,70 126,73 124,77 123,80 121,83 120,86 119,90 118,94 117,97 117,101 117,104 116,108 116,111 117,115 117,119 118,122 119,126 119,130 121,133 122,138 124,142 125,146 127,150 129,153 131,157 133,161 136,165 138,169 141,173 144,177 147,181 150,185 154,189 157,193 160,197 164,201 168,205 172,209 310,346">
          <text:p/>
        </draw:polygon>
        <draw:path draw:style-name="gr9" draw:text-style-name="P9" draw:layer="layout" svg:width="0.463cm" svg:height="0.402cm" svg:x="12.774cm" svg:y="18.531cm" svg:viewBox="0 0 464 403" svg:d="M293 364l-8 8-7 7-9 6-8 5-8 4-8 3-8 3-8 2-8 1h-8-8l-9-2-7-2-8-2-8-4-8-4-7-5-8-5-7-6-8-7-5-6-4-5-5-5-4-5-3-5-3-6-3-5-2-5-2-6-2-5-1-5-1-5-1-6v-5-5-5-6l1-5 1-5 1-5 1-5 2-5 2-5 2-5 2-5 3-5 2-5 3-5 3-5 3-4 4-5 3-5 4-5 3-5 4-4 4-5 4-4 4-5 4-4 4-4 58-62-14-14-4-3-3-3-3-3-3-3-3-2-3-2-4-3-2-2-4-2-2-1-4-2-2-1-3-1-3-1-3-1-3-1-3-1h-3-3-3-2-3-3l-3 1-2 1h-3l-3 1-3 1-3 2-3 1-2 2-3 1-3 2-3 2-3 2-2 2-3 3-3 2-3 3-3 3-2 2-3 3-2 2-2 3-2 2-3 3-1 2-2 3-2 2-2 2-1 3-2 3-1 3-2 2-1 3-1 2-1 2-1 3-1 2v3l-1 2v3 2 3 2 3 2 3l1 2 1 3 1 3 1 2 1 3 1 2 1 3 2 3 1 2 2 3 2 3 2 3-50 41-2-3-3-4-2-4-2-4-2-3-2-4-2-4-1-4-2-4-1-4-1-3-1-5-1-4-1-4v-4-4-4-5-4l1-5v-4l1-4 1-5 2-4 1-5 2-5 2-4 2-6 3-5 2-4 3-5 3-5 4-5 3-5 4-5 4-6 5-5 5-5 5-5 5-6 10-9 10-9 9-7 10-7 10-6 10-4 10-4 9-3 10-2h10l9-1 10 1 9 2 9 3 9 3 9 5 9 5 9 7 9 7 9 8 113 115 4 3 4 4 3 3 4 3 3 3 4 2 3 2 3 1 4 2 2 1 4 1h2 4 2l3-1 3-1 3-2 3-2 3-2 4-3 1-1 1-1v-1l1-1h1l1-1v-1l1-1 1-1 1-1v-1l1-1 1-1 1-1v-1l1-1v-1l27 28-1 2-1 1-1 3-1 2-2 1-1 3-2 1-1 2-2 2-1 2-1 2-2 1-2 2-1 2-2 2-1 2-2 2-2 1-1 3-2 1-3 3-2 2-3 2-2 2-2 2-4 2-2 1-3 2-2 1-3 2-2 1h-3l-2 1-3 1h-2l-3 1h-2-2-3-2-3l-2-1h-3l-2-1-3-1-2-1-3-1-2-1-3-1-2-1-3-2-3-1-2-2-3-2-3-2-2-1-3-3-3-2-2-2-3-3-1 2 1 4v4l1 3 1 4 1 4 1 4v4l1 4v4l1 3v4 4 4 3 4 3 4l-1 4v4l-1 3-1 4-1 4-1 3-2 4-1 4-2 3-1 4-2 4-2 3-2 4-2 3-2 4-3 4-3 3-2 4-3 4-3 3-3 4-4 4zM271 322l3-5 4-4 4-4 3-5 3-4 3-5 2-4 3-4 2-5 1-5 2-4 1-5 1-5 1-4 1-5v-4l1-5v-5-4-4l-1-5v-4l-1-4-1-5v-4l-2-4-1-4-1-4-2-4-2-4-2-4-1-3-2-4-3-3-2-4-2-3-2-3-3-3-2-3-3-2-21-22-47 49-3 3-3 4-4 3-2 3-3 4-3 3-3 3-2 4-3 3-3 3-2 3-2 4-2 3-2 3-2 4-2 3-1 4-1 3-2 3-1 4-1 3v3l-1 4v4 3 3 4 3l1 4 1 3 1 4 1 3 2 4 1 3 2 4 3 3 3 4 3 3 3 4 3 3 4 4 5 4 4 3 5 3 4 2 4 2 5 2 5 1 4 1h5 4l5-1 4-1 5-1 5-3 4-2 4-2 5-4 4-4z">
          <text:p/>
        </draw:path>
        <draw:polygon draw:style-name="gr9" draw:text-style-name="P9" draw:layer="layout" svg:width="0.502cm" svg:height="0.504cm" svg:x="14.699cm" svg:y="20.592cm" svg:viewBox="0 0 503 505" draw:points="116,113 110,119 105,125 100,131 96,137 91,143 87,150 83,156 79,162 76,168 73,175 71,182 68,188 67,195 65,201 64,208 64,214 63,221 62,227 63,234 63,240 64,247 65,254 66,261 68,267 70,274 72,280 74,287 77,294 80,300 85,307 88,313 92,320 96,328 101,334 105,340 110,347 116,353 121,359 127,366 133,372 139,378 146,384 152,389 158,395 165,399 171,404 178,409 184,413 191,417 198,420 205,423 212,427 219,429 225,432 232,434 239,436 246,437 253,439 260,440 266,440 273,441 280,441 287,440 293,440 300,439 307,438 314,437 320,435 327,433 333,431 340,428 347,425 353,422 359,418 365,414 371,410 378,405 383,400 389,395 395,389 399,385 403,381 406,377 410,373 413,369 416,365 419,361 422,356 424,352 426,348 429,344 430,339 432,335 434,330 436,326 437,321 438,316 440,311 440,307 441,303 442,298 442,293 443,289 443,284 443,279 443,275 443,270 443,265 443,261 443,256 442,251 441,247 441,242 440,237 439,232 437,228 436,223 435,218 434,213 432,209 489,190 491,195 493,201 495,207 496,213 497,219 498,225 500,230 501,236 501,242 502,248 503,255 503,261 503,267 503,273 503,279 502,285 502,291 501,297 500,303 499,309 497,315 496,322 494,329 492,335 490,341 488,347 485,353 482,359 479,365 476,371 473,377 469,383 465,389 461,395 457,401 452,407 447,413 442,418 437,424 431,430 423,438 415,446 406,453 398,459 389,466 380,471 371,477 363,482 354,486 345,490 336,493 327,496 318,499 309,501 300,502 291,504 283,505 273,505 265,505 255,505 247,504 238,503 229,502 220,500 211,498 202,495 194,492 185,488 176,484 168,480 159,475 151,470 142,465 134,460 126,454 117,447 109,441 102,434 93,427 86,419 77,411 70,403 62,395 56,386 49,378 43,370 38,361 33,353 28,344 23,336 19,327 16,317 12,309 9,300 7,291 5,282 3,273 2,265 1,256 0,247 0,238 1,230 1,221 3,212 4,203 6,194 9,185 11,177 15,168 18,159 22,151 27,142 31,134 36,125 42,117 48,109 55,100 62,92 69,84 77,76 89,65 100,56 111,46 122,38 133,31 145,24 156,19 168,13 179,9 191,6 202,3 214,1 226,0 237,0 249,1 261,2 273,4 285,7 297,11 308,15 279,74 276,73 272,71 268,70 265,69 261,68 258,67 254,66 250,65 247,64 243,64 239,63 235,63 231,63 227,63 223,63 219,63 215,63 211,64 206,64 202,65 198,66 194,67 189,68 185,69 181,71 177,73 172,74 168,76 164,78 159,81 155,83 151,86 146,88 142,91 138,94 133,98 129,101 125,105 121,109">
          <text:p/>
        </draw:polygon>
        <draw:path draw:style-name="gr9" draw:text-style-name="P9" draw:layer="layout" svg:width="0.381cm" svg:height="0.383cm" svg:x="15.108cm" svg:y="20.385cm" svg:viewBox="0 0 382 384" svg:d="M309 75l13 14 12 13 11 15 9 13 8 14 7 13 5 13 4 14 3 13 1 12v13l-1 13-3 12-3 13-5 12-6 12-7 12-9 12-9 12-11 12-7 5-6 5-5 5-6 4-6 5-6 4-5 3-6 4-6 3-6 3-6 2-6 2-6 2-6 2-7 1-6 1-6 1h-6-7-6-7l-6-2-6-1-7-1-6-2-7-2-7-3-6-2-7-3-7-4-6-3-7-5-7-4-7-5-6-5-8-5-6-6-7-6-7-7-7-6-25-28-20-26-14-27-9-26-5-25 1-26 6-24 11-26 15-25 22-23 6-6 6-6 6-5 6-5 6-5 6-4 7-4 6-3 6-4 6-3 6-2 6-3 7-1 6-2 6-1 6-1 6-1h7 6 6l6 1 7 1 6 2 6 1 7 2 6 3 7 2 6 3 7 3 6 4 6 4 7 4 7 5 6 4 7 6 6 5 7 6 7 6 7 6zM262 122l-6-6-6-6-6-6-5-5-6-5-5-4-6-5-5-3-5-4-5-3-5-3-5-2-4-3-5-2-5-2-5-2-4-1-4-1-5-1-4-1h-4l-4-1h-4l-4 1h-4l-4 1-4 1-4 1-3 1-4 2-3 1-4 2-3 2-4 3-3 2-4 3-3 2-4 3-3 3-3 4-3 3-4 3-3 4-2 3-3 4-3 4-2 4-2 3-2 4-2 4-1 4-1 4-2 3-1 4v4l-1 4v4 5 4 4l1 4 1 5 1 4 2 5 1 4 2 5 2 5 2 5 3 5 3 5 3 5 3 5 4 5 4 5 5 6 4 5 5 6 6 6 5 5 6 6 6 6 6 6 6 5 6 5 5 5 6 4 5 5 6 4 5 3 5 3 5 3 5 2 5 3 5 2 5 1 4 2 5 2 4 1h5l4 1h4l4 1h4l4-1h4l4-1h4l4-1 3-2 4-1 3-2 4-2 3-1 3-3 4-2 3-2 3-3 3-2 4-3 2-3 4-4 3-3 3-4 3-3 3-3 2-4 2-3 2-4 2-4 3-3 1-4 1-4 3-4v-4l2-4v-4-4-4-4-4l-1-5-1-4-1-5-2-4-2-5-2-4-2-5-2-5-3-5-3-5-3-5-3-5-4-6-5-5-4-6-4-6-6-5-5-6-6-6z">
          <text:p/>
        </draw:path>
        <draw:polygon draw:style-name="gr9" draw:text-style-name="P9" draw:layer="layout" svg:width="0.405cm" svg:height="0.405cm" svg:x="15.242cm" svg:y="20.132cm" svg:viewBox="0 0 406 406" draw:points="362,406 0,44 43,0 406,362">
          <text:p/>
        </draw:polygon>
        <draw:polygon draw:style-name="gr9" draw:text-style-name="P9" draw:layer="layout" svg:width="0.406cm" svg:height="0.405cm" svg:x="15.352cm" svg:y="20.021cm" svg:viewBox="0 0 407 406" draw:points="363,406 0,45 44,0 407,363">
          <text:p/>
        </draw:polygon>
        <draw:path draw:style-name="gr9" draw:text-style-name="P9" draw:layer="layout" svg:width="0.385cm" svg:height="0.379cm" svg:x="15.609cm" svg:y="19.889cm" svg:viewBox="0 0 386 380" svg:d="M127 270l4 5 4 3 4 4 4 4 5 3 4 4 4 3 4 3 5 3 4 3 4 2 5 2 4 3 4 1 5 2 4 2 5 1 4 1 4 1 4 1 4 1h5l4 1h5l4-1h4l4-1 4-1 4-1 5-1 4-1 4-2 4-2 4-3 4-2 4-3 4-3 4-3 4-4 4-3 5-6 5-6 5-6 4-5 4-6 3-6 3-5 2-6 2-6 1-6 1-5 1-6v-5-6l-1-5v-5l-1-5-2-5-2-5-2-5 51-27 1 2 2 4 1 3 1 3 1 4 1 3 1 4 1 3 1 4v3l1 4v4l1 4v4 4 3 5 4l-1 4v4l-1 4-1 5-1 4-2 5-1 4-2 5-2 4-2 5-2 5-4 5-3 5-3 5-3 5-4 5-3 5-4 5-5 5-4 5-5 5-5 5-12 12-12 10-12 9-12 7-12 6-13 5-12 3-13 3-13 1h-13l-13-2-13-3-14-4-13-5-13-7-14-8-13-9-14-12-14-11-13-13-7-8-7-7-6-8-6-7-6-7-5-7-5-7-4-7-4-7-4-7-3-7-3-7-2-7-2-7-2-7-1-6-2-7v-7l-1-6v-7-6l1-6v-6l1-7 1-6 2-6 2-6 2-6 3-5 2-6 3-6 3-6 3-5 4-6 4-5 4-5 4-5 4-5 5-5 5-5 6-7 7-6 7-5 6-5 7-5 6-4 7-4 7-3 6-3 7-3 6-2 7-2 7-1 6-1 7-1 6-1h7 6l7 1 6 1 7 1 6 2 7 1 6 3 6 2 7 3 6 2 7 4 6 3 6 4 6 4 6 4 7 5 6 5 6 5 6 4 6 6 6 5 6 6 6 6 6 5zM236 94l-9-7-9-7-9-5-8-5-8-5-8-4-8-2-8-2-8-2h-7-7-7l-7 2-8 2-7 2-7 4-6 4-7 5-7 5-6 7-3 2-2 2-2 3-2 2-2 3-2 3-2 2-2 3-1 3-2 4-2 3-1 3-1 3-2 3-1 4-1 3v4l-1 4v3l-1 4v4 4 4l1 4v4l1 5 1 4 1 4 2 5 1 4 2 4 3 5 2 5 2 5 3 4 4 5 3 5 4 5 4 5 5 4z">
          <text:p/>
        </draw:path>
        <draw:polygon draw:style-name="gr9" draw:text-style-name="P9" draw:layer="layout" svg:width="0.613cm" svg:height="0.577cm" svg:x="15.838cm" svg:y="19.46cm" svg:viewBox="0 0 614 578" draw:points="419,425 251,258 247,254 243,250 239,247 236,244 232,240 229,238 226,235 222,232 219,230 216,228 213,226 210,224 207,222 204,221 201,220 198,219 195,217 192,216 190,216 187,215 184,215 181,215 179,215 176,215 174,215 171,216 168,216 166,217 164,218 161,219 158,220 156,222 153,223 151,225 148,227 146,229 143,231 140,233 137,236 135,238 132,241 130,244 127,247 125,250 123,253 121,256 119,259 118,262 117,266 115,269 114,272 113,276 113,279 112,283 112,286 111,290 111,293 111,297 112,300 112,304 112,308 113,311 114,315 115,319 117,323 118,326 119,330 121,334 123,338 125,342 128,346 130,350 133,354 136,357 138,361 142,365 145,369 148,373 152,377 156,381 309,535 265,578 58,370 56,368 54,367 53,365 51,363 49,361 47,360 46,358 44,356 42,355 40,353 39,351 37,349 35,347 33,346 31,344 29,342 28,341 26,339 25,337 23,336 21,334 20,333 18,331 16,330 15,328 14,327 12,326 11,324 9,323 8,322 7,321 6,320 5,319 4,318 3,318 2,317 2,316 1,316 0,315 41,274 42,274 43,275 44,276 45,276 46,277 46,278 47,279 48,280 50,281 51,282 52,283 53,284 54,285 56,287 57,288 59,289 60,290 62,292 63,293 64,294 66,295 68,297 69,298 70,300 72,301 73,302 75,304 76,305 78,306 79,308 81,309 82,310 83,311 84,313 86,314 87,315 88,316 88,317 89,316 88,313 87,309 86,306 85,302 84,299 84,296 83,293 82,289 82,286 81,283 81,280 81,276 80,273 80,270 80,267 80,264 80,260 81,257 81,254 81,251 82,248 83,245 83,242 84,239 86,235 87,233 88,229 89,226 91,223 93,220 94,217 96,214 98,211 100,208 102,205 105,202 108,198 110,195 113,192 116,189 122,183 128,178 134,173 140,169 146,165 152,162 158,159 164,157 169,155 175,154 181,153 187,153 193,153 199,153 206,154 212,156 219,158 225,161 231,164 238,167 239,167 238,163 237,160 235,156 235,153 234,150 233,146 233,143 232,139 232,136 231,133 231,130 231,126 231,123 230,120 231,117 231,113 231,110 231,107 232,103 233,100 233,97 234,94 235,90 236,87 237,84 238,81 240,78 241,75 243,71 244,68 246,65 248,62 250,59 252,56 255,52 257,50 260,46 263,43 265,40 269,37 273,33 276,29 281,26 285,23 288,20 292,17 296,14 300,12 304,10 308,8 312,6 316,5 320,3 324,2 328,2 332,1 336,0 341,0 344,0 349,0 353,1 357,2 361,3 365,4 370,5 374,7 378,9 383,11 387,13 391,16 396,18 400,22 405,25 410,28 415,32 420,36 424,40 429,44 434,49 439,53 614,229 571,272 403,105 399,101 395,98 392,95 388,91 384,88 381,86 378,83 374,80 371,78 368,76 365,74 362,72 359,70 356,69 353,67 350,66 348,65 345,64 342,64 339,63 336,63 334,63 331,63 329,63 326,63 323,63 321,64 318,65 316,66 313,67 311,68 308,70 305,71 303,73 300,75 298,77 295,79 292,81 290,83 287,86 285,89 282,92 280,95 277,98 275,101 273,104 271,107 270,110 269,113 267,117 266,120 265,123 264,126 264,130 263,133 263,137 263,140 263,144 263,148 263,151 264,155 265,159 266,162 267,166 268,169 269,173 271,177 273,181 275,185 277,189 279,193 282,197 285,201 287,205 290,209 294,213 297,216 300,221 304,225 308,229 462,381">
          <text:p/>
        </draw:polygon>
        <draw:path draw:style-name="gr9" draw:text-style-name="P9" draw:layer="layout" svg:width="0.533cm" svg:height="0.437cm" svg:x="16.156cm" svg:y="19.187cm" svg:viewBox="0 0 534 438" svg:d="M453 80l25 27 20 26 16 26 11 25 7 23 2 23-3 23-8 22-12 21-18 19-6 6-5 6-6 5-6 4-6 4-6 4-7 3-6 3-6 3-6 2-6 1-7 1-6 1h-7-6-7l-7-1-7-1-7-2-7-2h-1l1 2 2 1 1 1 1 1 1 2 2 1 1 2 1 1 2 1 1 2 1 1 2 2 1 1 1 2 1 1 1 1 2 1 1 2 1 1 1 1 1 2 1 1 1 1 1 1 1 1 1 1 1 1 1 1v1l1 1 1 1v1h1l1 1v1l1 1h1l-43 43v-1h-1v-1h-1v-1l-1-1-1-1-1-1v-1l-1-1-2-1-1-1-1-1-1-2-1-1-1-1-2-1-1-2-1-2-2-1-1-1-2-2-1-2-1-1-2-2-2-2-1-1-2-2-2-1-1-2-2-2-2-2-2-2-1-2-2-1-2-2-2-2-2-2-2-2-2-2-308-308 44-44 104 103 2 2 1 1 1 2 2 1 1 1 2 2 1 1 1 2 2 1 1 2 1 1 2 1 1 1 1 2 1 1 1 1 1 1 1 1 1 1 2 2 1 1 1 1 1 1 1 1 1 2 1 1 1 1 1 1 1 1 1 2 2-2-3-7-2-7-1-7-2-7v-8-6-7-6l2-7 1-6 2-6 3-6 3-7 3-6 4-6 4-6 4-6 5-6 5-6 6-6 10-9 11-8 10-7 10-6 11-5 11-3 10-2 12-1h11l11 1 12 3 12 4 12 5 12 6 12 7 13 8 13 10 13 11 13 12zM408 127l-5-5-6-5-5-5-5-5-5-4-5-4-5-5-5-3-4-4-5-3-5-3-4-3-5-3-4-2-4-2-4-2-5-2-4-2-4-1-4-1-4-1-4-1h-4l-4-1h-3l-4 1h-4l-4 1-3 1-4 1-3 1-4 1-3 2-4 2-3 2-4 3-3 2-3 3-4 3-3 3-4 4-3 3-3 4-2 3-3 4-2 4-3 3-2 4-2 4-1 3-1 4-2 4-1 4-1 4v4 4 4 4 4l1 5v4l2 4 1 5 2 4 1 5 2 5 3 4 2 5 3 5 3 5 3 5 4 5 3 5 5 5 4 6 4 5 5 6 6 5 5 6 6 7 5 5 6 5 5 5 6 5 5 5 5 4 5 4 5 3 5 4 5 3 5 2 4 3 5 2 5 2 4 3 4 1 5 2 4 1 4 1 5 1h4l4 1h4l4-1h4l4-1h4l4-2 4-1 3-1 4-2 4-2 3-2 4-2 3-3 4-2 3-3 4-3 3-3 3-3 4-4 2-3 3-3 3-3 2-4 2-3 2-3 2-4 1-3 2-4 1-4 1-4v-3l1-4v-4-3-4l-1-4v-4l-1-4-1-4-1-4-2-5-1-4-2-4-2-4-3-5-3-5-3-4-2-5-4-5-3-5-4-5-4-4-5-6-4-5-5-5-5-6-5-5z">
          <text:p/>
        </draw:path>
        <draw:path draw:style-name="gr9" draw:text-style-name="P9" draw:layer="layout" svg:width="0.381cm" svg:height="0.384cm" svg:x="16.578cm" svg:y="18.915cm" svg:viewBox="0 0 382 385" svg:d="M308 76l13 14 12 14 11 13 9 14 8 13 7 13 5 14 5 13 2 13 2 13v12l-1 13-3 13-4 12-5 12-6 12-7 13-9 11-10 12-11 12-5 5-6 5-6 5-5 5-6 4-6 4-6 3-6 4-5 3-6 3-6 2-7 3-6 2-6 1-6 1-6 2h-6l-7 1h-6l-6-1h-7l-6-1-7-1-6-2-7-2-6-2-7-2-7-3-6-3-7-4-7-3-6-4-7-5-7-4-7-6-7-5-7-6-7-6-7-6-6-7-25-27-20-27-14-27-10-26-4-25v-25l6-25 11-25 16-24 21-24 6-6 7-5 6-7 6-5 6-4 6-5 6-3 6-4 7-3 6-3 6-3 6-2 6-2 6-2 7-1 6-1 6-1h6 6l7 1 6 1 6 1 7 1 6 2 6 2 7 2 6 2 7 3 6 4 7 3 6 4 7 4 6 5 7 5 6 6 7 5 7 6 7 6 6 7zM262 122l-6-6-6-6-6-5-6-5-5-5-6-4-5-4-5-4-5-4-5-3-5-3-5-2-5-3-5-2-4-2-5-2-4-1-5-1-4-1-4-1h-4-5-4-3-4l-4 1-4 1-4 1-3 1-4 2-4 2-3 2-4 2-3 2-4 2-3 3-4 3-3 3-3 3-4 3-3 3-3 4-3 3-3 4-2 3-3 4-2 3-2 4-2 4-2 4-1 3-2 4-1 4-1 3-1 5v3 5 4 4 4l1 5 1 4 1 4 1 5 2 5 1 4 3 5 2 5 2 5 4 5 3 5 3 5 4 5 4 5 4 6 5 5 5 6 5 6 6 6 5 6 7 6 5 5 6 6 6 5 6 4 5 5 6 4 5 4 6 3 5 3 5 3 5 2 5 3 4 2 5 2 5 2 4 1 5 1 4 1h4l5 1h4 4 4l4-1h4l3-1 4-1 4-1 3-2 4-2 3-1 4-2 3-2 4-3 3-2 3-3 3-2 3-3 3-3 4-3 3-4 3-3 2-4 3-3 3-4 2-3 2-4 2-4 2-3 2-4 1-3 1-4 1-4 1-4 1-4v-5-3-5-4l-1-4-1-5-1-4-2-5-1-4-2-5-2-5-3-5-2-5-3-5-3-5-4-5-4-5-4-6-4-5-5-6-5-6-5-6-6-6z">
          <text:p/>
        </draw:path>
        <draw:polygon draw:style-name="gr9" draw:text-style-name="P9" draw:layer="layout" svg:width="0.406cm" svg:height="0.405cm" svg:x="16.711cm" svg:y="18.662cm" svg:viewBox="0 0 407 406" draw:points="363,406 0,44 44,0 407,363">
          <text:p/>
        </draw:polygon>
        <draw:path draw:style-name="gr9" draw:text-style-name="P9" draw:layer="layout" svg:width="0.464cm" svg:height="0.402cm" svg:x="16.962cm" svg:y="18.531cm" svg:viewBox="0 0 465 403" svg:d="M294 364l-8 8-8 7-8 6-8 5-8 4-8 3-8 3-9 2-8 1h-8-8l-8-2-8-2-8-2-8-4-7-4-8-5-8-5-7-6-7-7-5-6-5-5-5-5-3-5-4-5-3-6-3-5-2-5-2-6-1-5-2-5-1-5v-6l-1-5v-5-5l1-6v-5l1-5 1-5 1-5 2-5 2-5 2-5 2-5 3-5 3-5 2-5 3-5 4-4 3-5 3-5 4-5 3-5 4-4 4-5 4-4 4-5 4-4 4-4 58-62-14-14-3-3-4-3-3-3-3-3-3-2-3-2-3-3-3-2-3-2-3-1-3-2-3-1-3-1-3-1-3-1-3-1-3-1h-2-3-3-3-3-3l-2 1-3 1h-3l-3 1-3 1-3 2-2 1-3 2-3 1-3 2-2 2-3 2-3 2-3 3-3 2-3 3-3 3-2 2-3 3-2 2-2 3-2 2-2 3-2 2-2 3-2 2-1 2-2 3-2 3-1 3-1 2-1 3-2 2-1 2v3l-1 2-1 3v2l-1 3v2 3 2 3l1 2v3 2l1 3 1 3 1 2 1 3 1 2 1 3 2 3 1 2 2 3 2 3 2 3-50 41-2-3-3-4-2-4-2-4-2-3-2-4-1-4-2-4-2-4-1-4-1-3-1-5-1-4v-4l-1-4v-4-4-5-4l1-5 1-4 1-4 1-5 1-4 1-5 2-5 2-4 2-6 3-5 3-4 3-5 3-5 3-5 4-5 4-5 4-6 4-5 5-5 5-5 5-6 10-9 10-9 10-7 9-7 10-6 10-4 10-4 10-3 9-2h10l9-1 10 1 9 2 9 3 9 3 9 5 9 5 9 7 9 7 9 8 113 115 4 3 4 4 4 3 3 3 4 3 3 2 3 2 4 1 3 2 3 1 3 1h3 3 3l2-1 4-1 2-2 3-2 3-2 3-3h1l1-1v-1l1-1v-1h1l1-1v-1l1-1 1-1h1v-1l1-1v-1l1-1 1-1v-1l1-1 1-1 28 28-1 2-2 1-1 3-1 2-2 1-1 3-2 1-1 2-1 2-2 2-1 2-2 1-1 2-2 2-2 2-1 2-2 2-1 1-3 3-2 1-2 3-3 2-2 2-3 2-2 2-3 2-2 1-3 2-2 1-3 2-2 1h-3l-2 1-3 1h-2l-2 1h-3-2-3-2-2l-3-1h-2l-3-1-2-1-3-1-3-1-2-1-3-1-2-1-3-2-2-1-3-2-3-2-2-2-3-1-3-3-2-2-3-2-3-3-1 2 1 4 1 4 1 3 1 4v4l1 4 1 4v4 4l1 3v4 4 4 3 4 3 4l-1 4v4l-1 3-1 4-1 4-1 3-1 4-2 4-1 3-2 4-2 4-2 3-1 4-3 3-2 4-3 4-2 3-3 4-3 4-3 3-3 4-4 4zM271 322l4-5 3-4 4-4 4-5 2-4 3-5 3-4 2-4 2-5 2-5 1-4 1-5 2-5 1-4v-5l1-4v-5-5-4-4-5l-1-4v-4l-1-5-1-4-1-4-2-4-1-4-2-4-1-4-2-4-2-3-2-4-2-3-2-4-3-3-2-3-2-3-3-3-2-2-22-22-47 49-3 3-3 4-3 3-3 3-3 4-3 3-2 3-3 4-3 3-2 3-3 3-2 4-2 3-2 3-2 4-1 3-2 4-1 3-1 3-1 4-1 3-1 3-1 4v4 3 3 4 3l1 4 1 3 1 4 1 3 2 4 2 3 2 4 2 3 3 4 3 3 3 4 3 3 5 4 4 4 4 3 5 3 4 2 5 2 4 2 5 1 4 1h5 4l5-1 5-1 4-1 5-3 4-2 5-2 4-4 4-4z">
          <text:p/>
        </draw:path>
        <draw:polygon draw:style-name="gr9" draw:text-style-name="P9" draw:layer="layout" svg:width="0.622cm" svg:height="0.622cm" svg:x="19.012cm" svg:y="20.351cm" svg:viewBox="0 0 623 623" draw:points="576,390 416,231 231,417 390,577 343,623 0,279 47,233 192,378 377,192 232,47 279,0 623,344">
          <text:p/>
        </draw:polygon>
        <draw:path draw:style-name="gr9" draw:text-style-name="P9" draw:layer="layout" svg:width="0.386cm" svg:height="0.378cm" svg:x="19.492cm" svg:y="20.194cm" svg:viewBox="0 0 387 379" svg:d="M127 271l4 4 5 4 4 4 4 4 4 3 5 3 4 4 4 3 4 3 5 2 4 3 4 2 5 2 4 2 4 2 5 2 4 1 4 1 4 1 5 1 4 1h4 5 4 4 4l5-1 4-1 4-1 4-1 4-2 4-2 5-2 4-2 4-2 4-3 4-3 3-4 5-3 4-4 5-6 5-5 4-6 5-6 3-5 3-6 3-6 2-6 2-5 1-6 1-5 1-6v-6-5-5l-1-6-1-5-1-5-2-4-2-5 50-28 2 3 1 3 1 4 1 3 1 3 2 4v3l1 4 1 3 1 4v4l1 4v3 4l1 4v4l-1 4v4 5l-1 4-1 4-1 4-1 5-1 4-2 5-2 5-1 4-3 5-2 5-3 5-2 5-3 4-3 5-4 5-4 5-4 5-4 6-5 5-6 5-5 5-11 11-12 10-12 8-13 8-12 6-12 5-13 3-13 2-13 1h-13l-13-1-13-3-13-4-13-5-14-7-13-8-14-9-13-11-14-12-14-13-7-7-7-7-6-8-6-7-6-7-5-7-5-7-4-7-4-7-3-8-3-7-3-7-3-6-2-7-2-7-1-6-1-7-1-7v-6l-1-7 1-6v-7l1-6 1-6 1-6 2-6 1-6 2-6 3-6 3-6 3-5 3-6 3-5 4-6 3-5 5-5 3-6 5-5 5-5 4-5 7-6 7-6 6-6 7-4 6-6 7-5 6-3 7-4 7-3 6-2 7-2 7-2 6-2 7-1h6l7-1h6 7l6 1 7 1 6 1 7 1 6 2 6 2 7 2 6 3 7 3 6 3 6 4 6 4 7 5 6 4 6 4 6 5 6 5 7 5 6 6 6 5 6 5 6 6 5 6zM237 95l-10-7-8-7-9-6-8-5-9-4-8-4-8-3-7-2-8-1-7-1h-8l-7 1-7 1-7 2-7 3-7 4-7 4-7 5-6 5-7 7-2 2-2 2-2 3-3 2-1 3-2 2-2 3-2 3-2 3-1 3-2 4-2 3-1 3-1 3-1 4-1 3-1 4-1 3v4 4 4 4 4 4l1 4 1 4 1 5 1 4 1 4 2 5 2 4 2 5 2 4 3 5 3 5 3 5 4 4 4 5 4 5 4 5z">
          <text:p/>
        </draw:path>
        <draw:polygon draw:style-name="gr9" draw:text-style-name="P9" draw:layer="layout" svg:width="0.613cm" svg:height="0.577cm" svg:x="19.722cm" svg:y="19.765cm" svg:viewBox="0 0 614 578" draw:points="418,425 251,258 247,255 244,251 240,248 236,244 233,241 229,238 226,236 223,233 220,231 216,228 213,227 210,225 207,223 204,221 202,220 198,219 195,218 192,217 189,216 187,216 184,216 181,215 178,215 176,215 173,216 171,216 168,217 165,218 163,219 160,220 158,221 155,222 153,224 150,226 148,227 145,230 142,232 140,234 137,237 134,239 131,242 129,245 127,248 124,251 123,254 121,257 119,260 117,263 116,267 115,270 114,273 113,276 112,280 111,283 111,287 111,290 111,294 111,298 111,301 111,305 112,309 113,312 113,316 115,319 116,323 117,327 119,331 121,335 123,339 125,343 127,346 130,350 132,354 135,358 138,362 141,366 145,370 148,374 152,378 155,382 309,534 265,578 57,371 56,369 54,367 52,366 51,364 49,362 47,360 45,359 44,357 42,355 40,354 38,352 36,350 34,348 33,346 31,345 29,343 27,341 26,340 24,338 22,336 21,335 19,333 18,332 16,330 14,329 13,328 12,327 10,325 9,324 8,323 7,322 6,321 4,320 3,319 3,318 2,318 1,317 0,316 41,274 42,275 43,276 44,276 44,277 45,278 46,279 47,280 48,280 49,281 50,282 52,284 53,285 54,286 55,287 57,288 58,290 60,291 61,292 62,294 64,295 66,296 67,298 68,299 70,300 72,302 73,303 74,304 76,306 77,307 79,309 80,310 81,311 82,312 84,313 85,315 86,316 87,317 88,317 89,317 88,313 87,310 86,306 85,303 84,300 83,297 82,293 82,290 81,287 81,284 80,280 80,277 80,274 80,271 80,268 80,264 80,261 80,258 80,255 81,252 82,249 82,246 83,243 84,239 85,236 86,233 87,230 89,227 90,224 92,221 94,218 95,215 98,212 100,209 102,206 105,202 107,199 110,196 113,193 116,190 122,184 128,179 134,174 140,170 146,166 152,163 157,160 163,158 169,156 175,154 181,154 187,153 193,153 199,154 206,155 213,157 219,159 225,161 232,165 238,168 239,167 238,164 237,160 236,157 235,154 234,151 234,147 233,143 232,139 232,136 232,133 231,129 231,126 231,123 231,120 231,116 231,113 232,110 232,106 232,103 233,100 234,97 234,93 235,90 237,87 238,84 239,81 240,78 241,74 243,71 245,68 247,65 249,62 251,58 253,55 255,52 258,49 260,46 263,43 266,40 269,37 273,33 277,29 281,26 285,23 289,19 293,17 297,14 301,12 305,9 309,8 313,6 317,5 321,3 325,2 329,1 333,1 337,0 341,0 345,0 349,0 353,1 358,2 362,2 366,4 370,5 374,7 379,9 383,11 388,13 392,16 396,18 401,21 405,25 410,28 414,32 419,36 424,39 428,44 433,48 438,53 614,230 570,273 403,105 400,101 396,98 392,94 389,91 385,88 382,85 378,82 375,80 372,78 369,75 366,73 362,72 360,70 357,68 354,67 351,66 348,65 345,64 342,63 340,63 337,62 334,62 332,62 329,62 327,63 324,63 321,64 319,64 316,66 314,67 311,68 309,69 306,71 303,73 301,74 298,76 295,79 293,81 290,83 288,86 285,88 282,91 280,94 278,97 276,100 274,103 272,106 270,110 269,113 268,116 267,120 266,123 265,126 264,130 264,133 263,136 263,140 263,145 264,148 264,152 264,155 265,159 266,163 267,166 269,170 270,174 271,178 273,182 275,186 277,190 280,194 282,197 285,201 288,205 291,209 294,213 298,217 301,221 305,225 309,229 462,382">
          <text:p/>
        </draw:polygon>
        <draw:path draw:style-name="gr9" draw:text-style-name="P9" draw:layer="layout" svg:width="0.406cm" svg:height="0.406cm" svg:x="20.039cm" svg:y="19.522cm" svg:viewBox="0 0 407 407" svg:d="M43 86l-43-42 45-44 42 42zM363 407l-264-264 44-45 264 265z">
          <text:p/>
        </draw:path>
        <draw:path draw:style-name="gr9" draw:text-style-name="P9" draw:layer="layout" svg:width="0.436cm" svg:height="0.539cm" svg:x="20.247cm" svg:y="19.381cm" svg:viewBox="0 0 437 540" svg:d="M355 79l6 6 6 6 5 6 5 6 6 6 5 6 4 6 5 7 4 6 5 6 3 6 4 6 4 6 4 6 2 6 3 6 2 6 3 6 1 6 2 6 1 5 1 6 1 6v6 6 6l-1 6-1 6-1 5-1 6-2 6-3 6-2 6-3 5-3 6-5 5-5 7-4 6-5 5-5 5-6 6-6 5-5 5-6 4-6 4-6 4-6 3-7 3-6 3-6 2-7 2-6 1-7 1-6 1h-7l-7-1-7-1-7-1-7-2-7-3-1 2h1v1h1l1 1 1 1 1 1h1l1 1v1l1 1 1 1 1 1 1 1 1 1 2 1 1 1 1 1 1 2 2 1 1 1 1 1 1 2 2 1 1 1 2 2 1 1 2 2 1 1 1 1 2 2 1 1 2 1 1 2 2 1 1 2 2 1 103 103-45 44-313-314-2-2-1-2-2-2-2-2-2-2-2-1-2-2-2-2-1-2-2-1-2-2-2-2-1-1-2-2-2-2-1-1-2-2-1-1-2-2-1-1-2-1-1-2-2-1-1-1-1-1-1-2-2-1-1-1-1-1-1-1-1-1-1-1h-1l-1-1-1-1v-1h-1l-1-1-1-1 43-42v1h1l1 1h1v1l1 1 1 1h1l1 1 1 1 1 1 1 1 2 1 1 1 1 1 1 1 1 1 2 2 1 1 2 1 1 1 1 1 2 2 1 1 1 1 2 2 2 1 1 1 1 2 2 1 1 1 2 2 1 1 1 1 2 1 1 2 1 1 1-1-1-4-1-4-1-3-1-4-1-3-1-4v-3l-1-4v-3-3-4l-1-3 1-3v-4-3-3l1-3v-4l1-3 1-3 1-3 1-3 1-3 1-3 1-3 2-3 1-3 2-3 2-3 2-3 2-3 2-3 2-3 2-3 3-3 2-4 3-2 3-4 3-3 3-3 5-5 6-5 5-4 6-5 5-3 6-4 5-3 6-2 6-3 5-2 6-1 6-2 6-1 5-1h6 6 6l5 1 6 1 6 1 6 1 5 2 6 2 6 2 6 2 6 3 6 3 6 4 6 3 6 4 6 4 6 5 6 4 6 5 6 5 6 5 6 5 6 6 6 5zM310 126l-5-4-5-5-5-4-4-5-5-4-4-4-5-4-4-3-5-4-4-3-5-3-4-3-4-3-5-2-4-2-4-2-4-2-5-2-4-2-4-1-4-1-4-1-4-1h-4-4-4-3-4l-4 1-4 1-3 1-4 2-4 1-4 2-3 3-4 2-4 3-3 3-4 3-3 4-3 2-3 3-3 3-2 4-3 3-2 3-2 3-2 3-2 4-2 3-2 3-1 4-1 4-1 3-1 4v4l-1 4v4 4 4l1 5 1 4 1 5 1 4 2 5 2 5 2 5 2 5 3 5 2 5 4 5 3 6 4 5 4 6 5 6 5 6 5 6 6 6 6 7 6 6 6 6 5 5 6 4 5 5 5 5 6 4 4 5 6 3 5 4 4 3 5 3 5 2 4 3 5 2 5 2 4 1 4 2 5 1 4 1 4 1h4 4 4 4 4l4-1h4l4-2 4-1 4-1 3-2 4-2 3-2 4-2 4-3 3-2 3-3 4-3 3-3 4-3 3-5 4-4 2-3 3-4 3-4 2-4 2-3 1-4 2-4 1-3 1-4 1-4v-4-4-4-4-4l-1-4-1-4-1-4-2-5-1-4-2-4-2-4-2-4-2-5-3-4-2-5-4-4-3-4-3-5-4-4-3-5-4-4-4-5-4-5-5-5-5-5-4-4z">
          <text:p/>
        </draw:path>
        <draw:polygon draw:style-name="gr9" draw:text-style-name="P9" draw:layer="layout" svg:width="0.403cm" svg:height="0.343cm" svg:x="20.486cm" svg:y="19.168cm" svg:viewBox="0 0 404 344" draw:points="404,269 402,271 401,274 399,276 398,279 396,281 395,284 393,286 391,289 389,291 388,293 386,296 384,298 382,301 380,303 378,306 376,308 373,311 371,314 368,316 365,319 355,328 344,335 333,340 322,343 311,344 300,341 288,338 277,331 265,323 253,312 76,135 46,166 14,133 46,101 0,29 29,0 88,59 137,11 169,42 120,91 287,259 291,262 295,265 298,268 302,271 305,273 309,275 311,277 315,278 317,279 320,279 323,279 326,279 329,278 332,278 335,276 338,275 341,273 344,271 347,268 350,265 351,264 352,262 353,261 354,260 356,259 357,257 358,256 359,255 360,253 361,252 362,250 363,249 364,248 365,246 366,244 367,243 368,241 369,240 370,238 371,236">
          <text:p/>
        </draw:polygon>
        <draw:path draw:style-name="gr9" draw:text-style-name="P9" draw:layer="layout" svg:width="0.386cm" svg:height="0.379cm" svg:x="20.712cm" svg:y="18.974cm" svg:viewBox="0 0 387 380" svg:d="M127 271l4 4 5 4 4 4 4 4 4 3 5 3 4 4 4 3 4 3 5 2 4 3 4 2 5 2 4 2 4 2 5 1 4 2 4 1 5 1 4 1 4 1h4 5 4 4l4-1h5l4-1 4-1 4-1 4-2 4-2 5-2 4-2 5-2 4-3 3-3 5-4 4-3 3-4 6-6 5-5 4-6 4-6 4-5 3-6 3-6 2-5 2-6 2-6v-5l1-6v-6-5-5l-1-6-1-4-1-5-2-5-2-5 49-28 2 3 1 4 1 3 1 3 1 3 1 4 1 3 1 4 1 4 1 3v4l1 3v4l1 4v4 4l-1 4v4 5l-1 4-1 4-1 4-1 5-1 4-2 5-2 4-2 5-2 5-2 5-3 5-2 4-3 5-3 5-4 5-4 5-4 5-4 5-5 6-4 5-6 5-11 11-12 10-12 8-13 8-13 6-12 5-13 3-13 2-13 2h-13l-13-2-13-3-13-4-14-5-13-7-13-8-14-9-13-11-14-11-14-14-7-7-7-7-6-8-6-7-6-7-5-7-4-7-5-8-4-6-3-7-3-8-3-7-2-6-3-7-2-7-1-7-1-6-1-7-1-6v-7-6l1-7 1-6 1-6 1-6 1-6 3-6 2-6 2-7 3-6 3-5 3-6 3-5 4-6 4-5 3-5 5-6 4-5 4-4 5-5 7-7 6-6 7-5 7-6 6-4 7-5 7-3 6-4 7-3 6-2 7-2 6-2 7-2 6-1 7-1h7 6 7l6 1 7 1 6 1 7 2 6 1 6 2 7 3 6 2 6 3 7 3 6 4 6 4 6 4 7 4 6 5 7 4 6 5 7 5 6 5 6 6 6 6 6 5 5 6zM237 94l-10-7-8-7-9-6-8-5-9-4-8-4-8-2-8-3-7-1-7-1h-8l-7 1-7 1-7 3-7 2-7 4-7 4-7 5-6 5-7 7-2 2-2 2-3 2-2 3-1 3-3 3-1 2-2 3-2 3-2 4-1 3-2 4-1 3-1 3-1 4-1 3-1 4v3l-1 4v4 4 4 4 4l1 4 1 4 1 5 1 4 2 5 1 4 2 4 2 5 2 5 3 4 3 5 3 5 4 5 4 4 4 5 4 5z">
          <text:p/>
        </draw:path>
        <draw:polygon draw:style-name="gr9" draw:text-style-name="P9" draw:layer="layout" svg:width="0.309cm" svg:height="0.389cm" svg:x="20.941cm" svg:y="18.733cm" svg:viewBox="0 0 310 390" draw:points="267,390 64,188 62,186 60,185 58,183 57,181 55,180 53,178 52,176 50,175 48,173 46,171 45,169 43,168 41,166 40,164 38,163 36,161 34,159 33,158 31,156 29,155 28,153 26,152 24,150 23,149 21,147 20,146 18,144 17,143 15,141 14,140 12,139 11,137 10,136 8,135 7,133 5,131 4,130 3,129 2,128 0,127 42,85 43,86 45,88 46,89 47,90 48,91 49,92 51,94 52,95 54,96 55,98 57,99 58,101 60,102 61,103 63,104 65,106 66,107 67,109 69,110 71,112 72,113 74,115 76,116 77,118 78,119 80,120 82,122 83,123 84,125 86,126 87,127 89,128 90,130 91,131 93,132 94,133 95,135 96,136 97,137 98,138 99,137 97,132 95,128 93,125 91,121 89,118 88,114 87,110 85,107 84,104 82,101 81,97 80,94 79,91 79,88 78,85 77,82 77,78 77,76 77,73 77,70 77,67 77,64 77,61 77,59 78,56 79,53 79,50 81,48 82,45 83,42 84,40 85,37 87,34 89,31 91,29 93,26 95,23 97,21 100,18 103,15 104,14 105,13 106,12 107,11 108,10 109,9 111,8 112,7 113,6 114,6 115,5 116,4 117,4 118,3 119,2 120,1 121,1 121,0 122,0 123,0 163,40 162,41 161,41 160,42 158,43 157,43 156,45 155,45 154,46 152,47 151,48 150,49 149,51 147,52 146,53 144,54 143,55 142,57 140,58 139,59 137,61 135,64 132,67 129,70 127,73 125,77 123,80 121,83 120,86 119,90 118,94 118,97 117,101 117,104 117,108 117,111 117,115 118,119 118,122 119,126 120,130 121,133 123,138 124,142 126,146 127,150 129,153 132,157 134,161 136,165 139,169 142,173 145,177 148,181 151,185 154,189 157,193 161,197 164,201 168,205 172,209 310,346">
          <text:p/>
        </draw:polygon>
        <draw:path draw:style-name="gr9" draw:text-style-name="P9" draw:layer="layout" svg:width="0.464cm" svg:height="0.402cm" svg:x="21.15cm" svg:y="18.531cm" svg:viewBox="0 0 465 403" svg:d="M294 364l-8 8-8 7-8 6-8 5-8 4-8 3-8 3-8 2-9 1h-8-8l-8-2-8-2-8-2-7-4-8-4-8-5-7-5-8-6-7-7-5-6-5-5-4-5-4-5-3-5-4-6-2-5-3-5-2-6-1-5-1-5-1-5-1-6-1-5v-5-5l1-6v-5l1-5 2-5 1-5 1-5 2-5 2-5 2-5 3-5 3-5 3-5 3-5 3-4 3-5 4-5 3-5 4-5 4-4 3-5 4-4 4-5 4-4 4-4 58-62-14-14-3-3-3-3-4-3-3-3-3-2-3-2-3-3-3-2-3-2-3-1-3-2-3-1-3-1-3-1-3-1-3-1-2-1h-3-3-3-3-3-2l-3 1-3 1h-3l-3 1-3 1-2 2-3 1-3 2-2 1-3 2-3 2-3 2-3 2-3 3-2 2-4 3-2 3-3 2-2 3-2 2-3 3-2 2-2 3-2 2-2 3-1 2-2 2-2 3-1 3-2 3-1 2-1 3-1 2-1 2-1 3-1 2v3l-1 2v3l-1 2v3 2 3l1 2v3l1 2v3l1 3 1 2 1 3 1 2 1 3 2 3 2 2 1 3 3 3 2 3-50 41-3-3-2-4-2-4-3-4-2-3-1-4-2-4-2-4-1-4-1-4-2-3-1-5v-4l-1-4v-4l-1-4v-4-5l1-4v-5l1-4 1-4 1-5 1-4 2-5 2-5 2-4 2-6 2-5 3-4 3-5 3-5 3-5 4-5 4-5 4-6 4-5 5-5 5-5 6-6 9-9 10-9 10-7 10-7 10-6 9-4 10-4 10-3 9-2h10l9-1 10 1 9 2 10 3 8 3 10 5 8 5 10 7 8 7 9 8 113 115 4 3 4 4 4 3 3 3 4 3 4 2 4 2 3 1 3 2 3 1 3 1h3 3 3l3-1 3-1 3-2 2-2 4-2 2-3h1l1-1v-1l1-1 1-1h1v-1l1-1v-1l1-1h1v-1l1-1 1-1v-1h1v-1l1-1v-1l1-1 27 28-1 2-1 1-2 3-1 2-2 1-1 3-1 1-2 2-1 2-2 2-1 2-1 1-2 2-2 2-1 2-2 2-1 2-2 1-2 3-2 1-2 3-3 2-2 2-3 2-2 2-3 2-2 1-3 2-2 1-2 2-3 1h-2l-3 1-2 1h-2l-3 1h-2-3-2-3-2l-3-1h-3l-3-1-2-1-3-1-2-1-3-1-2-1-3-1-2-2-3-1-3-2-2-2-3-2-3-1-3-3-2-2-3-2-3-3-1 2 1 4 1 4 1 3 1 4v4l1 4 1 4v4l1 4v3l1 4v4 4 3 4l-1 3v4 4l-1 4-1 3-1 4-1 4-1 3-1 4-1 4-2 3-2 4-1 4-2 3-2 4-2 3-3 4-2 4-3 3-3 4-3 4-3 3-3 4-3 4zM271 322l4-5 4-4 4-4 3-5 3-4 2-5 3-4 2-4 2-5 2-5 2-4 1-5 1-5 1-4v-5l1-4 1-5v-5-4l-1-4v-5l-1-4v-4l-1-5-1-4-1-4-1-4-2-4-1-4-2-4-2-4-2-3-2-4-2-3-2-4-2-3-3-3-2-3-2-3-3-2-22-22-47 49-3 3-3 4-3 3-3 3-3 4-2 3-3 3-3 4-2 3-3 3-2 3-3 4-2 3-2 3-2 4-1 3-2 4-1 3-1 3-1 4-1 3-1 3v4l-1 4v3 3 4l1 3v4l1 3 1 4 2 3 1 4 2 3 2 4 3 3 2 4 3 3 3 4 4 3 4 4 4 4 5 3 4 3 4 2 5 2 4 2 5 1 4 1h5 5l5-1 4-1 4-1 5-3 5-2 4-2 4-4 5-4z">
          <text:p/>
        </draw:path>
        <draw:polygon draw:style-name="gr9" draw:text-style-name="P9" draw:layer="layout" svg:width="0.622cm" svg:height="0.622cm" svg:x="22.507cm" svg:y="21.045cm" svg:viewBox="0 0 623 623" draw:points="576,391 417,231 231,417 391,576 344,623 0,279 46,232 192,377 378,192 233,46 279,0 623,343">
          <text:p/>
        </draw:polygon>
        <draw:polygon draw:style-name="gr9" draw:text-style-name="P9" draw:layer="layout" svg:width="0.445cm" svg:height="0.596cm" svg:x="22.907cm" svg:y="20.836cm" svg:viewBox="0 0 446 597" draw:points="410,365 413,372 416,378 419,385 421,391 424,397 426,403 428,409 430,415 433,421 434,427 436,433 438,439 439,444 441,450 442,455 443,461 444,466 445,471 445,476 446,481 446,486 446,491 446,496 445,501 445,506 444,511 444,515 442,520 441,524 440,529 438,533 436,537 434,541 432,546 429,550 427,554 424,558 421,562 417,566 414,570 412,571 410,573 409,574 407,576 405,577 404,579 402,580 400,582 399,583 398,584 396,586 394,587 393,588 391,589 390,591 388,592 386,593 384,595 382,596 380,597 348,564 349,563 350,563 351,562 352,561 353,560 354,559 355,558 357,557 358,556 359,555 360,554 362,553 363,552 364,551 365,550 366,549 367,548 368,547 369,546 369,545 373,541 376,537 380,533 382,528 385,523 386,518 388,512 390,507 390,501 391,495 391,489 391,482 390,475 389,468 388,461 386,453 384,445 381,437 378,429 374,420 368,406 0,247 48,200 249,290 251,291 253,292 255,293 257,294 259,295 262,296 264,297 267,299 270,300 272,302 276,303 278,304 282,306 284,307 287,309 290,310 293,311 296,313 299,314 302,316 305,317 308,319 311,320 313,321 316,324 319,325 321,326 324,327 326,329 329,330 331,331 333,332 335,333 337,334 338,335 339,335 340,336 342,336 342,337 343,338 343,336 342,336 342,335 341,334 340,332 339,331 339,329 338,327 337,326 336,323 335,320 334,318 333,316 332,313 331,311 329,309 328,306 327,304 326,301 325,298 323,296 322,293 321,290 320,287 318,285 317,282 316,279 314,277 313,274 312,271 311,269 309,266 308,263 307,261 306,259 305,256 304,254 303,252 302,250 301,248 202,46 248,0">
          <text:p/>
        </draw:polygon>
        <draw:polygon draw:style-name="gr9" draw:text-style-name="P9" draw:layer="layout" svg:width="0.613cm" svg:height="0.578cm" svg:x="23.188cm" svg:y="20.486cm" svg:viewBox="0 0 614 579" draw:points="419,425 251,258 247,254 243,250 239,247 236,244 232,241 229,238 226,235 223,233 219,230 216,228 213,226 210,224 207,223 204,221 201,220 198,219 195,218 193,217 190,216 187,216 184,215 182,215 179,215 176,215 174,216 171,216 169,217 166,217 164,218 161,219 159,220 156,222 153,224 151,225 148,227 146,229 143,231 140,234 138,236 135,238 132,241 130,244 127,247 125,250 123,253 121,256 120,260 118,263 117,266 116,269 115,273 114,276 113,279 112,283 112,286 111,290 111,294 111,297 112,301 112,304 113,308 114,312 114,315 115,319 117,323 118,327 120,331 122,334 123,338 126,342 128,346 130,350 133,354 136,358 139,362 142,365 145,369 149,373 152,377 156,381 309,534 265,579 58,370 56,369 55,367 53,365 51,363 50,362 48,360 46,358 44,357 42,355 41,353 39,351 37,350 35,348 33,346 31,344 30,343 28,341 26,339 25,338 23,336 21,334 20,333 18,332 17,330 15,329 14,327 12,326 11,325 9,324 8,322 7,321 6,320 5,319 4,319 3,318 2,317 2,316 1,316 0,315 42,274 43,274 43,275 44,276 45,277 46,277 47,278 48,279 49,280 50,281 51,282 52,283 54,284 55,285 56,287 57,288 59,289 60,291 62,292 63,293 64,295 66,296 68,297 69,298 70,300 72,301 74,303 75,304 76,306 78,307 79,308 81,309 82,310 83,312 85,313 86,314 87,315 88,316 89,317 90,316 88,313 87,309 86,306 86,303 85,300 84,296 83,293 82,289 82,286 81,283 81,280 81,277 80,273 80,270 80,267 80,264 80,261 81,258 81,255 82,252 82,248 83,245 84,242 85,239 86,236 87,233 88,230 90,227 91,224 93,220 94,217 96,215 98,211 100,208 103,205 105,202 108,199 111,196 114,193 116,189 122,184 128,179 134,174 140,169 146,165 152,162 158,159 164,157 170,156 176,154 182,153 188,153 194,153 200,153 206,155 212,156 219,158 225,161 231,164 238,168 239,167 238,164 237,160 236,157 235,153 234,150 233,146 233,143 232,140 232,137 231,133 231,130 231,127 231,123 231,120 231,117 231,114 231,110 232,107 232,104 233,101 233,97 234,94 235,91 236,88 237,84 238,81 240,78 241,75 243,72 245,68 247,65 248,62 250,59 253,56 255,53 257,50 260,47 263,43 266,40 269,37 273,33 277,30 281,26 285,23 289,20 293,17 297,14 301,12 304,10 309,8 312,6 316,5 321,4 324,2 329,2 333,1 337,1 341,0 345,1 349,1 353,1 357,2 361,3 365,4 370,6 374,7 378,9 383,11 387,14 392,16 396,19 400,22 405,25 410,29 415,32 420,36 424,40 429,44 434,49 439,54 614,229 571,273 403,105 399,102 395,98 392,95 388,92 385,89 381,86 378,83 375,80 371,78 368,76 365,74 362,72 359,70 356,69 353,67 351,66 348,65 345,65 342,64 339,64 337,63 334,63 331,63 329,63 326,63 323,64 321,64 318,65 316,66 313,67 311,68 308,70 306,71 303,73 301,75 298,77 295,79 293,81 290,84 287,86 285,89 282,92 280,95 278,98 275,101 273,104 272,107 270,110 269,114 268,117 266,120 266,123 265,127 264,130 263,134 263,137 263,141 263,144 263,148 264,151 264,155 265,159 266,162 267,166 268,170 270,174 271,177 273,181 275,185 277,189 279,193 282,197 285,201 287,205 291,209 294,213 297,217 301,221 304,225 309,229 462,382">
          <text:p/>
        </draw:polygon>
        <draw:path draw:style-name="gr9" draw:text-style-name="P9" draw:layer="layout" svg:width="0.385cm" svg:height="0.38cm" svg:x="23.652cm" svg:y="20.222cm" svg:viewBox="0 0 386 381" svg:d="M128 272l4 4 4 4 5 3 4 4 4 4 4 3 4 3 5 3 4 3 5 3 4 2 4 3 5 2 4 2 4 2 4 1 5 1 4 2 4 1 5 1h4l4 1h4 4 5l4-1h4l4-2 5-1 4-1 4-1 4-2 4-2 4-2 4-3 4-3 4-3 4-3 4-4 4-3 6-6 5-6 4-5 4-6 4-6 3-6 3-5 2-6 2-6 1-5 1-6 1-6v-5-5-6l-1-5-1-5-1-5-2-5-2-5 49-27 1 3 2 3 1 3 1 3 1 4 1 3 1 4 1 3 1 4 1 4v3l1 4v4 4 4 4 4 4l-1 4v4l-1 5-1 4-1 4-2 5-1 4-2 5-2 5-2 4-2 5-3 5-2 5-4 5-3 5-3 5-4 5-4 5-4 5-5 5-5 5-5 6-12 11-12 10-12 8-12 7-12 6-13 5-12 4-13 2-13 2h-13l-13-3-13-3-13-3-14-6-13-6-14-9-13-9-13-10-14-12-14-13-7-7-7-8-6-7-6-8-6-7-5-7-5-7-5-7-4-7-3-7-3-7-3-7-3-7-2-6-2-8-1-6-1-7-1-6-1-7v-6-7l1-6v-6l1-6 2-6 1-7 2-5 2-6 3-6 3-6 2-6 4-5 3-6 4-5 4-6 4-5 4-5 5-5 4-5 5-5 6-7 7-5 7-6 7-5 6-5 7-4 6-4 7-3 6-3 7-3 7-2 6-2 7-1 7-1 6-1 7-2h6l7 2h6l7 1 6 1 6 2 7 2 6 2 7 2 6 3 6 3 6 3 7 3 6 4 7 5 6 4 6 4 6 5 6 5 6 4 6 6 6 5 6 6 6 6 6 6zM237 95l-9-7-8-6-9-6-9-5-8-5-8-3-8-3-8-2-7-1-8-1h-7l-7 1-8 1-7 2-7 3-6 3-7 4-7 5-7 6-6 6-3 2-2 3-2 2-2 3-2 2-1 3-3 3-1 3-2 3-2 3-1 3-2 3-1 4-2 3-1 3v4l-1 3-1 4v4 4l-1 3v4l1 4v4l1 5v4l1 4 2 4 1 5 2 4 1 5 3 4 2 5 3 5 3 5 3 4 3 5 4 5 4 5 5 4z">
          <text:p/>
        </draw:path>
        <draw:polygon draw:style-name="gr9" draw:text-style-name="P9" draw:layer="layout" svg:width="0.476cm" svg:height="0.437cm" svg:x="23.881cm" svg:y="19.933cm" svg:viewBox="0 0 477 438" draw:points="433,271 266,104 262,100 258,97 254,93 251,90 247,87 244,84 240,81 237,79 234,77 230,75 228,73 224,71 221,69 218,68 215,67 212,65 210,65 206,64 204,63 201,63 198,63 195,63 192,63 190,63 187,64 184,64 181,65 178,66 176,67 173,69 170,70 167,72 164,74 162,75 159,77 156,80 153,82 150,85 147,88 144,91 141,94 138,97 135,100 133,104 130,107 128,110 126,114 124,117 123,121 121,125 120,128 119,132 118,135 117,139 116,143 116,147 115,150 115,154 115,158 115,162 116,166 117,170 117,173 118,177 119,181 121,185 122,189 124,193 126,197 127,201 130,205 132,209 134,213 137,217 140,221 143,225 146,229 150,233 154,237 157,241 310,395 266,438 58,230 57,228 55,227 53,225 51,224 50,222 48,220 46,218 44,216 42,215 41,213 39,211 37,209 35,208 33,206 32,204 30,202 28,201 26,199 25,197 23,196 21,195 20,193 18,191 17,190 15,189 14,187 12,186 11,185 10,184 8,182 7,181 6,180 5,179 4,179 3,178 3,177 2,177 1,176 0,175 42,134 42,135 43,135 44,135 44,136 45,136 46,137 47,138 48,139 49,140 50,141 51,142 52,143 54,144 55,146 56,147 58,148 59,149 60,150 62,152 63,153 65,154 66,156 68,157 69,159 71,160 72,161 74,162 75,164 77,165 78,167 80,168 81,169 82,171 83,172 84,173 86,174 87,175 88,176 89,177 89,176 89,173 88,169 87,166 86,162 85,159 84,155 84,152 83,148 83,145 83,142 82,138 82,135 82,132 82,128 82,125 83,122 83,118 83,115 84,112 85,109 86,105 86,102 87,99 88,95 90,92 91,89 93,86 94,82 96,79 98,76 100,73 102,69 104,66 106,62 110,59 113,56 115,52 118,49 121,45 125,42 129,38 133,34 138,30 142,26 146,23 151,20 155,17 160,14 164,12 168,10 172,8 176,6 181,4 185,3 189,2 193,1 198,1 202,0 206,0 211,0 215,1 219,1 223,2 228,3 232,4 237,6 241,8 246,9 250,12 254,14 259,17 264,20 268,23 273,26 277,30 282,34 287,38 291,42 296,46 301,51 477,227">
          <text:p/>
        </draw:polygon>
        <draw:path draw:style-name="gr9" draw:text-style-name="P9" draw:layer="layout" svg:width="0.381cm" svg:height="0.384cm" svg:x="24.205cm" svg:y="19.664cm" svg:viewBox="0 0 382 385" svg:d="M309 76l13 14 12 13 10 14 9 14 9 13 6 13 6 13 4 13 3 13 1 14v12l-1 13-2 13-4 12-6 12-6 12-7 12-9 12-9 12-11 12-6 5-5 5-6 5-6 5-5 4-6 4-6 3-6 4-6 3-6 3-6 2-6 2-6 2-6 2-6 1-7 1-6 1h-6l-7 1-6-1-6-1h-7l-6-2-7-1-6-2-7-2-6-2-7-3-6-3-7-4-7-3-7-4-7-5-6-5-7-5-7-5-7-6-7-6-7-6-7-8-25-27-19-26-15-27-9-26-5-25 1-26 6-25 11-24 16-24 21-25 6-6 6-6 6-5 6-5 7-4 6-5 6-3 6-4 6-3 6-3 6-3 7-2 6-2 6-2 6-1 6-1 7-1h6 6l7 1h6l6 2 7 1 6 1 6 2 7 3 6 2 6 3 7 3 6 4 7 4 6 4 7 5 6 5 7 5 7 5 7 6 6 7 7 6zM263 122l-6-6-6-6-6-5-6-5-5-5-6-4-5-4-6-4-5-4-5-3-5-3-4-2-5-3-5-2-5-2-4-2-5-2-4-1-4-1-5-1h-4l-4-1h-4l-4 1h-4l-4 1-3 1-4 1-4 2-3 2-4 2-4 1-3 2-4 3-3 2-3 3-4 2-3 4-4 2-3 4-3 3-3 4-3 3-3 3-3 4-2 4-3 3-2 4-1 4-2 3-2 4-1 4-1 3-1 4-1 4-1 4v4 5 4l1 4v5l1 4 2 4 1 5 1 5 2 4 2 5 3 5 2 5 3 5 3 5 4 5 4 5 4 5 4 6 5 5 5 6 5 6 5 6 6 6 6 6 6 5 6 6 6 4 6 5 5 5 6 4 5 3 5 4 6 3 5 3 5 2 4 3 5 2 5 2 4 1 5 2 4 1 5 1h4l4 1h4 5 3l4-1h4l4-1 4-1 4-1 3-2 4-2 3-1 3-3 4-2 3-2 4-2 3-3 3-3 3-2 3-3 3-3 3-4 3-3 3-4 3-3 2-4 3-3 2-4 2-4 2-3 1-4 2-4 1-4 1-4 1-3v-4l1-5v-4l-1-4v-4-5l-1-4-2-4-1-5-2-5-1-4-3-5-2-5-3-5-2-5-3-5-4-5-4-6-4-5-4-6-5-5-5-6-6-6-5-6z">
          <text:p/>
        </draw:path>
        <draw:path draw:style-name="gr9" draw:text-style-name="P9" draw:layer="layout" svg:width="0.436cm" svg:height="0.539cm" svg:x="24.435cm" svg:y="19.381cm" svg:viewBox="0 0 437 540" svg:d="M356 79l6 6 6 6 6 6 5 6 5 6 5 6 5 6 4 7 4 6 5 6 4 6 3 6 4 6 3 6 3 6 2 6 3 6 2 6 1 6 2 6 1 5 1 6 1 6v6 6 6l-1 6-1 6-1 5-1 6-2 6-2 6-3 6-3 5-3 6-4 5-4 7-5 6-5 5-5 5-5 6-6 5-6 5-6 4-6 4-6 4-6 3-6 3-7 3-6 2-6 2-7 1-7 1-6 1h-7l-7-1-6-1-7-1-7-2-8-3-1 2h1v1h1l1 1h1v1l1 1h1l1 1v1l2 1 1 1 1 1 1 1 1 1 1 1 1 1 1 1 1 2 2 1 1 1 1 1 2 2 1 1 1 1 2 2 1 1 2 2 1 1 2 1 1 2 2 1 1 1 2 2 1 1 1 2 2 1 103 103-44 44-314-314-2-2-2-2-2-2-2-2-2-2-2-1-1-2-2-2-2-2-2-1-2-2-1-2-2-1-2-2-1-2-2-1-2-2-1-1-1-2-2-1-2-1-1-2-1-1-2-1-1-1-1-2-1-1-2-1-1-1-1-1-1-1-1-1h-1l-1-1v-1l-1-1h-1l-1-1-1-1 43-42 1 1 1 1h1l1 1v1l1 1h1l1 1 2 1 1 1 1 1 1 1 1 1 1 1 2 1 1 1 1 2 1 1 2 1 1 1 2 1 1 2 2 1 1 1 1 2 2 1 1 1 2 2 1 1 1 1 2 2 1 1 2 1 1 1 1 2 1 1 2-1-2-4-1-4-1-3-1-4-1-3v-4l-1-3-1-4v-3-3-4-3-3-4-3-3l1-3 1-4v-3l1-3 1-3 1-3 1-3 1-3 2-3 1-3 2-3 1-3 2-3 2-3 2-3 2-3 2-3 3-3 2-3 3-4 2-2 3-4 3-3 3-3 5-5 6-5 6-4 6-5 6-3 5-4 6-3 5-2 6-3 6-2 6-1 5-2 6-1 5-1h6 6 6l6 1 5 1 6 1 6 1 6 2 6 2 6 2 5 2 6 3 6 3 6 4 6 3 6 4 6 4 6 5 6 4 6 5 6 5 6 5 6 5 6 6 6 5zM311 126l-4-4-5-5-5-4-5-5-5-4-4-4-5-4-4-3-5-4-4-3-4-3-5-3-4-3-4-2-5-2-4-2-4-2-4-2-4-2-4-1-5-1-4-1-3-1h-4-4-4-4-4l-4 1-4 1-3 1-4 2-4 1-3 2-4 3-4 2-3 3-4 3-4 3-3 4-3 2-4 3-2 3-3 4-2 3-3 3-2 3-2 3-2 4-2 3-1 3-2 4-1 4-1 3-1 4v4l-1 4v4 4l1 4v5l1 4 1 5 1 4 2 5 2 5 2 5 2 5 3 5 3 5 3 5 3 6 5 5 4 6 5 6 5 6 6 6 5 6 6 7 7 6 5 6 6 5 5 4 6 5 5 5 5 4 5 5 5 3 5 4 5 3 4 3 5 2 5 3 4 2 5 2 4 1 5 2 4 1 4 1 4 1h5 4 4 4 4l4-1h4l3-2 4-1 4-1 3-2 4-2 4-2 3-2 4-3 3-2 4-3 3-3 4-3 3-3 4-5 3-4 3-3 2-4 3-4 2-4 2-3 2-4 1-4 1-3 1-4 1-4v-4-4-4-4-4l-1-4-1-4-1-4-1-5-2-4-2-4-1-4-3-4-2-5-2-4-3-5-3-4-3-4-4-5-3-4-4-5-4-4-4-5-4-5-5-5-4-5-5-4z">
          <text:p/>
        </draw:path>
        <draw:polygon draw:style-name="gr9" draw:text-style-name="P9" draw:layer="layout" svg:width="0.403cm" svg:height="0.343cm" svg:x="24.674cm" svg:y="19.168cm" svg:viewBox="0 0 404 344" draw:points="404,269 403,271 401,274 400,276 398,279 397,281 395,284 393,286 391,289 390,291 388,293 386,296 384,298 382,301 380,303 378,306 376,308 373,311 371,314 368,316 366,319 355,328 344,335 334,340 323,343 311,344 300,341 289,338 277,331 265,323 253,312 77,135 46,166 14,133 46,101 0,29 29,0 89,59 138,11 170,42 121,91 288,259 292,262 295,265 299,268 302,271 306,273 309,275 312,277 315,278 318,279 321,279 324,279 326,279 329,278 332,278 335,276 338,275 341,273 344,271 347,268 350,265 351,264 352,262 354,261 355,260 356,259 357,257 358,256 359,255 360,253 361,252 362,250 363,249 364,248 365,246 366,244 367,243 368,241 369,240 371,238 372,236">
          <text:p/>
        </draw:polygon>
        <draw:path draw:style-name="gr9" draw:text-style-name="P9" draw:layer="layout" svg:width="0.385cm" svg:height="0.379cm" svg:x="24.901cm" svg:y="18.974cm" svg:viewBox="0 0 386 380" svg:d="M127 271l4 4 4 4 4 4 4 4 4 3 5 3 4 4 4 3 4 3 5 2 4 3 4 2 5 2 4 2 5 2 4 1 4 2 5 1 4 1 4 1 4 1h5 4 4 4l4-1h5l4-1 4-1 4-1 5-2 3-2 5-2 4-2 4-2 4-3 4-3 4-4 4-3 4-4 5-6 5-5 5-6 4-6 5-5 3-6 2-6 3-5 1-6 2-6 1-5v-6l1-6v-5l-1-5v-6l-2-4-1-5-2-5-2-5 50-28 1 3 1 4 1 3 1 3 2 3 1 4 1 3v4l1 4 1 3 1 4v3l1 4v4 4 4 4l-1 4v5l-1 4-1 4-1 4-1 5-1 4-2 5-1 4-2 5-2 5-3 5-2 5-3 4-3 5-3 5-4 5-4 5-4 5-4 5-4 6-5 5-6 5-12 11-12 10-12 8-13 8-12 6-12 5-13 3-13 2-12 2h-13l-13-2-14-3-13-4-13-5-14-7-13-8-14-9-13-11-14-11-13-14-8-7-7-7-6-8-6-7-5-7-6-7-4-7-4-8-4-6-4-7-3-8-3-7-2-6-2-7-2-7-2-7-1-6-1-7v-6-7-6-7l1-6 1-6 1-6 2-6 2-6 2-6 2-7 3-6 3-5 3-6 3-5 4-6 4-5 4-5 4-6 4-5 5-4 5-5 6-7 7-6 6-5 7-6 6-4 7-5 7-3 6-4 7-3 7-2 6-2 7-2 6-2 7-1 6-1h7 6 7l6 1 7 1 7 1 6 2 6 1 7 2 6 3 7 2 6 3 6 3 6 4 7 4 6 4 6 4 6 5 6 4 7 5 6 5 6 5 6 6 6 6 6 5 6 6zM236 94l-9-7-9-7-9-6-8-5-8-4-8-4-9-2-7-3-8-1-7-1h-8l-7 1-7 1-7 3-7 2-7 4-7 4-7 5-6 5-7 7-2 2-2 2-2 2-2 3-2 3-2 3-2 2-2 3-2 3-1 4-2 3-2 4-1 3-1 3-1 4-1 3-1 4v3l-1 4v4 4 4 4 4l1 4 1 4 1 5 1 4 2 5 1 4 2 4 2 5 2 5 3 4 3 5 3 5 4 5 4 4 4 5 5 5z">
          <text:p/>
        </draw:path>
        <draw:polygon draw:style-name="gr9" draw:text-style-name="P9" draw:layer="layout" svg:width="0.309cm" svg:height="0.389cm" svg:x="25.13cm" svg:y="18.733cm" svg:viewBox="0 0 310 390" draw:points="265,390 63,188 61,186 59,185 58,183 56,181 54,180 53,178 51,176 49,175 47,173 45,171 44,169 42,168 41,166 39,164 37,163 35,161 33,159 32,158 30,156 29,155 27,153 25,152 24,150 22,149 20,147 19,146 18,144 16,143 14,141 13,140 12,139 10,137 9,136 7,135 6,133 5,131 4,130 2,129 1,128 0,127 41,85 42,86 44,88 45,89 46,90 48,91 49,92 50,94 52,95 53,96 55,98 56,99 58,101 59,102 61,103 62,104 64,106 65,107 67,109 68,110 70,112 72,113 73,115 75,116 76,118 78,119 79,120 81,122 82,123 84,125 85,126 86,127 88,128 89,130 90,131 92,132 93,133 94,135 95,136 96,137 97,138 98,137 96,132 94,128 92,125 90,121 89,118 87,114 86,110 84,107 83,104 82,101 80,97 80,94 79,91 78,88 77,85 77,82 77,78 76,76 76,73 76,70 76,67 76,64 76,61 77,59 77,56 78,53 79,50 80,48 81,45 82,42 83,40 85,37 86,34 88,31 90,29 92,26 94,23 97,21 99,18 102,15 103,14 104,13 105,12 106,11 107,10 109,9 110,8 111,7 112,6 113,6 114,5 115,4 116,4 117,3 118,2 119,1 120,1 121,0 122,0 162,40 161,41 160,41 159,42 158,43 157,43 155,45 154,45 153,46 152,47 150,48 149,49 148,51 146,52 145,53 144,54 142,55 141,57 139,58 138,59 137,61 134,64 131,67 128,70 126,73 124,77 122,80 121,83 120,86 119,90 117,94 117,97 116,101 116,104 116,108 116,111 116,115 117,119 117,122 118,126 119,130 120,133 122,138 123,142 125,146 127,150 129,153 131,157 133,161 135,165 138,169 141,173 144,177 147,181 150,185 153,189 157,193 160,197 164,201 168,205 171,209 310,346">
          <text:p/>
        </draw:polygon>
        <draw:path draw:style-name="gr9" draw:text-style-name="P9" draw:layer="layout" svg:width="0.464cm" svg:height="0.402cm" svg:x="25.338cm" svg:y="18.531cm" svg:viewBox="0 0 465 403" svg:d="M294 364l-8 8-8 7-8 6-8 5-8 4-8 3-8 3-8 2-8 1h-8-9l-8-2-8-2-8-2-7-4-8-4-7-5-8-5-8-6-7-7-5-6-5-5-4-5-4-5-3-5-3-6-3-5-2-5-2-6-2-5-1-5-1-5-1-6v-5-5-5-6l1-5 1-5 1-5 1-5 2-5 2-5 1-5 3-5 2-5 3-5 3-5 3-5 3-4 4-5 3-5 4-5 3-5 4-4 4-5 3-4 4-5 5-4 3-4 59-62-14-14-4-3-3-3-3-3-4-3-3-2-2-2-4-3-3-2-3-2-3-1-3-2-2-1-4-1-2-1-3-1-3-1-3-1h-3-3-3-3-2-3l-3 1-3 1h-3l-3 1-2 1-3 2-3 1-2 2-3 1-3 2-3 2-3 2-3 2-2 3-3 2-3 3-3 3-2 2-3 3-2 2-2 3-3 2-2 3-2 2-2 3-1 2-2 2-1 3-2 3-2 3-1 2-1 3-1 2-1 2-1 3-1 2v3l-1 2v3 2 3 2 3 2 3l1 2 1 3v3l1 2 1 3 2 2 1 3 1 3 2 2 2 3 2 3 2 3-50 41-3-3-2-4-2-4-2-4-3-3-1-4-2-4-1-4-2-4-1-4-1-3-1-5-1-4-1-4v-4l-1-4v-4-5l1-4v-5l1-4 1-4 1-5 1-4 2-5 2-5 2-4 2-6 3-5 2-4 3-5 3-5 4-5 3-5 4-5 4-6 5-5 4-5 5-5 6-6 10-9 9-9 10-7 10-7 10-6 10-4 9-4 10-3 10-2h9l10-1 9 1 10 2 9 3 9 3 9 5 9 5 9 7 9 7 8 8 115 115 4 3 3 4 4 3 3 3 4 3 4 2 3 2 3 1 3 2 3 1 3 1h3 3 3l3-1 3-1 3-2 3-2 3-2 3-3 1-1 1-1v-1l1-1h1v-1l1-1 1-1v-1h1l1-1v-1l1-1v-1h1v-1l1-1 1-1v-1l27 28-1 2-1 1-2 3-1 2-1 1-1 3-2 1-1 2-2 2-1 2-2 2-1 1-2 2-1 2-2 2-2 2-1 2-2 1-2 3-2 1-2 3-3 2-2 2-2 2-3 2-2 2-3 1-2 2-3 1-2 2-2 1h-3l-2 1-3 1h-2l-3 1h-2-3-2-3-2l-3-1h-2l-3-1-2-1-2-1-3-1-2-1-3-1-3-1-3-2-3-1-2-2-3-2-3-2-3-1-2-3-3-2-3-2-3-3-1 2 1 4 1 4 1 3 1 4 1 4v4l1 4 1 4v4 3l1 4v4 4 3 4 3l-1 4v4l-1 4-1 3v4l-1 4-1 3-2 4-1 4-2 3-1 4-2 4-2 3-2 4-2 3-3 4-2 4-3 3-2 4-3 4-3 3-4 4-3 4zM271 322l4-5 4-4 4-4 3-5 3-4 3-5 2-4 2-4 3-5 1-5 2-4 1-5 1-5 1-4 1-5v-4l1-5v-5-4-4l-1-5v-4l-1-4-1-5-1-4-1-4-1-4-2-4-1-4-2-4-2-4-2-3-2-4-2-3-2-4-2-3-2-3-3-3-2-3-3-2-22-22-47 49-3 3-3 4-3 3-3 3-2 4-3 3-3 3-2 4-3 3-3 3-2 3-2 4-2 3-3 3-1 4-2 3-2 4-1 3-1 3-1 4-1 3v3l-1 4-1 4v3 3l1 4v3l1 4 1 3 1 4 1 3 1 4 2 3 2 4 3 3 2 4 3 3 3 4 4 3 4 4 5 4 4 3 4 3 5 2 4 2 5 2 4 1 5 1h5 4l5-1 4-1 5-1 4-3 5-2 4-2 5-4 4-4z">
          <text:p/>
        </draw:path>
        <draw:polygon draw:style-name="gr9" draw:text-style-name="P9" draw:layer="layout" svg:width="0.39cm" svg:height="0.39cm" svg:x="27.919cm" svg:y="20.052cm" svg:viewBox="0 0 391 391" draw:points="345,391 0,47 47,0 391,344">
          <text:p/>
        </draw:polygon>
        <draw:polygon draw:style-name="gr9" draw:text-style-name="P9" draw:layer="layout" svg:width="0.39cm" svg:height="0.393cm" svg:x="28.155cm" svg:y="19.9cm" svg:viewBox="0 0 391 394" draw:points="360,145 364,149 367,153 370,157 373,161 376,165 378,169 380,173 382,177 384,181 386,186 387,190 388,194 389,199 390,203 391,208 391,212 391,217 391,222 390,226 389,231 388,236 387,240 386,245 385,250 383,255 381,260 379,265 376,270 374,275 371,280 368,285 365,291 361,296 357,301 353,306 350,311 345,316 340,321 336,326 331,331 326,335 322,340 317,344 313,348 308,352 303,356 299,359 295,363 290,366 286,369 281,372 277,374 273,377 268,379 264,382 260,383 255,385 251,387 247,388 242,390 238,391 234,392 229,393 225,393 220,394 216,394 212,394 207,394 203,393 199,393 194,392 189,391 185,389 181,388 176,387 171,385 167,382 163,380 158,378 153,375 184,329 190,332 195,334 201,336 206,338 212,338 217,339 223,339 228,339 234,338 239,337 244,335 250,333 256,330 261,327 267,323 273,319 279,314 285,309 291,304 297,298 300,295 303,292 305,289 308,285 310,283 313,280 315,277 317,275 319,272 321,269 323,266 325,264 327,261 328,258 330,255 331,253 332,250 333,247 334,245 335,242 336,239 336,237 337,234 337,231 337,229 337,226 337,224 337,221 336,219 335,216 335,213 334,211 333,209 332,206 330,204 329,201 327,199 325,196 323,194 321,192 318,189 316,187 314,185 311,183 309,182 306,181 303,180 301,179 298,178 296,177 293,177 290,177 288,177 285,177 282,177 279,177 276,178 273,179 270,179 267,180 264,181 261,182 258,184 255,185 251,187 248,188 244,190 241,192 238,194 234,196 230,198 227,200 223,202 219,204 215,207 211,209 207,211 203,214 199,216 194,218 190,221 186,223 182,225 178,228 174,230 170,232 166,234 162,236 158,239 153,241 150,243 145,245 141,246 137,248 133,250 129,251 125,252 120,254 116,255 112,255 108,256 104,257 99,257 95,257 91,257 87,257 83,257 79,257 75,256 71,255 67,254 63,252 59,251 55,249 51,247 46,244 42,241 39,239 35,235 31,231 24,224 18,217 13,209 9,201 5,193 3,185 1,177 0,168 1,160 1,151 3,142 6,133 10,124 14,114 19,105 25,96 32,86 40,77 49,67 59,57 67,49 76,41 85,34 93,28 102,22 110,17 119,12 127,9 135,6 143,3 151,1 159,0 168,0 176,1 184,2 192,4 201,7 209,10 217,15 225,20 190,64 188,62 186,61 183,60 180,59 178,58 175,57 173,56 170,56 168,55 165,55 163,55 160,55 158,55 155,55 152,55 150,55 147,56 145,56 143,57 140,58 138,59 135,60 132,61 130,62 127,63 125,65 122,66 120,67 117,69 115,71 113,72 110,74 108,76 105,78 103,80 101,82 98,84 96,86 94,88 92,90 86,96 81,102 76,107 72,113 68,118 65,124 62,128 60,133 58,138 57,143 56,148 56,152 56,156 56,161 57,165 59,169 61,173 64,177 67,181 70,185 72,186 74,188 77,190 79,192 81,193 84,194 86,195 88,196 91,197 93,197 96,197 98,198 101,198 103,197 105,197 108,197 111,196 114,196 116,195 119,194 122,193 125,192 128,191 131,189 134,188 137,187 140,185 144,183 147,182 150,180 153,178 157,176 161,174 164,171 168,169 171,167 175,165 179,163 183,161 187,158 189,157 192,155 194,154 197,152 200,150 202,149 205,147 208,146 211,144 214,143 217,141 219,139 222,138 225,137 228,135 231,134 234,132 236,131 240,130 242,129 245,127 248,126 251,125 254,124 257,123 260,122 263,121 266,121 269,120 272,119 275,119 278,118 281,118 284,117 287,117 290,116 292,116 296,116 298,116 302,117 304,117 307,118 310,118 313,119 316,119 319,120 322,121 325,122 328,124 331,125 334,126 337,128 340,130 343,131 346,133 349,136 351,138 354,140 357,143">
          <text:p/>
        </draw:polygon>
        <draw:path draw:style-name="gr9" draw:text-style-name="P9" draw:layer="layout" svg:width="0.381cm" svg:height="0.383cm" svg:x="28.421cm" svg:y="19.637cm" svg:viewBox="0 0 382 384" svg:d="M308 75l13 14 12 14 11 14 10 13 8 14 7 13 5 13 4 13 3 13 1 13v13l-1 13-2 12-4 13-5 12-6 12-7 12-9 12-11 12-11 11-5 6-6 5-6 5-5 4-6 4-6 4-6 4-5 3-6 4-6 2-6 3-6 2-6 2-6 2-7 1-6 1-6 1h-7-6-6l-7-1-6-1-7-1-6-1-7-2-6-2-7-3-6-2-7-4-7-3-7-4-6-4-7-4-7-5-7-5-6-6-7-5-8-7-6-6-7-7-25-27-20-27-14-26-10-26-4-26 1-25 5-25 11-24 17-25 20-24 7-6 6-6 6-5 6-5 6-5 6-4 6-4 6-3 7-4 6-2 6-3 6-2 6-3 7-1 6-1 6-1 6-1h6 7l6 1h6l7 1 6 1 6 2 7 2 6 2 6 3 7 3 6 3 7 4 6 4 7 4 6 4 7 5 7 5 6 6 7 6 7 6 7 6zM262 122l-6-6-6-6-5-5-6-5-6-5-5-5-6-4-5-4-5-4-5-3-5-3-5-3-5-2-4-2-5-2-4-2-5-1-5-2h-4l-4-1-4-1h-4-4-4l-4 1h-4l-4 1-3 1-4 2-4 2-3 1-4 2-3 2-4 2-4 3-3 2-3 3-4 3-3 3-3 3-4 5-3 3-3 4-2 3-3 4-3 3-2 4-2 4-2 3-2 4-1 4-2 3-1 4-1 4-1 4v4 4 4 5 4l1 4 1 5 1 4 1 4 2 5 2 5 2 5 2 5 3 4 3 5 3 5 3 6 4 5 4 5 4 6 5 5 5 6 5 5 6 6 6 6 6 6 6 6 6 5 6 5 5 5 6 5 5 3 6 4 5 4 5 3 5 2 5 3 5 2 5 2 4 2 5 2 5 1 4 1 4 2h5l4 1h4 4l4-1h4l4-1 4-1 3-1 4-1 3-1 4-2 3-2 4-2 4-2 3-2 3-2 3-3 3-3 3-2 4-3 3-4 3-3 3-4 3-3 2-4 3-3 2-4 2-3 3-4 1-4 2-3 1-4 2-4 1-4v-4l1-4v-4-4-4-4l-1-5-1-4-1-5-1-4-2-5-2-5-2-4-2-5-3-5-3-5-3-5-4-6-4-5-3-5-5-6-5-5-5-6-5-6-6-6z">
          <text:p/>
        </draw:path>
        <draw:path draw:style-name="gr9" draw:text-style-name="P9" draw:layer="layout" svg:width="0.436cm" svg:height="0.539cm" svg:x="28.651cm" svg:y="19.354cm" svg:viewBox="0 0 437 540" svg:d="M356 79l6 6 5 6 6 6 5 6 5 6 5 6 5 6 5 6 4 6 4 6 4 7 4 6 3 6 4 6 2 6 3 6 2 6 2 6 2 5 2 6 1 6 1 6v6l1 6v6l-1 6v6l-1 6-1 5-2 6-2 6-2 5-3 6-2 6-4 6-3 6-5 6-4 5-5 6-5 5-6 6-6 5-5 4-6 5-6 4-6 4-7 3-6 3-7 3-6 2-7 2-7 1-6 1h-7-6-7l-7-1-7-2-7-1-7-3-1 1v1h1 1v1h1v1l1 1v1h1l1 1 1 1 1 1 1 1 1 1 1 1 1 1 1 1 2 1 1 1 1 1 1 2 2 1 1 1 1 1 2 2 1 1 2 1 1 2 1 1 2 2 1 1 2 1 1 2 1 1 2 2 1 1 2 1 1 2 104 103-44 44-314-315-2-1-2-2-2-2-1-2-2-2-2-2-2-1-2-2-1-2-2-2-2-1-2-2-2-2-1-1-2-2-1-1-2-2-1-1-2-2-1-1-2-2-1-1-2-1-1-1-2-2-1-1-1-1-1-1-1-1-1-1-1-1-1-1-1-1-1-1h-1l-1-1h-1v-1h-1v-1l42-42h1v1h1l1 1h1v1h1l1 1 1 1 1 1 1 1 1 1 1 1 1 1 1 1 2 1 1 1 1 1 2 1 1 1 1 2 2 1 1 1 1 1 2 2 1 1 2 1 1 2 2 1 1 1 2 2 1 1 1 1 2 1 1 2 1 1 2 1 1 2 1-1-1-4-1-4-1-3-1-4-1-4-1-3v-3l-1-4v-3l-1-4v-3-3-4-3l1-3v-3l1-4v-3l1-3 1-3 1-3v-3l1-4 2-2 1-4 2-3 1-3 2-3 2-3 1-2 3-4 2-2 2-4 2-3 3-3 2-3 3-3 3-3 3-3 2-3 6-5 6-5 5-5 6-4 5-4 6-3 5-3 6-3 6-2 5-2 6-2 5-1 6-1 6-1h6 5 6l6 1h6l6 1 5 2 6 2 6 1 6 3 6 2 6 3 6 3 6 3 6 4 6 4 6 4 6 4 6 5 6 5 6 4 6 6 6 5 6 6 7 5zM310 126l-5-4-5-5-5-5-4-4-5-4-5-4-4-4-5-3-4-4-4-3-5-3-4-3-4-3-5-2-4-3-4-2-4-2-5-1-4-2-4-1-4-1-4-1-4-1h-4-4-4-4-4l-3 1-4 1-4 1-3 2-4 1-4 2-4 2-3 3-4 3-4 2-3 3-4 4-2 3-3 3-3 3-3 3-2 3-2 3-2 4-2 3-2 3-2 4-2 3-1 4-1 3-2 4v4l-1 4v4 4 4 4l1 4v5l2 4 1 5 1 5 2 4 3 5 2 5 3 6 2 5 4 5 3 5 4 6 4 6 5 5 5 6 5 7 6 6 6 6 6 7 6 5 5 5 6 5 5 6 5 4 5 5 5 4 5 3 5 4 5 2 5 3 5 3 4 2 5 2 4 2 5 2 4 1 5 2 4 1h4l4 1h4 4 4l4-1h4l4-1 4-1 4-1 3-1 4-2 4-2 3-2 4-2 3-3 4-3 3-2 5-3 3-3 4-4 3-3 3-4 3-3 3-5 3-4 2-4 1-4 2-3 2-4 1-4 1-4v-4l1-4v-3-4-5l-1-3v-4l-1-5-1-3-2-5-1-4-2-4-2-4-2-5-2-4-3-4-3-5-3-4-3-4-3-5-4-5-5-4-3-5-5-4-4-5-4-5-5-5-4-5z">
          <text:p/>
        </draw:path>
        <draw:path draw:style-name="gr9" draw:text-style-name="P9" draw:layer="layout" svg:width="0.381cm" svg:height="0.383cm" svg:x="28.976cm" svg:y="19.082cm" svg:viewBox="0 0 382 384" svg:d="M309 75l13 14 12 13 11 14 9 13 8 14 7 13 5 13 4 13 3 13 1 13v13l-1 13-3 12-3 13-5 13-6 12-7 12-9 12-10 12-11 12-5 5-6 5-5 5-6 4-6 4-6 4-6 4-5 3-6 4-6 2-6 3-6 2-7 2-6 2-6 1-6 1-6 1h-7-6-6l-7-1-6-1-7-1-6-1-7-2-7-2-7-3-7-2-6-4-7-3-7-4-6-4-7-4-7-5-7-5-6-6-8-5-7-7-6-6-7-7-25-27-20-28-14-26-10-26-4-26 1-25 5-25 11-24 16-24 21-24 7-6 6-6 6-5 6-5 6-5 6-4 6-4 7-3 6-4 6-2 6-3 6-2 6-2 7-2 6-1 6-1 6-1h6 8l6 1h6l6 1 7 1 6 2 7 2 6 2 6 3 7 3 6 3 7 4 6 4 7 4 6 5 7 4 6 5 7 6 7 6 7 6 7 6zM263 121l-6-6-6-6-6-5-6-5-5-5-5-4-6-5-5-3-5-4-5-3-5-3-5-3-5-2-4-2-5-2-5-2-4-1-6-1-4-1-4-1-4-1h-4-5-3l-4 1h-4l-4 2-4 1-3 1-4 2-4 2-3 1-4 2-3 3-4 2-3 2-3 3-4 3-3 3-4 3-3 4-3 3-3 4-3 3-2 4-2 3-3 4-2 4-2 3-2 4-1 4-2 3-1 4-1 4-1 4v4 4 4 5 4l1 4 1 5 1 4 1 5 2 4 2 5 2 5 2 5 3 5 3 5 3 4 3 6 4 5 4 5 4 6 5 5 5 6 5 6 6 6 6 6 6 6 6 6 6 5 5 5 6 5 6 5 5 3 6 4 5 4 6 3 5 3 5 2 5 2 5 3 4 1 5 2 4 2 5 1 4 1h5l4 1h4 4l4-1h4l4-1h4l3-1 4-2 4-1 3-2 3-2 4-2 3-2 4-2 3-2 3-3 3-3 3-2 3-3 4-4 3-3 3-3 2-4 3-4 3-3 2-4 2-3 2-4 2-4 2-3 1-5 1-4 2-4v-4l1-4v-4-4-4-4l-1-5-1-4-1-4-1-5-2-5-2-5-2-4-2-5-3-5-3-5-3-5-4-6-4-5-4-5-4-6-5-5-5-6-5-6-6-6z">
          <text:p/>
        </draw:path>
        <draw:path draw:style-name="gr9" draw:text-style-name="P9" draw:layer="layout" svg:width="0.436cm" svg:height="0.533cm" svg:x="29.247cm" svg:y="18.663cm" svg:viewBox="0 0 437 534" svg:d="M349 364l2 7 2 7 2 7 1 7v7 7 7l-1 7-1 6-1 6-2 6-3 7-2 6-4 6-3 6-4 6-5 6-5 6-5 6-6 6-10 9-10 8-11 7-10 6-11 5-11 3-11 3h-11-11l-11-1-12-3-12-4-12-4-13-7-12-7-13-8-12-10-14-11-13-11-13-14-26-27-20-26-16-26-11-25-7-23-1-23 3-23 7-21 12-22 18-19 6-6 6-6 6-5 6-4 6-4 6-4 6-3 6-3 6-2 6-3 7-1 6-1 6-1h7 7 7l6 1 7 1 7 2 7 2h1l-1-1-1-1v-1h-1l-1-1-1-1-1-1h-1l-1-2-1-1-1-1-1-1-1-1-1-1-1-1-1-1-2-1-1-1-1-1-1-2-1-1-1-1-1-1-2-1-1-1-1-1-1-1-1-1-1-1-1-1-1-1-1-1-1-1v-1h-1l-1-1v-1h-1l-102-103 44-43 308 308 2 2 1 1 2 2 2 2 2 2 2 2 2 1 2 3 1 1 2 2 2 2 2 1 1 2 2 1 2 2 1 2 2 1 2 2 1 1 1 2 2 1 2 1 1 2 1 1 2 1 1 1 1 1 1 2 2 1 1 1 1 1h1l1 1 1 1v1l1 1h1l1 1 1 1-42 41h-1l-1-1h-1l-1-1-1-1-1-1-1-1h-1l-1-1-1-1-1-1-1-1-1-1-2-1-1-1-1-1-1-1-1-1-2-1-1-1-1-1-1-2-1-1-2-1-1-1-1-1-2-1-1-2-2-1-1-1-1-2-1-1-2-1-1-1-1-2-2-1-1-1-1-2zM125 407l5 5 6 5 5 5 5 5 5 4 5 4 5 5 5 3 5 4 4 3 5 3 5 3 5 3 4 2 4 3 5 1 4 2 4 2 4 1 5 1 3 1 4 1h4l4 1h4l4-1h3l4-1 3-1 4-1 4-1 3-1 4-2 3-2 3-2 4-3 3-2 4-3 3-3 3-3 4-4 3-3 3-4 3-3 2-4 3-3 2-4 2-4 2-4 1-3 2-4 1-4 1-4 1-4v-4l1-4v-4l-1-4v-4l-1-4-1-5-1-4-1-5-1-4-2-5-2-5-3-4-2-5-3-5-3-5-3-5-4-5-3-5-5-6-4-5-5-5-4-6-6-6-5-5-6-6-5-6-6-5-5-6-6-4-5-5-5-4-5-4-5-3-5-4-5-3-4-2-5-3-5-3-4-2-6-2-4-1-5-2-4-1-4-1-5-1h-4-4-4-4-4l-4 1-4 1-3 1-4 1-4 2-3 1-4 2-4 2-3 2-4 3-3 2-4 3-3 3-4 3-3 3-3 4-3 3-3 3-2 3-3 4-2 4-2 3-2 4-1 3-1 4-1 3-1 4-1 3-1 4v4 3 4l1 4v4l1 4 1 4 1 4 2 5 2 4 2 4 2 5 2 4 3 5 3 4 3 5 3 5 4 5 4 5 3 5 5 5 5 5 4 5 5 6 5 5z">
          <text:p/>
        </draw:path>
        <draw:path draw:style-name="gr9" draw:text-style-name="P9" draw:layer="layout" svg:width="0.464cm" svg:height="0.402cm" svg:x="29.527cm" svg:y="18.531cm" svg:viewBox="0 0 465 403" svg:d="M294 364l-9 8-7 7-8 6-9 5-8 4-8 3-8 3-8 2-8 1h-8-8l-9-2-7-2-8-2-8-4-8-4-7-5-8-5-7-6-8-7-5-6-4-5-5-5-4-5-3-5-3-6-3-5-2-5-2-6-2-5-1-5-1-5-1-6v-5-5-5-6l1-5 1-5 1-5 1-5 2-5 2-5 2-5 2-5 3-5 2-5 3-5 3-5 3-4 4-5 3-5 4-5 3-5 4-4 4-5 4-4 4-5 4-4 4-4 58-62-14-14-3-3-4-3-3-3-3-3-3-2-3-2-3-3-3-2-3-2-4-1-2-2-3-1-3-1-3-1-3-1-3-1-3-1h-3-3-3-2-3-3l-3 1-3 1h-2l-3 1-3 1-3 2-2 1-3 2-3 1-3 2-3 2-3 2-2 2-3 3-3 2-3 3-3 3-2 2-3 3-2 2-2 3-2 2-2 3-2 2-2 3-2 2-2 2-1 3-2 3-1 3-1 2-2 3-1 2-1 2-1 3v2l-1 3v2l-1 3v2 3 2 3 2l1 3v2l1 3 1 3v2l1 3 2 2 1 3 2 3 1 2 2 3 2 3 2 3-50 41-2-3-3-4-2-4-2-4-2-3-2-4-2-4-1-4-2-4-1-4-1-3-1-5-1-4-1-4v-4-4-4-5-4l1-5v-4l1-4 2-5 1-4 1-5 2-5 2-4 2-6 3-5 2-4 3-5 3-5 4-5 3-5 4-5 4-6 5-5 5-5 5-5 5-6 10-9 10-9 9-7 10-7 10-6 10-4 10-4 9-3 10-2h10l9-1 9 1 10 2 9 3 9 3 9 5 9 5 9 7 9 7 8 8 115 115 4 3 4 4 3 3 4 3 3 3 4 2 3 2 3 1 4 2 2 1 4 1h2 3 3l3-1 3-1 3-2 3-2 3-2 3-3 1-1 1-1 1-1v-1h1l1-1v-1l1-1v-1h1l1-1 1-1v-1l1-1 1-1v-1l1-1v-1l28 28-2 2-1 1-1 3-1 2-2 1-1 3-2 1-1 2-1 2-2 2-1 2-2 1-1 2-2 2-2 2-1 2-2 2-2 1-1 3-2 1-3 3-2 2-3 2-2 2-3 2-2 2-3 1-2 2-2 1-3 2-2 1h-3l-2 1-3 1h-2l-3 1h-2-3-2-2-3l-2-1h-3l-2-1-3-1-2-1-3-1-2-1-3-1-2-1-3-2-2-1-3-2-3-2-3-2-2-1-3-3-3-2-4-2-2-3-2 2 2 4v4l1 3 1 4 1 4 2 4v4l1 4v4l1 3v4 4 4 3 4 3 4l-1 4v4l-1 3-2 4-1 4-1 3-2 4-1 4-2 3-1 4-2 4-2 3-2 4-2 3-2 4-3 4-2 3-3 4-3 4-3 3-3 4-4 4zM271 322l3-5 4-4 4-4 3-5 3-4 3-5 3-4 2-4 2-5 2-5 1-4 1-5 1-5 1-4 1-5 1-4v-5-5-4-4-5l-1-4-1-4-1-5-1-4-1-4-1-4-1-4-2-4-2-4-1-4-2-3-2-4-2-3-3-4-2-3-2-3-3-3-2-3-3-2-21-22-47 49-4 3-2 4-4 3-2 3-3 4-3 3-3 3-2 4-3 3-3 3-2 3-2 4-2 3-2 3-2 4-2 3-1 4-1 3-2 3-1 4-1 3v3l-1 4v4 3 3 4 3l1 4 1 3 1 4 1 3 2 4 1 3 3 4 2 3 2 4 4 3 3 4 3 3 5 4 4 4 4 3 5 3 4 2 4 2 5 2 5 1 4 1h5 4l5-1 5-1 4-1 5-3 4-2 5-2 4-4 4-4z">
          <text:p/>
        </draw:path>
        <draw:path draw:style-name="gr9" draw:text-style-name="P9" draw:layer="layout" svg:width="0.337cm" svg:height="0.499cm" svg:x="1.468cm" svg:y="9.02cm" svg:viewBox="0 0 338 500" svg:d="M338 250v14l-1 13v13l-1 13-2 12-1 11-2 12-2 10-2 10-2 10-3 9-3 10-3 8-4 8-3 8-4 8-4 7-4 7-4 6-5 6-4 6-5 5-5 5-5 5-5 5-6 3-6 4-5 4-6 3-6 3-7 2-6 2-6 2-7 2-6 1-7 1-7 1-7 1h-7-7-7-7l-6-1-7-1-7-1-7-1-6-2-6-2-7-2-6-2-6-3-6-3-5-4-6-4-6-3-5-5-5-5-5-5-5-5-5-6-4-6-5-6-4-7-3-7-4-8-4-7-3-9-3-8-3-9-3-9-2-10-2-10-2-11-2-11-1-12-1-12-1-13-1-12v-14-14-14-14l1-15 1-12 1-13 1-12 2-11 2-11 2-10 2-10 3-9 3-10 3-8 3-9 4-7 4-8 3-7 5-6 4-7 4-6 6-5 5-5 5-5 5-5 5-4 5-4 6-3 6-3 6-3 6-3 6-2 6-2 7-2 6-1 7-2 7-1h7l7-1h7 7 8 6l7 1h7l6 1 7 2 6 1 6 2 6 2 7 2 6 3 5 3 6 3 6 3 5 4 6 4 5 5 4 5 5 5 5 5 5 6 4 7 4 6 4 7 3 8 4 7 3 9 3 8 3 10 3 9 2 10 3 10 1 11 2 11 1 12 2 13 1 12v15l1 14zM275 250v-11-11l-1-11v-11l-1-10-1-9-1-9-1-9-1-8-1-8-2-7-1-8-2-6-2-7-2-6-2-6-2-6-2-5-3-5-2-5-3-4-3-5-3-4-3-3-3-4-4-3-3-3-4-2-4-3-3-1-4-2-4-2-4-1-5-2-4-1h-5l-4-1-5-1h-5-5-5-5l-5 1-5 1h-4l-5 1-4 2-4 1-5 2-4 2-4 1-4 3-3 2-4 4-3 2-3 4-4 4-3 4-3 4-3 4-2 5-3 5-2 5-2 6-2 6-2 6-2 7-2 7-1 7-2 7-1 8-1 9-1 8-1 9-1 10-1 9v12 10l-1 11v11 11l1 11v10 10l1 10 1 9 1 9 1 8 1 9 1 7 2 8 1 7 2 7 2 7 2 6 2 6 2 5 3 6 2 5 3 5 3 5 3 4 3 4 3 4 3 3 3 3 4 3 4 3 3 2 4 3 4 1 4 2 5 1 4 2 4 1 5 1 5 1h4 5 5 5 5 4l5-1 4-1 5-1 4-2 4-1 4-2 4-1 4-3 4-2 3-3 4-3 3-3 4-3 2-4 4-4 2-4 3-5 3-5 3-5 2-6 2-5 2-6 2-6 2-7 2-7 2-7 1-8 2-7 1-9 1-8 1-9 1-9v-10l1-10 1-10v-11z">
          <text:p/>
        </draw:path>
        <draw:polygon draw:style-name="gr9" draw:text-style-name="P9" draw:layer="layout" svg:width="0.305cm" svg:height="0.486cm" svg:x="1.101cm" svg:y="7.128cm" svg:viewBox="0 0 306 487" draw:points="0,487 0,434 124,434 124,60 15,138 15,79 129,0 186,0 186,434 306,434 306,487">
          <text:p/>
        </draw:polygon>
        <draw:path draw:style-name="gr9" draw:text-style-name="P9" draw:layer="layout" svg:width="0.337cm" svg:height="0.5cm" svg:x="1.468cm" svg:y="7.121cm" svg:viewBox="0 0 338 501" svg:d="M338 251v14l-1 13v13l-1 12-2 12-1 12-2 11-2 11-2 10-2 10-3 9-3 9-3 8-4 9-3 8-4 7-4 7-4 7-4 7-5 6-4 6-5 5-5 5-5 5-5 4-6 4-6 4-5 3-6 3-6 3-7 2-6 2-6 2-7 2-6 1-7 1-7 2h-7l-7 1h-7-7l-7-1h-6l-7-2-7-1-7-1-6-2-6-2-7-2-6-2-6-3-6-3-5-3-6-4-6-4-5-4-5-5-5-5-5-5-5-6-4-6-5-6-4-8-3-7-4-7-4-8-3-8-3-9-3-9-3-9-2-10-2-10-2-11-2-11-1-11-1-13-1-12-1-13v-13-14-15-13l1-14 1-13 1-12 1-12 2-12 2-10 2-11 2-10 3-9 3-10 3-9 3-8 4-8 4-7 3-7 5-7 4-6 4-6 6-6 5-5 5-5 5-4 5-4 5-4 6-4 6-3 6-3 6-2 6-2 6-3 7-1 6-2 7-1 7-1 7-1 7-1h7 7 8 6l7 1 7 1 6 1 7 1 6 2 6 1 6 3 7 2 6 2 5 3 6 3 6 4 5 4 6 4 5 4 4 5 5 5 5 6 5 6 4 6 4 7 4 7 3 7 4 8 3 8 3 9 3 10 3 9 2 10 3 11 1 10 2 12 1 12 2 12 1 13v14l1 13zM275 251v-11-11l-1-11v-10l-1-10-1-10-1-8-1-9-1-8-1-8-2-8-1-7-2-7-2-7-2-6-2-7-2-5-2-6-3-5-2-5-3-4-3-4-3-4-3-4-3-3-4-3-3-3-4-3-4-2-3-2-4-2-4-2-4-1-5-1-4-1-5-1-4-1h-5l-5-1h-5-5l-5 1h-5l-5 1-4 1-5 1-4 1-4 1-5 2-4 2-4 2-4 3-3 2-4 3-3 3-3 4-4 3-3 4-3 4-3 5-2 4-3 5-2 6-2 6-2 7-2 6-2 6-2 7-1 7-2 8-1 8-1 8-1 9-1 9-1 9-1 10v10 11l-1 11v11 11l1 10v11 10l1 9 1 9 1 9 1 9 1 8 1 8 2 7 1 7 2 8 2 6 2 7 2 6 2 5 3 5 2 6 3 5 3 4 3 4 3 4 3 4 3 3 3 4 4 2 4 3 3 3 4 2 4 2 4 2 5 1 4 1 4 2h5l5 1h4l5 1h5 5l5-1h4l5-1h4l5-2 4-1 4-1 4-2 4-2 4-2 4-3 3-3 4-2 3-4 4-3 2-4 4-4 2-4 3-4 3-5 3-6 2-5 2-5 2-6 2-7 2-6 2-8 2-7 1-7 2-8 1-8 1-9 1-9 1-9v-9l1-10 1-11v-10z">
          <text:p/>
        </draw:path>
        <draw:polygon draw:style-name="gr9" draw:text-style-name="P9" draw:layer="layout" svg:width="0.322cm" svg:height="0.492cm" svg:x="1.083cm" svg:y="5.223cm" svg:viewBox="0 0 323 493" draw:points="0,493 0,449 4,442 8,433 12,425 15,418 20,411 24,404 28,397 33,390 38,384 44,378 49,372 54,366 59,360 65,354 70,348 75,343 81,337 86,332 92,327 97,322 103,317 108,312 114,307 119,302 125,297 130,293 136,288 141,284 147,279 152,275 158,271 163,267 168,263 173,258 179,254 184,249 188,245 193,241 197,237 202,233 206,228 210,224 214,220 218,215 222,211 225,206 229,202 232,197 235,192 238,188 240,183 243,178 245,173 246,168 248,163 249,157 250,152 251,146 251,140 251,135 251,131 251,127 251,123 250,119 250,115 249,112 248,108 247,105 246,102 245,99 244,95 242,93 241,89 239,87 238,84 235,81 234,79 232,76 229,74 227,72 225,70 222,68 220,66 217,64 214,63 211,61 208,60 205,58 202,57 199,56 196,55 192,54 189,53 185,53 182,52 178,52 174,51 171,51 167,51 163,51 159,51 155,51 152,51 148,52 144,52 141,52 138,53 134,54 131,55 128,56 124,57 121,58 118,59 115,61 112,62 110,64 107,66 104,67 101,69 99,71 96,73 94,76 92,78 89,81 87,83 85,85 83,88 81,91 79,94 78,97 76,100 75,103 73,107 72,110 71,114 70,117 69,121 69,125 68,128 67,133 3,127 4,121 4,116 6,111 7,106 8,101 10,96 11,91 13,87 15,82 18,77 20,73 22,69 25,64 28,60 31,56 34,52 38,48 42,44 46,41 50,37 54,34 58,30 62,27 67,24 72,22 76,19 82,16 87,14 92,12 98,10 103,8 109,6 115,5 122,3 128,2 135,1 141,0 148,0 155,0 163,0 170,0 177,0 184,0 190,1 197,2 203,3 209,4 215,5 221,6 227,8 233,10 238,12 243,14 248,16 253,19 258,22 262,24 267,27 271,30 275,34 279,37 282,41 286,45 289,48 292,53 295,57 298,61 300,66 303,71 305,76 307,81 309,86 310,91 311,96 312,102 313,108 314,114 315,120 315,126 315,133 315,137 315,142 314,147 313,152 313,156 312,161 311,166 309,170 308,175 306,179 304,184 303,188 300,192 298,197 296,201 293,205 291,209 288,213 286,217 283,221 280,225 277,229 274,233 270,237 267,241 263,245 260,248 256,252 253,256 249,260 245,264 241,267 237,271 233,275 229,278 225,282 221,285 217,289 213,293 209,296 204,300 200,303 196,307 192,310 188,314 183,317 179,321 175,324 171,328 166,331 162,335 158,338 154,342 149,345 146,349 141,352 137,356 134,359 130,363 126,366 122,370 119,373 115,377 112,380 108,384 105,387 102,391 99,395 95,398 93,402 89,406 87,409 84,413 82,417 79,420 77,424 75,428 73,432 71,437 69,441 323,441 323,493">
          <text:p/>
        </draw:polygon>
        <draw:path draw:style-name="gr9" draw:text-style-name="P9" draw:layer="layout" svg:width="0.337cm" svg:height="0.499cm" svg:x="1.468cm" svg:y="5.223cm" svg:viewBox="0 0 338 500" svg:d="M338 250v14l-1 13v13l-1 13-2 12-1 11-2 12-2 10-2 10-2 10-3 9-3 10-3 8-4 8-3 8-4 8-4 7-4 7-4 6-5 6-4 6-5 6-5 4-5 5-5 5-6 4-6 3-5 4-6 3-6 3-7 2-6 2-6 2-7 2-6 1-7 1-7 1-7 1h-7-7-7-7l-6-1-7-1-7-1-7-1-6-2-6-2-7-2-6-2-6-3-6-3-5-4-6-3-6-4-5-5-5-5-5-4-5-6-5-6-4-6-5-6-4-7-3-7-4-8-4-7-3-9-3-8-3-9-3-9-2-10-2-10-2-11-2-11-1-12-1-12-1-12-1-13v-14-14-14-14l1-13 1-13 1-13 1-12 2-11 2-11 2-10 2-10 3-9 3-10 3-8 3-8 4-8 4-8 3-7 5-6 4-7 4-6 6-5 5-5 5-5 5-5 5-4 5-4 6-3 6-3 6-4 6-3 6-2 6-2 7-2 6-1 7-1 7-2h7l7-1h7 7 8 6l7 1h7l6 2 7 1 6 1 6 2 6 2 7 2 6 3 5 4 6 3 6 3 5 4 6 4 5 5 4 5 5 5 5 5 5 6 4 7 4 6 4 7 3 8 4 8 3 8 3 8 3 10 3 9 2 10 3 10 1 11 2 11 1 12 2 13 1 13v13l1 14zM275 250v-11-11l-1-11v-10l-1-9-1-10-1-9-1-9-1-8-1-8-2-7-1-8-2-6-2-7-2-6-2-6-2-6-2-5-3-5-2-5-3-4-3-5-3-4-3-3-3-4-4-3-3-3-4-2-4-3-3-1-4-2-4-2-4-1-5-2-4-1h-5l-4-1-5-1h-5-5-5-5l-5 1-5 1h-4l-5 1-4 2-4 1-5 2-4 2-4 1-4 3-3 2-4 4-3 2-3 4-4 4-3 4-3 4-3 4-2 5-3 5-2 5-2 6-2 6-2 6-2 7-2 7-1 7-2 8-1 7-1 9-1 8-1 9-1 10-1 9v11 10l-1 11v11 11l1 11v10 10l1 10 1 9 1 9 1 8 1 9 1 7 2 8 1 7 2 7 2 7 2 6 2 6 2 6 3 5 2 5 3 5 3 5 3 4 3 4 3 4 3 3 3 3 4 3 4 3 3 2 4 3 4 1 4 2 5 2 4 1 4 1 5 1 5 1h4 5 5 5 5 4l5-1 4-1 5-1 4-1 4-2 4-2 4-1 4-3 4-2 3-3 4-3 3-3 4-3 2-4 4-4 2-4 3-5 3-5 3-5 2-5 2-6 2-6 2-6 2-7 2-7 2-7 1-8 2-7 1-9 1-8 1-9 1-9v-10l1-10 1-10v-11z">
          <text:p/>
        </draw:path>
        <draw:polygon draw:style-name="gr9" draw:text-style-name="P9" draw:layer="layout" svg:width="0.335cm" svg:height="0.5cm" svg:x="1.074cm" svg:y="3.324cm" svg:viewBox="0 0 336 501" draw:points="336,359 336,366 335,372 335,378 334,384 333,390 332,396 331,402 329,408 327,413 325,418 323,424 320,430 318,434 315,439 312,443 308,448 305,452 301,456 297,460 293,464 289,467 285,471 280,474 275,477 270,480 265,482 259,485 254,487 248,489 242,491 235,493 229,495 223,496 216,497 209,498 202,499 194,500 187,500 179,501 171,501 163,501 154,500 146,500 138,499 130,498 122,497 115,495 108,494 102,492 94,490 88,487 82,485 77,482 71,479 66,477 61,473 57,470 52,467 48,464 43,460 40,456 36,452 33,448 29,445 26,440 23,436 21,431 18,427 16,423 13,417 12,412 10,408 8,403 7,398 5,393 4,388 3,383 2,378 1,373 0,368 65,362 65,366 66,370 67,374 67,377 69,381 70,384 71,387 72,391 73,394 74,397 76,400 78,404 79,406 82,409 83,412 85,415 88,417 90,421 92,423 96,425 98,428 101,430 104,432 107,434 110,436 113,437 117,439 120,441 123,442 127,443 131,444 135,445 139,446 143,447 147,448 152,448 157,449 162,449 166,449 171,449 181,449 189,448 198,447 206,446 213,443 220,441 227,438 233,435 239,431 245,426 250,422 254,415 259,409 262,403 265,397 267,390 269,382 271,374 271,366 272,357 272,351 271,347 271,342 270,337 268,332 267,328 266,324 264,320 262,317 260,314 257,311 255,307 252,305 249,302 246,299 243,296 240,294 237,292 234,290 230,288 226,287 223,285 219,283 215,282 212,281 207,279 204,278 200,277 195,276 191,276 187,275 183,275 179,274 175,274 171,273 168,273 164,273 160,273 157,273 153,273 118,273 118,219 152,219 155,219 159,219 162,218 166,218 170,218 173,218 177,217 181,217 185,216 188,216 192,215 196,214 199,213 203,211 206,210 210,209 213,208 216,206 219,204 223,202 226,200 229,198 232,196 235,194 237,191 240,188 242,186 244,183 247,180 249,176 250,173 252,170 254,166 255,162 256,158 257,154 258,150 259,145 259,140 259,135 259,127 258,120 257,113 255,107 253,100 250,94 248,89 244,83 240,78 236,74 231,70 226,66 220,62 214,59 207,57 200,55 193,53 185,52 177,51 168,51 160,51 152,52 145,53 138,54 131,57 124,59 118,61 112,65 107,68 102,72 97,77 91,81 87,86 84,92 80,97 78,103 76,110 74,117 72,124 71,131 9,127 10,120 11,114 12,108 13,102 15,97 17,91 19,86 21,81 24,76 27,71 29,66 32,61 35,57 39,53 42,49 46,45 49,42 53,38 57,35 61,31 65,28 70,25 74,23 79,20 84,18 89,16 94,13 100,11 105,10 111,8 116,6 122,5 127,4 133,3 139,2 145,1 151,1 157,0 163,0 169,0 177,0 185,0 192,1 199,2 206,3 213,4 220,5 226,7 232,9 238,11 244,12 250,15 255,17 260,20 265,22 270,25 274,28 279,31 283,35 286,38 290,42 294,45 297,49 300,53 303,57 305,61 308,65 310,70 312,74 314,79 315,83 317,88 318,93 319,98 320,103 321,108 322,113 322,118 322,124 322,128 322,133 322,137 322,141 322,145 321,149 320,153 320,157 319,161 318,165 317,169 315,172 314,176 313,179 311,183 309,186 307,190 306,193 303,196 301,199 298,202 296,205 293,208 290,211 288,213 284,216 281,218 278,221 274,223 271,226 267,228 263,230 259,232 255,234 250,235 246,237 241,239 236,240 231,241 226,242 221,244 221,245 227,246 232,247 238,248 243,249 248,250 253,251 258,253 263,255 267,257 272,259 276,260 280,263 284,265 288,267 292,270 295,272 299,275 302,278 305,281 308,284 310,287 313,290 316,293 318,296 320,300 322,303 324,307 326,311 327,314 329,318 330,322 331,326 333,330 333,334 334,338 335,342 335,346 336,350 336,355">
          <text:p/>
        </draw:polygon>
        <draw:path draw:style-name="gr9" draw:text-style-name="P9" draw:layer="layout" svg:width="0.337cm" svg:height="0.5cm" svg:x="1.468cm" svg:y="3.324cm" svg:viewBox="0 0 338 501" svg:d="M338 250v14l-1 13v13l-1 12-2 12-1 12-2 11-2 11-2 10-2 10-3 9-3 9-3 9-4 8-3 8-4 7-4 9-4 6-4 7-5 6-4 6-5 5-5 5-5 5-5 4-6 4-6 4-5 3-6 3-6 3-7 2-6 2-6 3-7 1-6 1-7 1-7 2h-7l-7 1h-7-7l-7-1h-6l-7-2-7-1-7-1-6-1-6-3-7-2-6-2-6-3-6-3-5-3-6-4-6-4-5-4-5-5-5-5-5-5-5-6-4-6-5-6-4-7-3-9-4-7-4-8-3-8-3-9-3-8-3-10-2-10-2-10-2-11-2-11-1-11-1-13-1-12-1-13v-13-14-15-13l1-14 1-13 1-12 1-12 2-11 2-11 2-11 2-10 3-9 3-9 3-9 3-8 4-8 4-7 3-7 5-7 4-6 4-6 6-6 5-5 5-5 5-4 5-4 5-4 6-4 6-3 6-3 6-2 6-2 6-3 7-1 6-2 7-1 7-1 7-1h7l7-1h7 8l6 1h7l7 1 6 1 7 1 6 2 6 1 6 3 7 2 6 2 5 3 6 3 6 4 5 4 6 4 5 4 4 5 5 5 5 6 5 6 4 6 4 7 4 7 3 7 4 8 3 8 3 9 3 9 3 9 2 10 3 11 1 11 2 11 1 12 2 12 1 13v14l1 13zM275 250v-11-11l-1-11v-10l-1-10-1-10-1-8-1-9-1-8-1-8-2-8-1-7-2-7-2-7-2-6-2-6-2-5-2-6-3-5-2-4-3-5-3-4-3-4-3-4-3-3-4-3-3-3-4-3-4-2-3-2-4-2-4-1-4-2-5-1-4-1-5-1-4-1h-5-5-5-5-5-5l-5 1-4 1-5 1-4 1-4 2-5 1-4 2-4 2-4 3-3 2-4 3-3 3-3 4-4 3-3 4-3 4-3 5-2 4-3 5-2 6-2 6-2 6-2 6-2 6-2 7-1 7-2 8-1 8-1 8-1 9-1 9-1 9-1 10v10 11l-1 11v11 11l1 11v10 10l1 9 1 10 1 8 1 9 1 8 1 8 2 7 1 8 2 7 2 6 2 7 2 6 2 5 3 6 2 5 3 5 3 4 3 4 3 4 3 5 3 4 3 3 4 3 4 2 3 3 4 2 4 2 4 2 5 1 4 1 4 2h5l5 1 4 1h5 5 5 5l4-1 5-1h4l5-2 4-1 4-1 4-2 4-2 4-2 4-3 3-2 4-3 3-3 4-4 2-5 4-4 2-4 3-4 3-5 3-5 2-6 2-5 2-6 2-7 2-6 2-7 2-8 1-7 2-8 1-8 1-9 1-8 1-10v-9l1-10 1-10v-11z">
          <text:p/>
        </draw:path>
        <draw:path draw:style-name="gr9" draw:text-style-name="P9" draw:layer="layout" svg:width="0.355cm" svg:height="0.485cm" svg:x="1.064cm" svg:y="1.433cm" svg:viewBox="0 0 356 486" svg:d="M288 377v109h-59v-109h-229v-49l223-328h65v328h68v49zM229 70v1 1l-1 1v1l-1 1v1l-1 1v1l-1 1-1 1v1l-1 1v1l-1 1-1 1v2l-1 1-1 1-1 1v2l-1 1-1 1v1l-1 1-1 2v1l-1 1-1 2-1 1v1l-1 1-1 1v1l-1 1v1l-1 1v1l-126 184v1h-1v1 1h-1v1l-1 1-1 1-1 1-1 1v1l-1 1v1l-1 1-1 1-1 1v1l-1 1-1 1v1h-1l-1 1v1l-1 1-1 1v1l-1 1-1 1v1l-1 1h-1v1l-1 1-1 1-1 1-1 1v1h172z">
          <text:p/>
        </draw:path>
        <draw:path draw:style-name="gr9" draw:text-style-name="P9" draw:layer="layout" svg:width="0.337cm" svg:height="0.499cm" svg:x="1.468cm" svg:y="1.426cm" svg:viewBox="0 0 338 500" svg:d="M338 250v13l-1 14v12l-1 13-2 12-1 12-2 12-2 10-2 10-2 10-3 10-3 9-3 8-4 8-3 8-4 8-4 7-4 7-4 6-5 6-4 6-5 6-5 5-5 4-5 5-6 4-6 3-5 4-6 3-6 3-7 2-6 2-6 2-7 2-6 1-7 1-7 1-7 1h-7-7-7-7l-6-1-7-1-7-1-7-1-6-2-6-2-7-2-6-2-6-3-6-3-5-4-6-3-6-4-5-5-5-4-5-5-5-6-5-6-4-6-5-6-4-7-3-7-4-7-4-8-3-8-3-9-3-9-3-9-2-10-2-10-2-11-2-11-1-13-1-12-1-12-1-13v-14-13-15-14l1-13 1-13 1-12 1-12 2-12 2-11 2-10 2-10 3-9 3-9 3-9 3-8 4-8 4-8 3-7 5-6 4-7 4-6 6-5 5-5 5-5 5-5 5-4 5-4 6-3 6-3 6-3 6-3 6-2 6-2 7-2 6-1 7-1 7-1 7-1 7-1h7 7 8 6l7 1 7 1 6 1 7 1 6 1 6 2 6 2 7 2 6 3 5 3 6 3 6 3 5 4 6 4 5 5 4 5 5 5 5 5 5 6 4 7 4 6 4 7 3 8 4 8 3 8 3 9 3 9 3 9 2 10 3 10 1 11 2 12 1 12 2 12 1 13v13l1 14zM275 250v-12-11l-1-11v-10l-1-9-1-10-1-9-1-9-1-8-1-8-2-7-1-8-2-6-2-7-2-6-2-6-2-6-2-5-3-5-2-5-3-4-3-5-3-3-3-4-3-4-4-3-3-3-4-2-4-2-3-2-4-2-4-2-4-1-5-2-4-1h-5l-4-1-5-1h-5-5-5-5l-5 1-5 1h-4l-5 1-4 2-4 1-5 2-4 2-4 2-4 2-3 3-4 3-3 3-3 3-4 4-3 4-3 4-3 4-2 5-3 5-2 5-2 6-2 6-2 6-2 7-2 7-1 7-2 8-1 8-1 8-1 8-1 9-1 10-1 10v10 10l-1 11v12 10l1 11v10 10l1 10 1 9 1 9 1 10 1 8 1 7 2 8 1 7 2 7 2 7 2 6 2 6 2 6 3 5 2 5 3 5 3 5 3 4 3 4 3 4 3 3 3 3 4 3 4 3 3 3 4 2 4 1 4 2 5 2 4 1 4 1 5 1 5 1h4l5 1h5 5l5-1h4l5-1 4-1 5-1 4-1 4-2 4-2 4-1 4-2 4-3 3-3 4-3 3-3 4-3 2-4 4-4 2-4 3-5 3-5 3-5 2-5 2-6 2-6 2-6 2-7 2-7 2-7 1-8 2-7 1-8 1-10 1-9 1-9v-10l1-10 1-10v-11z">
          <text:p/>
        </draw:path>
        <draw:path draw:style-name="gr9" draw:text-style-name="P9" draw:layer="layout" svg:width="0.337cm" svg:height="0.5cm" svg:x="1.468cm" svg:y="17.566cm" svg:viewBox="0 0 338 501" svg:d="M338 251v14l-1 13v13l-1 12-2 12-1 12-2 11-2 11-2 10-2 10-3 9-3 9-3 8-4 9-3 8-4 7-4 8-4 6-4 7-5 6-4 6-5 5-5 5-5 5-5 4-6 4-6 4-5 3-6 3-6 3-7 2-6 2-6 2-7 2-6 1-7 1-7 2h-7l-7 1h-7-7l-7-1h-6l-7-2-7-1-7-1-6-2-6-2-7-2-6-2-6-3-6-3-5-3-6-4-6-4-5-4-5-5-5-5-5-5-5-6-4-6-5-6-4-7-3-8-4-7-4-8-3-8-3-9-3-9-3-9-2-10-2-10-2-11-2-11-1-12-1-12-1-12-1-13v-13-14-15-13l1-14 1-13 1-12 1-12 2-11 2-11 2-12 2-10 3-9 3-9 3-9 3-8 4-8 4-7 3-7 5-7 4-6 4-6 6-6 5-5 5-5 5-4 5-4 5-4 6-4 6-3 6-3 6-2 6-2 6-3 7-1 6-2 7-1 7-1 7-1 7-1h7 7 8 6l7 1 7 1 6 1 7 1 6 2 6 1 6 3 7 2 6 2 5 3 6 3 6 4 5 4 6 4 5 4 4 5 5 5 5 6 5 6 4 6 4 7 4 7 3 7 4 8 3 8 3 9 3 9 3 9 2 10 3 12 1 11 2 11 1 12 2 12 1 13v14l1 13zM275 251v-11-11l-1-11v-10l-1-10-1-10-1-8-1-9-1-8-1-8-2-9-1-7-2-7-2-7-2-6-2-6-2-6-2-5-3-5-2-5-3-4-3-4-3-4-3-4-3-3-4-3-3-3-4-3-4-2-3-2-4-2-4-1-4-2-5-1-4-1-5-1-4-1h-5-5-5-5-5-5l-5 1-4 1-5 1-4 1-4 2-5 1-4 2-4 2-4 2-3 3-4 3-3 3-3 4-4 3-3 4-3 4-3 5-2 4-3 5-2 6-2 6-2 5-2 7-2 6-2 7-1 7-2 9-1 8-1 8-1 9-1 9-1 9-1 10v10 11l-1 11v11 11l1 10v11 10l1 9 1 10 1 8 1 9 1 8 1 8 2 7 1 7 2 8 2 6 2 7 2 6 2 5 3 6 2 5 3 4 3 5 3 4 3 4 3 4 3 4 3 3 4 3 4 2 3 3 4 2 4 2 4 1 5 2 4 1 4 1 5 1 5 1h4l5 1h5 5l5-1h4l5-1 4-1 5-1 4-1 4-2 4-1 4-2 4-2 4-3 3-2 4-3 3-3 4-4 2-4 4-4 2-4 3-5 3-4 3-5 2-6 2-5 2-6 2-7 2-6 2-8 2-7 1-7 2-8 1-8 1-9 1-8 1-10v-9l1-10 1-11v-10z">
          <text:p/>
        </draw:path>
        <draw:polygon draw:style-name="gr9" draw:text-style-name="P9" draw:layer="layout" svg:width="0.305cm" svg:height="0.485cm" svg:x="1.101cm" svg:y="15.675cm" svg:viewBox="0 0 306 486" draw:points="0,486 0,434 124,434 124,59 15,138 15,79 129,0 186,0 186,434 306,434 306,486">
          <text:p/>
        </draw:polygon>
        <draw:path draw:style-name="gr9" draw:text-style-name="P9" draw:layer="layout" svg:width="0.337cm" svg:height="0.499cm" svg:x="1.468cm" svg:y="15.668cm" svg:viewBox="0 0 338 500" svg:d="M338 251v13l-1 13v13l-1 13-2 12-1 11-2 12-2 10-2 10-2 10-3 10-3 8-3 9-4 8-3 8-4 8-4 7-4 7-4 6-5 6-4 6-5 6-5 5-5 4-5 5-6 4-6 3-5 4-6 3-6 2-7 3-6 2-6 2-7 2-6 1-7 1-7 1-7 1h-7-7-7-7l-6-1-7-1-7-1-7-1-6-2-6-2-7-2-6-3-6-2-6-3-5-4-6-3-6-4-5-5-5-4-5-5-5-6-5-6-4-6-5-6-4-7-3-7-4-8-4-7-3-8-3-9-3-9-3-9-2-10-2-10-2-11-2-11-1-12-1-12-1-13-1-12v-14-13-15-14l1-13 1-13 1-12 1-12 2-12 2-11 2-10 2-10 3-9 3-10 3-8 3-8 4-8 4-8 3-7 5-6 4-7 4-6 6-6 5-5 5-5 5-5 5-4 5-4 6-3 6-3 6-3 6-3 6-2 6-2 7-2 6-1 7-1 7-1 7-1 7-1h7 7 8 6l7 1 7 1 6 1 7 1 6 1 6 2 6 2 7 2 6 3 5 3 6 3 6 3 5 4 6 4 5 5 4 5 5 5 5 6 5 6 4 7 4 6 4 7 3 8 4 8 3 8 3 8 3 10 3 9 2 10 3 10 1 11 2 12 1 12 2 12 1 13v13l1 14zM275 251v-12-11l-1-11v-10l-1-10-1-9-1-9-1-9-1-8-1-8-2-7-1-8-2-6-2-7-2-6-2-6-2-6-2-5-3-5-2-5-3-4-3-5-3-3-3-4-3-4-4-3-3-3-4-2-4-2-3-2-4-2-4-2-4-1-5-2-4-1h-5l-4-1-5-2h-5-5-5-5l-5 2-5 1h-4l-5 1-4 2-4 1-5 2-4 2-4 2-4 2-3 2-4 3-3 3-3 4-4 4-3 4-3 4-3 4-2 5-3 5-2 5-2 6-2 6-2 6-2 7-2 7-1 7-2 8-1 7-1 9-1 8-1 9-1 10-1 10v10 10l-1 11v12 10l1 11v10 10l1 10 1 9 1 9 1 9 1 8 1 7 2 8 1 7 2 7 2 7 2 6 2 6 2 6 3 5 2 5 3 5 3 5 3 4 3 4 3 4 3 3 3 3 4 3 4 3 3 3 4 2 4 1 4 2 5 2 4 1 4 1 5 1h5l4 1 5 1h5 5l5-1 4-1h5l4-1 5-1 4-1 4-2 4-2 4-1 4-2 4-3 3-3 4-3 3-3 4-3 2-4 4-4 2-4 3-5 3-5 3-5 2-5 2-6 2-6 2-6 2-7 2-7 2-7 1-8 2-7 1-8 1-9 1-9 1-9v-10l1-10 1-10v-11z">
          <text:p/>
        </draw:path>
        <draw:polygon draw:style-name="gr9" draw:text-style-name="P9" draw:layer="layout" svg:width="0.322cm" svg:height="0.493cm" svg:x="1.083cm" svg:y="13.769cm" svg:viewBox="0 0 323 494" draw:points="0,494 0,450 4,442 8,434 12,427 15,420 20,412 24,405 28,398 33,392 38,385 44,379 49,373 54,367 59,361 65,355 70,350 75,344 81,339 86,333 92,328 97,323 103,318 108,313 114,308 119,304 125,299 130,295 136,290 141,285 147,281 152,277 158,272 163,268 168,264 173,260 179,255 184,250 188,246 193,241 197,237 202,233 206,229 210,224 214,220 218,216 222,211 225,207 229,202 232,198 235,193 238,188 240,184 243,179 245,174 246,168 248,163 249,158 250,153 251,147 251,141 251,135 251,131 251,127 251,123 250,119 250,116 249,112 248,109 247,106 246,102 245,99 244,96 242,93 241,90 239,87 238,84 235,82 234,79 232,77 229,75 227,72 225,70 222,69 220,66 217,65 214,63 211,62 208,60 205,59 202,58 199,57 196,56 192,55 189,54 185,53 182,53 178,52 174,52 171,51 167,51 163,51 159,51 155,51 152,52 148,52 144,52 141,53 138,54 134,54 131,56 128,56 124,57 121,59 118,60 115,61 112,63 110,64 107,66 104,68 101,70 99,72 96,74 94,76 92,78 89,81 87,83 85,86 83,89 81,91 79,95 78,97 76,101 75,104 73,107 72,111 71,114 70,118 69,121 69,125 68,129 67,133 3,127 4,122 4,117 6,112 7,107 8,102 10,97 11,92 13,87 15,83 18,78 20,74 22,69 25,65 28,60 31,57 34,52 38,48 42,45 46,41 50,38 54,34 58,31 62,28 67,25 72,22 76,20 82,17 87,15 92,12 98,10 103,8 109,6 115,5 122,4 128,3 135,2 141,1 148,0 155,0 163,0 170,0 177,0 184,1 190,2 197,2 203,3 209,4 215,6 221,7 227,9 233,11 238,12 243,15 248,17 253,20 258,22 262,25 267,28 271,31 275,34 279,38 282,41 286,45 289,49 292,53 295,57 298,62 300,66 303,71 305,76 307,81 309,86 310,91 311,97 312,103 313,108 314,114 315,120 315,127 315,133 315,138 315,143 314,148 313,152 313,157 312,162 311,166 309,171 308,175 306,180 304,184 303,189 300,193 298,197 296,201 293,205 291,210 288,214 286,218 283,222 280,226 277,230 274,234 270,238 267,241 263,245 260,249 256,253 253,258 249,261 245,265 241,269 237,272 233,276 229,280 225,283 221,287 217,291 213,294 209,298 204,301 200,305 196,308 192,312 188,315 183,319 179,323 175,326 171,330 166,333 162,336 158,340 154,343 149,347 146,350 141,354 137,357 134,361 130,364 126,368 122,371 119,375 115,378 112,382 108,385 105,389 102,393 99,396 95,400 93,404 89,407 87,411 84,415 82,418 79,422 77,426 75,429 73,433 71,437 69,441 323,441 323,494">
          <text:p/>
        </draw:polygon>
        <draw:path draw:style-name="gr9" draw:text-style-name="P9" draw:layer="layout" svg:width="0.337cm" svg:height="0.5cm" svg:x="1.468cm" svg:y="13.769cm" svg:viewBox="0 0 338 501" svg:d="M338 250v14l-1 13v13l-1 12-2 12-1 12-2 11-2 11-2 10-2 10-3 9-3 9-3 9-4 8-3 8-4 8-4 7-4 6-4 7-5 6-4 6-5 6-5 5-5 5-5 4-6 4-6 4-5 3-6 3-6 3-7 2-6 3-6 1-7 2-6 1-7 2-7 1h-7l-7 1h-7-7l-7-1h-6l-7-1-7-2-7-1-6-2-6-1-7-3-6-2-6-3-6-3-5-3-6-4-6-4-5-4-5-5-5-5-5-6-5-6-4-6-5-6-4-7-3-7-4-8-4-8-3-8-3-9-3-8-3-10-2-10-2-10-2-11-2-11-1-12-1-12-1-12-1-13v-13-14-15-13l1-14 1-13 1-12 1-12 2-11 2-11 2-11 2-9 3-10 3-9 3-9 3-8 4-8 4-7 3-7 5-7 4-6 4-6 6-6 5-5 5-5 5-4 5-4 5-4 6-4 6-3 6-3 6-2 6-2 6-2 7-2 6-2 7-1 7-1 7-1 7-1h7 7 8 6l7 1 7 1 6 1 7 1 6 2 6 2 6 2 7 2 6 2 5 3 6 3 6 4 5 4 6 4 5 4 4 5 5 5 5 6 5 6 4 6 4 7 4 7 3 7 4 8 3 8 3 9 3 9 3 10 2 9 3 11 1 11 2 11 1 12 2 12 1 13v14l1 13zM275 250v-11-11l-1-11v-10l-1-10-1-10-1-8-1-9-1-8-1-8-2-8-1-7-2-7-2-7-2-6-2-6-2-5-2-6-3-5-2-4-3-5-3-4-3-4-3-4-3-3-4-3-3-3-4-3-4-2-3-2-4-2-4-1-4-2-5-1-4-1-5-1-4-1h-5-5-5-5-5-5l-5 1-4 1-5 1-4 1-4 2-5 1-4 2-4 2-4 2-3 3-4 3-3 3-3 4-4 3-3 4-3 4-3 5-2 4-3 5-2 6-2 6-2 5-2 7-2 6-2 7-1 8-2 7-1 8-1 8-1 9-1 9-1 9-1 10v10 11l-1 11v11 11l1 10v11 10l1 9 1 10 1 8 1 9 1 8 1 8 2 7 1 8 2 7 2 6 2 7 2 6 2 5 3 6 2 5 3 5 3 4 3 4 3 5 3 3 3 4 3 3 4 3 4 2 3 3 4 2 4 2 4 2 5 1 4 1 4 1 5 1 5 1 4 1h5 5 5 5l4-1 5-1 4-1 5-1 4-1 4-1 4-2 4-2 4-2 4-3 3-2 4-3 3-3 4-4 2-3 4-5 2-4 3-4 3-5 3-5 2-6 2-5 2-6 2-7 2-6 2-7 2-8 1-7 2-8 1-8 1-9 1-8 1-10v-9l1-10 1-11v-10z">
          <text:p/>
        </draw:path>
        <draw:polygon draw:style-name="gr9" draw:text-style-name="P9" draw:layer="layout" svg:width="0.335cm" svg:height="0.499cm" svg:x="1.074cm" svg:y="11.871cm" svg:viewBox="0 0 336 500" draw:points="336,359 336,366 335,372 335,379 334,385 333,391 332,397 331,403 329,408 327,414 325,419 323,424 320,429 318,434 315,439 312,443 308,447 305,452 301,456 297,460 293,463 289,467 285,470 280,474 275,476 270,479 265,482 259,484 254,487 248,489 242,491 235,493 229,494 223,496 216,497 209,498 202,499 194,499 187,500 179,500 171,500 163,500 154,500 146,499 138,499 130,498 122,496 115,495 108,493 102,491 94,489 88,487 82,484 77,482 71,479 66,476 61,473 57,470 52,466 48,463 43,459 40,456 36,452 33,448 29,444 26,440 23,435 21,431 18,427 16,422 13,417 12,413 10,408 8,403 7,398 5,393 4,389 3,384 2,379 1,374 0,369 65,363 65,367 66,370 67,374 67,378 69,381 70,385 71,388 72,391 73,395 74,398 76,401 78,404 79,407 82,410 83,413 85,415 88,418 90,420 92,423 96,425 98,427 101,429 104,432 107,433 110,435 113,437 117,439 120,440 123,441 127,443 131,444 135,445 139,446 143,447 147,447 152,448 157,449 162,449 166,449 171,449 181,449 189,448 198,447 206,445 213,443 220,441 227,438 233,434 239,430 245,426 250,421 254,416 259,410 262,404 265,397 267,390 269,383 271,374 271,366 272,357 272,351 271,346 271,341 270,336 268,332 267,328 266,324 264,320 262,317 260,313 257,310 255,307 252,304 249,301 246,299 243,296 240,294 237,292 234,289 230,288 226,286 223,284 219,283 215,281 212,280 207,279 204,278 200,277 195,276 191,275 187,275 183,274 179,274 175,273 171,273 168,273 164,273 160,272 157,272 153,272 118,272 118,219 152,219 155,219 159,218 162,218 166,218 170,217 173,217 177,217 181,216 185,216 188,215 192,214 196,213 199,212 203,211 206,210 210,208 213,207 216,205 219,204 223,202 226,200 229,198 232,196 235,193 237,191 240,188 242,185 244,182 247,179 249,176 250,173 252,169 254,166 255,162 256,158 257,153 258,149 259,144 259,140 259,135 259,127 258,120 257,113 255,106 253,100 250,94 248,88 244,83 240,78 236,74 231,69 226,65 220,62 214,59 207,56 200,54 193,53 185,52 177,51 168,51 160,51 152,52 145,53 138,54 131,56 124,58 118,61 112,64 107,68 102,72 97,76 91,81 87,86 84,91 80,97 78,103 76,110 74,116 72,124 71,131 9,126 10,120 11,114 12,108 13,102 15,96 17,90 19,85 21,80 24,75 27,70 29,66 32,61 35,57 39,53 42,49 46,45 49,41 53,38 57,34 61,31 65,28 70,25 74,22 79,20 84,17 89,15 94,13 100,11 105,9 111,8 116,6 122,5 127,4 133,3 139,2 145,1 151,1 157,0 163,0 169,0 177,0 185,0 192,1 199,1 206,2 213,3 220,5 226,6 232,8 238,10 244,12 250,14 255,17 260,19 265,22 270,25 274,28 279,31 283,34 286,38 290,41 294,45 297,49 300,52 303,56 305,61 308,65 310,69 312,74 314,78 315,83 317,88 318,93 319,98 320,102 321,107 322,113 322,118 322,123 322,128 322,132 322,137 322,141 322,145 321,149 320,153 320,157 319,161 318,165 317,168 315,172 314,176 313,179 311,183 309,186 307,189 306,192 303,196 301,198 298,202 296,204 293,207 290,210 288,213 284,215 281,218 278,220 274,223 271,225 267,227 263,229 259,231 255,233 250,235 246,237 241,238 236,239 231,241 226,242 221,243 221,245 227,245 232,246 238,247 243,248 248,250 253,251 258,252 263,254 267,256 272,258 276,260 280,262 284,264 288,267 292,269 295,272 299,275 302,277 305,280 308,283 310,286 313,289 316,293 318,296 320,299 322,303 324,306 326,310 327,314 329,318 330,322 331,325 333,329 333,334 334,337 335,342 335,346 336,350 336,354">
          <text:p/>
        </draw:polygon>
        <draw:path draw:style-name="gr9" draw:text-style-name="P9" draw:layer="layout" svg:width="0.337cm" svg:height="0.499cm" svg:x="1.468cm" svg:y="11.871cm" svg:viewBox="0 0 338 500" svg:d="M338 250v13l-1 13v13l-1 13-2 12-1 11-2 12-2 10-2 12-2 9-3 10-3 9-3 8-4 8-3 8-4 8-4 7-4 7-4 6-5 6-4 6-5 6-5 5-5 4-5 5-6 4-6 3-5 4-6 3-6 3-7 2-6 2-6 2-7 2-6 1-7 1-7 1-7 1h-7-7-7-7l-6-1-7-1-7-1-7-1-6-2-6-2-7-2-6-2-6-3-6-3-5-4-6-3-6-4-5-5-5-4-5-5-5-6-5-6-4-6-5-6-4-7-3-7-4-8-4-7-3-8-3-9-3-9-3-9-2-10-2-11-2-11-2-11-1-12-1-12-1-13-1-12v-14-13-15-14l1-13 1-13 1-12 1-12 2-12 2-11 2-10 2-10 3-9 3-9 3-9 3-8 4-8 4-8 3-7 5-6 4-7 4-6 6-5 5-5 5-5 5-5 5-4 5-4 6-3 6-3 6-3 6-3 6-2 6-2 7-2 6-1 7-1 7-1 7-1 7-1h7 7 8 6l7 1 7 1 6 1 7 1 6 1 6 2 6 2 7 2 6 3 5 3 6 3 6 3 5 4 6 4 5 5 4 5 5 5 5 5 5 6 4 7 4 6 4 7 3 8 4 8 3 8 3 9 3 9 3 9 2 10 3 10 1 11 2 12 1 12 2 12 1 13v13l1 14zM275 250v-12-11l-1-11v-10l-1-9-1-10-1-9-1-8-1-9-1-8-2-7-1-8-2-6-2-7-2-6-2-6-2-6-2-5-3-5-2-5-3-4-3-5-3-3-3-4-3-4-4-3-3-2-4-3-4-2-3-2-4-2-4-2-4-1-5-2-4-1h-5l-4-1-5-1h-5-5-5-5l-5 1-5 1h-4l-5 1-4 2-4 1-5 2-4 2-4 2-4 2-3 3-4 3-3 2-3 4-4 4-3 4-3 4-3 4-2 5-3 5-2 5-2 6-2 6-2 6-2 7-2 7-1 7-2 8-1 7-1 9-1 8-1 10-1 9-1 10v10 10l-1 11v12 11l1 10v10 10l1 10 1 9 1 9 1 9 1 8 1 7 2 8 1 8 2 7 2 7 2 6 2 6 2 6 3 5 2 5 3 5 3 5 3 4 3 4 3 4 3 3 3 3 4 3 4 3 3 3 4 2 4 1 4 2 5 2 4 1 4 1 5 1 5 1h4l5 1h5 5l5-1h4l5-1 4-1 5-1 4-1 4-2 4-2 4-1 4-2 4-3 3-3 4-3 3-3 4-3 2-4 4-4 2-4 3-5 3-5 3-5 2-5 2-6 2-6 2-6 2-7 2-7 2-8 1-8 2-7 1-8 1-9 1-9 1-9v-10l1-10 1-10v-10z">
          <text:p/>
        </draw:path>
        <draw:path draw:style-name="gr9" draw:text-style-name="P9" draw:layer="layout" svg:width="0.355cm" svg:height="0.485cm" svg:x="1.064cm" svg:y="9.98cm" svg:viewBox="0 0 356 486" svg:d="M288 375v111h-59v-111h-229v-48l223-327h65v326h68v49zM229 69v1 1l-1 1v1 1h-1v1l-1 1v1l-1 1-1 1v1l-1 1v1l-1 2-1 1v1l-1 1-1 1-1 2v1l-1 1-1 2v1l-1 1-1 1v2l-1 1-1 1-1 2v1l-1 1-1 1v1l-1 1v1l-1 1-126 184-1 1v1l-1 1v1h-1l-1 1v1l-1 1-1 1v1l-1 1-1 1-1 2h-1v1l-1 1-1 1v1l-1 1-1 1v1l-1 1-1 1-1 1-1 1v1l-1 1-1 1v1h-1l-1 1v1h-1v1l-1 1h172z">
          <text:p/>
        </draw:path>
        <draw:path draw:style-name="gr9" draw:text-style-name="P9" draw:layer="layout" svg:width="0.337cm" svg:height="0.5cm" svg:x="1.468cm" svg:y="9.972cm" svg:viewBox="0 0 338 501" svg:d="M338 250v15l-1 13v13l-1 13-2 12-1 11-2 11-2 11-2 10-2 10-3 9-3 9-3 9-4 8-3 8-4 8-4 7-4 6-4 7-5 6-4 6-5 5-5 5-5 5-5 4-6 4-6 4-5 3-6 3-6 3-7 2-6 3-6 1-7 2-6 2-7 1-7 1h-7l-7 1h-7-7l-7-1h-6l-7-1-7-1-7-2-6-2-6-1-7-3-6-2-6-3-6-3-5-3-6-4-6-4-5-4-5-5-5-5-5-5-5-6-4-6-5-6-4-7-3-7-4-8-4-8-3-8-3-9-3-8-3-10-2-10-2-10-2-11-2-11-1-11-1-12-1-13-1-13v-13-15-15-13l1-14 1-13 1-12 1-12 2-11 2-11 2-11 2-9 3-10 3-9 3-9 3-8 4-7 4-8 3-7 5-7 4-6 4-6 6-6 5-5 5-5 5-4 5-4 5-4 6-4 6-3 6-3 6-2 6-2 6-2 7-2 6-2 7-1 7-1 7-1h7 7l7-1 8 1h6 7l7 1 6 1 7 1 6 2 6 2 6 2 7 2 6 2 5 3 6 3 6 4 5 4 6 4 5 4 4 5 5 5 5 6 5 6 4 6 4 7 4 7 3 8 4 7 3 8 3 9 3 9 3 10 2 9 3 11 1 11 2 11 1 12 2 12 1 13v14l1 13zM275 250v-11-11l-1-11v-10l-1-10-1-9-1-9-1-9-1-8-1-8-2-8-1-7-2-7-2-7-2-6-2-6-2-5-2-6-3-5-2-4-3-5-3-4-3-4-3-4-3-3-4-3-3-3-4-3-4-2-3-2-4-2-4-1-4-2-5-1-4-1-5-1-4-1h-5-5-5-5-5-5l-5 1-4 1-5 1-4 1-4 2-5 1-4 2-4 2-4 3-3 2-4 3-3 3-3 4-4 3-3 4-3 4-3 5-2 5-3 4-2 6-2 6-2 6-2 6-2 6-2 8-1 7-2 7-1 8-1 8-1 9-1 9-1 9-1 10v10 11l-1 11v11 12l1 10v11 10l1 9 1 10 1 8 1 9 1 8 1 8 2 8 1 7 2 7 2 6 2 7 2 6 2 5 3 6 2 5 3 5 3 4 3 4 3 5 3 3 3 4 3 3 4 3 4 2 3 3 4 2 4 2 4 2 5 1 4 1 4 2h5l5 1 4 1h5 5 5 5l4-1 5-1h4l5-2 4-1 4-1 4-2 4-2 4-2 4-3 3-2 4-3 3-3 4-4 2-3 4-5 2-4 3-4 3-5 3-5 2-6 2-5 2-6 2-7 2-6 2-7 2-7 1-8 2-8 1-8 1-9 1-8 1-10v-9l1-10 1-11v-10z">
          <text:p/>
        </draw:path>
        <draw:path draw:style-name="gr3" draw:text-style-name="P3" draw:layer="layout" svg:width="0.588cm" svg:height="0.6cm" svg:x="15.966cm" svg:y="21.899cm" svg:viewBox="0 0 589 601" svg:d="M589 298v13 13l-1 13-2 13-2 13-2 12-3 12-3 12-3 11-4 11-4 12-5 10-5 11-5 10-5 9-6 10-7 9-7 8-7 9-7 8-8 8-8 7-9 7-8 7-9 6-10 6-10 7-10 5-10 5-11 4-11 4-12 4-11 3-12 3-12 2-13 2-13 2-13 1-13 1h-14-14l-14-1-14-1-13-2-13-2-13-2-13-3-12-4-12-3-11-5-11-4-10-5-10-7-10-5-9-7-9-6-9-7-8-7-8-8-7-7-7-9-7-8-7-9-6-9-6-10-5-9-5-10-5-11-4-10-4-11-3-12-3-11-3-12-2-11-3-12-1-13-1-12-1-13-1-12v-13-14l1-13 1-13 1-13 2-12 2-13 2-12 3-11 3-12 4-10 4-11 5-11 4-10 6-10 5-10 6-9 6-9 7-8 6-8 8-8 7-8 9-7 8-7 9-6 9-7 9-5 10-5 10-6 10-4 11-5 11-3 12-4 11-3 13-3 13-2 13-2 13-2 13-1h14l14-1 14 1h14l13 1 13 2 13 2 12 2 12 3 12 3 12 4 11 3 11 5 10 5 10 5 10 5 9 6 9 6 9 7 8 7 8 7 8 7 7 8 7 9 7 8 6 9 6 9 6 10 4 10 5 10 5 10 4 11 4 11 3 11 3 12 2 12 2 12 2 12 2 13 1 13v13zM465 298v-10l-1-8v-9l-1-9-1-8-1-8-2-8-1-8-2-8-2-7-3-7-2-8-3-6-2-7-4-6-3-7-4-6-3-6-4-5-5-6-4-5-4-5-5-5-5-4-6-4-5-4-6-4-6-3-6-4-6-2-6-3-7-3-7-2-7-2-7-1-7-1-8-1-8-1h-8l-8-1-8 1h-8l-9 1-7 1-8 1-8 1-7 2-7 2-6 3-7 3-6 2-6 4-7 3-6 4-5 4-5 4-5 4-5 5-5 5-4 5-4 6-4 5-4 6-3 6-4 7-3 6-3 7-3 6-2 8-2 7-3 7-1 8-2 8-1 8-2 8-1 8v9l-1 9v8 10 8 10l1 8v9l1 8 2 8 1 9 2 8 1 7 3 8 2 8 3 7 2 7 3 6 3 7 4 7 3 6 4 6 4 6 4 5 5 5 4 5 5 5 5 5 5 4 6 4 5 4 7 4 6 3 7 3 6 3 7 3 7 2 7 2 7 2 7 2 8 1h8l8 1h8 9l9-1h8l8-1 8-2 7-2 7-2 8-2 7-3 6-3 6-3 7-3 5-4 6-4 6-4 5-4 4-5 5-5 5-5 4-6 4-5 4-6 3-6 4-6 3-7 3-6 3-7 3-7 2-7 2-8 2-8 1-7 2-8 1-8 1-8 1-9 1-8v-9l1-9z">
          <text:p/>
        </draw:path>
        <draw:polygon draw:style-name="gr3" draw:text-style-name="P3" draw:layer="layout" svg:width="0.261cm" svg:height="0.456cm" svg:x="16.646cm" svg:y="22.034cm" svg:viewBox="0 0 262 457" draw:points="3,457 3,115 3,112 3,109 3,106 3,103 3,100 3,97 3,94 3,91 3,88 2,85 2,80 2,77 2,74 2,71 2,68 2,65 2,62 2,59 2,56 2,53 2,50 2,47 1,44 1,42 1,39 1,36 1,34 1,31 1,29 1,26 1,24 1,22 1,20 1,18 0,16 0,14 0,13 0,12 0,10 0,9 110,9 111,10 111,12 111,13 111,14 112,16 112,18 112,20 112,22 112,24 112,26 112,29 113,31 113,34 113,37 113,39 113,42 113,44 114,47 114,50 114,53 114,56 114,59 114,62 114,65 115,67 115,70 115,73 115,76 115,79 115,83 115,86 115,88 115,91 116,93 116,96 116,98 116,100 116,102 116,104 116,106 118,106 119,101 121,96 123,92 125,87 126,81 128,77 130,73 131,69 133,65 135,61 137,58 139,54 140,50 142,47 144,43 146,40 149,37 151,34 153,31 155,29 158,26 160,23 163,21 165,19 168,17 171,14 174,13 177,11 180,10 184,8 187,7 192,5 195,4 199,3 203,2 207,2 212,1 216,1 221,1 226,0 228,0 230,1 232,1 234,1 236,1 238,1 240,1 242,2 244,2 246,2 248,3 250,3 251,4 253,4 255,5 256,5 258,5 259,6 260,6 262,7 262,105 259,104 257,104 255,103 253,103 250,103 248,102 246,102 243,102 241,101 239,101 237,100 234,100 232,100 229,99 226,99 224,99 221,99 218,99 215,99 212,99 204,99 195,100 187,102 179,104 172,108 166,111 159,116 154,121 148,127 143,134 139,141 134,149 131,158 128,167 125,177 123,188 121,200 120,212 119,225 119,238 119,457">
          <text:p/>
        </draw:polygon>
        <draw:path draw:style-name="gr3" draw:text-style-name="P3" draw:layer="layout" svg:width="0.427cm" svg:height="0.622cm" svg:x="16.954cm" svg:y="21.877cm" svg:viewBox="0 0 428 623" svg:d="M315 614v-1-1-1l-1-1v-1-2-1-1l-1-2v-2-2-1-2l-1-2v-2-2-2l-1-2v-3-2-2-2l-1-2v-2-3-2-2-2-2l-1-3v-2-2-2-2-2-2-2-1-2h-1l-5 8-5 8-5 7-5 8-6 6-6 6-6 6-6 4-7 5-7 4-8 4-7 3-8 3-8 2-9 2-9 2-9 1-9 1-10 1h-10-8l-8-1-8-1-7-1-8-2-7-1-7-3-7-2-6-3-7-4-6-3-6-4-5-4-6-5-5-4-5-5-4-6-5-5-5-6-3-6-4-6-4-7-4-6-3-7-3-8-3-7-2-8-3-8-2-8-2-8-2-9-2-8-1-9-1-9-2-9v-10l-1-10-1-9v-10-10-10-10l1-9 1-10v-9l2-10 1-9 1-9 2-8 2-9 2-8 2-9 3-8 3-7 3-8 3-7 4-7 4-7 3-6 5-6 4-6 4-6 5-6 5-5 5-5 6-5 6-4 5-4 7-4 6-4 7-3 6-3 7-3 8-3 8-2 7-1 8-2h9l8-1h9 4 5 4l4 1h5 4l4 1 4 1 4 1h4l4 1 4 1 4 1 4 2 4 1 3 3 4 1 4 2 3 2 4 1 3 3 4 2 3 2 3 2 3 2 4 3 2 3 4 2 2 3 3 3 3 3 3 3 2 3 3 4 2 3 4 4 2 4 2 4 2 4 2 4h1v-1-1-1-1-1-1-2-1-2-1-2-1-2-2-2-2-2-2-1-3-2-2-2-2-2-2-2l-1-3v-2-2-3-2-2-2-2-2-2-3-3-2-163h116v517 6 7l1 6v6 6 5 6 6 5l1 5v5 5 4 5l1 4v3 4l1 3v4 2zM310 388v-8-9l-1-8v-7l-1-8-1-7-1-7-1-7-2-6-1-6-2-6-3-5-2-5-2-5-2-5-2-5-3-4-2-4-2-4-3-3-3-3-3-4-2-2-4-3-2-3-4-2-3-2-3-2-3-2-4-1-3-1-4-2-3-1h-3l-4-2h-3l-4-1h-4-3-4-4-4l-5 1h-4l-4 1-4 1-3 1-4 1-4 2-3 2-4 1-3 2-3 3-3 2-3 3-3 3-3 2-2 4-3 3-2 4-2 4-3 4-2 4-1 4-2 5-2 5-2 5-1 5-2 6-1 5-1 6-1 6-1 7-1 6v7l-1 7v8l-1 7v8 8l1 29 3 26 4 23 7 20 8 16 10 14 12 11 14 7 15 5 18 1h3 3 4l3-1 4-1h4l3-1 3-1 4-2 3-1 4-2 3-1 4-2 3-3 3-2 3-3 3-3 3-3 3-3 2-3 3-4 3-4 2-4 3-4 2-5 2-5 2-5 2-6 1-5 3-6 2-6 1-7 2-6 1-7 1-8 1-7v-8l1-8v-9z">
          <text:p/>
        </draw:path>
        <draw:path draw:style-name="gr3" draw:text-style-name="P3" draw:layer="layout" svg:width="0.409cm" svg:height="0.464cm" svg:x="17.47cm" svg:y="22.035cm" svg:viewBox="0 0 410 465" svg:d="M209 465h-10l-9-1h-9l-9-2-9-1-9-1-8-2-8-2-8-3-9-2-7-3-7-3-7-4-7-4-7-4-7-5-6-5-6-6-6-5-5-6-5-6-5-6-5-7-5-7-4-7-4-7-4-8-3-8-4-8-3-9-3-9-2-9-2-10-2-10-2-10-1-10-1-11-1-11v-12-11-13-12l1-12 1-11 2-11 2-11 2-10 2-10 4-9 3-9 3-9 4-8 4-8 4-7 5-8 5-6 5-7 5-6 5-6 6-6 6-5 6-5 6-5 7-4 6-4 7-4 7-3 7-4 8-2 7-3 8-2 8-3 8-1 7-2 8-1 9-1 8-1 8-1h8 8 11l10 1h10l9 2 9 2 9 2 9 2 9 3 8 3 8 3 7 4 7 5 7 4 7 4 6 5 6 6 6 5 5 6 5 6 5 7 5 7 4 7 4 7 4 7 4 8 3 8 4 8 2 9 3 9 2 9 2 9 2 10 2 10 1 9 2 11 1 10 1 10v11 11l1 11v3h-289l1 6v5 6l1 5v5 6l1 5 1 5 1 5v5l1 5 2 4 1 4 2 5 1 4 2 4 2 4 1 4 3 4 2 3 2 4 3 3 2 3 3 3 2 3 4 3 3 2 3 3 3 2 4 2 3 2 4 2 4 1 4 1 4 2 5 1h4l5 1h5 5 6 5l6-1 5-1 5-1 5-2 5-1 5-2 4-2 4-3 4-3 3-3 3-3 4-4 3-4 3-4 2-4 3-5 1-5 2-5 110 9-1 4-2 4-2 4-2 4-2 4-2 4-2 4-3 4-2 5-3 4-3 4-3 4-3 4-3 4-4 4-3 5-4 3-4 4-4 4-5 4-4 4-5 3-5 4-5 3-6 3-6 3-6 3-6 2-6 3-7 2-6 2-8 2-8 2-7 2-8 1-8 1-9 1h-9l-9 1zM209 73h-4-3l-4 1h-3-3l-4 1-3 1-3 1-3 1-4 1-3 1-3 2-2 1-3 2-3 2-3 2-2 2-3 2-2 3-2 2-3 3-2 3-2 3-2 3-2 3-1 3-2 4-2 4-1 4-2 4-1 4-1 4-1 5-1 5-1 5-1 5v5l-1 5v6 5h174l-1-10-1-10-2-10-2-8-2-9-3-8-3-7-4-7-5-6-4-6-5-5-5-4-5-5-6-3-6-3-6-3-7-1-7-2-7-1z">
          <text:p/>
        </draw:path>
        <draw:polygon draw:style-name="gr3" draw:text-style-name="P3" draw:layer="layout" svg:width="0.261cm" svg:height="0.456cm" svg:x="17.963cm" svg:y="22.034cm" svg:viewBox="0 0 262 457" draw:points="3,457 3,115 3,112 3,109 3,106 3,103 3,100 3,97 3,94 3,91 3,88 3,85 3,80 3,77 3,74 3,71 3,68 3,65 3,62 3,59 2,56 2,53 2,50 2,47 2,44 2,42 2,39 2,36 2,34 2,31 2,29 1,26 1,24 1,22 1,20 1,18 1,16 1,14 1,13 1,12 0,10 0,9 112,9 112,10 112,12 112,13 113,14 113,16 113,18 113,20 113,22 113,24 114,26 114,29 114,31 114,34 115,37 115,39 115,42 115,44 115,47 115,50 115,53 116,56 116,59 116,62 116,65 116,67 116,70 116,73 116,76 117,79 117,83 117,86 117,88 117,91 117,93 117,96 117,98 117,100 117,102 117,104 117,106 119,106 121,101 123,96 124,92 126,87 128,81 129,77 131,73 133,69 135,65 136,61 138,58 140,54 142,50 144,47 146,43 148,40 150,37 152,34 154,31 157,29 159,26 162,23 164,21 167,19 170,17 173,14 176,13 179,11 182,10 185,8 189,7 192,5 196,4 200,3 204,2 208,2 212,1 217,1 221,1 226,0 228,0 230,1 232,1 234,1 236,1 238,1 240,1 243,2 244,2 246,2 249,3 250,3 252,4 254,4 256,5 257,5 258,5 260,6 261,6 262,7 262,105 260,104 258,104 255,103 253,103 251,103 249,102 246,102 244,102 242,101 239,101 237,100 235,100 232,100 230,99 227,99 224,99 221,99 219,99 216,99 213,99 204,99 196,100 188,102 181,104 174,108 167,111 161,116 155,121 150,127 145,134 140,141 136,149 133,158 129,167 127,177 124,188 123,200 122,212 121,225 121,238 121,457">
          <text:p/>
        </draw:polygon>
        <draw:path draw:style-name="gr3" draw:text-style-name="P3" draw:layer="layout" svg:width="0.582cm" svg:height="0.569cm" svg:x="0.193cm" svg:y="17.06cm" svg:viewBox="0 0 583 570" svg:d="M583 121l-149 52v223l149 51v123l-583-213v-145l583-212zM175 257l-3 1-3 1-2 2-3 1h-3l-3 1-3 2-3 1-3 2h-3l-3 1-2 1-3 1-3 1-3 1-2 1h-3l-3 1-2 1-3 1h-2l-2 1h-3l-2 1-2 1h-2l-2 1h-2l-1 1h-2l-2 1h-2-1l-1 1h-1-1-1v1h-1 1 1l1 1h1 1l2 1h1 3l1 1h2l2 1h2l1 1h3l2 1 2 1 2 1h2l3 1 2 1h3l3 1 2 1 3 1 3 1 3 1h2l3 1 3 1 3 1 3 1 3 1 3 1 3 1 3 1 2 1 3 1 3 1 168 57v-168z">
          <text:p/>
        </draw:path>
        <draw:polygon draw:style-name="gr3" draw:text-style-name="P3" draw:layer="layout" svg:width="0.447cm" svg:height="0.464cm" svg:x="0.328cm" svg:y="16.571cm" svg:viewBox="0 0 448 465" draw:points="354,233 0,121 0,0 448,165 448,304 0,465 0,342">
          <text:p/>
        </draw:polygon>
        <draw:path draw:style-name="gr3" draw:text-style-name="P3" draw:layer="layout" svg:width="0.464cm" svg:height="0.409cm" svg:x="0.32cm" svg:y="16.125cm" svg:viewBox="0 0 465 410" svg:d="M465 200l-1 10v9l-1 9-1 9-1 9-2 8-1 9-2 8-3 8-2 8-4 8-3 7-4 7-3 7-5 7-4 6-5 6-5 6-5 6-6 6-6 5-6 5-7 5-7 5-8 4-7 4-8 4-8 3-8 4-9 3-9 2-9 4-10 2-10 2-10 1-10 2-11 1h-11l-12 1h-12-12l-12-1-12-1-11-1-11-1-11-2-10-2-10-4-9-3-9-3-9-4-8-3-8-4-8-5-7-4-7-5-6-5-7-5-5-6-6-5-5-6-5-6-5-7-4-6-4-7-4-6-4-7-3-8-3-7-2-8-3-7-2-8-2-8-1-8-1-7-1-9-1-8-1-8v-8-9-10l1-10v-10l2-10 1-9 3-9 2-8 2-9 4-7 3-8 4-7 4-8 5-6 4-7 5-6 6-6 5-6 6-5 6-6 7-4 6-5 7-5 7-4 8-4 8-3 8-4 8-3 9-3 9-2 9-3 9-2 10-2 9-1 10-2 10-1 11-1 10-1h11l11-1h11 3v287h5 6 5l6-1h5l5-1h6l5-1 4-1 5-1 5-1 5-1 4-1 5-2 4-2 4-1 4-2 4-2 3-2 4-2 4-2 3-3 3-2 3-3 3-3 2-3 3-3 3-3 2-3 3-4 2-3 1-4 2-4 1-4 1-5 1-4 1-5v-4l1-5v-5-6l-1-6v-5l-1-6-1-5-2-4-2-5-1-5-2-4-4-4-3-4-3-3-3-4-4-3-4-3-4-2-4-3-5-2-5-2-6-2 10-109 4 1 4 2 4 2 4 2 4 2 4 2 4 2 4 3 5 2 5 3 4 3 4 2 4 4 4 3 4 3 4 4 4 4 4 4 4 4 3 4 4 5 3 5 3 5 4 5 3 6 3 5 2 6 3 6 3 7 2 6 2 7 2 7 2 7 1 8 2 8 1 8 1 8v9 9zM73 200v4 3l1 3v4l1 3v3l1 4 1 3 1 3 1 4 1 2 2 3 1 3 2 3 2 3 2 2 2 3 2 2 2 3 3 2 3 2 3 3 2 2 4 1 3 2 3 2 4 2 4 1 4 2 4 1 4 2 4 1 5 1 4 1 5 1 5 1h6l5 1h6 5v-173l-10 1-10 1-10 1-9 3-8 2-8 2-7 4-7 4-6 3-6 5-5 5-5 4-4 6-3 5-3 6-3 7-2 6-1 7-1 7z">
          <text:p/>
        </draw:path>
        <draw:polygon draw:style-name="gr3" draw:text-style-name="P3" draw:layer="layout" svg:width="0.456cm" svg:height="0.26cm" svg:x="0.319cm" svg:y="15.78cm" svg:viewBox="0 0 457 261" draw:points="457,258 114,258 111,258 108,258 105,258 102,258 99,258 96,258 93,258 90,258 87,258 83,258 80,258 77,258 74,258 71,259 68,259 65,259 62,259 59,259 56,259 53,260 50,260 47,260 44,260 41,260 39,260 36,260 34,260 31,260 29,260 26,260 24,260 22,260 20,261 18,261 16,261 14,261 13,261 11,261 10,261 9,261 9,150 10,150 11,149 12,149 14,149 16,149 18,148 20,148 22,148 24,148 26,148 29,148 31,148 34,147 36,147 39,147 42,147 44,147 47,147 50,146 53,146 56,146 59,146 62,146 64,146 67,146 70,146 73,145 76,145 79,145 82,145 84,145 87,145 90,145 92,145 94,145 97,144 99,144 101,144 103,144 105,144 105,142 100,141 95,139 90,138 86,136 82,134 77,132 73,130 69,129 65,127 61,125 57,123 53,122 50,120 47,118 43,116 40,114 37,112 34,110 31,107 28,105 26,103 23,100 21,97 18,95 16,92 15,89 12,86 11,83 9,80 8,77 6,73 5,69 4,66 3,62 2,58 2,54 1,49 0,45 0,40 0,36 0,33 0,31 0,29 0,27 1,25 1,23 1,21 2,19 2,17 2,15 3,13 3,11 3,9 4,8 4,6 5,5 5,3 5,2 6,1 6,0 104,0 103,2 103,4 102,6 102,8 101,11 101,13 101,15 100,18 100,20 100,22 99,25 99,27 99,30 98,32 98,35 98,37 97,40 97,43 97,46 97,49 98,58 99,66 101,74 103,81 106,88 110,95 115,100 120,106 126,112 133,117 140,122 148,126 157,129 166,132 176,135 187,137 198,139 210,140 223,141 237,141 457,141">
          <text:p/>
        </draw:polygon>
        <draw:path draw:style-name="gr3" draw:text-style-name="P3" draw:layer="layout" svg:width="0.464cm" svg:height="0.451cm" svg:x="0.32cm" svg:y="15.291cm" svg:viewBox="0 0 465 452" svg:d="M465 314l-1 7v6 6l-1 6-1 6v6l-2 5-1 6-1 5-2 5-2 5-2 5-2 5-3 4-2 4-3 5-3 4-3 4-3 4-3 3-4 4-3 3-4 3-4 3-5 3-4 3-4 2-5 2-5 3-5 1-5 2-5 2-6 1-6 2-6 1h-6l-5 1-7 1h-6-6-8-8l-7-1-7-1-7-1-6-2-6-2-6-2-6-2-6-3-5-3-5-3-5-3-5-4-4-3-5-4-4-4-3-4-4-5-3-5-4-5-3-5-3-5-2-5-3-6-2-5-3-6-2-6-1-7-2-6-2-6-1-7-1-6-1-8-1-6-1-7v-7l-1-7v-7-8l-2-97h-23-5-4l-4 1h-5-4l-4 1h-4l-3 1-4 1-3 1h-3l-4 2-2 1-4 1-2 1-3 1-2 2-3 1-2 1-2 2-2 2-2 2-2 1-1 3-2 1-1 2-2 2-1 3-1 2v3l-2 2v2l-1 3v3l-1 3v2l-1 3v3 3 3 3 3 3 2l1 3v3 2l1 3v2l1 4v2l1 2 1 2 1 2 1 2 1 2 1 2 2 1 1 2 1 2 2 2 1 1 2 2 2 1 1 1 3 2 2 1 2 1 2 1 3 2h2l3 1 3 1 2 1 3 1h3l4 1 3 1h4 3l-6 122-6-1-5-2-6-1-5-2-6-1-5-2-5-2-5-3-5-2-5-3-5-2-4-3-5-3-4-4-5-3-4-4-4-4-4-4-4-4-3-5-4-5-3-5-3-5-3-5-3-6-2-6-3-6-2-6-3-7-1-6-2-7-2-8-2-7-1-8-1-7-1-9v-9l-1-9v-8-10-8-8l1-8v-8l1-7 1-7 2-7 1-8 2-6 2-7 2-6 3-7 2-6 3-6 3-5 3-6 3-5 4-5 4-5 4-4 4-5 5-4 4-4 5-4 5-3 5-4 5-3 6-3 5-2 6-3 6-2 7-2 6-2 7-2 6-1 7-1 7-1 8-1h7 8 163 3 3 3 3 3l3-1h2 3 3 2l3-1h2 2l2-1h2l3-1h2l1-1 3-1 1-1 2-1h3l1-1 1-1 1-2 2-1 1-1 1-1 1-1 1-2 1-1v-2l1-2 1-2v-1l1-2v-2-2-2-3-2-3-3-2-3l-1-2v-3-2l-1-3v-2h63v1 3l1 2v1l1 2v2l1 2v2 2l1 1 1 2v2 1l1 2v1 2l1 2v1 2 2l1 1v2 2 2 1l1 2v2 2 1 3 1l1 2v2 2 2 3 2 2 3 2 9l-1 8-1 7-1 7-2 7-3 6-2 6-4 5-3 5-4 5-5 4-4 3-6 4-6 3-6 2-6 3-7 2-8 1-7 2-8 1v2l8 5 7 5 8 5 7 6 7 6 6 6 6 6 6 7 5 6 4 8 5 7 4 8 3 8 3 8 3 9 2 9 2 10 1 9v10zM248 178l1 60v3 4l1 4v3 4l1 3v4 3l1 5v3l1 4v3l1 3 1 3 1 3 1 3 1 3 1 2 2 3 1 3 1 2 2 2 2 2 2 3 1 2 3 2 2 2 2 1 3 2 2 1 3 2 3 1 4 1 3 1 4 1 4 1h3l5 1h4 5 6l6-1 5-1 6-1 5-1 4-1 4-2 4-2 4-3 3-3 3-3 3-3 3-3 2-4 2-4 1-4 1-4 1-5v-4l1-5v-4l-1-6v-4l-1-4-1-4-1-4-1-4-1-4-2-4-3-3-2-4-2-3-2-4-2-3-3-3-2-3-3-3-3-3-3-3-3-2-3-2-3-3-4-2-3-2-4-2-3-2-4-2-4-2-4-1-4-2-4-1-4-1-4-1-4-1-4-1-4-1h-5-4l-4-1h-4z">
          <text:p/>
        </draw:path>
        <draw:path draw:style-name="gr3" draw:text-style-name="P3" draw:layer="layout" svg:width="0.636cm" svg:height="0.426cm" svg:x="0.319cm" svg:y="14.835cm" svg:viewBox="0 0 637 427" svg:d="M637 214l-1 9v9 8l-1 8-2 9-1 8-1 8-1 7-2 7-1 7-2 6-2 7-2 6-2 6-3 6-2 5-3 6-3 5-3 5-3 5-3 5-4 4-3 5-4 3-4 4-4 4-3 4-5 3-4 3-4 3-5 3-4 3-5 2-4 2-5 2-5 2-5 1-5 2-5 1-5 2-14-117 5-1 5-2 5-2 5-2 4-2 4-3 4-3 3-3 4-4 3-4 3-4 2-5 3-6 2-5 1-5 2-5 1-6 1-6v-6-7-4-4-4l-1-4v-4l-1-3-1-4-1-4v-3l-1-4-2-3-1-3-2-3-1-4-2-2-3-3-2-3-2-3-3-2-2-3-3-2-3-2-3-3-4-2-3-2-4-2-4-1-4-2-4-1-5-2-4-1-5-1-5-1-6-1-5-1-6-1h-6l-6-1h-7-6-2-2-3-2-3-2-2-3-2-3-2-2-3-2-2-2-2-3-1-2-3-2-2l-3-1h-2-2-2-2-3-2v1l8 4 9 5 7 5 7 5 7 5 6 6 5 7 5 6 5 7 4 7 4 8 3 7 3 8 2 9 3 8 1 9 2 9 1 10v9l1 11-1 8v9l-1 8-1 7-2 8-1 7-3 7-2 7-3 6-3 7-4 6-3 5-4 6-5 5-4 6-5 5-5 4-5 5-6 4-6 5-6 3-6 4-7 4-7 3-7 3-7 3-8 3-7 2-8 3-8 1-9 3-8 1-9 1-9 2-9 1-9 1h-10l-10 1h-9-10-10-10l-10-1h-10l-9-1-9-2-10-1-8-1-9-2-8-2-9-2-8-3-8-2-7-3-8-3-7-3-7-4-6-3-7-4-6-5-6-4-5-5-6-4-5-6-5-5-4-5-4-6-4-6-4-6-3-6-3-7-3-7-2-7-3-7-2-8-1-8-1-8-1-8-1-9v-8-11l1-8 1-9 1-8 2-8 2-8 3-7 2-8 4-7 3-8 4-6 5-7 5-6 5-6 6-6 7-6 7-5 7-4 8-5 8-4v-2h-2-2-1-3-1-2-3-2-2-2-2l-2-1h-3-2-2-2-2-2l-3-1h-2-2-2l-2-1h-2-2-2-2-2l-1-1h-2-2-1-1l-2-1h-1-1-1-1l-1-1v-110l3 1h3 4 4 4 4l5 1h4 6 5 5 6 5l6 1h6 7 6 7 7 6 331 9 10l9 1 9 1 8 1 8 2 9 2 7 2 8 2 8 3 7 3 7 3 6 4 7 3 6 4 6 5 5 4 6 5 5 5 5 5 4 6 5 5 4 6 4 7 4 6 3 7 3 7 4 8 2 7 3 8 2 8 2 8 2 8 1 9 2 9 2 9 1 9v10 9zM227 117h-9l-8 1h-8l-7 1h-7l-7 1-7 1-6 2-6 1-6 1-5 2-6 2-5 2-4 2-5 2-5 2-4 3-4 2-3 3-4 2-3 3-3 3-3 2-3 3-2 3-3 4-2 3-2 3-1 3-2 4-1 3-2 3-1 4v3l-1 4-1 3v4 3l-1 4v3 4l1 5v4l1 4v4l1 4 1 4 1 4 2 3 2 4 2 4 2 3 2 3 2 3 3 3 3 3 3 3 3 3 3 2 3 3 4 2 4 2 4 2 5 2 4 2 5 2 5 1 5 2 5 2 6 1 6 1 6 1 6 1 6 1 7 1h6 7l8 1h7 8 14l14-1 12-1 12-2 11-2 11-2 10-3 9-4 8-4 8-4 7-5 6-5 6-6 5-6 4-7 3-8 3-8 1-8 1-8 1-9v-4-3l-1-4v-3l-1-3v-4l-1-3-1-4-2-3-1-4-1-3-2-3-2-4-2-3-2-3-3-3-2-3-3-3-3-3-4-2-3-3-4-3-4-2-4-3-5-2-5-2-5-2-4-2-6-2-6-2-5-1-7-1-6-2-7-1-7-1h-7l-8-1h-8l-8-1z">
          <text:p/>
        </draw:path>
        <draw:path draw:style-name="gr3" draw:text-style-name="P3" draw:layer="layout" svg:width="0.464cm" svg:height="0.409cm" svg:x="0.32cm" svg:y="14.337cm" svg:viewBox="0 0 465 410" svg:d="M465 200l-1 10v9l-1 10-1 8-1 9-2 9-1 9-2 8-3 8-2 8-4 7-3 8-4 7-3 6-5 7-4 7-5 6-5 6-5 6-6 6-6 5-6 5-7 5-7 4-8 5-7 3-8 4-8 4-8 3-9 3-9 3-9 2-10 3-10 1-10 2-10 1-11 1-11 1-12 1h-12-12l-12-1-12-1-11-1-11-2-11-1-10-3-10-2-9-3-9-3-9-4-8-4-8-4-8-4-7-4-7-5-6-5-7-6-5-5-6-6-5-6-5-6-5-6-4-7-4-6-4-7-4-7-3-7-3-8-2-7-3-8-2-7-2-8-1-8-1-8-1-8-1-8-1-8v-9-8-11l1-10v-10l2-9 1-9 3-10 2-9 2-8 4-8 3-7 4-8 4-7 5-7 4-6 5-7 6-6 5-5 6-6 6-5 7-5 6-5 7-4 7-4 8-4 8-4 8-3 8-3 9-3 9-3 9-2 9-2 10-2 9-2 10-1 10-1 11-1 10-1 11-1h11 11 3v288h5 6l5-1h6l5-1h5l6-1 5-1h4l5-1 5-1 5-2 4-1 5-1 4-2 4-2 4-1 4-2 3-2 4-2 4-3 3-2 3-3 3-2 3-3 2-3 3-3 3-3 2-4 3-3 2-4 1-4 2-4 1-4 1-4 1-5 1-4v-5l1-4v-5-6l-1-6v-6l-1-5-1-5-2-5-2-5-1-4-2-4-4-5-3-4-3-4-3-3-4-3-4-3-4-3-4-2-5-2-5-2-6-2 10-110 4 2 4 2 4 1 4 3 4 1 4 2 4 3 4 2 5 3 5 3 4 2 4 3 4 3 4 4 4 3 4 4 4 4 4 3 4 5 3 4 4 4 3 5 3 5 4 6 3 5 3 6 2 6 3 6 3 6 2 7 2 7 2 7 2 7 1 9 2 8 1 8 1 8v9 9zM73 200v4 3l1 4v3l1 4v3l1 3 1 4 1 3 1 3 1 3 2 3 1 3 2 3 2 2 2 3 2 3 2 2 2 3 3 2 3 2 3 2 2 2 4 2 3 2 3 2 4 1 4 2 4 2 4 1 4 1 4 2 5 1 4 1h5l5 1 6 1h5 6l5 1v-175l-10 1-10 1-10 2-9 2-8 2-8 3-7 3-7 4-6 4-6 4-5 5-5 6-4 5-3 6-3 6-3 6-2 7-1 7-1 7z">
          <text:p/>
        </draw:path>
        <draw:polygon draw:style-name="gr3" draw:text-style-name="P3" draw:layer="layout" svg:width="0.456cm" svg:height="0.409cm" svg:x="0.319cm" svg:y="13.608cm" svg:viewBox="0 0 457 410" draw:points="457,117 205,117 200,117 195,117 190,117 185,117 180,118 176,118 171,119 167,119 162,120 158,121 154,122 149,123 145,124 141,125 138,126 134,128 130,129 127,131 124,132 121,135 118,136 115,138 112,141 109,143 107,146 104,148 102,150 100,153 98,156 96,159 95,162 93,166 92,169 91,173 90,176 89,180 88,184 88,188 88,192 88,196 88,201 88,205 88,209 89,213 90,216 91,220 92,224 94,228 95,231 97,235 99,238 101,241 103,245 106,248 108,251 111,253 114,256 117,259 120,262 124,264 127,267 131,269 134,271 138,273 142,275 147,277 151,279 155,281 160,282 165,284 169,285 174,286 179,287 184,288 189,289 194,289 200,290 205,290 211,290 216,290 457,290 457,407 109,407 106,407 103,407 100,407 97,407 94,407 91,407 88,407 85,407 82,407 79,407 76,407 73,407 70,407 67,407 64,407 62,407 59,407 56,407 53,408 50,408 47,408 45,408 42,408 40,408 37,408 35,408 32,408 30,408 28,408 26,409 23,409 21,409 20,409 17,409 16,409 14,409 13,409 11,409 10,410 9,410 9,299 10,299 11,299 12,299 14,298 16,298 17,298 19,298 21,298 23,298 25,297 27,297 29,297 32,297 34,297 36,297 39,296 41,296 44,296 46,296 49,296 52,295 54,295 57,295 60,295 62,295 65,295 67,295 70,295 73,294 76,294 78,294 81,294 83,294 85,294 88,294 90,294 92,294 94,294 96,294 98,294 98,292 88,287 78,282 70,277 62,271 54,265 46,259 40,253 34,246 28,240 23,233 19,226 15,218 12,210 9,202 6,194 4,185 2,176 1,167 0,158 0,148 0,140 1,132 2,125 3,118 4,111 5,104 7,98 9,92 11,86 14,80 16,74 19,69 22,64 26,58 29,54 33,49 37,45 41,41 45,37 50,33 55,30 59,27 65,24 70,21 75,18 81,16 87,13 92,11 98,9 105,8 111,6 117,5 124,4 130,3 137,2 144,1 151,1 158,0 165,0 172,0 457,0">
          <text:p/>
        </draw:polygon>
        <draw:polygon draw:style-name="gr3" draw:text-style-name="P3" draw:layer="layout" svg:width="0.456cm" svg:height="0.409cm" svg:x="0.328cm" svg:y="13.094cm" svg:viewBox="0 0 457 410" draw:points="0,294 251,294 256,294 261,294 266,293 271,293 276,293 281,292 285,292 290,291 295,291 299,289 303,289 307,288 311,287 315,286 319,284 323,283 326,281 329,280 333,278 336,276 339,274 342,272 345,270 347,268 350,265 352,263 354,260 357,257 359,255 361,252 363,249 364,245 365,242 367,238 367,235 369,231 369,227 369,223 370,219 370,214 370,210 369,206 369,202 368,198 367,194 366,191 365,187 364,183 363,180 361,176 359,173 357,170 353,165 351,162 348,159 346,156 343,153 340,151 336,148 333,146 330,143 326,141 322,139 318,136 314,135 310,133 306,131 302,129 297,128 292,127 287,125 283,124 278,123 272,122 267,121 262,121 256,120 251,120 245,119 240,119 0,119 0,3 347,3 350,3 353,3 357,3 360,3 363,3 366,3 369,3 372,3 375,3 378,3 381,3 384,3 387,3 390,3 393,3 396,3 399,3 402,3 405,3 407,2 410,2 413,2 415,2 418,2 420,2 423,2 425,2 427,1 430,1 432,1 434,1 436,1 438,1 440,1 442,1 443,1 445,0 446,0 447,0 448,0 448,111 447,111 446,111 445,111 443,111 442,111 440,112 438,112 437,112 435,112 433,112 430,113 428,113 426,113 423,113 421,114 419,114 416,114 413,114 411,114 408,114 406,114 403,114 400,115 397,115 395,115 392,115 390,115 387,115 384,115 382,115 379,116 377,116 374,116 372,116 370,116 367,116 365,116 363,116 361,116 359,116 359,118 369,123 379,128 388,133 396,139 403,144 411,150 417,157 423,163 429,171 433,178 438,185 442,193 445,201 448,209 451,217 453,226 455,234 456,244 456,253 457,263 456,271 456,278 455,286 455,293 453,300 452,306 450,313 448,319 446,325 443,331 440,336 438,342 435,347 431,352 428,357 424,361 420,365 416,369 412,373 407,377 403,380 398,383 393,386 388,389 382,392 377,394 371,396 365,398 359,400 352,402 345,403 339,405 333,406 326,407 319,408 312,409 305,409 298,410 291,410 284,410 0,410">
          <text:p/>
        </draw:polygon>
        <draw:polygon draw:style-name="gr3" draw:text-style-name="P3" draw:layer="layout" svg:width="0.456cm" svg:height="0.644cm" svg:x="0.319cm" svg:y="12.338cm" svg:viewBox="0 0 457 645" draw:points="457,379 205,379 200,379 195,379 190,379 185,379 180,380 176,380 171,380 167,381 162,382 158,383 154,383 149,384 145,385 141,386 138,387 134,388 130,390 127,391 124,392 121,394 118,396 115,397 112,399 109,401 107,403 104,406 102,408 100,410 98,413 96,415 95,418 93,420 92,424 91,426 90,430 89,433 88,436 88,439 88,443 88,446 88,450 88,454 88,457 89,460 90,463 91,467 92,470 94,473 95,476 97,479 99,482 101,485 103,487 106,490 108,492 111,495 114,497 117,500 120,502 124,504 127,506 131,508 134,510 138,512 142,513 147,515 151,516 155,518 160,519 165,520 169,521 174,522 179,523 184,524 189,524 194,525 200,525 205,526 211,526 216,526 457,526 457,642 109,642 106,642 103,642 100,642 97,642 94,642 91,642 88,642 85,642 82,643 79,643 76,643 73,643 70,643 67,643 64,643 62,643 59,643 56,643 53,643 50,643 47,643 45,644 42,644 40,644 37,644 35,644 32,644 30,644 28,644 26,644 23,644 21,644 20,644 17,645 16,645 14,645 13,645 11,645 10,645 9,645 9,535 10,534 11,534 12,534 14,534 16,534 17,534 19,534 21,533 23,533 25,533 27,533 29,533 32,533 34,532 36,532 39,532 41,532 44,532 46,531 49,531 52,531 54,531 57,531 60,531 62,531 65,530 67,530 70,530 73,530 76,530 78,530 81,530 83,530 85,530 88,529 90,529 92,529 94,529 96,529 98,529 98,528 88,523 78,518 70,514 62,509 54,504 46,498 40,492 34,487 28,481 23,474 19,468 15,461 12,454 9,446 6,439 4,431 2,423 1,415 0,406 0,397 0,387 1,378 3,368 4,360 6,351 9,343 13,336 16,328 21,322 26,315 31,309 36,303 42,298 49,293 56,289 64,285 71,281 80,278 89,275 98,273 98,270 93,268 87,265 82,263 77,261 72,258 68,256 64,253 59,250 56,247 52,245 48,242 45,239 41,236 38,233 35,230 32,227 29,224 27,221 24,217 22,213 20,210 17,206 15,203 14,199 12,196 10,192 9,188 8,184 6,181 5,177 4,173 4,169 3,165 2,160 2,156 1,152 1,147 0,143 0,139 0,134 0,127 1,119 2,113 3,106 4,100 5,94 7,88 9,82 11,77 14,72 16,67 19,62 22,57 26,53 29,49 33,45 37,41 41,37 45,34 50,31 55,27 59,25 65,22 70,19 75,17 81,14 87,12 92,10 98,9 105,7 111,6 117,5 124,3 130,3 137,2 144,1 151,1 158,0 165,0 172,0 457,0 457,115 205,115 200,115 195,115 190,116 185,116 180,116 176,117 171,117 167,118 162,118 158,119 154,120 149,121 145,121 141,122 138,123 134,125 130,126 127,128 124,129 121,130 118,132 115,134 112,136 109,138 107,140 104,142 102,144 100,147 98,149 96,152 95,154 93,157 92,160 91,163 90,166 89,169 88,172 88,176 88,179 88,183 88,187 88,190 88,193 89,196 90,200 91,203 92,206 93,209 95,212 97,215 99,218 100,221 102,224 105,227 107,229 110,232 113,234 115,236 119,239 122,241 125,243 129,245 132,246 136,248 139,250 144,251 148,253 152,254 156,256 161,257 165,258 170,259 175,260 180,261 185,261 190,262 195,263 200,263 206,263 211,263 457,263">
          <text:p/>
        </draw:polygon>
        <draw:path draw:style-name="gr3" draw:text-style-name="P3" draw:layer="layout" svg:width="0.622cm" svg:height="0.427cm" svg:x="0.162cm" svg:y="11.803cm" svg:viewBox="0 0 623 428" svg:d="M389 0h10 10l10 1 9 1 10 1 9 1 9 1 9 1 9 2 9 2 8 2 8 3 8 2 8 3 8 3 7 3 7 4 7 3 6 4 7 4 6 5 6 4 5 5 5 5 5 5 5 6 4 6 5 5 4 7 3 6 4 7 2 6 3 7 2 8 2 7 2 8 1 8 1 8v9l1 9-1 3v4 5 3 4l-1 4v4l-1 4-1 4-1 4-1 4v4l-2 4-1 4-1 3-2 4-1 4-2 4-2 3-1 4-2 3-2 4-2 3-3 4-2 3-3 3-2 3-3 3-3 3-3 4-3 2-3 3-4 3-3 3-4 2-4 3-4 2-4 3-4 2-5 2v1h2 2 2 2 2 2 2 2l2 1h2 3 2 2 2 2 2 3l2 1h2 2 2l2 1h2 2 2 2 2l1 1h2 2 1 2l1 1h2 1 1 1 1l1 1v114l-3-1h-3-4-3-4l-4-1h-5-4-5l-6-1h-5-6-6-5-6l-7-1h-6-6-7-7-512v-117h172 3 2 3 2 3 3 2 3 3l2 1h2 3 2 3 2 2 3 2 2 2 3 2 2 3 2 3 2l2 1h2 3v-2l-9-4-9-5-8-5-7-5-7-6-6-6-6-6-6-7-4-6-4-8-4-7-3-8-4-8-2-8-2-8-2-9-1-9-1-9-1-9v-10-8l1-9v-8l2-7 1-8 2-7 2-7 3-7 3-7 3-6 4-6 4-6 3-6 5-5 5-5 5-5 5-5 5-4 6-5 6-4 6-4 7-4 6-3 7-3 8-3 7-3 7-3 9-2 8-3 8-1 8-2 9-2 9-1 9-2 9-1h9l10-1 9-1h10zM389 121h-15l-14 1-13 1-12 2-12 2-11 2-10 3-9 4-9 3-8 4-7 5-6 5-6 6-4 6-5 7-3 7-2 8-2 8-1 8-1 9v4l1 4v3 4l1 3 1 4 1 3 1 4 1 3 1 4 2 3 1 3 3 4 2 3 2 3 3 3 2 3 4 3 3 3 3 2 4 3 4 3 4 2 4 3 4 2 5 2 6 2 5 2 6 2 5 2 6 1 7 1 6 2 7 1 7 1h8l8 1h8l9 1h9 8l9-1h8l8-1h7l7-1 7-1 6-2 6-1 6-1 6-2 6-2 5-2 5-2 4-2 5-2 4-2 4-3 4-2 4-3 3-3 3-3 3-2 3-3 2-3 3-3 2-4 2-3 2-3 1-4 1-3 2-4 1-3 1-4 1-3v-4l1-3v-4-3-4-8l-1-9-2-8-3-7-3-7-4-6-5-7-5-6-6-5-7-5-8-5-9-3-9-4-11-3-11-3-12-2-13-2-14-1-15-1z">
          <text:p/>
        </draw:path>
        <draw:path draw:style-name="gr3" draw:text-style-name="P3" draw:layer="layout" svg:width="0.464cm" svg:height="0.409cm" svg:x="0.32cm" svg:y="11.326cm" svg:viewBox="0 0 465 410" svg:d="M465 200l-1 10v9l-1 9-1 9-1 9-2 8-1 9-2 8-3 8-2 8-4 8-3 8-4 7-3 7-5 7-4 6-5 7-5 6-5 5-6 6-6 5-6 5-7 5-7 5-8 4-7 4-8 4-8 4-8 3-9 3-9 2-9 3-10 2-10 2-10 1-10 2-11 1-11 1h-12-12-12-12l-12-1-11-1-11-2-11-2-10-2-10-3-9-2-9-4-9-3-8-4-8-4-8-4-7-5-7-5-6-5-7-5-5-5-6-6-5-6-5-6-5-6-4-7-4-7-4-7-4-7-3-8-3-7-2-8-3-7-2-8-2-8-1-8-1-8-1-7-1-9-1-8v-8-9-10l1-10v-10l2-9 1-10 3-8 2-9 2-8 4-8 3-8 4-7 4-7 5-7 4-7 5-6 6-6 5-6 6-5 6-5 7-5 6-5 7-4 7-5 8-4 8-3 8-4 8-3 9-3 9-2 9-3 9-2 10-1 9-2 10-2 10-1 11-1 10-1h11l11-1h11 3v287h5 6 5 6l5-1h5l6-1 5-1 4-1 5-1 5-1 5-1 4-1 5-2 4-1 4-2 4-2 4-2 3-2 4-2 4-2 3-2 3-3 3-3 3-3 2-3 3-3 3-3 2-3 3-4 2-3 1-4 2-4 1-4 1-5 1-4 1-4v-5l1-5v-5-6l-1-5v-6l-1-5-1-6-2-5-2-4-1-4-2-5-4-4-3-3-3-4-3-4-4-3-4-3-4-2-4-2-5-3-5-2-6-1 10-110 4 2 4 1 4 2 4 2 4 2 4 2 4 2 4 3 5 2 5 3 4 3 4 3 4 3 4 3 4 4 4 3 4 4 4 4 4 4 3 5 4 4 3 5 3 5 4 5 3 6 3 5 2 6 3 6 3 7 2 6 2 7 2 7 2 8 1 7 2 8 1 8 1 9v8 10zM73 200v4 3l1 3v4l1 3v4l1 3 1 3 1 3 1 3 1 3 2 3 1 3 2 3 2 3 2 3 2 2 2 3 2 2 3 2 3 3 3 2 2 2 4 2 3 1 3 2 4 2 4 2 4 1 4 1 4 2 4 1 5 1 4 1 5 1 5 1h6l5 1h6 5v-173l-10 1-10 1-10 2-9 2-8 2-8 3-7 3-7 3-6 5-6 4-5 4-5 6-4 5-3 6-3 6-3 6-2 6-1 7-1 7z">
          <text:p/>
        </draw:path>
        <draw:polygon draw:style-name="gr3" draw:text-style-name="P3" draw:layer="layout" svg:width="0.456cm" svg:height="0.26cm" svg:x="0.319cm" svg:y="10.981cm" svg:viewBox="0 0 457 261" draw:points="457,258 114,258 111,258 108,258 105,258 102,258 99,258 96,258 93,258 90,259 87,259 83,259 80,259 77,259 74,259 71,259 68,259 65,259 62,259 59,259 56,259 53,259 50,260 47,260 44,260 41,260 39,260 36,260 34,260 31,260 29,260 26,260 24,260 22,260 20,261 18,261 16,261 14,261 13,261 11,261 10,261 9,261 9,151 10,151 11,150 12,150 14,150 16,150 18,150 20,150 22,149 24,149 26,149 29,149 31,149 34,149 36,149 39,148 42,148 44,148 47,148 50,148 53,148 56,147 59,147 62,147 64,147 67,147 70,146 73,146 76,146 79,146 82,146 84,146 87,146 90,146 92,146 94,146 97,145 99,145 101,145 103,145 105,145 105,144 100,142 95,140 90,138 86,137 82,135 77,133 73,132 69,130 65,128 61,126 57,125 53,123 50,121 47,119 43,117 40,115 37,113 34,110 31,108 28,106 26,104 23,101 21,98 18,96 16,93 15,90 12,87 11,84 9,81 8,78 6,74 5,71 4,66 3,62 2,58 2,54 1,50 0,45 0,40 0,36 0,34 0,32 0,29 0,27 1,26 1,23 1,21 2,20 2,17 2,15 3,14 3,11 3,10 4,8 4,6 5,5 5,3 5,2 6,1 6,0 104,0 103,2 103,4 102,6 102,9 101,11 101,13 101,16 100,18 100,20 100,22 99,25 99,27 99,29 98,32 98,35 98,38 97,40 97,43 97,46 97,49 98,58 99,66 101,74 103,82 106,89 110,96 115,102 120,108 126,113 133,118 140,123 148,127 157,130 166,133 176,136 187,138 198,140 210,141 223,142 237,142 457,142">
          <text:p/>
        </draw:polygon>
        <draw:path draw:style-name="gr3" draw:text-style-name="P3" draw:layer="layout" svg:width="0.464cm" svg:height="0.452cm" svg:x="0.32cm" svg:y="10.248cm" svg:viewBox="0 0 465 453" svg:d="M231 0l10 1h10l10 1 10 1 9 1 9 2 10 1 9 3 9 2 8 3 9 3 8 3 7 4 8 4 8 4 7 4 8 5 7 5 6 5 7 6 6 6 5 6 6 6 5 7 5 7 5 7 4 7 4 8 4 8 4 9 3 8 3 9 2 10 2 9 2 10 2 10 1 10 1 11v11l1 11-1 11v10l-1 10-1 11-2 9-2 10-2 9-2 9-3 9-3 8-4 8-4 8-4 8-4 9-5 7-5 7-5 6-5 6-6 7-6 5-6 6-7 5-6 5-8 5-7 4-8 4-8 4-8 4-8 3-8 3-9 3-8 2-10 3-9 1-9 2-10 1-9 1-10 1-11 1h-10-10l-10-1-9-1-10-1-9-1-9-1-9-2-9-2-8-2-9-3-8-3-8-3-9-4-7-4-8-4-7-4-7-5-7-5-6-5-7-5-6-6-6-6-5-6-5-7-5-7-5-7-4-9-4-7-4-9-4-8-3-9-3-9-3-9-2-9-2-10-1-10-2-11v-10l-1-11v-12-12l1-11v-11l2-11 1-11 2-9 2-10 3-10 3-9 3-9 4-8 4-8 4-8 4-7 5-7 5-7 5-6 5-7 6-5 6-6 7-5 6-5 7-5 7-4 7-5 7-3 8-4 8-3 8-3 8-3 9-2 9-2 9-2 9-2 9-1 9-1 10-1 9-1h10zM231 122h-15l-15 1-14 2-13 1-12 2-11 4-10 3-9 4-9 4-7 5-8 6-6 6-5 6-4 7-5 7-3 8-2 8-2 9-1 9v10 10l1 9 2 9 2 9 4 8 4 8 4 7 6 6 6 7 7 5 8 6 8 4 10 4 10 4 11 3 12 2 13 2 13 1 15 1 15 1h8l8-1h7l8-1h7l6-1 7-1 6-1 6-1 6-2 6-1 5-2 6-1 5-2 4-2 5-2 5-3 4-2 4-3 4-2 4-3 3-3 3-2 3-4 3-3 3-3 2-3 3-4 2-3 3-4 1-4 2-3 1-4 1-4 1-4 1-5v-4l1-4v-4-5-5-5l-1-5v-4l-1-5-1-5-1-4-1-4-2-4-1-4-3-4-2-4-3-4-2-3-3-4-3-3-3-4-3-2-3-4-4-2-4-3-4-2-4-3-5-2-5-2-4-2-5-2-6-2-5-1-6-2-6-1-6-1-6-1-7-1-6-1-7-1h-8l-7-1h-8z">
          <text:p/>
        </draw:path>
        <draw:polygon draw:style-name="gr3" draw:text-style-name="P3" draw:layer="layout" svg:width="0.613cm" svg:height="0.269cm" svg:x="0.162cm" svg:y="9.932cm" svg:viewBox="0 0 614 270" draw:points="246,88 614,88 614,205 246,205 246,270 167,270 167,205 119,205 114,205 109,205 104,204 99,204 95,203 90,202 86,202 81,201 76,200 72,199 68,197 64,196 59,194 56,192 52,190 48,188 44,185 41,183 38,180 34,177 31,174 28,171 25,167 22,164 20,160 17,155 15,151 13,146 11,141 9,136 7,131 6,126 4,120 3,114 2,108 1,102 0,95 0,88 0,81 0,73 0,69 0,66 0,62 0,58 0,54 0,50 1,46 1,42 2,38 2,35 2,31 3,27 3,23 4,20 4,16 4,13 5,9 5,6 6,3 6,0 81,0 81,1 81,3 80,5 80,6 80,8 80,9 79,11 79,13 79,15 79,17 78,19 78,20 78,22 78,24 78,26 78,27 78,29 78,31 77,32 77,34 77,37 78,40 78,43 78,46 78,49 79,51 79,54 80,56 80,59 81,61 82,63 82,65 83,67 84,68 85,70 86,72 87,73 88,74 89,76 91,77 92,78 94,79 95,80 97,81 98,82 100,83 102,84 104,84 106,85 108,85 110,86 112,86 114,87 116,87 118,87 121,87 123,88 126,88 128,88 131,88 167,88 167,0 246,0">
          <text:p/>
        </draw:polygon>
        <draw:path draw:style-name="gr3" draw:text-style-name="P3" draw:layer="layout" svg:width="0.464cm" svg:height="0.451cm" svg:x="0.32cm" svg:y="9.222cm" svg:viewBox="0 0 465 452" svg:d="M465 315l-1 6v6 6l-1 6-1 6v6l-2 6-1 5-1 5-2 6-2 5-2 5-2 4-3 5-2 4-3 4-3 4-3 4-3 4-3 4-4 3-3 3-4 4-4 3-5 3-4 2-4 2-5 3-5 2-5 2-5 2-5 1-6 2-6 1-6 1-6 1-5 1h-7-6-6-8-8l-7-1-7-1-7-1-6-2-6-1-6-2-6-3-6-2-5-3-5-3-5-4-5-3-4-4-5-3-4-5-3-4-4-5-3-4-4-5-3-5-3-5-2-6-3-5-2-6-3-6-2-6-1-6-2-7-2-6-1-7-1-6-1-7-1-7-1-6v-7l-1-8v-7-7l-2-96h-23-5-4-4-5l-4 1h-4l-4 1h-3l-4 1-3 1-3 1-4 1-2 1-4 1-2 1-3 2-2 1-3 1-2 2-2 2-2 1-2 2-2 2-1 2-2 2-1 2-2 2-1 2-1 3v2l-2 3v2l-1 3v2l-1 3v3l-1 3v3 3 3 3 3 2 3l1 3v2 3l1 2v3l1 2v2l1 2 1 2 1 3 1 1 1 2 1 2 2 2 1 2 1 1 2 2 1 2 2 1 2 1 1 2 3 1 2 2 2 1 2 1 3 1 2 1 3 1 3 1 2 1h3l3 1h4l3 1 4 1h3l-6 121-6-1-5-1-6-2-5-1-6-2-5-2-5-2-5-2-5-2-5-3-5-3-4-3-5-3-4-3-5-4-4-3-4-4-4-5-4-4-3-4-4-5-3-5-3-6-3-5-3-6-2-5-3-7-2-6-3-6-1-7-2-7-2-7-2-7-1-8-1-8-1-8v-9l-1-8v-9-9-8-8l1-8v-8l1-8 1-7 2-7 1-7 2-7 2-6 2-7 3-6 2-6 3-6 3-6 3-5 3-5 4-5 4-5 4-5 4-4 5-5 4-4 5-3 5-4 5-3 5-3 6-3 5-3 6-2 6-3 7-2 6-2 7-1 6-2 7-1h7l8-1h7 8 163 3l3-1h3 3 3 3 2 3 3l2-1h3l2-1h2l2-1h2l3-1h2l1-1h3l1-1 2-1 3-1 1-1 1-1 1-1 2-1 1-1 1-2 1-1 1-1 1-2v-2l1-1 1-2v-2l1-2v-2-2-2-2-4-3-2-3-2l-1-3v-2-3l-1-2v-3h63v2 2l1 2v2l1 2v2l1 2v1 2l1 2 1 1v2 1l1 3v2 1l1 2v2 2 1l1 2v2 1 2 2l1 2v1 2 2 2 2l1 2v2 2 2 2 2 3 2 3 8l-1 8-1 8-1 7-2 7-3 6-2 6-4 5-3 5-4 5-5 3-4 4-6 3-6 3-6 3-6 2-7 2-8 2-7 1-8 1v3l8 4 7 6 8 5 7 5 7 6 6 6 6 6 6 7 5 7 4 7 5 7 4 8 3 8 3 8 3 9 2 9 2 9 1 10v10zM248 180l1 59v4 4l1 3v4 3l1 4v3 4l1 3v4l1 3v3l1 3 1 3 1 3 1 3 1 3 1 3 2 2 1 3 1 3 2 2 2 2 2 2 1 2 3 2 2 2 2 2 3 2 2 1 3 1 3 1 4 2 3 1 4 1h4l3 1h5 4 5 6 6l5-1 6-1 5-1 4-2 4-2 4-2 4-2 3-3 3-3 3-3 3-4 2-3 2-4 1-4 1-4 1-5v-5l1-4v-5l-1-4v-4l-1-5-1-4-1-4-1-4-1-3-2-4-3-4-2-3-2-4-2-3-2-4-3-3-2-3-3-2-3-3-3-3-3-3-3-2-3-2-4-3-3-2-4-2-3-2-4-2-4-1-4-2-4-1-4-2-4-1-4-1-4-1-4-1h-4l-5-1h-4-4-4z">
          <text:p/>
        </draw:path>
        <draw:polygon draw:style-name="gr3" draw:text-style-name="P3" draw:layer="layout" svg:width="0.456cm" svg:height="0.261cm" svg:x="0.319cm" svg:y="8.911cm" svg:viewBox="0 0 457 262" draw:points="457,258 114,258 111,258 108,258 105,258 102,258 99,259 96,259 93,259 90,259 87,259 83,259 80,259 77,259 74,259 71,259 68,259 65,259 62,259 59,259 56,259 53,260 50,260 47,260 44,260 41,260 39,260 36,260 34,260 31,260 29,260 26,260 24,260 22,261 20,261 18,261 16,261 14,261 13,261 11,261 10,261 9,262 9,151 10,151 11,151 12,150 14,150 16,150 18,150 20,150 22,150 24,149 26,149 29,149 31,149 34,149 36,148 39,148 42,148 44,148 47,148 50,148 53,147 56,147 59,147 62,147 64,147 67,147 70,147 73,147 76,146 79,146 82,146 84,146 87,146 90,146 92,146 94,146 97,146 99,146 101,145 103,145 105,145 105,144 100,142 95,140 90,139 86,137 82,135 77,133 73,132 69,130 65,128 61,126 57,124 53,123 50,121 47,119 43,117 40,115 37,113 34,111 31,109 28,106 26,104 23,101 21,98 18,96 16,92 15,89 12,86 11,83 9,80 8,77 6,73 5,70 4,66 3,62 2,58 2,54 1,50 0,45 0,41 0,36 0,34 0,31 0,30 0,28 1,25 1,23 1,22 2,19 2,17 2,16 3,13 3,12 3,10 4,8 4,6 5,5 5,4 5,2 6,1 6,0 104,0 103,2 103,4 102,6 102,9 101,11 101,13 101,16 100,18 100,20 100,23 99,25 99,27 99,30 98,32 98,35 98,37 97,40 97,43 97,46 97,49 98,58 99,66 101,74 103,81 106,88 110,96 115,102 120,108 126,113 133,118 140,123 148,127 157,130 166,134 176,136 187,138 198,140 210,141 223,142 237,142 457,142">
          <text:p/>
        </draw:polygon>
        <draw:polygon draw:style-name="gr3" draw:text-style-name="P3" draw:layer="layout" svg:width="0.56cm" svg:height="0.262cm" svg:x="0.223cm" svg:y="8.626cm" svg:viewBox="0 0 561 263" draw:points="561,98 560,108 560,119 558,128 556,136 554,145 551,152 547,159 543,166 538,172 533,178 527,183 521,188 514,193 506,196 498,199 489,201 480,203 470,205 459,206 448,206 185,206 185,263 106,263 106,200 0,164 0,90 106,90 106,5 185,5 185,90 417,90 423,90 429,90 435,89 440,88 445,87 450,86 454,84 458,82 462,80 465,78 468,75 471,72 473,69 475,66 477,62 478,58 479,54 480,49 480,44 481,39 481,37 481,35 480,33 480,31 480,29 480,27 480,25 480,23 479,21 479,20 478,18 478,16 478,14 477,12 477,11 477,8 476,7 476,5 475,2 475,0 547,0 548,5 549,9 550,13 552,18 553,23 554,27 555,32 555,36 556,41 557,46 558,51 558,56 559,61 559,66 560,71 560,76 560,81 561,87 561,93">
          <text:p/>
        </draw:polygon>
        <draw:polygon draw:style-name="gr3" draw:text-style-name="P3" draw:layer="layout" svg:width="0.613cm" svg:height="0.406cm" svg:x="0.162cm" svg:y="8.151cm" svg:viewBox="0 0 614 407" draw:points="256,292 246,288 237,282 228,277 220,272 212,266 205,260 198,253 192,247 187,240 182,233 178,226 174,218 170,211 167,203 164,194 162,186 161,177 160,168 159,158 159,148 159,139 159,132 160,124 161,117 162,110 163,104 165,97 167,91 169,85 172,79 175,74 178,69 181,63 184,58 188,54 191,50 195,45 199,41 204,38 208,34 213,30 218,27 223,24 228,21 234,18 239,16 245,14 251,12 257,10 263,8 269,7 276,5 282,4 289,3 296,2 302,2 309,1 317,0 324,0 331,0 614,0 614,116 364,116 358,116 354,116 349,117 344,117 339,117 334,118 330,118 325,119 321,119 316,120 312,121 308,122 304,123 300,124 296,126 292,127 289,129 285,130 282,132 279,134 276,136 273,138 270,140 267,142 265,145 263,147 260,150 258,154 257,157 255,160 253,163 252,166 250,169 249,173 248,176 247,180 247,184 246,188 246,193 246,197 246,201 246,205 247,209 247,213 248,217 249,221 251,224 252,228 254,232 255,235 257,239 259,242 262,245 264,248 267,251 269,254 272,257 275,259 278,262 282,265 285,267 289,269 293,272 297,274 301,276 305,278 309,279 314,281 318,283 323,284 327,285 332,287 337,288 343,288 348,289 353,290 358,290 364,290 369,291 375,291 614,291 614,407 0,407 0,291 168,291 171,291 174,291 176,291 179,291 181,291 184,291 187,291 190,291 192,291 195,291 198,291 200,291 203,291 205,291 208,291 211,292 213,292 216,292 218,292 220,292 223,293 225,293 227,293 229,293 231,293 234,293 235,293 237,293 240,293 241,293 243,293 245,293 247,294 248,294 250,294 251,294 253,294 254,294 255,294 256,294">
          <text:p/>
        </draw:polygon>
        <draw:polygon draw:style-name="gr3" draw:text-style-name="P3" draw:layer="layout" svg:width="0.456cm" svg:height="0.261cm" svg:x="0.319cm" svg:y="7.782cm" svg:viewBox="0 0 457 262" draw:points="457,259 114,259 111,259 108,259 105,259 102,259 99,259 96,259 93,259 90,259 87,259 83,259 80,259 77,259 74,259 71,259 68,259 65,259 62,259 59,260 56,260 53,260 50,260 47,260 44,260 41,260 39,260 36,260 34,260 31,260 29,261 26,261 24,261 22,261 20,261 18,261 16,261 14,261 13,261 11,262 10,262 9,262 9,151 10,151 11,151 12,151 14,151 16,150 18,150 20,150 22,150 24,150 26,150 29,149 31,149 34,149 36,149 39,149 42,149 44,147 47,147 50,147 53,147 56,147 59,147 62,147 64,146 67,146 70,146 73,146 76,146 79,146 82,145 84,145 87,145 90,145 92,145 94,145 97,145 99,145 101,145 103,145 105,145 105,143 100,142 95,140 90,138 86,136 82,135 77,133 73,131 69,129 65,127 61,126 57,124 53,122 50,120 47,118 43,117 40,114 37,112 34,110 31,108 28,106 26,103 23,101 21,98 18,95 16,93 15,89 12,87 11,83 9,80 8,77 6,74 5,70 4,66 3,63 2,59 2,54 1,50 0,46 0,41 0,36 0,34 0,32 0,30 0,28 1,26 1,24 1,22 2,20 2,18 2,16 3,14 3,12 3,10 4,8 4,7 5,5 5,4 5,3 6,1 6,0 104,0 103,2 103,5 102,7 102,9 101,11 101,14 101,16 100,18 100,21 100,23 99,25 99,28 99,30 98,33 98,35 98,38 97,41 97,44 97,47 97,50 98,58 99,66 101,74 103,81 106,88 110,95 115,101 120,107 126,112 133,118 140,122 148,126 157,130 166,133 176,136 187,138 198,139 210,141 223,141 237,142 457,142">
          <text:p/>
        </draw:polygon>
        <draw:path draw:style-name="gr3" draw:text-style-name="P3" draw:layer="layout" svg:width="0.464cm" svg:height="0.451cm" svg:x="0.32cm" svg:y="7.285cm" svg:viewBox="0 0 465 452" svg:d="M231 0h10l10 1h10l10 2 9 1 9 1 10 2 9 3 9 2 8 3 9 3 8 3 7 3 8 4 8 5 7 4 8 4 7 5 6 6 7 5 6 6 5 6 6 7 5 6 5 7 5 7 4 8 4 8 4 8 4 8 3 9 3 9 2 9 2 11 2 9 2 11 1 10 1 10v11l1 12-1 11v10l-1 10-1 10-2 10-2 9-2 10-2 9-3 8-3 9-4 8-4 8-4 8-4 7-5 7-5 7-5 7-5 6-6 6-6 6-6 6-7 5-6 5-8 5-7 4-8 4-8 4-8 3-8 4-8 3-9 3-8 2-10 2-9 2-9 2-10 1-9 1-10 1h-11-10-10-10l-9-1-10-1-9-1-9-2-9-1-9-3-8-2-9-2-8-3-8-3-9-4-7-4-8-4-7-4-7-5-7-5-6-5-7-5-6-6-6-6-5-7-5-7-5-6-5-8-4-7-4-8-4-8-4-8-3-9-3-9-3-9-2-10-2-10-1-9-2-11v-11l-1-11v-11-12l1-11v-11l2-11 1-11 2-10 2-11 3-9 3-9 3-9 4-8 4-8 4-8 4-7 5-7 5-7 5-7 5-6 6-6 6-5 7-6 6-5 7-4 7-5 7-4 7-4 8-3 8-4 8-2 8-3 9-2 9-2 9-3 9-1 9-2 9-1 10-1h9l10-1zM231 122h-15l-15 1-14 1-13 2-12 2-11 3-10 3-9 4-9 5-7 5-8 5-6 7-5 7-4 7-5 7-3 7-2 9-2 9-1 9v9 11l1 9 2 9 2 9 4 8 4 7 4 7 6 7 6 6 7 6 8 5 8 5 10 4 10 3 11 4 12 2 13 2 13 1 15 1h15 8 8 7l8-1 7-1h6l7-1 6-1 6-1 6-2 6-1 5-2 6-2 5-2 4-2 5-2 5-2 4-2 4-3 4-2 4-3 3-3 3-3 3-3 3-3 3-3 2-3 3-4 2-4 3-3 1-4 2-4 1-4 1-4 1-4 1-4v-4l1-5v-4-4-5-5l-1-5v-5l-1-4-1-5-1-4-1-4-2-5-1-3-3-5-2-4-3-3-2-4-3-3-3-4-3-3-3-4-3-3-4-3-4-2-4-3-4-2-5-2-5-3-4-1-5-3-6-1-5-2-6-1-6-2-6-1-6-1-7-1h-6l-7-1-8-1h-7-8z">
          <text:p/>
        </draw:path>
        <draw:path draw:style-name="gr3" draw:text-style-name="P3" draw:layer="layout" svg:width="0.633cm" svg:height="0.426cm" svg:x="0.318cm" svg:y="6.77cm" svg:viewBox="0 0 634 427" svg:d="M231 0h11 10l9 1h10l10 1 9 2 9 1 9 1 9 2 8 2 9 2 8 2 8 3 8 3 8 3 7 3 7 3 7 4 6 4 6 4 6 5 6 4 6 5 5 5 5 5 5 6 4 5 5 6 4 6 3 7 4 6 2 7 3 7 2 7 2 8 2 8 1 8 1 8v9l1 8-1 4v4 4 4 4l-1 4v4l-1 4-1 4-1 4-1 4v4l-1 4-2 3-1 4-1 4-2 3-1 4-2 3-2 4-2 4-2 3-2 4-2 4-2 3-3 3-3 4-3 3-2 3-3 3-3 3-4 3-3 3-4 2-3 3-4 3-4 2-4 2-4 3-5 2v2h1 1 1 1 1 1 1 2l2-1h1 2 2 2 1 3 2 2 2 2 2 2 3l2-1h2 2 3 2 3 2 2 3 2 2 3 2 2 2 2 2 173v116h-521-7-6-7-6-7-6l-6 1h-5-6-5-5l-6 1h-4-5-4-4-4l-4 1h-3-3v-112l1-1h1 1 1 1l2-1h1 1 2 2 1l2-1h2 2l2-1h2 2 2 2 2 3 2l2-1h2 2 2 3 2 3 2 2 2 2 2 2 2 2l2-1h2v-1l-9-5-8-4-7-5-7-5-7-6-6-6-6-6-5-7-4-8-5-7-3-7-3-8-3-8-3-8-2-9-1-8-2-9-1-9v-10l-1-9 1-9v-8l1-8 1-7 2-8 2-7 2-7 3-7 3-6 3-7 4-6 3-6 4-5 5-6 5-5 4-5 6-5 5-4 6-5 6-3 6-5 6-3 7-4 7-3 8-3 7-3 7-3 8-2 9-2 8-2 9-2 8-2 9-1 9-2 9-1 10-1h9l10-1h10zM231 121h-14l-14 1-14 1-12 2-12 2-11 2-10 3-10 3-8 5-8 4-7 5-6 5-6 6-4 6-5 7-3 7-3 8-1 7-1 9-1 9v4l1 3v3 4l1 3 1 4 1 3 1 4 1 3 2 4 1 3 2 3 2 4 2 4 2 3 3 3 3 3 3 3 3 3 3 2 4 3 4 2 4 3 4 2 5 2 5 2 5 3 5 2 6 1 6 2 6 2 6 1 7 1 6 2 8 1h7l8 1h8 9 9 8 9 8l7-1h8l7-1 7-2 7-1 6-1 6-2 6-2 5-1 5-2 5-2 5-2 5-2 4-3 4-2 4-3 3-2 4-3 3-3 3-3 3-3 2-3 3-3 2-4 2-3 2-3 1-4 1-3 2-4 1-3 1-3 1-4v-3l1-4v-3-4-3-4-5l-1-4v-4l-1-4-1-4-1-4-1-4-2-3-1-4-2-3-2-3-3-4-2-3-3-3-3-3-3-2-3-3-3-3-4-2-4-2-4-2-5-2-4-2-5-2-5-2-5-2-5-1-6-2-6-1-6-1-6-1-6-1-7-1-7-1h-7l-7-1h-8-7z">
          <text:p/>
        </draw:path>
        <draw:path draw:style-name="gr3" draw:text-style-name="P3" draw:layer="layout" svg:width="0.464cm" svg:height="0.451cm" svg:x="0.32cm" svg:y="6.251cm" svg:viewBox="0 0 465 452" svg:d="M231 0h10 10l10 1 10 1 9 2 9 1 10 2 9 2 9 3 8 2 9 3 8 4 7 3 8 4 8 4 7 4 8 5 7 5 6 5 7 6 6 6 5 6 6 6 5 7 5 7 5 7 4 8 4 8 4 8 4 8 3 9 3 9 2 9 2 9 2 10 2 10 1 10 1 11v11l1 11-1 11v10l-1 11-1 10-2 10-2 9-2 10-2 9-3 9-3 9-4 8-4 8-4 8-4 7-5 7-5 7-5 6-5 7-6 6-6 6-6 5-7 5-6 5-8 5-7 4-8 5-8 4-8 3-8 3-8 3-9 3-8 3-10 2-9 2-9 1-10 1-9 2h-10l-11 1h-10-10l-10-1h-9l-10-1-9-2-9-1-9-2-9-2-8-2-9-3-8-3-8-3-9-3-7-4-8-4-7-5-7-4-7-5-6-6-7-5-6-6-6-6-5-6-5-7-5-7-5-7-4-7-4-8-4-8-4-9-3-8-3-9-3-10-2-10-2-10-1-10-2-10v-11l-1-11v-11-12l1-12v-11l2-11 1-10 2-10 2-10 3-10 3-8 3-9 4-9 4-7 4-8 4-8 5-7 5-7 5-6 5-6 6-6 6-6 7-5 6-5 7-5 7-4 7-4 7-4 8-3 8-4 8-3 8-2 9-3 9-2 9-2 9-2 9-1 9-1 10-1 9-1h10zM231 121l-15 1h-15l-14 2-13 2-12 2-11 3-10 3-9 4-9 5-7 5-8 5-6 6-5 6-4 7-5 7-3 8-2 9-2 8-1 10v9 10l1 10 2 9 2 8 4 9 4 7 4 7 6 8 6 6 7 6 8 5 8 5 10 3 10 4 11 3 12 3 13 1 13 2 15 1h15 8 8l7-1h8l7-1 6-1 7-1 6-1 6-1 6-1 6-2 5-1 6-2 5-2 4-2 5-2 5-2 4-3 4-2 4-3 4-2 3-3 3-3 3-3 3-4 3-4 2-3 3-3 2-4 3-4 1-3 2-4 1-4 1-4 1-4 1-4v-5l1-4v-4-5-5-5l-1-4v-5l-1-5-1-4-1-4-1-5-2-4-1-4-3-4-2-4-3-3-2-4-3-4-3-3-3-3-3-3-3-3-4-3-4-3-4-2-4-2-5-3-5-2-4-2-5-2-6-1-5-2-6-2-6-1-6-1-6-1-7-1-6-1-7-1h-8-7l-8-1z">
          <text:p/>
        </draw:path>
        <draw:path draw:style-name="gr3" draw:text-style-name="P3" draw:layer="layout" svg:width="0.622cm" svg:height="0.427cm" svg:x="0.162cm" svg:y="5.756cm" svg:viewBox="0 0 623 428" svg:d="M614 113h-1-1l-1 1h-1-1-2-1l-2 1h-1-2-2-2-1l-3 1h-1-2l-3 1h-2-2-2-2l-2 1h-2-3-2-2-2-3l-2 1h-2-2-2-2-2-2-2-2-2-1v2l8 4 8 5 7 4 7 5 7 6 6 6 5 6 5 6 5 7 4 7 4 8 3 7 3 8 2 8 2 9 2 9 1 9 1 9v10l1 10-1 8v8l-1 8-1 8-2 7-2 7-2 7-3 7-2 7-4 6-3 6-4 6-5 5-4 6-5 5-5 5-5 5-5 4-6 5-6 4-7 4-6 3-7 4-7 3-7 3-8 3-7 3-8 2-8 2-8 2-9 2-9 2-9 2-9 1-9 2-9 1h-10l-9 1h-10-10-10-10l-10-1h-9l-10-1-9-2-9-1-9-2-9-2-9-2-8-2-8-2-8-3-8-3-7-3-7-3-7-4-7-3-6-4-7-4-6-5-6-4-5-5-5-5-5-5-5-6-4-5-4-6-4-6-4-7-3-6-3-7-3-7-2-8-2-7-1-8-2-8v-9l-1-8v-9-4-5-4l1-4v-4-5l1-4 1-4v-4l1-4 1-4 1-4 2-4 1-4 1-4 1-3 2-4 2-3 1-4 2-4 2-3 2-4 3-3 2-3 2-3 3-3 2-3 3-3 3-3 3-3 3-3 3-3 3-2 4-3 3-2 4-2 3-3 4-2 5-2 4-2v-1h-1-1-1-1-1-2-1-1-2-1-2-2-1-2-2-2-2-2-2-2-2-2-2-2l-2 1h-3-2-2-2-2-2-3-2-2-2-2-3-2-2-2-164v-116h517 6 7 6 6l6-1h5 6 6 5 5l5-1h5 4 4l4-1h4 4 3l3-1h3zM388 118h-9l-8 1h-8l-8 1h-7l-7 1-7 1-7 2-6 1-6 1-6 2-5 2-5 2-5 2-5 2-5 2-4 3-4 2-4 3-3 2-4 3-3 3-3 3-2 3-3 3-2 3-3 3-1 3-2 3-1 4-2 4-1 3-1 3-1 4v3l-1 4-1 3v4 3 4 4 4l1 5v4l1 4 1 4 1 3 1 4 2 4 1 3 2 4 2 3 2 3 3 3 3 3 2 3 3 3 4 2 3 3 3 2 4 2 5 3 4 2 4 2 5 2 5 1 5 2 5 2 5 1 6 1 6 1 6 1 7 1 6 1 7 1h7 8l7 1h8 8l29-1 26-3 23-4 19-7 17-8 14-10 11-12 7-14 5-15 1-17v-4-3-4l-1-3-1-4v-3l-2-4-1-3-1-4-1-3-2-3-2-4-2-3-2-3-2-4-3-3-3-3-3-3-3-3-3-2-4-3-4-2-4-3-5-2-4-2-5-2-5-3-5-2-6-1-6-2-6-2-7-1-6-1-8-2-7-1h-7l-8-1h-9l-8-1z">
          <text:p/>
        </draw:path>
        <draw:polygon draw:style-name="gr3" draw:text-style-name="P3" draw:layer="layout" svg:width="0.465cm" svg:height="0.407cm" svg:x="0.319cm" svg:y="5.264cm" svg:viewBox="0 0 466 408" draw:points="326,0 332,1 338,1 344,2 350,2 356,4 362,5 368,7 373,9 379,12 385,14 390,17 394,20 399,23 404,27 408,30 412,35 417,39 421,43 425,48 428,53 432,58 435,64 438,70 441,75 444,81 447,88 449,95 452,101 454,108 456,116 458,123 459,131 461,139 462,147 463,156 464,164 465,173 465,182 465,191 466,200 465,209 465,218 465,226 465,234 464,242 463,250 463,257 461,265 460,272 459,278 458,285 457,292 455,298 453,304 451,311 449,317 447,322 445,328 442,334 439,339 436,344 433,349 430,353 426,358 423,362 419,366 415,371 411,375 406,378 402,382 397,385 392,388 387,392 382,394 375,397 370,400 364,402 357,404 351,406 345,408 329,306 333,305 337,304 340,302 343,301 346,300 349,298 352,297 355,296 357,294 360,292 362,290 364,289 366,286 368,285 370,283 372,280 373,278 375,275 376,273 378,271 380,268 381,265 382,262 382,260 384,257 384,254 385,251 386,248 386,244 387,241 387,237 387,234 388,230 388,226 388,222 388,218 388,213 388,209 389,205 389,200 389,197 388,193 388,189 388,185 388,181 388,178 388,174 387,171 387,167 387,164 386,160 386,157 385,154 384,151 384,147 382,145 382,142 381,139 380,137 379,134 378,132 375,129 374,127 372,125 371,123 369,121 368,119 366,117 364,116 362,114 360,113 358,111 355,110 353,110 350,109 348,108 345,108 342,107 339,107 336,107 333,107 330,108 327,108 324,109 321,110 318,111 316,112 313,114 311,115 309,117 307,120 305,122 303,124 301,127 300,129 298,132 297,135 295,138 294,142 293,145 291,149 290,152 289,156 288,160 287,164 286,168 284,173 283,177 282,182 281,187 281,191 280,196 278,201 277,206 276,211 275,216 274,222 273,227 271,232 270,238 269,244 268,249 266,255 265,260 263,266 262,271 260,277 259,283 257,288 256,293 253,299 252,304 250,309 247,314 245,319 243,324 240,329 238,333 235,338 232,342 229,346 226,350 222,354 218,358 215,362 211,365 207,368 203,371 199,374 194,377 190,379 185,382 179,383 174,385 168,387 162,388 156,389 149,389 143,390 136,390 130,390 124,389 118,389 112,388 106,387 100,386 95,384 89,382 84,380 79,378 74,375 70,372 65,369 60,366 56,362 52,359 48,354 44,350 40,346 37,341 33,336 30,331 27,326 24,320 21,315 18,309 16,302 14,296 12,289 10,282 8,275 6,267 5,260 4,252 3,244 2,236 1,227 1,219 0,209 0,200 0,193 0,185 1,179 2,171 2,165 3,158 4,151 5,145 6,138 7,132 9,126 10,120 12,114 14,108 16,102 18,97 21,91 23,86 26,81 29,76 32,71 35,66 38,61 42,57 45,53 49,49 53,45 57,41 62,38 66,34 71,31 76,28 81,25 86,23 91,20 97,18 102,16 108,14 115,12 121,11 132,114 129,114 126,115 123,116 120,117 117,118 114,119 112,120 110,121 107,123 105,124 103,126 101,127 99,129 97,131 96,132 94,134 93,136 91,138 90,140 88,143 87,145 86,147 85,150 84,152 83,155 82,157 82,159 81,162 81,165 80,168 79,171 79,174 79,177 78,180 78,183 78,186 78,189 78,193 78,196 78,200 78,208 78,216 78,224 79,230 80,237 82,243 83,248 84,254 86,259 88,263 90,267 93,270 96,273 99,276 102,278 106,280 110,281 114,283 119,283 124,283 126,283 129,283 132,283 135,282 137,281 139,280 142,279 144,278 146,277 148,275 150,273 151,271 153,269 155,267 156,265 158,262 159,260 161,257 162,254 163,251 165,248 166,245 167,241 168,238 169,234 170,230 171,226 172,223 173,219 174,213 174,209 175,205 176,200 177,195 178,191 179,186 180,181 181,177 183,172 184,167 185,161 187,154 188,148 190,142 191,136 193,130 194,124 196,118 198,112 199,106 202,100 203,94 205,89 208,83 210,78 212,72 215,67 218,62 221,57 224,53 227,48 230,43 234,39 238,35 241,31 246,28 250,24 254,21 259,18 264,15 269,12 274,10 280,7 285,6 292,4 298,3 304,2 311,1 318,1">
          <text:p/>
        </draw:polygon>
        <draw:path draw:style-name="gr3" draw:text-style-name="P3" draw:layer="layout" svg:width="0.633cm" svg:height="0.427cm" svg:x="0.318cm" svg:y="4.512cm" svg:viewBox="0 0 634 428" svg:d="M231 0h11l10 1h9l10 1 10 1 9 1 9 1 9 2 9 1 8 2 9 3 8 2 8 2 8 3 8 3 7 3 7 4 7 3 6 4 6 5 6 4 6 4 6 5 5 5 5 5 5 6 4 5 5 6 4 7 3 6 4 7 2 7 3 7 2 7 2 7 2 8 1 8 1 8v9l1 9-1 4v3 5 4 3l-1 4v5l-1 3-1 4-1 4-1 4v4l-1 4-2 4-1 3-1 4-2 4-1 3-2 4-2 4-2 3-2 4-2 3-2 3-2 4-3 3-3 3-3 3-2 4-3 3-3 3-4 2-3 3-4 3-3 3-4 2-4 2-4 3-4 2-5 2v3h1l1-1h1 1 1 1 1 2 2 1 2 2 2 1l3-1h2 2 2 2 2 2 3 2 2 2 3 2 3 2 2 3 2 2l3-1h2 2 2 2 2 173v117h-521-7l-6 1h-7-6-7-6-6-5-6l-5 1h-5-6-4-5l-4 1h-4-4-4-3l-3 1v-114h1 1l1-1h1 1 2l1-1h1 2 2 1l2-1h2 2 2 2 2 2 2l2-1h3 2 2 2 2 2 3l2-1h3 2 2 2 2 2 2 2 2 2 2v-2l-9-4-8-5-7-5-7-5-7-6-6-6-6-6-5-7-4-6-5-8-3-7-3-8-3-8-3-8-2-8-1-9-2-9-1-9v-9l-1-10 1-8v-8l1-8 1-8 2-8 2-7 2-7 3-6 3-7 3-6 4-6 3-6 4-6 5-5 5-6 4-5 6-4 5-5 6-4 6-4 6-4 6-4 7-4 7-3 8-3 7-3 7-2 8-3 9-2 8-2 9-2 8-2 9-1 9-1 9-2h10l9-1h10l10-1zM231 121h-14l-14 1-14 1-12 2-12 2-11 2-10 4-10 3-8 4-8 4-7 5-6 5-6 6-4 6-5 7-3 7-3 8-1 8-1 8-1 9v4l1 3v4 3l1 4 1 3 1 4 1 3 1 4 2 3 1 3 2 4 2 3 2 3 2 3 3 3 3 3 3 3 3 3 3 3 4 2 4 3 4 2 4 2 5 3 5 2 5 2 5 2 6 2 6 1 6 2 6 2 7 1 6 1 8 1 7 1h8l8 1h9 9 8 9l8-1h7l8-1 7-1 7-1 7-1 6-2 6-2 6-1 5-2 5-2 5-2 5-2 5-2 4-2 4-3 4-2 3-3 4-3 3-2 3-4 3-2 2-4 3-2 2-4 2-3 2-3 1-3 1-4 2-3 1-4 1-3 1-4v-3l1-3v-4-3-4-4-4l-1-5v-4l-1-4-1-4-1-4-1-3-2-4-1-3-2-4-2-3-3-3-2-4-3-2-3-3-3-3-3-2-3-3-4-2-4-3-4-2-5-2-4-2-5-2-5-2-5-2-5-1-6-1-6-2-6-1-6-1-6-1-7-1h-7l-7-1h-7-8l-7-1z">
          <text:p/>
        </draw:path>
        <draw:path draw:style-name="gr3" draw:text-style-name="P3" draw:layer="layout" svg:width="0.464cm" svg:height="0.409cm" svg:x="0.32cm" svg:y="4.035cm" svg:viewBox="0 0 465 410" svg:d="M465 200l-1 9v10l-1 9-1 9-1 9-2 10-1 8-2 8-3 8-2 8-4 8-3 7-4 7-3 7-5 7-4 6-5 7-5 6-5 5-6 6-6 5-6 5-7 5-7 5-8 4-7 4-8 4-8 3-8 4-9 3-9 3-9 2-10 2-10 2-10 2-10 1-11 1-11 1h-12-12-12l-12-1h-12l-11-1-11-2-11-2-10-2-10-2-9-4-9-3-9-3-8-4-8-4-8-4-7-5-7-5-6-5-7-5-5-5-6-6-5-6-5-6-5-6-4-7-4-6-4-7-4-8-3-7-3-7-2-7-3-8-2-8-2-8-1-8-1-9-1-8-1-8-1-8v-8-8-11l1-10v-10l2-9 1-9 3-9 2-9 2-8 4-8 3-8 4-7 4-7 5-7 4-7 5-6 6-6 5-6 6-5 6-5 7-5 6-5 7-4 7-5 8-3 8-4 8-3 8-4 9-2 9-3 9-2 9-3 10-1 9-2 10-1 10-2 11-1 10-1h11 11l11-1h3v288h5 6 5l6-1h5 5l6-1 5-1 4-1h5l5-2 5-1 4-1 5-2 4-1 4-2 4-2 4-1 3-3 4-2 4-2 3-3 3-2 3-3 3-3 2-3 3-4 3-3 2-3 3-4 2-4 1-3 2-4 1-4 1-4 1-5 1-4v-5l1-5v-5-6l-1-6v-5l-1-5-1-6-2-5-2-4-1-5-2-4-4-4-3-4-3-3-3-3-4-4-4-2-4-3-4-3-5-2-5-2-6-1 10-110 4 1 4 2 4 2 4 2 4 2 4 2 4 2 4 3 5 2 5 3 4 3 4 3 4 3 4 3 4 4 4 3 4 4 4 4 4 4 3 5 4 4 3 5 3 5 4 5 3 6 3 5 2 6 3 6 3 7 2 7 2 6 2 7 2 8 1 7 2 8 1 8 1 9v9 9zM73 200v3 4l1 4v3l1 3v4l1 3 1 3 1 3 1 3 1 4 2 2 1 3 2 3 2 3 2 3 2 3 2 3 2 2 3 2 3 3 3 2 2 2 4 2 3 2 3 1 4 2 4 2 4 1 4 2 4 1 4 1 5 1 4 1 5 1 5 1h6l5 1h6 5v-174l-10 1-10 1-10 2-9 1-8 3-8 3-7 3-7 3-6 5-6 4-5 5-5 4-4 6-3 6-3 5-3 7-2 6-1 7-1 8z">
          <text:p/>
        </draw:path>
        <draw:polygon draw:style-name="gr3" draw:text-style-name="P3" draw:layer="layout" svg:width="0.456cm" svg:height="0.261cm" svg:x="0.319cm" svg:y="3.69cm" svg:viewBox="0 0 457 262" draw:points="457,258 114,258 111,258 108,258 105,258 102,258 99,258 96,258 93,258 90,258 87,259 83,259 80,259 77,259 74,259 71,259 68,259 65,259 62,259 59,259 56,259 53,259 50,259 47,260 44,260 41,260 39,260 36,260 34,260 31,260 29,260 26,261 24,261 22,261 20,261 18,261 16,261 14,261 13,261 11,261 10,262 9,262 9,151 10,151 11,150 12,150 14,150 16,150 18,150 20,150 22,149 24,149 26,149 29,149 31,149 34,149 36,148 39,148 42,148 44,148 47,148 50,148 53,148 56,147 59,147 62,147 64,147 67,147 70,147 73,147 76,147 79,146 82,146 84,146 87,146 90,146 92,146 94,146 97,146 99,146 101,146 103,146 105,146 105,144 100,142 95,140 90,138 86,137 82,135 77,134 73,132 69,130 65,128 61,126 57,125 53,123 50,121 47,119 43,117 40,115 37,113 34,111 31,109 28,106 26,104 23,101 21,99 18,96 16,93 15,90 12,87 11,84 9,81 8,77 6,73 5,70 4,66 3,62 2,58 2,54 1,50 0,45 0,40 0,36 0,34 0,32 0,30 0,27 1,26 1,24 1,21 2,19 2,18 2,15 3,13 3,12 3,10 4,8 4,6 5,5 5,3 5,2 6,1 6,0 104,0 103,2 103,4 102,7 102,9 101,11 101,13 101,15 100,18 100,20 100,22 99,25 99,27 99,30 98,32 98,35 98,38 97,40 97,43 97,46 97,49 98,58 99,66 101,74 103,82 106,89 110,95 115,102 120,108 126,113 133,118 140,123 148,127 157,130 166,134 176,136 187,138 198,140 210,141 223,142 237,142 457,142">
          <text:p/>
        </draw:polygon>
        <draw:polygon draw:style-name="gr3" draw:text-style-name="P3" draw:layer="layout" svg:width="0.56cm" svg:height="0.261cm" svg:x="0.223cm" svg:y="3.17cm" svg:viewBox="0 0 561 262" draw:points="561,99 560,109 560,119 558,128 556,136 554,144 551,152 547,159 543,166 538,172 533,178 527,183 521,188 514,192 506,196 498,199 489,201 480,203 470,204 459,206 448,206 185,206 185,262 106,262 106,200 0,164 0,90 106,90 106,5 185,5 185,90 417,90 423,90 429,89 435,89 440,88 445,87 450,85 454,84 458,82 462,80 465,78 468,75 471,72 473,69 475,65 477,62 478,58 479,54 480,49 480,44 481,39 481,37 481,35 480,33 480,31 480,29 480,27 480,25 480,23 479,21 479,20 478,18 478,16 478,14 477,12 477,10 477,8 476,6 476,5 475,2 475,0 547,0 548,5 549,9 550,13 552,18 553,22 554,27 555,31 555,36 556,41 557,45 558,50 558,55 559,60 559,66 560,71 560,76 560,81 561,87 561,92">
          <text:p/>
        </draw:polygon>
        <draw:polygon draw:style-name="gr3" draw:text-style-name="P3" draw:layer="layout" svg:width="0.456cm" svg:height="0.261cm" svg:x="0.319cm" svg:y="2.843cm" svg:viewBox="0 0 457 262" draw:points="457,259 114,259 111,259 108,259 105,259 102,259 99,259 96,259 93,259 90,259 87,259 83,259 80,259 77,259 74,259 71,259 68,259 65,259 62,259 59,259 56,260 53,260 50,260 47,260 44,260 41,260 39,260 36,261 34,261 31,261 29,261 26,261 24,261 22,261 20,261 18,261 16,261 14,261 13,262 11,262 10,262 9,262 9,151 10,151 11,151 12,151 14,150 16,150 18,150 20,150 22,150 24,150 26,149 29,149 31,149 34,149 36,149 39,149 42,148 44,148 47,148 50,148 53,148 56,148 59,148 62,146 64,146 67,146 70,146 73,146 76,146 79,146 82,146 84,146 87,145 90,145 92,145 94,145 97,145 99,145 101,145 103,145 105,145 105,143 100,141 95,140 90,138 86,136 82,134 77,133 73,131 69,129 65,128 61,126 57,124 53,122 50,120 47,118 43,116 40,114 37,112 34,110 31,108 28,105 26,103 23,100 21,98 18,95 16,92 15,89 12,87 11,83 9,80 8,77 6,74 5,70 4,66 3,63 2,58 2,54 1,50 0,45 0,41 0,36 0,34 0,32 0,30 0,28 1,26 1,24 1,22 2,20 2,18 2,16 3,14 3,12 3,10 4,8 4,7 5,5 5,4 5,2 6,1 6,0 104,0 103,2 103,4 102,7 102,9 101,12 101,14 101,16 100,18 100,21 100,23 99,25 99,27 99,30 98,32 98,35 98,38 97,41 97,44 97,46 97,50 98,58 99,66 101,74 103,81 106,88 110,95 115,101 120,107 126,112 133,117 140,122 148,126 157,130 166,133 176,135 187,138 198,139 210,141 223,141 237,141 457,141">
          <text:p/>
        </draw:polygon>
        <draw:path draw:style-name="gr3" draw:text-style-name="P3" draw:layer="layout" svg:width="0.464cm" svg:height="0.451cm" svg:x="0.32cm" svg:y="2.354cm" svg:viewBox="0 0 465 452" svg:d="M465 315l-1 6v7 6l-1 6-1 5v6l-2 6-1 5-1 5-2 6-2 5-2 5-2 4-3 5-2 4-3 4-3 5-3 3-3 4-3 4-4 3-3 4-4 3-4 3-5 2-4 3-4 3-5 2-5 2-5 2-5 2-5 1-6 2-6 1-6 1-6 1-5 1h-7-6-6-8-8l-7-1-7-1-7-1-6-1-6-2-6-2-6-2-6-3-5-3-5-3-5-3-5-4-4-4-5-4-4-4-3-4-4-4-3-5-4-5-3-5-3-5-2-6-3-5-2-6-3-6-2-6-1-6-2-6-2-7-1-7-1-6-1-7-1-7-1-7v-7l-1-7v-7-7l-2-96h-23-5-4-4l-5 1h-4-4l-4 1-3 1h-4l-3 1-3 1-4 1-2 1-4 1-2 1-3 2-2 1-3 2-2 1-2 2-2 1-2 2-2 2-1 2-2 2-1 2-2 2-1 3-1 2v2l-2 3v2l-1 3v2l-1 3v3l-1 3v3 3 3 3 3 3 2l1 3v2 3l1 2v3l1 2v2l1 2 1 3 1 2 1 1 1 3 1 1 2 2 1 2 1 2 2 1 1 2 2 1 2 2 1 1 3 1 2 1 2 2 2 1 3 1 2 1 3 1 3 1 2 1h3l3 1 4 1h3l4 1h3l-6 121-6-1-5-1-6-1-5-2-6-2-5-2-5-2-5-2-5-2-5-3-5-3-4-3-5-3-4-3-5-4-4-3-4-4-4-4-4-5-3-4-4-5-3-5-3-5-3-6-3-5-2-6-3-6-2-7-3-6-1-7-2-7-2-7-2-7-1-8-1-8-1-8v-8l-1-9v-9-9-8-8l1-8v-8l1-7 1-8 2-7 1-7 2-7 2-6 2-7 3-6 2-6 3-6 3-6 3-5 3-6 4-5 4-5 4-5 4-4 5-5 4-3 5-4 5-4 5-3 5-4 6-2 5-3 6-3 6-2 7-2 6-2 7-1 6-1 7-2 7-1h8 7l8-1h163 3 3 3 3 3 3 2 3l3-1h2 3 2l2-1h2l2-1h3l2-1 1-1h3l1-1 2-1 3-1 1-1 1-1 1-1 2-1 1-1 1-2 1-1 1-1 1-2v-1l1-2 1-2v-2l1-2v-2-2-2-2-3-3-2-3-2l-1-3v-2-3l-1-3v-2h63v2 2l1 2v2l1 2v2l1 1v2 2l1 2 1 1v2 2l1 1v2 2l1 1v2 1 2l1 2v1 2 2 2l1 1v2 2 2 2 2l1 2v2 2 2 2 2 3 2 2 9l-1 8-1 8-1 7-2 6-3 7-2 6-4 6-3 5-4 4-5 4-4 4-6 3-6 3-6 3-6 2-7 2-8 2-7 1-8 1v3l8 4 7 5 8 6 7 5 7 6 6 6 6 7 6 6 5 7 4 7 5 7 4 8 3 8 3 8 3 9 2 9 2 9 1 10v10zM248 180l1 59v4 3l1 4v4 3l1 4v3 4l1 3v4l1 3v3l1 3 1 3 1 3 1 3 1 3 1 3 2 3 1 2 1 2 2 3 2 2 2 2 1 2 3 2 2 2 2 2 3 1 2 2 3 1 3 2 4 1 3 1h4l4 1 3 1h5 4 5 6 6l5-1 6-1 5-1 4-2 4-2 4-2 4-3 3-2 3-3 3-3 3-4 2-3 2-4 1-4 1-5 1-4v-5l1-4v-5l-1-4v-5l-1-3-1-5-1-4-1-4-1-3-2-4-3-4-2-4-2-3-2-3-2-3-3-4-2-3-3-3-3-2-3-3-3-2-3-3-3-2-4-3-3-2-4-2-3-2-4-2-4-1-4-2-4-1-4-2-4-1-4-1-4-1h-4l-4-1-5-1h-4-4-4z">
          <text:p/>
        </draw:path>
        <draw:path draw:style-name="gr3" draw:text-style-name="P3" draw:layer="layout" svg:width="0.633cm" svg:height="0.426cm" svg:x="0.318cm" svg:y="1.877cm" svg:viewBox="0 0 634 427" svg:d="M231 0h11 10l9 1 10 1h10l9 2 9 1 9 2 9 1 8 2 9 2 8 3 8 2 8 3 8 3 7 3 7 4 7 3 6 4 6 5 6 4 6 5 6 5 5 5 5 5 5 6 4 6 5 6 4 6 3 6 4 7 2 6 3 7 2 8 2 7 2 8 1 8 1 8v9l1 8-1 5v4 3 4 5l-1 3v4l-1 4-1 4-1 4-1 4v4l-1 4-2 3-1 4-1 4-2 4-1 3-2 4-2 3-2 4-2 3-2 4-2 3-2 4-3 3-3 3-3 3-2 3-3 4-3 2-4 3-3 3-4 3-3 2-4 3-4 2-4 3-4 2-5 2v3l1-1h1 1 1 1 1 1 2 2 1 2 2l2-1h1 3 2 2 2 2 2 2 3 2 2 2 3 2 3 2 2l3-1h2 2 3 2 2 2 2 2 173v116h-521-7-6-7-6l-7 1h-6-6-5-6-5l-5 1h-6-4-5-4l-4 1h-4-4-3-3v-112h1v-1h1 1 1 1 2 1l1-1h2 2l1-1h2 2 2 2 2 2l2-1h2 2 3 2 2 2 2l2-1h3 2 3 2 2 2 2 2 2 2 2 2 2v-2l-9-4-8-5-7-5-7-5-7-6-6-6-6-6-5-6-4-8-5-7-3-7-3-8-3-8-3-8-2-8-1-9-2-9-1-9v-9l-1-10 1-8v-9l1-7 1-8 2-7 2-8 2-7 3-7 3-6 3-6 4-7 3-5 4-6 5-6 5-5 4-5 6-4 5-5 6-4 6-6 6-3 6-4 7-3 7-4 8-3 7-3 7-2 8-3 9-2 8-2 9-2 8-2 9-1 9-1 9-2 10-1h9l10-1h10zM231 122h-14l-14 1-14 1-12 2-12 2-11 2-10 3-10 4-8 4-8 4-7 5-6 6-6 5-4 6-5 7-3 7-3 8-1 8-1 8-1 9v4l1 3v4 3l1 4 1 3 1 4 1 3 1 3 2 4 1 4 2 3 2 3 2 3 2 3 3 3 3 3 3 3 3 3 3 3 4 2 4 3 4 2 4 3 5 2 5 2 5 2 5 2 6 2 6 2 6 1 6 1 7 2 6 1 8 1 7 1h8 8l9 1h9 8l9-1h8 7l8-1 7-1 7-1 7-2 6-1 6-1 6-2 5-2 5-2 5-2 5-2 5-2 4-3 4-2 4-2 3-3 4-3 3-3 3-2 3-3 2-3 3-4 2-3 2-3 2-3 1-4 1-3 2-3 1-4 1-3 1-4v-3l1-4v-3-3-4-4-5l-1-4v-4l-1-4-1-4-1-4-1-3-2-4-1-4-2-3-2-3-3-4-2-2-3-4-3-2-3-3-3-3-3-2-4-3-4-2-4-2-5-2-4-2-5-2-5-2-5-1-5-2-6-1-6-2-6-1-6-1-6-1-7-1h-7l-7-1h-7l-8-1h-7z">
          <text:p/>
        </draw:path>
        <draw:polygon draw:style-name="gr10" draw:text-style-name="P1" draw:layer="layout" svg:width="4.48cm" svg:height="3.167cm" svg:x="33.426cm" svg:y="8.162cm" svg:viewBox="0 0 4481 3168" draw:points="0,3168 4481,3168 4481,0 0,0">
          <text:p/>
        </draw:polygon>
        <draw:polygon draw:style-name="gr3" draw:text-style-name="P3" draw:layer="layout" svg:width="0.499cm" svg:height="0.582cm" svg:x="33.629cm" svg:y="8.444cm" svg:viewBox="0 0 500 583" draw:points="310,94 310,583 188,583 188,94 0,94 0,0 500,0 500,94">
          <text:p/>
        </draw:polygon>
        <draw:polygon draw:style-name="gr3" draw:text-style-name="P3" draw:layer="layout" svg:width="0.261cm" svg:height="0.456cm" svg:x="34.193cm" svg:y="8.57cm" svg:viewBox="0 0 262 457" draw:points="3,457 3,114 3,111 3,108 3,105 3,102 3,99 3,96 3,93 3,89 3,86 3,83 3,80 3,77 3,74 2,70 2,67 2,64 2,61 2,58 2,56 2,52 2,50 2,47 2,44 2,41 1,38 1,36 1,33 1,31 1,28 1,26 1,24 1,21 1,20 1,18 1,16 0,14 0,13 0,11 0,10 0,9 111,9 111,10 111,11 111,12 111,14 111,15 111,18 112,19 112,21 112,24 112,26 112,28 112,31 113,33 113,36 113,39 113,42 113,44 113,47 114,50 114,52 114,55 114,58 114,61 114,64 114,67 114,70 115,73 115,76 115,79 115,81 115,84 115,87 116,89 116,92 116,94 116,97 116,99 116,100 116,103 116,104 118,104 119,99 121,95 123,90 124,86 126,81 128,77 130,73 131,69 133,65 135,61 137,57 138,53 140,50 142,46 144,43 146,40 148,37 150,34 153,31 155,28 158,26 160,23 163,21 165,18 168,16 171,14 174,12 177,10 180,9 184,8 187,6 191,5 194,4 198,3 202,2 206,1 211,1 215,0 220,0 225,0 227,0 229,0 231,0 233,0 235,1 237,1 239,1 241,1 243,2 245,2 247,2 249,3 251,3 252,3 254,4 256,4 258,5 259,5 260,6 262,6 262,103 259,103 256,103 254,102 252,101 249,101 247,101 245,100 243,100 240,100 238,99 235,99 233,99 231,98 228,98 226,98 223,98 220,97 217,97 214,97 211,97 202,98 194,99 186,100 179,103 172,106 166,110 160,115 154,120 148,126 143,132 138,140 135,148 131,157 128,166 125,176 123,187 121,198 120,210 119,223 119,237 119,457">
          <text:p/>
        </draw:polygon>
        <draw:path draw:style-name="gr3" draw:text-style-name="P3" draw:layer="layout" svg:width="0.409cm" svg:height="0.463cm" svg:x="34.499cm" svg:y="8.571cm" svg:viewBox="0 0 410 464" svg:d="M210 464h-10-9l-10-1-8-1-9-1-9-2-9-3-8-2-8-2-8-3-7-3-7-3-8-4-6-4-7-4-7-4-6-5-6-5-6-5-5-6-6-6-5-6-5-7-4-7-4-7-4-8-4-7-4-8-3-9-3-8-3-9-2-10-3-9-1-10-2-10-1-11-1-11-1-10v-12l-1-12 1-12v-12l1-12 1-12 2-11 1-10 3-10 2-10 3-10 3-9 4-8 4-8 4-8 4-8 5-7 4-7 5-7 6-6 5-6 6-5 6-6 6-4 6-5 7-5 6-4 7-3 7-4 7-3 8-3 7-2 8-3 7-2 8-2 8-1 8-2 8-1h8l8-1h9 8 11 10l10 1 9 1 9 2 9 2 9 2 8 3 8 3 7 4 8 4 7 4 7 4 6 5 7 5 6 5 6 6 5 6 5 6 5 6 5 7 4 7 4 7 4 8 4 8 4 8 3 8 3 9 3 9 2 9 2 9 2 10 2 9 1 10 1 10 2 10v11l1 11v10 11 4h-288v5 6l1 5v5l1 6v5l1 5 1 5v5l1 5 1 5 2 5 1 4 1 4 2 5 2 4 1 4 2 4 2 3 3 4 2 3 2 3 3 4 3 3 2 3 3 2 3 3 4 2 3 3 4 2 3 1 4 2 4 2 4 1 4 1 5 1 4 1h5l4 1h6 6l5-1 6-1 5-1 5-1 5-1 5-2 4-2 4-2 4-2 4-3 4-3 3-3 3-4 3-4 3-4 2-5 2-5 2-4 2-6 111 10-2 4-2 4-1 3-2 4-2 5-2 3-3 5-2 4-4 4-2 4-3 5-3 4-3 4-4 4-3 4-4 4-4 4-3 3-5 4-4 4-4 3-5 4-5 3-6 3-5 3-6 3-6 3-6 3-6 2-7 3-7 2-7 2-7 1-8 3-7 1-9 1-8 1-9 1h-9zM210 73h-4-3-4l-3 1h-4l-3 1-3 1h-4l-3 2-3 1-3 1-3 1-3 2-3 2-2 1-3 2-2 3-3 2-2 2-3 3-2 2-2 3-2 3-2 3-2 3-2 4-1 4-2 3-1 4-2 4-1 4-2 5-1 5-1 4v5l-1 5-1 5v6 5l-1 6h174l-1-11-1-10-2-9-2-9-2-8-3-8-3-8-4-6-4-7-4-5-5-5-5-5-5-4-6-4-6-3-6-2-7-2-7-1-7-1z">
          <text:p/>
        </draw:path>
        <draw:path draw:style-name="gr3" draw:text-style-name="P3" draw:layer="layout" svg:width="0.451cm" svg:height="0.463cm" svg:x="34.962cm" svg:y="8.571cm" svg:viewBox="0 0 452 464" svg:d="M138 464h-7-6l-6-1h-6l-6-1-6-1-5-1-6-1-5-3-5-1-5-2-5-2-4-3-5-2-5-3-4-2-4-3-4-3-4-3-3-3-4-4-3-4-3-4-3-4-3-4-2-4-3-5-2-4-2-5-3-5-1-5-2-5-1-6-2-5-1-6v-6l-1-6v-6l-1-6v-7-7l1-8v-7l1-7 1-7 2-7 2-6 2-6 2-6 3-5 2-5 4-6 3-4 4-5 3-5 4-4 4-4 5-4 4-4 5-3 5-3 5-3 5-3 5-3 6-3 6-2 6-2 5-2 6-2 7-1 7-2 6-1 7-1 6-1 7-1 7-1h7l7-1h7 8l96-2v-23-5-4-5l-1-4v-4l-1-4v-4l-1-4-1-3-1-3v-4l-1-3-1-3-2-3-1-3-1-2-1-3-2-2-2-2-1-2-2-2-2-2-1-2-2-2-3-1-1-1-3-2-2-1-2-1-3-1-2-1h-3l-2-1-3-1h-3l-2-1h-3-3-3-3-3-3-3-3-2l-3 1h-2-3l-2 1-2 1h-3l-2 1-2 1-2 1-2 1-2 1-2 1-1 1-2 1-2 2-2 2-1 1-1 2-2 1-2 2-1 2-1 2-1 3-2 2-1 2-1 3v2l-1 3-1 3-1 3-1 3v3l-1 4v3l-1 4-121-6 1-6 1-5 2-6 2-5 1-6 2-5 2-5 2-6 3-4 2-5 3-5 3-5 3-4 4-5 3-4 4-4 4-4 4-4 4-4 5-3 5-4 5-3 5-3 5-3 6-3 6-3 6-2 6-3 7-2 6-2 7-2 8-1 7-2 8-1 8-1 8-1 8-1h9 8 10 8 8 8l7 1 8 1 8 1 7 2 7 1 6 2 7 2 6 2 7 2 6 3 5 3 6 3 6 3 5 3 5 4 5 4 4 4 5 4 4 4 4 5 4 5 4 4 3 5 3 6 3 5 3 6 2 6 2 6 2 6 2 7 2 6 1 7 1 7 1 7 1 8v7 8 163 3 3 3 3 3 2l1 3v3 2 3l1 2v3 2l1 2 1 2v2l1 2v2l1 2 1 2v2l1 1 2 2 1 1 1 1 1 2 1 1 1 1 2 1 1 1 1 1h2l2 1h1l2 1h2 2l2 1h3 2 3 2 3l2-1h3 4 2l3-1h2l2-1v63l-2 1h-1l-3 1h-1-2l-3 1-2 1h-2-1l-2 1h-2l-1 1h-2-2l-1 1h-2-2-1l-2 1h-1-2-2l-2 2h-2-1l-2 1h-2-2-2-1-2l-2 1h-2-2-2-2-3-2-3-2-8l-9-1-7-1-7-3-7-1-6-3-6-3-5-3-5-3-5-5-4-4-3-5-4-5-3-6-2-6-3-7-2-6-1-8-2-8-1-8h-2l-5 8-5 8-5 8-6 7-6 6-6 7-6 6-7 5-7 5-7 5-7 4-7 4-9 4-8 3-9 2-8 4-10 1-9 1-10 1zM273 248l-60 1h-3-4-4l-3 1h-4-3l-4 1h-3-4l-3 1-3 1h-4l-3 1-3 1h-3l-3 1-2 1-3 2-3 1-3 2-2 1-2 2-3 1-2 2-2 2-2 2-1 3-2 2-2 3-1 2-2 3-1 3-1 3-1 4-1 3-1 4v4 4l-1 5v5 6l1 6 1 5v5l2 5 2 5 1 4 2 4 3 4 3 3 3 3 3 2 4 3 3 2 4 1 4 2 4 1 5 1h4 5 4 5l4-1h4l4-1 4-1 4-1 4-2 4-1 3-2 4-2 3-2 4-3 3-2 3-2 3-3 3-2 3-3 3-3 2-3 3-3 2-4 2-3 2-3 2-4 2-4 2-3 2-4 1-4 2-4 1-4 1-4 1-4 1-4 1-4 1-5v-4l1-4v-4-4z">
          <text:p/>
        </draw:path>
        <draw:polygon draw:style-name="gr3" draw:text-style-name="P3" draw:layer="layout" svg:width="0.262cm" svg:height="0.559cm" svg:x="35.418cm" svg:y="8.474cm" svg:viewBox="0 0 263 560" draw:points="164,560 154,560 144,559 135,558 127,556 118,553 111,551 103,547 97,543 91,538 85,533 79,527 75,520 71,514 67,506 64,498 61,489 60,479 58,469 58,459 57,448 57,183 0,183 0,105 63,105 99,0 172,0 172,105 258,105 258,183 172,183 172,417 172,423 173,429 173,435 174,440 175,445 176,450 178,454 180,458 182,462 185,465 187,468 190,470 193,473 197,475 200,476 204,478 210,479 214,480 219,480 224,480 226,480 228,480 230,480 232,480 234,480 236,480 238,479 240,479 242,479 243,479 245,478 247,478 249,478 250,477 253,477 254,476 256,476 259,475 261,475 263,474 263,546 259,548 254,549 250,550 245,552 241,553 236,553 231,554 227,555 222,556 217,557 212,558 206,558 201,559 196,559 191,559 186,560 180,560 175,560 169,560">
          <text:p/>
        </draw:polygon>
        <draw:polygon draw:style-name="gr3" draw:text-style-name="P3" draw:layer="layout" svg:width="0.644cm" svg:height="0.456cm" svg:x="35.746cm" svg:y="8.57cm" svg:viewBox="0 0 645 457" draw:points="266,457 266,205 266,200 266,195 266,190 266,185 266,180 265,176 265,171 264,166 264,162 263,158 262,153 261,149 260,145 259,141 258,137 257,134 256,130 254,127 253,123 251,120 250,117 248,114 246,112 244,109 242,106 240,104 238,102 235,100 233,98 230,96 228,94 225,93 222,92 219,91 216,89 213,89 209,88 206,88 202,87 199,87 195,87 192,88 189,88 185,89 182,89 179,91 175,92 172,93 169,95 167,97 163,99 161,101 158,103 155,105 153,108 150,111 148,113 146,117 143,120 141,123 139,127 137,130 136,134 134,138 132,142 131,146 129,151 127,155 126,159 125,164 124,169 123,174 122,179 121,184 121,189 120,194 120,200 120,205 119,210 119,216 119,457 3,457 3,109 3,106 3,103 3,100 3,97 3,94 3,91 3,88 3,85 3,82 3,79 3,76 3,73 3,70 3,67 3,64 3,61 2,58 2,56 2,53 2,50 2,47 2,45 2,42 2,39 2,37 2,34 2,32 1,30 1,27 1,25 1,23 1,21 1,19 1,17 0,15 0,14 0,13 0,11 0,10 0,9 111,9 111,10 111,11 111,12 111,14 112,15 112,17 112,19 112,21 112,23 112,25 113,27 113,29 113,32 113,34 113,36 113,39 113,41 114,44 114,46 114,49 114,51 114,54 114,57 114,60 115,62 115,65 115,67 115,70 115,73 115,75 115,78 115,80 115,83 116,85 116,87 116,89 116,92 116,94 116,96 116,98 118,98 122,88 127,78 132,69 137,61 142,54 147,46 153,40 159,33 165,28 171,23 178,19 184,15 191,12 199,8 206,6 214,4 222,2 230,1 239,0 248,0 258,0 268,1 277,2 286,4 294,6 302,9 310,12 317,16 324,20 330,25 336,31 342,36 347,42 352,49 356,56 360,63 364,71 367,80 370,88 372,98 375,98 377,92 380,87 382,82 385,77 387,72 390,68 392,63 395,59 398,55 401,51 403,48 406,44 409,41 412,38 415,34 418,32 421,29 425,26 428,24 431,21 434,19 438,17 441,15 445,13 449,12 452,10 456,9 460,7 464,6 468,5 471,4 476,3 480,2 484,2 488,1 493,1 497,1 501,0 506,0 511,0 518,0 525,1 531,1 538,2 544,3 550,5 556,7 562,8 567,11 572,13 578,16 582,19 587,22 591,25 596,29 599,33 603,37 607,41 610,45 614,50 617,54 620,59 623,64 625,69 628,75 630,80 632,86 634,92 635,98 637,104 638,111 641,117 642,123 643,130 644,137 644,144 645,151 645,158 645,165 645,172 645,457 529,457 529,205 529,200 529,195 529,190 529,185 528,180 528,176 527,171 527,166 526,162 525,158 525,153 524,149 523,145 522,141 521,137 519,134 518,130 517,127 516,123 514,120 512,117 510,114 508,112 507,109 505,106 502,104 500,102 498,100 495,98 493,96 490,94 487,93 484,92 482,91 478,89 475,89 472,88 469,88 465,87 461,87 458,87 454,88 451,88 448,89 445,89 441,91 438,92 435,93 432,95 429,96 427,98 424,100 421,102 419,105 416,107 414,110 411,112 409,115 407,118 405,122 403,125 401,128 399,132 397,136 396,139 394,143 392,147 391,152 390,156 389,160 387,165 386,170 385,175 385,179 384,184 383,190 383,195 383,200 382,206 382,211 382,457">
          <text:p/>
        </draw:polygon>
        <draw:path draw:style-name="gr3" draw:text-style-name="P3" draw:layer="layout" svg:width="0.409cm" svg:height="0.463cm" svg:x="36.476cm" svg:y="8.571cm" svg:viewBox="0 0 410 464" svg:d="M210 464h-9-10l-9-1-9-1-9-1-8-2-9-3-8-2-8-2-8-3-8-3-7-3-7-4-7-4-7-4-6-4-7-5-6-5-5-5-6-6-5-6-5-6-5-7-6-7-4-7-4-8-4-7-3-8-4-9-3-8-2-9-3-10-2-9-2-10-1-10-2-11-1-11v-10l-1-12v-12-12l1-12v-12l2-12 1-11 2-10 2-10 3-10 3-10 3-9 3-8 4-8 4-8 5-8 4-7 6-7 5-7 5-6 6-6 5-5 6-6 6-4 7-5 6-5 7-4 7-3 7-4 7-3 7-3 8-2 7-3 8-2 8-2 8-1 8-2 8-1h8l8-1h9 8 10 10l10 1 9 1 10 2 8 2 9 2 8 3 8 3 8 4 7 4 7 4 7 4 7 5 6 5 6 5 6 6 5 6 6 6 5 6 4 7 4 7 5 7 4 8 3 8 4 8 3 8 3 9 2 9 3 9 2 9 2 10 1 9 2 10 1 10 1 10 1 11 1 11v10 11 4h-287v5 6 5l1 5v6l1 5v5l1 5 1 5 1 5 1 5 1 5 2 4 1 4 1 5 2 4 2 4 2 4 2 3 2 4 2 3 3 3 2 4 3 3 3 3 3 2 3 3 3 2 3 3 4 2 4 1 3 2 4 2 4 1 5 1 4 1 4 1h5l5 1h5 6l6-1 5-1 6-1 5-1 5-1 4-2 5-2 4-2 4-2 4-3 3-3 4-3 3-4 3-4 2-4 3-5 2-5 2-4 2-6 109 10-1 4-2 4-2 3-2 4-2 5-2 3-2 5-3 4-2 4-3 4-2 5-4 4-2 4-4 4-4 4-3 4-4 4-4 3-4 4-4 4-5 3-5 4-5 3-5 3-6 3-5 3-6 3-6 3-7 2-6 3-7 2-7 2-8 1-7 3-8 1-8 1-9 1-8 1h-10zM210 73h-3-4-3l-4 1h-3l-4 1-3 1h-3l-3 2-3 1-3 1-3 1-3 2-3 2-3 1-2 2-3 3-3 2-2 2-2 3-2 2-2 3-2 3-3 3-1 3-2 4-2 4-1 3-2 4-1 4-2 4-1 5-1 5-1 4-1 5v5l-1 5-1 6v5 6h173v-11l-2-10-1-9-2-9-3-8-3-8-3-8-3-6-4-7-5-5-4-5-5-5-6-4-5-4-6-3-7-2-6-2-7-1-7-1z">
          <text:p/>
        </draw:path>
        <draw:polygon draw:style-name="gr3" draw:text-style-name="P3" draw:layer="layout" svg:width="0.408cm" svg:height="0.456cm" svg:x="36.97cm" svg:y="8.57cm" svg:viewBox="0 0 409 457" draw:points="293,457 293,205 293,200 292,195 292,190 292,185 292,180 291,176 291,171 290,166 289,162 288,158 288,153 287,149 286,145 284,141 283,137 282,134 280,130 279,127 277,123 275,120 273,117 271,114 269,112 266,109 264,106 261,104 259,102 256,100 253,98 250,96 247,94 244,93 241,92 237,91 233,89 229,89 225,88 221,88 217,87 213,87 209,87 205,88 201,88 197,89 193,89 189,91 185,92 182,93 178,95 175,97 171,99 168,101 165,103 161,105 159,108 156,111 153,113 150,117 148,120 145,123 143,127 140,130 138,134 136,138 134,142 132,146 130,151 129,155 127,159 126,164 124,169 123,174 122,179 122,184 121,189 120,194 119,200 119,205 119,210 119,216 119,457 3,457 3,109 3,106 3,103 3,100 3,97 3,94 3,91 3,88 3,85 3,82 2,79 2,76 2,73 2,70 2,67 2,64 2,61 2,58 2,56 2,53 2,50 2,47 1,45 1,42 1,39 1,37 1,34 1,32 1,30 1,27 1,25 1,23 1,21 1,19 0,17 0,15 0,14 0,13 0,11 0,10 0,9 110,9 111,10 111,11 111,12 111,14 111,15 111,17 111,19 112,21 112,23 112,25 112,27 112,29 112,32 113,34 113,36 113,39 113,41 114,44 114,46 114,49 114,51 114,54 114,57 114,60 115,62 115,65 115,67 115,70 115,73 115,75 115,78 115,80 115,83 116,85 116,87 116,89 116,92 116,94 116,96 116,98 117,98 122,88 127,78 133,69 138,61 144,54 150,46 156,40 163,33 170,28 177,23 184,19 191,15 199,12 207,8 215,6 224,4 233,2 242,1 251,0 261,0 269,0 277,1 285,1 292,2 299,3 305,5 312,7 318,8 324,11 329,13 335,16 340,19 345,22 350,25 355,29 359,33 365,37 369,41 372,45 376,50 379,54 383,59 386,64 389,69 391,75 394,80 396,86 398,92 400,98 402,104 403,111 404,117 406,123 407,130 407,137 408,144 409,151 409,158 409,165 409,172 409,457">
          <text:p/>
        </draw:polygon>
        <draw:polygon draw:style-name="gr3" draw:text-style-name="P3" draw:layer="layout" svg:width="0.262cm" svg:height="0.559cm" svg:x="37.441cm" svg:y="8.474cm" svg:viewBox="0 0 263 560" draw:points="165,560 155,560 145,559 136,558 128,556 119,553 112,551 104,547 98,543 92,538 86,533 80,527 76,520 71,514 68,506 65,498 62,489 60,479 59,469 58,459 58,448 58,183 0,183 0,105 64,105 100,0 173,0 173,105 258,105 258,183 173,183 173,417 173,423 173,429 174,435 175,440 176,445 177,450 179,454 181,458 183,462 185,465 188,468 191,470 194,473 197,475 201,476 205,478 209,479 214,480 219,480 224,480 226,480 228,480 230,480 232,480 234,480 236,480 238,479 240,479 241,479 243,479 245,478 247,478 249,478 250,477 252,477 254,476 256,476 258,475 261,475 263,474 263,546 258,548 254,549 250,550 245,552 240,553 236,553 231,554 227,555 222,556 217,557 212,558 207,558 202,559 197,559 192,559 187,560 181,560 176,560 170,560">
          <text:p/>
        </draw:polygon>
        <draw:polygon draw:style-name="gr2" draw:text-style-name="P2" draw:layer="layout" svg:width="0.609cm" svg:height="0.61cm" svg:x="33.62cm" svg:y="9.307cm" svg:viewBox="0 0 610 611" draw:points="0,611 610,611 610,0 0,0">
          <text:p/>
        </draw:polygon>
        <draw:polygon draw:style-name="gr3" draw:text-style-name="P3" draw:layer="layout" svg:width="0.559cm" svg:height="0.56cm" svg:x="33.645cm" svg:y="9.332cm" svg:viewBox="0 0 560 561" draw:points="0,561 560,561 560,0 0,0">
          <text:p/>
        </draw:polygon>
        <draw:polygon draw:style-name="gr2" draw:text-style-name="P2" draw:layer="layout" svg:width="0.609cm" svg:height="0.609cm" svg:x="33.62cm" svg:y="9.917cm" svg:viewBox="0 0 610 610" draw:points="0,610 610,610 610,0 0,0">
          <text:p/>
        </draw:polygon>
        <draw:polygon draw:style-name="gr4" draw:text-style-name="P4" draw:layer="layout" svg:width="0.559cm" svg:height="0.559cm" svg:x="33.645cm" svg:y="9.942cm" svg:viewBox="0 0 560 560" draw:points="0,560 560,560 560,0 0,0">
          <text:p/>
        </draw:polygon>
        <draw:polygon draw:style-name="gr2" draw:text-style-name="P2" draw:layer="layout" svg:width="0.609cm" svg:height="0.61cm" svg:x="33.62cm" svg:y="10.526cm" svg:viewBox="0 0 610 611" draw:points="0,611 610,611 610,0 0,0">
          <text:p/>
        </draw:polygon>
        <draw:polygon draw:style-name="gr5" draw:text-style-name="P5" draw:layer="layout" svg:width="0.559cm" svg:height="0.56cm" svg:x="33.645cm" svg:y="10.551cm" svg:viewBox="0 0 560 561" draw:points="0,561 560,561 560,0 0,0">
          <text:p/>
        </draw:polygon>
        <draw:polygon draw:style-name="gr3" draw:text-style-name="P3" draw:layer="layout" svg:width="0.402cm" svg:height="0.45cm" svg:x="34.455cm" svg:y="9.387cm" svg:viewBox="0 0 403 451" draw:points="213,48 206,49 199,49 192,50 185,50 178,51 171,53 165,55 159,56 153,58 147,61 141,63 136,66 131,69 126,73 121,76 116,80 111,83 107,87 103,92 99,96 95,101 92,106 89,111 85,116 82,121 79,127 77,133 74,139 72,145 70,151 68,158 66,165 65,171 63,178 62,185 62,193 61,200 60,207 60,215 60,223 60,231 60,238 61,246 62,254 63,261 64,269 65,276 67,283 68,289 71,296 73,303 75,309 78,315 81,321 84,327 87,332 90,337 94,342 97,348 101,352 105,357 110,361 114,366 119,370 123,373 129,377 134,380 139,383 145,386 150,389 156,391 162,394 168,396 175,397 181,399 188,400 195,401 201,401 208,402 216,402 221,402 226,402 231,401 235,401 240,400 244,400 249,399 253,398 257,397 262,395 266,394 270,393 274,391 278,389 282,387 286,385 289,383 293,381 296,379 300,377 303,374 307,371 310,369 313,366 316,363 320,360 323,358 326,354 328,351 331,348 334,345 336,341 339,337 341,334 344,330 346,327 348,323 351,319 353,315 355,311 403,335 401,340 398,345 395,350 393,354 390,359 387,364 384,368 381,372 377,377 374,381 370,385 367,389 363,393 359,397 355,401 351,404 347,408 342,411 338,414 333,418 328,420 323,424 317,426 312,429 307,431 302,434 296,436 291,438 285,440 279,442 273,444 267,445 261,446 254,448 248,449 241,449 234,450 227,450 220,451 213,451 202,450 192,450 182,449 172,448 163,446 154,445 145,442 136,440 128,437 120,434 112,430 104,426 97,422 90,418 83,414 77,409 71,404 65,398 59,393 53,387 48,381 43,374 38,367 34,361 30,354 26,346 23,339 19,331 16,323 13,315 11,306 8,298 6,289 5,280 3,271 2,261 1,252 0,242 0,233 0,223 0,213 0,203 1,193 2,184 3,174 5,165 7,156 9,147 11,139 14,130 17,122 20,115 24,107 27,99 31,92 36,86 40,79 45,73 50,66 55,61 61,55 67,49 73,44 79,39 85,35 92,31 99,26 106,22 114,19 122,16 130,13 138,10 147,8 156,6 164,4 174,3 183,1 193,1 202,0 213,0 226,0 239,1 252,2 265,5 277,7 288,10 299,13 309,18 321,22 330,27 339,33 348,39 356,46 364,54 371,61 377,69 383,79 389,88 394,98 399,108 343,127 342,124 340,121 339,118 337,115 336,112 334,109 332,106 330,103 328,100 326,97 324,94 322,92 319,89 316,87 313,84 310,81 308,79 305,77 302,74 299,72 296,70 292,68 289,66 285,64 281,62 278,61 274,59 270,58 266,56 262,55 257,54 253,52 248,51 244,51 239,50 234,49 229,49 224,49 219,49">
          <text:p/>
        </draw:polygon>
        <draw:polygon draw:style-name="gr3" draw:text-style-name="P3" draw:layer="layout" svg:width="0.595cm" svg:height="0.437cm" svg:x="34.425cm" svg:y="10.003cm" svg:viewBox="0 0 596 438" draw:points="467,438 396,438 320,160 319,157 319,155 318,152 317,149 316,147 315,144 315,141 314,138 313,135 312,131 311,128 311,125 310,122 309,119 309,116 308,113 308,110 307,107 306,104 305,101 305,98 304,94 303,91 303,87 302,84 301,80 300,77 299,73 299,70 298,66 297,70 296,73 296,77 295,80 294,84 293,87 292,91 292,94 291,98 290,101 290,104 289,107 288,110 287,113 287,116 286,119 285,123 285,126 284,129 283,132 283,135 282,138 281,141 280,144 279,147 279,149 278,152 277,155 277,157 276,160 200,438 129,438 0,0 62,0 140,279 141,282 142,287 144,290 145,294 146,298 147,302 148,306 148,310 150,313 151,317 151,321 152,325 153,329 154,332 155,336 156,339 157,342 157,346 158,349 159,352 160,355 160,359 161,362 162,366 163,369 163,373 164,376 165,379 165,383 166,386 167,382 168,377 169,373 170,369 171,365 172,360 173,356 174,352 175,348 176,344 176,342 177,340 177,338 178,337 178,335 178,333 179,331 180,329 180,328 180,325 181,324 181,322 182,320 182,318 182,316 183,314 183,312 184,310 184,308 184,307 185,305 186,303 186,301 187,299 187,298 187,296 188,294 188,292 189,290 189,289 190,287 190,286 191,284 191,282 192,281 192,279 192,277 193,276 193,275 194,273 269,0 327,0 403,273 403,275 404,276 405,277 405,279 405,281 406,282 406,284 406,286 407,287 407,289 408,290 408,292 409,294 409,296 410,298 410,299 411,301 411,303 412,305 412,307 412,308 413,310 413,312 414,314 414,316 415,318 415,319 416,321 416,323 417,325 417,327 418,329 418,331 418,333 419,335 419,336 420,338 420,340 420,342 421,343 422,348 423,352 424,356 425,360 426,365 427,369 428,373 429,377 430,382 431,386 431,385 431,384 431,383 432,382 432,381 432,379 433,377 433,376 434,373 435,371 435,368 436,366 436,363 437,360 437,358 438,355 439,352 439,348 440,345 441,342 442,338 443,335 443,332 444,328 445,325 446,321 447,317 448,314 449,310 449,306 450,302 451,299 452,295 453,292 454,289 455,285 456,282 457,279 534,0 596,0">
          <text:p/>
        </draw:polygon>
        <draw:path draw:style-name="gr3" draw:text-style-name="P3" draw:layer="layout" svg:width="0.421cm" svg:height="0.437cm" svg:x="34.424cm" svg:y="10.613cm" svg:viewBox="0 0 422 438" svg:d="M361 438l-49-128h-201l-50 128h-61l178-438h68l176 438zM238 119l-1-2-1-3-1-2-1-3-1-2-1-2-1-3-1-2-1-3-1-3-1-2-2-3v-2l-1-2-1-3-1-2-1-2v-2l-1-3-1-2v-3l-1-2v-2l-1-1-1-2-1-2v-1l-1-2v-1l-1-2v-1-1l-1-2v-1-1-1h-1v-1-1 1 1h-1v1 1l-1 1v2 1l-1 1v2l-1 1v2l-1 1v2l-1 2v2l-1 1-1 4-1 2v2l-1 2-1 2-1 3v2l-1 2-1 3-1 2-1 3-1 2-1 2v3l-2 3v2l-1 3-1 2-1 3-1 2-1 3-1 2-56 144h165z">
          <text:p/>
        </draw:path>
        <draw:polygon draw:style-name="gr3" draw:text-style-name="P3" draw:layer="layout" svg:width="0.597cm" svg:height="0.699cm" svg:x="6.002cm" svg:y="0.193cm" svg:viewBox="0 0 598 700" draw:points="426,700 121,162 121,166 122,170 122,175 123,179 123,183 124,188 124,192 125,197 125,201 125,205 126,209 126,213 127,217 127,221 127,225 127,229 128,233 128,237 128,241 128,246 129,250 129,254 129,259 129,263 129,267 129,271 130,276 130,280 130,283 130,288 130,700 0,700 0,0 167,0 477,543 477,540 476,535 476,531 475,526 475,522 474,518 474,513 473,509 473,505 473,500 472,496 472,492 472,488 471,484 471,479 471,475 470,470 470,466 470,461 469,456 469,451 469,446 469,441 468,437 468,432 468,427 468,422 468,417 468,412 468,407 468,0 598,0 598,700">
          <text:p/>
        </draw:polygon>
        <draw:polygon draw:style-name="gr3" draw:text-style-name="P3" draw:layer="layout" svg:width="0.49cm" svg:height="0.547cm" svg:x="6.731cm" svg:y="0.355cm" svg:viewBox="0 0 491 548" draw:points="139,0 139,301 139,307 139,313 140,319 140,325 140,331 141,337 142,343 142,348 143,353 144,359 145,364 146,369 148,374 149,378 150,383 152,387 154,391 156,396 158,399 160,403 163,407 165,410 168,414 171,417 173,420 176,422 179,425 183,428 186,430 190,432 194,434 197,436 201,438 206,439 210,440 215,441 219,442 224,442 229,442 234,442 239,442 244,442 249,441 254,441 258,440 263,439 267,437 271,435 276,434 280,432 284,429 288,427 292,424 296,421 299,418 303,415 306,411 310,408 313,404 316,400 318,396 321,391 324,387 327,382 329,377 331,372 333,367 335,362 337,356 339,351 340,345 342,339 343,333 344,327 345,321 346,314 346,308 347,301 347,295 347,288 347,0 487,0 487,417 487,420 487,423 487,427 487,430 487,434 487,438 487,441 487,445 487,449 487,452 487,456 488,460 488,463 488,468 488,471 488,475 488,478 488,482 488,485 488,489 488,492 489,495 489,498 489,501 489,504 489,507 489,510 489,513 490,516 490,519 490,521 490,523 491,526 491,528 491,530 491,532 491,533 491,535 491,537 491,538 357,538 357,537 357,535 357,533 357,532 357,530 357,528 356,526 356,524 356,521 355,519 355,516 355,513 355,511 354,508 354,505 354,502 354,499 354,496 354,493 353,490 353,487 353,483 353,480 353,477 353,474 353,471 352,467 352,463 352,460 352,457 352,454 352,451 352,448 352,445 352,442 352,440 352,437 352,435 352,432 351,430 349,430 343,442 337,453 331,465 324,475 317,484 310,493 303,500 295,507 286,514 278,520 269,525 260,530 251,534 241,538 231,541 221,543 210,545 199,546 188,548 176,548 167,548 158,547 149,546 140,545 132,544 124,542 116,540 109,538 101,535 94,532 88,529 81,525 75,521 69,517 64,513 58,509 53,504 49,499 44,494 39,489 35,483 32,477 28,471 25,465 21,457 19,451 16,444 13,437 11,430 9,422 7,415 6,407 4,399 3,391 2,383 1,375 1,367 0,358 0,349 0,341 0,0">
          <text:p/>
        </draw:polygon>
        <draw:polygon draw:style-name="gr3" draw:text-style-name="P3" draw:layer="layout" svg:width="0.774cm" svg:height="0.547cm" svg:x="7.355cm" svg:y="0.345cm" svg:viewBox="0 0 775 548" draw:points="320,548 320,246 320,239 320,233 320,227 320,221 319,216 318,210 318,204 317,199 317,194 316,189 315,183 314,178 313,173 312,169 310,164 309,160 307,156 306,152 304,148 302,144 300,140 298,137 296,134 293,130 291,127 288,124 286,122 282,119 280,117 276,115 273,113 270,111 267,109 263,108 260,107 256,106 252,105 248,105 243,104 239,104 235,104 231,105 226,105 223,106 219,107 215,109 211,110 207,112 204,113 200,116 197,118 193,121 190,123 187,126 184,129 181,133 178,136 175,140 172,143 170,147 167,152 165,156 163,160 161,165 159,170 157,175 155,180 154,185 152,191 151,197 149,202 148,208 147,214 146,220 145,226 145,233 144,239 144,246 144,252 143,259 143,548 4,548 4,130 4,127 4,123 4,119 4,116 4,112 4,109 4,105 4,102 4,98 4,94 4,91 4,87 4,83 3,80 3,76 3,73 3,70 3,66 3,63 3,59 3,56 2,53 2,50 2,47 2,44 2,41 2,38 2,35 2,32 2,30 2,27 2,25 1,22 1,20 1,18 1,16 1,15 1,13 0,12 0,10 133,10 133,11 134,13 134,14 134,16 134,18 134,20 135,22 135,24 135,27 135,30 135,32 136,35 136,37 136,40 136,43 136,46 136,49 137,52 137,55 137,58 138,61 138,64 138,68 138,71 138,74 138,77 138,80 139,83 139,87 139,90 139,93 139,96 139,99 139,102 139,105 140,107 140,110 140,112 140,115 140,117 142,117 147,105 152,93 158,83 164,73 171,64 177,55 184,47 191,40 198,33 206,27 213,22 222,18 230,13 239,10 248,7 257,4 267,2 277,1 287,0 298,0 310,0 322,1 333,2 343,4 353,7 363,10 372,14 381,19 389,24 397,30 404,36 411,43 417,50 423,58 428,67 433,75 437,85 441,95 444,106 447,117 450,117 453,110 456,104 459,98 462,92 465,86 468,81 471,75 474,70 478,66 481,61 484,57 488,52 491,49 495,45 499,41 502,38 506,34 510,31 514,28 518,25 522,23 526,20 530,18 534,15 539,14 543,12 548,10 552,8 557,7 561,6 566,4 571,3 576,3 581,2 586,1 591,1 596,0 602,0 607,0 613,0 622,0 630,0 638,1 646,2 654,4 661,5 668,7 675,10 681,13 687,15 693,19 699,22 705,26 710,30 715,34 720,39 725,44 729,49 733,54 737,59 741,65 744,71 747,77 751,83 753,89 756,96 759,103 761,110 764,117 766,125 768,132 769,140 770,148 771,156 772,164 773,172 774,180 774,189 775,197 775,206 775,548 635,548 635,246 635,239 635,233 635,227 635,221 634,216 634,210 633,204 632,199 632,194 631,189 630,183 629,178 628,173 627,169 625,164 624,160 622,156 620,152 619,148 617,144 615,140 613,137 611,134 608,130 606,127 603,124 601,122 598,119 595,117 592,115 588,113 585,111 582,109 578,108 575,107 571,106 567,105 563,105 558,104 554,104 550,104 546,105 542,105 538,106 534,107 530,108 526,110 523,111 519,113 516,115 513,117 509,120 506,122 503,125 500,128 497,131 494,134 491,138 489,142 486,146 484,149 481,154 479,158 477,162 475,167 473,172 471,177 469,182 468,187 467,192 465,198 464,203 463,209 462,215 461,221 460,227 460,233 459,239 459,246 459,252 459,548">
          <text:p/>
        </draw:polygon>
        <draw:path draw:style-name="gr3" draw:text-style-name="P3" draw:layer="layout" svg:width="0.512cm" svg:height="0.747cm" svg:x="8.259cm" svg:y="0.155cm" svg:viewBox="0 0 513 748" svg:d="M513 467v12l-1 12v12l-2 12-1 11-1 11-1 11-2 11-3 11-2 10-2 10-3 10-3 10-3 9-4 9-4 8-4 9-4 8-5 8-5 8-5 7-6 7-5 7-6 6-7 6-6 6-7 5-8 5-7 5-7 4-8 4-9 4-8 3-9 2-9 3-9 1-10 2-10 1-10 1h-10-5-5l-5-1h-4l-5-1h-5l-5-1-5-1h-4l-5-1-5-1-4-2-5-1-5-1-4-2-5-1-4-2-4-2-5-2-4-3-4-2-4-3-5-2-3-3-5-3-4-3-3-3-4-3-3-4-4-3-5-4-3-4-4-4-3-4-3-5-3-4-3-5-3-5-2-5-3-5h-1v2 2 2 2 3 2 2 3l-1 3v2 3 3 2l-1 3v3 2 3 2 3l-1 3v2 2 3 2l-1 2v2 3 2l-1 2v2 2 2 1l-1 2v1 2 1 1l-1 1v1h-135v-4-4-4l1-5v-4-5-6l1-5v-6-6l1-7v-6-7-8-7-7l1-8v-8-8-8-615h139v206 3 3 4 2 5 3 3 3 3 3 3 3 3l-1 3v3 2 3 3 3 2 3 3 3 3 2 3l-1 3v3 3 2h2l5-10 6-11 6-9 6-9 8-8 7-8 8-7 8-6 8-6 8-6 9-5 10-4 9-3 10-3 10-3 10-2 11-2 11-1 11-1h12 10l10 1 9 1 10 1 9 2 9 3 8 2 8 3 8 4 7 4 8 4 7 6 6 5 7 5 6 5 6 6 6 7 5 6 5 7 5 8 5 7 5 8 4 8 4 8 4 9 3 9 3 9 3 9 3 10 2 10 2 10 2 10 2 11 1 11 2 11 1 11 1 11v12l1 11zM367 467v-17l-1-17-1-16-2-15-2-14-3-13-4-12-4-12-5-10-5-9-5-8-7-8-6-7-8-5-8-5-8-4-9-3-10-2-11-2h-10-5-4l-4 1h-4l-5 1-4 1-4 1-4 1-5 2-3 1-5 2-4 2-4 2-4 3-3 3-4 3-4 3-3 4-3 4-4 4-3 4-4 5-3 5-3 5-3 6-2 5-3 7-2 6-2 7-2 6-2 8-2 8-1 7-1 9-1 9-1 9-1 9v10l-1 10v11 10l1 10v10l1 9 1 9 1 8 1 9 1 8 2 7 2 7 2 7 2 7 2 6 3 6 2 6 3 5 3 5 2 5 5 4 3 5 3 4 3 4 4 3 3 3 4 4 4 2 4 3 3 2 4 2 5 2 4 2 4 1 4 1 4 1 4 1 5 1 4 1h4 4 4 11l10-1 9-3 9-2 9-4 8-5 7-6 7-7 6-7 6-8 6-10 5-10 4-11 4-13 3-14 3-14 2-16 1-17 1-18z">
          <text:p/>
        </draw:path>
        <draw:path draw:style-name="gr3" draw:text-style-name="P3" draw:layer="layout" svg:width="0.49cm" svg:height="0.557cm" svg:x="8.852cm" svg:y="0.345cm" svg:viewBox="0 0 491 558" svg:d="M252 558h-11l-12-1-11-1-12-1-10-1-11-2-10-3-9-2-10-3-10-3-9-4-8-4-9-4-8-5-9-5-7-5-8-6-7-6-7-7-7-7-6-7-6-8-6-8-5-8-5-9-5-9-5-9-4-10-4-10-4-10-3-11-3-11-2-12-3-11-2-13-1-12-1-13-1-13-1-14v-14-15l1-15 1-14 1-14 2-13 2-13 3-12 3-12 3-11 4-10 4-11 5-10 5-9 5-10 6-8 5-8 6-8 7-8 6-7 7-6 7-7 7-6 8-5 8-6 8-5 8-4 8-4 9-4 9-3 9-4 9-2 9-3 10-2 9-2 10-1 10-2 10-1h10l10-1h10 12l13 1 11 1 12 2 11 2 11 2 10 3 10 3 9 4 9 4 9 5 9 5 8 5 8 6 7 6 7 6 7 7 7 7 6 7 6 8 6 8 5 8 5 9 5 9 4 10 4 9 4 10 3 11 3 10 3 11 3 11 2 12 2 11 2 12 1 12 1 13 1 12 1 13v13 13 4h-345l1 7v6 7 6l1 7 1 6v6l1 6 1 6 1 6 2 6 1 5 1 6 2 5 2 5 2 5 2 5 3 4 2 5 3 4 2 4 3 4 3 4 4 4 3 3 4 3 3 3 4 3 4 3 4 2 5 3 5 2 5 2 5 1 5 2 5 1h6l5 1h6 6 7 7l7-1 6-1 6-1 6-2 6-2 5-2 5-3 5-3 5-3 4-4 4-4 4-4 3-5 3-5 3-5 3-6 2-6 2-6 132 11-2 4-2 5-2 5-3 5-2 4-3 5-3 5-2 5-4 5-3 6-3 4-3 6-4 5-4 5-4 4-5 6-4 5-5 4-5 5-5 4-6 4-6 4-6 4-6 4-6 4-7 3-7 4-8 3-7 3-8 3-9 3-8 2-9 2-9 2-9 1-10 1-10 1-11 1-11 1zM252 88h-4-5-3l-5 1-4 1-4 1-4 1-4 1-3 1-5 1-4 2-3 2-4 1-3 2-4 3-3 2-3 3-3 2-3 3-2 3-3 3-3 4-2 3-2 4-3 4-2 4-2 4-2 5-1 4-2 5-2 6-1 5-1 5-2 6-1 6-1 6v6l-1 6v7l-1 7h210l-1-13-2-12-2-11-2-11-3-10-3-9-4-9-4-8-5-7-6-7-5-6-6-6-7-5-6-4-7-4-8-3-8-2-8-2-9-1z">
          <text:p/>
        </draw:path>
        <draw:polygon draw:style-name="gr3" draw:text-style-name="P3" draw:layer="layout" svg:width="0.313cm" svg:height="0.547cm" svg:x="9.444cm" svg:y="0.345cm" svg:viewBox="0 0 314 548" draw:points="4,548 4,136 4,133 4,129 4,125 4,122 4,118 4,115 4,111 4,107 4,103 4,99 4,95 4,92 4,88 4,84 4,80 3,77 3,73 3,70 3,66 3,63 3,59 3,56 3,52 3,49 2,46 2,43 2,39 2,37 2,34 2,31 2,28 1,25 1,23 1,21 1,19 1,16 1,15 1,13 0,12 0,10 134,10 134,11 135,13 135,14 135,16 135,18 135,20 135,23 136,25 136,28 136,31 137,34 137,37 137,40 137,43 137,46 138,49 138,52 138,56 138,59 138,63 138,66 139,70 139,73 139,76 139,80 139,83 139,87 139,91 140,94 140,97 140,101 140,104 140,107 140,110 140,113 140,115 141,118 141,120 141,123 141,125 143,125 145,119 147,113 149,107 151,102 153,97 155,92 157,87 159,82 162,77 163,73 166,68 168,63 170,59 173,55 175,51 177,47 180,44 182,40 185,37 188,33 191,30 194,27 197,24 200,21 204,19 207,16 211,14 214,12 218,10 222,9 226,7 230,5 235,4 240,3 244,2 249,1 254,1 260,0 265,0 271,0 274,0 276,0 279,0 281,0 283,0 286,1 288,1 291,1 293,2 296,2 298,2 300,3 302,3 304,4 306,4 308,5 310,6 312,6 313,7 314,7 314,124 312,123 309,123 306,122 303,122 301,121 298,121 295,120 292,119 290,119 287,119 284,118 282,118 278,117 276,117 272,117 269,117 266,116 262,116 259,116 255,116 244,117 235,118 225,120 217,123 209,127 200,131 193,137 186,143 180,151 174,158 168,167 163,177 159,187 155,198 152,211 149,224 147,237 146,252 145,267 145,284 145,548">
          <text:p/>
        </draw:polygon>
        <draw:path draw:style-name="gr3" draw:text-style-name="P3" draw:layer="layout" svg:width="0.541cm" svg:height="0.557cm" svg:x="10.095cm" svg:y="0.345cm" svg:viewBox="0 0 542 558" svg:d="M542 278v12l-1 12-1 12-1 11-1 12-2 11-3 11-2 11-3 10-4 10-3 11-4 10-4 9-5 9-5 9-5 9-6 8-6 8-6 8-7 8-6 7-8 8-9 6-8 7-8 6-9 5-9 5-9 5-10 5-10 4-10 4-11 4-11 3-11 2-12 3-12 1-13 2-12 1-14 1h-13-13l-12-1-13-1-12-2-12-1-11-3-11-2-11-3-10-4-11-4-10-4-9-4-9-5-9-6-9-5-8-6-8-6-8-7-7-8-7-7-6-7-7-8-6-8-5-8-6-9-5-9-4-9-4-9-4-10-4-11-3-10-3-10-3-11-2-12-2-11-2-11-1-12-1-12v-12-12-12-12l1-11 1-12 2-11 2-11 2-11 2-10 3-10 3-11 4-10 4-10 4-9 4-9 5-9 5-9 6-8 6-9 6-7 7-8 7-7 7-7 7-7 8-6 9-6 9-6 8-5 10-5 9-5 11-4 10-4 10-4 12-3 11-2 12-3 12-2 12-1 13-1 13-1h14 14l14 1 14 1 13 1 12 2 12 3 12 2 11 3 11 4 11 4 10 4 9 5 10 5 8 5 9 6 8 6 9 6 7 7 7 7 7 7 6 7 6 8 6 8 5 9 5 8 5 9 4 9 4 10 3 10 4 10 2 10 3 11 2 10 2 11 2 11 1 11 2 12v11l1 12zM395 278v-19l-1-17-2-17-2-15-3-15-3-13-4-12-5-12-5-10-6-9-7-8-7-8-8-6-8-6-8-4-10-4-10-3-10-2-11-2h-12-12l-11 2-11 2-10 3-10 4-10 5-8 5-8 7-7 7-7 9-7 9-5 10-5 11-4 13-4 13-3 14-2 16-2 16-1 18v18 9 10l1 9v8l1 9 1 8 1 8 1 7 2 8 1 7 2 6 2 7 2 7 3 6 2 6 3 5 2 5 3 5 3 5 3 5 3 4 4 4 3 4 4 4 4 3 4 3 4 3 4 3 4 3 5 2 4 2 4 2 5 1 5 2 5 1 5 1 5 1h5 5 6 6 6 5l6-1 6-1 5-1 5-2 5-1 5-2 5-2 5-2 4-3 5-3 4-3 5-3 3-3 4-4 4-4 3-4 4-4 3-5 3-5 3-5 3-5 2-5 2-6 3-6 2-7 2-7 2-6 1-7 2-8 1-7 1-8 1-8 1-9v-8l1-9v-10z">
          <text:p/>
        </draw:path>
        <draw:polygon draw:style-name="gr3" draw:text-style-name="P3" draw:layer="layout" svg:width="0.323cm" svg:height="0.737cm" svg:x="10.693cm" svg:y="0.155cm" svg:viewBox="0 0 324 738" draw:points="218,295 218,738 78,738 78,295 0,295 0,200 78,200 78,144 79,138 79,132 79,126 80,120 80,114 81,109 82,103 83,98 84,93 86,88 87,82 89,77 91,72 93,67 96,63 98,58 101,54 104,50 107,46 111,42 115,38 119,34 123,31 127,28 133,24 138,22 143,19 149,16 154,14 160,11 166,10 173,7 180,6 187,5 194,3 202,2 210,1 218,1 227,1 235,0 240,1 245,1 250,1 255,1 259,1 264,1 268,2 273,2 278,3 282,3 287,4 291,4 296,5 300,5 304,6 309,6 312,7 316,7 320,8 324,9 324,99 322,98 320,97 318,97 316,97 315,97 312,96 310,96 308,96 306,96 304,95 301,95 299,95 297,95 295,94 293,94 291,94 289,94 287,94 285,94 283,94 280,94 276,94 272,94 269,95 265,95 262,95 259,96 256,96 253,97 251,98 249,99 246,100 244,101 242,102 240,103 238,104 236,105 234,107 233,108 231,110 230,111 228,113 227,115 226,117 225,119 224,121 224,123 222,125 222,128 221,130 221,132 220,135 220,138 219,140 219,143 219,146 219,149 218,152 218,155 218,158 218,200 324,200 324,295">
          <text:p/>
        </draw:polygon>
        <draw:path draw:style-name="gr3" draw:text-style-name="P3" draw:layer="layout" svg:width="0.542cm" svg:height="0.557cm" svg:x="11.326cm" svg:y="0.345cm" svg:viewBox="0 0 543 558" svg:d="M165 558h-8l-7-1h-7l-7-1-7-1-8-1-6-1-7-2-6-2-6-2-6-2-6-2-6-3-5-3-5-3-5-3-5-3-5-4-5-4-4-4-4-4-4-5-4-4-3-5-4-5-3-6-3-6-3-5-2-6-3-6-2-6-2-7-2-6-1-7-1-6-1-7-1-7-1-8v-7-8-10-8l2-9 1-9 1-8 2-8 2-7 2-7 3-7 3-7 4-6 3-6 5-6 4-6 4-5 5-6 5-4 5-5 5-4 6-4 6-5 6-3 6-4 7-3 6-3 7-3 7-2 7-3 8-2 8-2 7-1 8-2 8-2 8-1 8-1 9-1h8l9-1h8l9-1 117-2v-27-6l-1-5v-6l-1-5v-5l-1-4v-5l-1-4-1-5-1-3-1-4-1-4-1-4-2-3-1-3-2-4-1-3-2-3-2-2-2-3-3-2-2-2-2-3-3-1-2-2-3-2-2-2-3-1-3-1-3-1-3-1-3-1-3-1-3-1h-3l-4-1h-3-4-3-4-3-4-3-3-3l-4 1h-3l-3 1h-2l-3 1-3 1h-2l-3 2-2 1-3 1-2 1-2 1-3 2-1 2-2 1-3 2-1 2-2 2-2 2-2 2-1 3-2 2-1 3-2 3-1 3-1 3-1 3-1 3-1 3-1 4-1 4v4l-1 4-1 4-1 4-145-7 2-7 1-6 2-7 1-7 3-6 2-7 3-6 2-6 3-6 3-6 4-6 3-5 4-5 4-6 4-5 4-5 5-5 5-5 5-4 6-4 5-5 7-3 6-4 6-4 7-3 7-3 8-3 7-3 8-3 8-2 8-2 9-2 9-2 9-2 9-1 10-1 10-1h11l10-1h11 10l10 1h9l9 1 9 1 10 1 9 2 8 2 8 2 8 3 8 2 8 3 7 3 7 4 6 3 7 4 6 4 6 4 6 5 6 5 5 5 5 5 5 5 5 6 4 6 4 6 4 6 3 7 4 7 2 7 3 7 3 7 2 8 2 8 1 8 1 9 1 8 1 9 1 9v9 196 4 3 4 3 4 3l1 4v3 3 3l1 3v2l1 3v3l1 3v2l1 2 1 3 1 2 1 2 1 2 1 2 1 1 1 2 2 2 1 1 1 2 2 1 2 1 1 1 2 1 2 1 2 1 2 1h2l3 1h2 3 2 3 3 3 3 4 2l4-1h3 3l3-1 3-1v77h-3l-2 1-2 1h-3l-2 1h-2l-3 1h-2l-1 1h-3l-2 1h-1l-3 1h-2-1l-3 1h-1l-2 1h-3-1-2l-3 1h-2l-2 1h-2-2-2-2l-2 1h-3-2-2-3-2l-3 1h-2-3-3-3-3l-10-1h-9l-10-1-8-2-8-3-8-2-7-4-6-4-6-4-6-5-4-5-5-6-4-7-3-6-3-8-3-9-3-8-1-9-2-9-1-10h-3l-6 10-6 9-6 9-7 8-7 10-8 7-8 7-8 7-8 6-9 6-8 5-10 5-9 4-10 4-11 3-10 2-11 2-12 1-12 2zM329 298l-73 1h-4l-5 1h-4-5l-4 1h-4-4l-4 1-5 1h-4l-4 1h-4l-3 1-4 1-3 1-4 2-3 1-4 1-3 2-3 2-3 1-3 2-2 3-3 2-2 2-3 3-2 2-2 3-2 3-2 4-1 3-2 3-1 4-1 4-1 5-1 4-1 5v5l-1 5v6 7l1 8 1 6 1 7 2 6 1 5 3 5 2 5 3 4 4 4 3 4 4 3 4 2 5 3 5 2 4 2 5 1 6 1h5l6 1h5l5-1 6-1h5l4-1 5-2 5-1 5-2 4-2 4-2 5-2 4-3 4-3 4-2 3-3 4-3 4-3 3-4 3-3 3-4 3-4 3-3 3-4 3-5 3-4 2-4 2-5 2-4 2-5 2-5 1-5 2-5 1-5 1-5 1-4 1-5 1-5v-5-6l1-5z">
          <text:p/>
        </draw:path>
        <draw:polygon draw:style-name="gr3" draw:text-style-name="P3" draw:layer="layout" svg:width="0.313cm" svg:height="0.547cm" svg:x="11.928cm" svg:y="0.345cm" svg:viewBox="0 0 314 548" draw:points="4,548 4,136 4,133 4,129 4,125 4,122 4,118 4,115 4,111 4,107 4,103 4,99 4,95 4,92 4,88 4,84 4,80 4,77 3,73 3,70 3,66 3,63 2,59 2,56 2,52 2,49 2,46 2,43 2,39 2,37 2,34 2,31 2,28 1,25 1,23 1,21 1,19 1,16 1,15 1,13 0,12 0,10 134,10 134,11 135,13 135,14 135,16 135,18 135,20 136,23 136,25 136,28 136,31 136,34 136,37 137,40 137,43 137,46 138,49 138,52 138,56 138,59 138,63 138,66 139,70 139,73 139,76 139,80 139,83 139,87 139,91 140,94 140,97 140,101 140,104 140,107 140,110 140,113 140,115 141,118 141,120 141,123 141,125 143,125 145,119 147,113 149,107 151,102 153,97 155,92 157,87 159,82 161,77 164,73 166,68 168,63 170,59 172,55 175,51 177,47 180,44 182,40 185,37 188,33 191,30 194,27 197,24 200,21 203,19 207,16 211,14 214,12 218,10 222,9 226,7 230,5 235,4 239,3 244,2 249,1 254,1 260,0 265,0 271,0 274,0 276,0 279,0 281,0 284,0 286,1 288,1 291,1 293,2 296,2 298,2 300,3 302,3 304,4 306,4 308,5 310,6 311,6 313,7 314,7 314,124 311,123 309,123 306,122 303,122 301,121 298,121 295,120 292,119 290,119 287,119 284,118 281,118 279,117 275,117 272,117 269,117 266,116 262,116 259,116 255,116 244,117 235,118 226,120 217,123 208,127 200,131 193,137 186,143 179,151 173,158 168,167 163,177 159,187 155,198 152,211 149,224 147,237 146,252 145,267 145,284 145,548">
          <text:p/>
        </draw:polygon>
        <draw:polygon draw:style-name="gr3" draw:text-style-name="P3" draw:layer="layout" svg:width="0.314cm" svg:height="0.672cm" svg:x="12.269cm" svg:y="0.229cm" svg:viewBox="0 0 315 673" draw:points="197,673 185,672 174,671 163,670 152,668 143,664 133,661 125,656 117,651 109,646 102,639 96,632 89,625 84,616 80,607 76,597 73,587 71,575 69,563 68,551 68,538 68,221 0,221 0,127 75,127 120,0 207,0 207,127 309,127 309,221 207,221 207,500 207,508 207,515 208,522 209,528 211,534 212,540 214,545 216,550 219,554 222,558 225,562 228,565 232,567 236,570 241,572 246,574 251,575 256,576 262,576 268,577 271,577 273,577 276,576 278,576 280,576 283,576 285,575 287,575 289,575 291,574 293,574 296,574 298,573 300,573 302,572 305,572 307,571 309,571 312,570 315,569 315,656 309,658 304,659 299,661 294,662 288,663 283,664 277,665 271,666 266,668 260,668 254,669 248,670 242,670 236,671 230,671 223,672 217,672 211,672 204,673">
          <text:p/>
        </draw:polygon>
        <draw:polygon draw:style-name="gr3" draw:text-style-name="P3" draw:layer="layout" svg:width="0.486cm" svg:height="0.737cm" svg:x="12.666cm" svg:y="0.155cm" svg:viewBox="0 0 487 738" draw:points="137,308 143,296 149,285 156,274 162,264 169,255 176,247 184,238 192,231 200,225 208,219 218,212 227,208 236,204 246,200 256,197 266,194 277,193 288,191 299,190 311,190 321,190 330,191 339,192 347,193 356,194 364,196 371,198 379,200 386,203 393,206 400,209 406,214 412,218 418,222 423,226 429,230 434,235 438,240 443,245 447,250 451,256 455,262 459,268 462,274 466,281 469,288 472,294 474,301 476,309 478,316 480,324 481,331 483,339 484,347 485,355 486,363 487,372 487,380 487,389 487,398 487,738 349,738 349,437 348,431 348,425 348,419 348,413 347,407 347,401 346,396 346,391 345,385 344,380 343,375 341,370 340,365 339,360 337,356 335,351 334,347 332,343 329,339 327,336 325,332 322,328 320,325 317,322 314,319 311,316 308,313 305,311 301,308 298,306 294,304 290,302 286,301 282,300 277,298 273,297 268,297 263,296 258,296 253,296 248,296 243,296 238,297 233,298 229,298 224,300 220,301 215,303 210,305 206,307 202,309 198,312 194,315 190,318 187,321 183,324 180,327 177,331 174,335 171,339 168,343 165,348 162,352 160,357 157,361 155,367 153,371 151,377 149,382 147,388 146,394 144,400 143,406 142,412 141,418 141,424 140,430 140,437 139,444 139,451 139,738 0,738 0,0 139,0 139,202 139,205 139,208 139,211 139,215 139,218 139,222 139,225 139,228 139,231 139,235 139,238 139,241 139,244 138,247 138,250 138,253 138,256 138,259 138,262 137,265 137,268 137,271 137,273 137,276 137,278 137,281 137,283 137,286 137,288 137,290 136,292 136,295 136,297 136,299 136,301 136,302 136,304 135,306 135,307 135,308">
          <text:p/>
        </draw:polygon>
        <draw:polygon draw:style-name="gr3" draw:text-style-name="P3" draw:layer="layout" svg:width="0.313cm" svg:height="0.547cm" svg:x="13.283cm" svg:y="0.345cm" svg:viewBox="0 0 314 548" draw:points="4,548 4,136 4,133 4,129 4,125 4,122 4,118 4,115 3,111 3,107 3,103 3,99 3,95 3,92 3,88 3,84 3,80 3,77 2,73 2,70 2,66 2,63 2,59 2,56 2,52 2,49 1,46 1,43 1,39 1,37 1,34 1,31 1,28 1,25 1,23 1,21 0,19 0,16 0,15 0,13 0,12 0,10 133,10 133,11 133,13 133,14 133,16 133,18 134,20 134,23 134,25 134,28 134,31 135,34 135,37 135,40 135,43 135,46 136,49 136,52 136,56 136,59 137,63 137,66 137,70 137,73 137,76 137,80 138,83 138,87 138,91 138,94 138,97 138,101 138,104 139,107 139,110 139,113 139,115 139,118 139,120 139,123 139,125 141,125 143,119 145,113 147,107 149,102 151,97 153,92 156,87 158,82 160,77 162,73 164,68 166,63 168,59 171,55 173,51 176,47 178,44 181,40 183,37 186,33 189,30 192,27 195,24 199,21 202,19 205,16 209,14 213,12 216,10 220,9 224,7 229,5 233,4 238,3 243,2 248,1 253,1 258,0 264,0 270,0 272,0 274,0 277,0 279,0 282,0 284,1 286,1 290,1 292,2 295,2 297,2 299,3 302,3 304,4 306,4 308,5 309,6 311,6 312,7 314,7 314,124 311,123 308,123 305,122 303,122 300,121 297,121 295,120 292,119 288,119 285,119 283,118 280,118 277,117 274,117 271,117 267,117 264,116 260,116 257,116 253,116 243,117 233,118 224,120 215,123 207,127 199,131 191,137 184,143 178,151 172,158 166,167 161,177 157,187 153,198 150,211 147,224 146,237 144,252 143,267 143,284 143,548">
          <text:p/>
        </draw:polygon>
        <draw:path draw:style-name="gr3" draw:text-style-name="P3" draw:layer="layout" svg:width="0.541cm" svg:height="0.557cm" svg:x="13.651cm" svg:y="0.345cm" svg:viewBox="0 0 542 558" svg:d="M542 278v12l-1 12-1 12-1 11-1 12-2 11-3 11-2 11-3 10-4 10-3 11-4 10-4 9-5 9-5 9-5 9-6 8-6 8-6 8-7 8-6 7-8 8-8 6-8 7-8 6-9 5-9 5-9 5-10 5-10 4-10 4-11 4-11 3-11 2-12 3-12 1-13 2-12 1-14 1h-13-13l-12-1-13-1-12-2-12-1-11-3-11-2-11-3-10-4-11-4-11-4-9-4-9-5-9-6-9-5-8-6-8-6-8-7-7-8-7-7-6-7-7-8-6-8-5-8-6-9-5-9-4-9-4-9-4-10-4-11-3-10-3-10-3-11-2-12-2-11-2-11-1-12-1-12v-12-12-12-12l1-11 1-12 2-11 2-11 2-11 2-10 3-10 3-11 4-10 4-10 4-9 4-9 5-9 5-9 6-8 6-9 6-7 7-8 7-7 7-7 7-7 8-6 9-6 9-6 8-5 10-5 9-5 12-4 10-4 10-4 12-3 11-2 12-3 12-2 12-1 13-1 13-1h14 14l14 1 14 1 13 1 12 2 12 3 12 2 11 3 11 4 11 4 10 4 9 5 10 5 8 5 9 6 8 6 8 6 7 7 7 7 7 7 6 7 6 8 6 8 5 9 5 8 5 9 4 9 4 10 3 10 4 10 2 10 3 11 2 10 2 11 2 11 1 11 2 12v11l1 12zM396 278v-19l-1-17-2-17-2-15-3-15-3-13-4-12-5-12-5-10-6-9-7-8-7-8-8-6-8-6-8-4-10-4-10-3-10-2-11-2h-12-12l-11 2-11 2-10 3-10 4-10 5-8 5-8 7-7 7-7 9-7 9-5 10-5 11-4 13-4 13-3 14-2 16-2 16-1 18v18 9 10l1 9v8l1 9 1 8 1 8 1 7 2 8 1 7 2 6 2 7 2 7 3 6 2 6 3 5 2 5 3 5 3 5 3 5 3 4 4 4 3 4 4 4 4 3 4 3 4 3 4 3 4 3 5 2 4 2 4 2 5 1 5 2 5 1 5 1 5 1h5 5 6 6 6 5l6-1 6-1 5-1 5-2 5-1 5-2 5-2 5-2 4-3 5-3 4-3 5-3 3-3 4-4 4-4 3-4 4-4 3-5 3-5 3-5 3-5 2-5 2-6 3-6 2-7 2-7 2-6 1-7 2-8 1-7 1-8 1-8 1-9v-8l1-9v-10z">
          <text:p/>
        </draw:path>
        <draw:path draw:style-name="gr3" draw:text-style-name="P3" draw:layer="layout" svg:width="0.512cm" svg:height="0.76cm" svg:x="14.299cm" svg:y="0.343cm" svg:viewBox="0 0 513 761" svg:d="M513 279v12l-1 12-1 12-1 11-1 12-1 11-1 11-2 10-2 11-3 11-2 10-3 10-3 9-3 9-4 10-4 8-4 9-4 8-5 8-5 7-5 8-6 7-5 6-6 7-7 6-6 5-7 6-8 5-7 5-7 4-9 4-8 4-8 3-9 2-9 3-9 1-10 2-10 1-10 1h-10-5-5l-5-1h-5l-4-1h-5l-5-1-5-1h-5l-5-1-5-1-4-2-5-1-4-1-5-2-4-1-5-2-4-2-4-2-5-2-4-2-4-3-4-3-4-2-4-3-4-3-4-3-4-3-4-4-3-4-4-3-3-4-4-4-3-4-3-5-3-5-3-4-3-5-2-5-3-6h-3v1 1 1 2 1l1 2v1 2 2 2 2 2 2 3 2l1 3v2 2 3 3 3 2 3 3l1 3v2 3 3 3 3 3 2 3 3 2 3 3 2 3 206h-139v-624-9-8-7l-1-8v-7-8-7l-1-7v-6-7-6-6l-1-6v-5-6-5l-1-5v-4-4-4h135v1 1 1l1 1v1 1l1 2v2 1 3 1l1 2v3 2 2 4l1 2v2 3 2 3 2l1 3v3 2 3 3 3 2 3 3l1 3v2 2 3 2 3 2 2 2h2l5-10 6-10 6-9 6-8 7-8 7-7 8-7 7-7 9-6 8-5 10-4 9-4 9-3 10-3 10-3 11-2 11-1 11-1 11-1 12-1 10 1 9 1 10 1 9 1 9 2 9 2 8 3 8 3 8 3 8 5 7 4 7 4 7 5 6 7 7 5 6 6 5 6 6 7 5 7 5 7 4 8 5 7 4 8 4 9 4 8 4 9 3 9 3 10 2 10 3 10 2 10 2 10 2 11 1 11 2 11 1 11v11l1 12 1 12zM367 279v-18l-1-17-1-16-2-15-3-14-3-13-4-12-3-11-5-11-6-9-5-9-7-7-7-7-7-6-8-5-9-3-9-4-9-2-11-1-12-1h-3l-5 1h-4l-4 1-4 1-4 1-5 1-4 1-4 2-4 1-4 2-4 2-4 3-4 2-4 3-3 3-4 3-3 4-3 4-4 4-3 5-3 4-3 5-3 5-2 6-3 5-2 7-3 6-2 7-2 7-2 7-2 8-1 7-1 9-1 9-1 9-1 9-1 10v10 11 10 10l1 10 1 9 1 9 1 9 1 8 1 8 2 7 2 8 2 7 2 6 2 6 3 6 2 6 3 6 3 4 3 5 3 5 3 4 3 4 3 4 4 4 3 3 4 3 4 3 3 2 4 3 4 2 4 2 4 2 5 1 4 1 4 1 4 1 4 1 4 1h4 4 5 5 6 5l5-1 5-1 5-1 4-2 5-1 4-2 4-2 4-2 4-3 4-3 4-3 3-3 4-3 3-4 3-4 3-4 3-4 3-5 3-5 2-5 2-6 3-5 2-6 2-6 2-7 1-6 2-7 1-7 2-8 1-8v-8l1-8 1-8v-9l1-9v-9z">
          <text:p/>
        </draw:path>
        <draw:path draw:style-name="gr3" draw:text-style-name="P3" draw:layer="layout" svg:width="0.541cm" svg:height="0.557cm" svg:x="14.892cm" svg:y="0.345cm" svg:viewBox="0 0 542 558" svg:d="M542 278v12l-1 12-1 12-1 11-1 12-2 11-2 11-3 11-3 10-4 10-4 11-4 10-4 9-4 9-5 9-6 9-5 8-6 8-7 8-6 8-7 7-8 8-7 6-8 7-9 6-9 5-8 5-10 5-10 5-10 4-10 4-11 4-11 3-11 2-12 3-12 1-12 2-13 1-13 1h-14-13l-12-1-13-1-12-2-11-1-12-3-11-2-11-3-10-4-10-4-10-4-10-4-9-5-9-6-8-5-9-6-8-6-7-7-7-8-8-7-6-7-7-8-5-8-6-8-5-9-5-9-5-9-4-9-4-10-4-11-3-10-3-10-3-11-2-12-2-11-1-11-2-12v-12l-1-12v-12-12l1-12v-11l1-12 2-11 2-11 2-11 2-10 3-10 3-11 4-10 4-10 4-9 4-9 5-9 6-9 5-8 6-9 6-7 7-8 7-7 7-7 8-7 8-6 8-6 9-6 9-5 9-5 10-5 10-4 10-4 11-4 11-3 11-2 12-3 12-2 13-1 12-1 14-1h13 14l15 1 13 1 13 1 12 2 13 3 11 2 12 3 10 4 11 4 10 4 10 5 9 5 9 5 8 6 8 6 8 6 8 7 6 7 7 7 6 7 6 8 6 8 5 9 5 8 5 9 4 9 4 10 3 10 4 10 4 10 2 11 3 10 2 11 1 11 2 11 1 12v11l1 12zM395 278v-19l-1-17-2-17-2-15-3-15-3-13-4-12-5-12-5-10-6-9-7-8-7-8-7-6-9-6-8-4-10-4-9-3-11-2-11-2h-12-12l-11 2-11 2-10 3-10 4-9 5-9 5-8 7-7 7-7 9-6 9-6 10-5 11-4 13-3 13-4 14-2 16-2 16-1 18v18 9 10l1 9v8l2 9v8l1 8 2 7 1 8 2 7 2 6 1 7 3 7 2 6 2 6 3 5 3 5 3 5 2 5 4 5 3 4 3 4 3 4 4 4 4 3 4 3 4 3 4 3 4 3 5 2 4 2 5 2 4 1 5 2 5 1 5 1 5 1h5 5 6 6 6 6l5-1 6-1 5-1 6-2 5-1 4-2 5-2 5-2 5-3 4-3 4-3 5-3 4-3 3-4 4-4 4-4 3-4 3-5 3-5 3-5 3-5 2-5 3-6 2-6 2-7 2-7 2-6 1-7 2-8 1-7 1-8 1-8 1-9v-8l1-9v-10z">
          <text:p/>
        </draw:path>
        <draw:path draw:style-name="gr3" draw:text-style-name="P3" draw:layer="layout" svg:width="0.512cm" svg:height="0.747cm" svg:x="15.515cm" svg:y="0.155cm" svg:viewBox="0 0 513 748" svg:d="M377 738v-1-1-1-1l-1-2v-1-2-1l-1-2v-2-2-2l-1-2v-3-2-2-3l-1-2v-3l-1-2v-3-3-2-3l-1-2v-3-3-3-2-3l-1-2v-3-3-2-3-2-2-2-2-2h-2l-5 10-5 9-6 9-6 9-7 7-7 7-7 7-8 6-8 5-9 5-9 5-9 3-9 4-10 3-10 2-11 2-11 2-11 1-12 1h-12-9l-10-1-10-1-9-2-9-1-8-3-9-2-8-3-8-4-7-4-7-4-7-5-7-5-7-5-6-6-7-6-6-6-5-7-5-7-5-7-5-8-5-8-3-8-4-8-4-9-4-9-3-9-3-9-3-10-2-10-2-10-2-11-2-10-1-11-2-11-1-12-1-11v-11-12-12-12-12l1-12v-11l1-12 2-11 1-11 2-10 2-11 2-10 3-10 3-10 3-10 3-9 4-9 4-8 4-9 5-8 4-8 5-7 5-7 6-7 6-7 7-6 6-6 6-6 7-5 7-5 8-6 7-4 8-4 8-4 9-3 9-2 9-3 9-2 10-1 10-1 10-1h11 5 5l6 1h5l5 1h5l5 1 5 1h5l4 2 5 1 5 1 5 1 5 2 4 2 4 1 5 2 4 2 4 2 5 2 4 3 4 2 4 4 4 3 3 2 4 3 4 3 3 4 4 3 3 4 4 3 3 4 3 4 3 4 3 4 3 5 3 4 2 5 2 5 3 5h1v-1-1-1-2-1-2-1-2-2-2-1-3-2-2-2-2-3-2-2-3-2-3-2-3l-1-3v-2-3-2-3-3-2-4-2-3-3-2-3-2-3-2-197h140v621 7 8 7 8 7 7 6 7l1 6v7 6 5l1 6v5 5 4l1 4v5 3l1 4zM371 466v-10-10l-1-10-1-9v-9l-1-9-2-8-1-8-2-7-2-7-2-7-2-7-2-6-3-6-2-6-3-5-3-5-3-5-3-5-3-4-3-4-4-4-3-3-4-4-3-2-4-3-4-3-4-2-4-2-4-2-4-1-4-2-4-1-4-1-4-1-5-1-4-1h-4-4-5-5-5l-5 1-5 1-5 1-5 1-4 1-5 1-4 2-4 2-4 2-4 3-4 3-3 3-4 3-3 3-4 4-3 4-3 4-3 4-3 5-2 4-3 6-2 5-2 6-2 5-2 6-2 7-2 6-1 7-1 7-2 7-1 8-1 8-1 8v9l-1 9v9 9 10l1 34 3 32 6 27 7 24 10 20 12 16 15 13 16 9 19 6 20 1h5 4 4l4-1 4-1 4-1 5-1 4-1 4-2 4-2 4-1 4-2 4-3 4-3 4-3 4-3 3-3 4-4 3-4 3-4 4-4 3-5 3-5 2-5 3-6 3-6 2-6 2-6 3-7 2-7 2-7 1-8 2-8 1-8 2-9v-9l1-10 1-10v-10z">
          <text:p/>
        </draw:path>
        <draw:polygon draw:style-name="gr3" draw:text-style-name="P3" draw:layer="layout" svg:width="0.488cm" svg:height="0.557cm" svg:x="16.129cm" svg:y="0.345cm" svg:viewBox="0 0 489 558" draw:points="489,390 489,398 488,405 487,413 486,420 485,427 483,434 481,440 479,447 476,453 473,460 469,466 465,472 462,477 457,483 453,488 448,494 443,499 438,504 432,509 426,513 420,517 413,521 406,525 399,529 392,532 384,535 376,538 368,541 359,544 350,546 341,548 332,550 323,552 313,554 303,555 292,556 282,557 271,557 260,558 249,558 239,558 229,558 219,557 209,556 200,556 191,555 181,554 172,553 164,552 155,550 147,549 139,547 132,545 124,543 117,541 110,538 103,535 96,533 89,529 83,526 77,522 71,519 65,515 60,511 55,506 50,501 45,497 40,492 36,486 31,480 27,475 23,469 20,463 16,456 13,450 10,443 7,436 5,428 2,421 0,413 123,395 124,399 125,403 127,407 128,411 130,415 131,418 133,422 135,425 137,428 139,431 141,433 143,436 146,438 148,441 151,443 153,445 156,447 159,449 162,450 165,452 168,454 171,455 174,456 178,457 182,458 185,459 190,460 193,461 198,461 202,462 206,462 210,463 215,463 219,463 224,464 228,464 233,464 238,464 244,464 249,464 253,464 258,464 263,464 267,464 272,464 276,463 280,463 284,463 289,462 293,462 297,461 301,461 305,460 308,459 312,458 316,457 319,456 322,455 325,454 329,452 332,451 335,450 337,448 340,446 342,444 344,442 347,440 349,438 351,436 352,434 354,431 355,428 357,426 358,423 359,420 360,417 360,413 360,410 361,407 361,403 361,399 360,395 360,391 359,388 358,384 356,381 355,378 353,375 351,373 348,370 346,368 343,365 341,363 337,361 334,359 331,357 327,355 323,353 319,352 315,350 311,349 307,347 302,346 297,345 292,343 287,342 282,340 277,339 271,338 265,337 260,336 254,335 248,333 242,332 236,331 230,329 224,328 218,327 211,325 205,324 198,322 192,321 184,319 177,317 171,315 164,313 157,312 151,310 144,308 137,306 131,304 125,301 118,299 112,296 107,293 101,291 95,287 90,284 84,281 79,278 74,274 69,270 64,266 60,262 56,257 52,252 48,248 44,243 41,238 37,232 34,227 32,221 29,214 27,208 26,201 24,194 23,186 22,179 22,171 21,163 22,155 22,147 23,140 24,133 25,126 27,119 29,113 31,107 34,100 37,94 39,88 43,83 46,77 51,72 55,67 59,62 64,57 69,52 74,47 80,43 86,39 92,35 99,31 105,28 112,25 119,21 127,19 135,16 143,13 151,11 160,9 168,7 178,5 188,4 198,2 208,1 218,1 228,0 239,0 250,0 258,0 267,0 275,0 284,1 292,2 300,3 308,4 316,5 323,7 331,8 338,10 346,12 353,14 360,16 367,19 373,21 380,24 386,27 392,30 398,34 404,37 410,41 415,45 421,49 426,54 431,58 435,63 440,68 444,73 448,79 452,84 456,90 459,96 462,102 465,109 468,115 470,122 473,129 475,137 476,145 353,157 352,154 351,150 350,146 349,143 348,140 347,137 346,134 344,131 342,128 341,125 339,123 337,121 335,118 332,116 330,114 328,112 326,110 323,109 321,107 318,105 316,104 313,103 310,101 307,100 304,99 301,98 298,97 295,97 291,96 288,95 284,95 281,94 277,94 274,93 270,93 266,93 262,93 258,93 254,92 250,92 240,93 231,93 222,94 214,94 206,95 199,97 192,99 185,101 179,103 174,105 170,108 165,111 162,114 158,118 156,122 153,127 152,131 150,136 150,142 149,147 149,151 150,154 150,158 151,161 152,164 153,167 154,170 156,172 158,174 159,177 161,179 164,181 166,183 169,185 172,187 175,189 178,190 181,192 185,194 189,195 193,196 197,198 201,199 205,200 210,202 214,203 219,204 223,205 228,206 233,207 239,208 244,209 249,211 255,212 260,213 266,214 272,216 277,217 283,218 289,220 297,221 304,223 312,225 319,227 326,228 334,231 341,232 348,234 355,237 362,239 370,241 377,243 383,246 390,249 396,251 403,254 409,257 415,261 421,264 426,268 432,272 437,276 442,280 447,285 452,289 456,294 460,299 464,304 468,310 471,316 475,322 478,328 480,335 482,342 485,349 486,357 487,364 488,373 489,381">
          <text:p/>
        </draw:polygon>
        <draw:polygon draw:style-name="gr3" draw:text-style-name="P3" draw:layer="layout" svg:width="0.496cm" svg:height="0.557cm" svg:x="16.98cm" svg:y="0.345cm" svg:viewBox="0 0 497 558" draw:points="257,558 244,558 231,557 219,556 208,554 197,553 185,550 175,548 164,545 154,542 144,538 135,534 126,529 117,524 109,519 101,514 92,508 84,502 77,496 70,488 64,481 58,473 52,466 46,458 41,450 36,441 32,432 27,423 23,414 20,404 16,394 13,384 11,373 8,363 6,352 4,340 3,329 2,317 1,306 0,294 0,281 0,268 1,255 2,243 3,230 5,218 7,206 9,195 11,184 15,173 18,163 21,152 26,142 30,132 34,123 39,114 44,105 49,97 55,89 61,81 68,74 75,67 82,60 89,54 96,48 106,42 114,37 122,32 131,27 140,23 149,19 159,15 169,12 179,9 190,7 201,5 212,3 223,2 235,1 246,0 258,0 269,0 279,1 289,1 298,2 308,4 316,5 326,7 334,9 343,12 351,14 359,17 367,20 374,23 381,27 388,31 396,34 402,39 409,43 415,47 421,52 427,57 432,62 437,67 442,73 447,78 452,84 456,90 460,96 464,102 468,109 471,115 475,122 478,129 481,136 483,143 486,150 488,157 490,164 491,172 493,179 353,186 351,178 350,170 348,163 345,156 342,149 339,143 336,137 332,131 327,126 323,121 318,116 313,112 307,108 301,105 294,102 287,100 280,98 272,97 264,96 255,96 245,96 234,98 224,100 216,103 207,107 199,112 192,118 185,125 179,133 174,142 169,152 164,162 161,173 157,185 154,198 152,212 150,227 149,243 148,259 148,276 149,311 152,343 158,371 166,395 175,415 187,432 201,445 218,454 237,460 258,461 265,461 273,461 280,459 287,457 294,455 300,452 307,449 313,445 319,442 324,437 329,431 334,426 338,419 342,413 346,405 349,397 351,389 354,381 356,371 357,362 497,368 496,376 495,383 493,390 491,397 489,405 487,412 484,419 481,426 478,433 474,440 471,446 467,453 463,459 458,466 454,472 449,478 443,483 438,490 433,495 427,501 421,506 414,511 408,515 401,520 394,524 386,528 379,532 371,536 363,539 354,542 345,545 337,548 327,550 318,552 308,554 298,555 288,556 278,557 267,558">
          <text:p/>
        </draw:polygon>
        <draw:path draw:style-name="gr3" draw:text-style-name="P3" draw:layer="layout" svg:width="0.541cm" svg:height="0.557cm" svg:x="17.536cm" svg:y="0.345cm" svg:viewBox="0 0 542 558" svg:d="M166 558h-8l-7-1h-8l-7-1-7-1-7-1-7-1-6-2-6-2-7-2-6-2-5-2-6-3-6-3-5-3-5-3-5-3-4-4-5-4-5-4-4-4-4-5-4-4-4-5-3-5-3-6-3-6-3-5-3-6-2-6-2-6-2-7-2-6-1-7-1-6-2-7v-7l-1-8v-7-8-10-8l1-9 1-9 2-8 1-8 2-7 3-7 3-7 3-7 3-6 4-6 4-6 4-6 5-5 5-6 4-4 7-5 5-4 5-4 6-5 6-3 7-4 6-3 7-3 7-3 7-2 7-3 7-2 8-2 8-1 8-2 8-2 8-1 8-1 8-1h9l8-1h9l8-1 116-2v-27-6-5l-1-6v-5-5l-1-4-1-5v-4l-1-5-2-3-1-4-1-4-1-4-1-3-2-3-1-4-2-3-1-3-2-2-2-3-2-2-3-2-2-3-2-1-3-2-2-2-3-2-2-1-3-1-3-1-3-1-3-1-3-1-3-1h-4l-3-1h-4-3-4-3-4-3-3-4-3l-3 1h-3l-3 1h-3l-3 1-2 1h-3l-2 2-3 1-2 1-2 1-3 1-2 2-2 2-2 1-2 2-2 2-2 2-1 2-2 2-1 3-2 2-2 3-1 3-1 3-2 3-1 3-1 3v3l-1 4-1 4-1 4-1 4v4l-1 4-146-7 1-7 2-6 1-7 2-7 2-6 3-7 2-6 3-6 3-6 3-6 4-6 4-5 3-5 4-6 5-5 4-5 5-5 5-5 5-4 5-4 6-5 6-3 6-4 7-4 7-3 7-3 7-3 8-3 7-3 8-2 9-2 8-2 9-2 9-2 10-1 10-1 10-1h10l11-1h10 11l9 1h10l9 1 9 1 9 1 8 2 9 2 8 2 8 3 7 2 8 3 7 3 7 4 7 3 7 4 6 4 6 4 6 5 5 5 6 5 5 5 5 5 4 6 4 6 5 6 3 6 4 7 3 7 3 7 3 7 2 7 2 8 2 8 2 8 1 9 1 8 1 9v9 9 196 4 3 4l1 3v4 3 4l1 3v3 3 3l1 2v3l1 3v3l1 2 1 2 1 3 1 2v2l1 2 1 2 2 1 1 2 1 2 2 1 1 2 1 1 2 1 2 1 2 1 2 1 2 1 2 1h2l2 1h3 2 3 3 3 3 3 3 3l3-1h3 3l3-1 3-1v77h-2l-3 1-2 1h-2l-2 1h-3l-2 1h-2l-2 1h-2l-2 1h-2l-2 1h-2-2l-2 1h-2l-2 1h-2-2-2l-2 1h-2l-2 1h-2-2-3-2l-2 1h-2-2-3-2-2l-3 1h-3-3-2-3-3l-10-1h-10l-9-1-9-2-8-3-7-2-7-4-7-4-6-4-5-5-5-5-4-6-4-7-4-6-3-8-3-9-2-8-2-9-2-9-1-10h-3l-5 10-6 9-7 9-6 8-8 10-7 7-7 7-8 7-9 6-8 6-9 5-9 5-10 4-9 4-11 3-11 2-11 2-11 1-12 2zM328 298l-72 1h-4l-4 1h-5-4l-4 1h-5-4l-4 1-4 1h-4l-4 1h-4l-3 1-4 1-4 1-3 2-4 1-3 1-3 2-3 2-3 1-3 2-3 3-2 2-3 2-2 3-2 2-2 3-2 3-2 4-2 3-1 3-2 4-1 4-1 5-1 4v5l-1 5v5 6 7l1 8v6l2 7 1 6 2 5 3 5 2 5 3 4 3 4 4 4 4 3 4 2 5 3 4 2 5 2 5 1 5 1h6l5 1h6l5-1 5-1h5l5-1 5-2 5-1 4-2 5-2 4-2 4-2 4-3 5-3 4-2 3-3 4-3 3-3 4-4 3-3 3-4 3-4 3-3 2-4 3-5 2-4 3-4 2-5 2-4 2-5 2-5 1-5 1-5 2-5 1-5 1-4 1-5v-5l1-5v-6-5z">
          <text:p/>
        </draw:path>
        <draw:path draw:style-name="gr3" draw:text-style-name="P3" draw:layer="layout" svg:width="0.512cm" svg:height="0.76cm" svg:x="18.138cm" svg:y="0.343cm" svg:viewBox="0 0 513 761" svg:d="M513 279v12l-1 12v12l-1 11-1 12-2 11-1 11-2 10-2 11-3 11-2 10-3 10-3 9-3 9-4 10-4 8-4 9-4 8-5 8-5 7-5 8-6 7-5 6-6 7-7 6-6 5-7 6-7 5-8 5-7 4-8 4-8 4-9 3-9 2-8 3-10 1-10 2-9 1-11 1h-10-5-5l-4-1h-5l-5-1h-5l-4-1-5-1h-5l-5-1-4-1-5-2-5-1-4-1-4-2-5-1-4-2-5-2-4-2-4-2-5-2-4-3-4-3-4-2-4-3-4-3-4-3-3-3-4-4-4-4-4-3-3-4-3-4-4-4-3-5-3-5-3-4-3-5-2-5-3-6h-3v1 1l1 1v2 1 2 1 2 2 2 2 2l1 2v3 2 3 2 2 3 3 3 2 3 3l1 3v2 3 3 3 3 3 2 3 3 2 3 3 2 3 206h-139v-624-9-8-7l-1-8v-7-8-7-7-6l-2-7v-6-6-6l-1-5v-6-5-5l-1-4v-4-4h136v1l1 1v1 1 1 1l1 2v2 1 3l1 1v2 3 2l1 2v4 2 2 3 2 3l1 2v3 3 2 3 3l1 3v2 3 3 3 2 2 3 2 3 2 2 2h2l5-10 6-10 6-9 6-8 7-8 7-7 8-7 8-7 8-6 9-5 8-4 10-4 10-3 9-3 10-3 11-2 10-1 11-1 11-1 12-1 10 1 10 1 9 1 9 1 10 2 8 2 9 3 8 3 8 3 7 5 8 4 7 4 6 5 7 7 6 5 6 6 6 6 5 7 5 7 5 7 5 8 4 7 5 8 3 9 4 8 4 9 3 9 3 10 2 10 3 10 2 10 2 10 2 11 2 11 1 11 1 11 1 11v12l1 12zM367 279v-18l-1-17-1-16-2-15-3-14-2-13-4-12-4-11-5-11-5-9-6-9-6-7-7-7-8-6-8-5-8-3-10-4-9-2-10-1-11-1h-4l-4 1h-5l-4 1-4 1-4 1-4 1-4 1-5 2-4 1-4 2-4 2-4 3-3 2-4 3-4 3-3 3-4 4-3 4-4 4-3 5-3 4-2 5-3 5-3 6-3 5-2 7-3 6-2 7-2 7-2 7-1 8-2 7-1 9-1 9-1 9-1 9v10l-1 10v11 10l1 10v10l1 9 1 9 1 9 1 8 2 8 1 7 2 8 2 7 2 6 3 6 2 6 3 6 2 6 3 4 3 5 3 5 3 4 3 4 4 4 3 4 4 3 3 3 4 3 4 2 4 3 3 2 5 2 4 2 4 1 4 1 4 1 4 1 4 1 4 1h5 4 4 5 5 6l4-1 5-1 5-1 5-2 4-1 4-2 5-2 3-2 4-3 4-3 4-3 4-3 3-3 3-4 3-4 3-4 3-4 3-5 3-5 2-5 3-6 2-5 2-6 2-6 2-7 1-6 2-7 1-7 2-8 1-8 1-8 1-8v-8l1-9v-9-9z">
          <text:p/>
        </draw:path>
        <draw:polygon draw:style-name="gr3" draw:text-style-name="P3" draw:layer="layout" svg:width="0.313cm" svg:height="0.672cm" svg:x="18.704cm" svg:y="0.229cm" svg:viewBox="0 0 314 673" draw:points="196,673 184,672 172,671 161,670 151,668 141,664 132,661 124,656 115,651 108,646 101,639 95,632 89,625 84,616 80,607 76,597 73,587 71,575 69,563 68,551 68,538 68,221 0,221 0,127 75,127 118,0 206,0 206,127 308,127 308,221 206,221 206,500 206,508 207,515 207,522 208,528 209,534 211,540 213,545 215,550 218,554 221,558 224,562 227,565 231,567 236,570 241,572 245,574 251,575 256,576 262,576 268,577 270,577 273,577 275,576 278,576 280,576 282,576 285,575 287,575 289,575 291,574 293,574 295,574 297,573 300,573 302,572 305,572 307,571 309,571 312,570 314,569 314,656 309,658 304,659 299,661 293,662 288,663 282,664 277,665 271,666 266,668 260,668 254,669 248,670 242,670 236,671 229,671 222,672 216,672 209,672 203,673">
          <text:p/>
        </draw:polygon>
        <draw:polygon draw:style-name="gr3" draw:text-style-name="P3" draw:layer="layout" svg:width="0.491cm" svg:height="0.547cm" svg:x="19.093cm" svg:y="0.355cm" svg:viewBox="0 0 492 548" draw:points="139,0 139,301 139,307 140,313 140,319 140,325 140,331 141,337 142,343 142,348 143,353 144,359 145,364 146,369 148,374 149,378 151,383 152,387 154,391 156,396 158,399 160,403 163,407 165,410 168,414 171,417 173,420 177,422 180,425 183,428 186,430 190,432 194,434 197,436 202,438 206,439 210,440 215,441 219,442 224,442 229,442 234,442 239,442 244,442 249,441 254,441 258,440 264,439 268,437 273,435 277,434 281,432 285,429 289,427 293,424 297,421 300,418 304,415 307,411 311,408 314,404 317,400 320,396 323,391 325,387 328,382 330,377 332,372 334,367 336,362 338,356 340,351 341,345 343,339 344,333 345,327 346,321 347,314 347,308 348,301 348,295 348,288 348,0 487,0 487,417 487,420 487,423 487,427 487,430 487,434 487,438 487,441 487,445 487,449 487,452 488,456 488,460 488,463 488,468 488,471 488,475 488,478 488,482 488,485 488,489 489,492 489,495 489,498 489,501 489,504 489,507 489,510 490,513 490,516 490,519 490,521 490,523 491,526 491,528 491,530 491,532 491,533 491,535 491,537 492,538 359,538 358,537 358,535 358,533 358,532 358,530 358,528 357,526 357,524 357,521 356,519 356,516 356,513 356,511 356,508 355,505 355,502 355,499 355,496 355,493 354,490 354,487 354,483 354,480 354,477 354,474 354,471 354,467 353,463 353,460 353,457 353,454 353,451 353,448 353,445 353,442 353,440 353,437 353,435 353,432 353,430 350,430 344,442 339,453 332,465 325,475 318,484 311,493 304,500 296,507 288,514 279,520 270,525 260,530 251,534 242,538 231,541 221,543 211,545 200,546 188,548 176,548 167,548 158,547 149,546 140,545 132,544 124,542 116,540 109,538 101,535 94,532 88,529 82,525 75,521 70,517 64,513 58,509 54,504 49,499 44,494 39,489 36,483 32,477 28,471 25,465 21,457 19,451 16,444 14,437 11,430 9,422 7,415 6,407 4,399 3,391 2,383 1,375 1,367 0,358 0,349 0,341 0,0">
          <text:p/>
        </draw:polygon>
        <draw:polygon draw:style-name="gr3" draw:text-style-name="P3" draw:layer="layout" svg:width="0.314cm" svg:height="0.547cm" svg:x="19.717cm" svg:y="0.345cm" svg:viewBox="0 0 315 548" draw:points="5,548 5,136 5,133 4,129 4,125 4,122 4,118 4,115 4,111 4,107 4,103 4,99 4,95 4,92 4,88 4,84 3,80 3,77 3,73 3,70 3,66 3,63 3,59 3,56 2,52 2,49 2,46 2,43 2,39 2,37 2,34 2,31 2,28 2,25 2,23 1,21 1,19 1,16 1,15 1,13 1,12 0,10 133,10 134,11 134,13 134,14 134,16 134,18 135,20 135,23 135,25 135,28 135,31 135,34 136,37 136,40 136,43 136,46 136,49 137,52 137,56 137,59 137,63 138,66 138,70 138,73 138,76 138,80 138,83 139,87 139,91 139,94 139,97 139,101 139,104 139,107 139,110 140,113 140,115 140,118 140,120 140,123 140,125 142,125 144,119 146,113 148,107 150,102 152,97 154,92 156,87 158,82 161,77 164,73 166,68 168,63 170,59 172,55 175,51 177,47 180,44 183,40 185,37 188,33 191,30 194,27 197,24 200,21 204,19 207,16 211,14 214,12 218,10 222,9 226,7 231,5 235,4 239,3 244,2 249,1 255,1 260,0 266,0 271,0 274,0 276,0 279,0 281,0 284,0 286,1 288,1 291,1 293,2 296,2 298,2 300,3 303,3 305,4 306,4 308,5 310,6 312,6 313,7 315,7 315,124 312,123 309,123 306,122 304,122 301,121 298,121 296,120 293,119 290,119 287,119 285,118 281,118 279,117 275,117 272,117 269,117 266,116 262,116 258,116 255,116 245,117 235,118 226,120 217,123 208,127 201,131 193,137 186,143 179,151 173,158 168,167 163,177 158,187 154,198 151,211 148,224 146,237 145,252 144,267 144,284 144,548">
          <text:p/>
        </draw:polygon>
        <draw:path draw:style-name="gr3" draw:text-style-name="P3" draw:layer="layout" svg:width="0.49cm" svg:height="0.557cm" svg:x="20.086cm" svg:y="0.345cm" svg:viewBox="0 0 491 558" svg:d="M251 558h-12l-11-1-11-1-11-1-11-1-10-2-10-3-10-2-10-3-9-3-9-4-9-4-8-4-9-5-8-5-8-5-7-6-7-6-7-7-7-7-6-7-6-8-6-8-6-8-5-9-5-9-4-9-5-10-4-10-3-10-3-11-3-11-3-12-2-11-2-13-2-12-1-13-1-13v-14-14-15-15l1-14 2-14 2-13 2-13 2-12 4-12 3-11 4-10 4-11 5-10 4-9 6-10 5-8 6-8 6-8 6-8 7-7 6-6 8-7 7-6 7-5 8-6 8-5 8-4 9-4 9-4 8-3 9-4 9-2 10-3 9-2 10-2 9-1 10-2 10-1h9l10-1h12 12l12 1 12 1 11 2 11 2 11 2 10 3 10 3 10 4 9 4 9 5 8 5 8 5 8 6 8 6 7 6 7 7 7 7 6 7 6 8 5 8 6 8 4 9 5 9 5 10 4 9 3 10 4 11 3 10 3 11 2 11 3 12 2 11 1 12 2 12 1 13 1 12 1 13v13 13 4h-345v7 6 7l1 6v7l1 6 1 6 1 6 1 6 1 6 1 6 1 5 2 6 2 5 2 5 2 5 2 5 2 4 3 5 2 4 3 4 3 4 3 4 3 4 4 3 3 3 4 3 4 3 4 3 4 2 4 3 5 2 4 2 5 1 6 2 5 1h5l6 1h6 6 8 7l6-1 7-1 6-1 6-2 5-2 6-2 5-3 4-3 5-3 4-4 4-4 4-4 4-5 3-5 3-5 2-6 3-6 2-6 131 11-2 4-2 5-2 5-2 5-3 4-2 5-3 5-3 5-3 5-3 6-3 4-4 6-4 5-4 5-4 4-4 6-5 5-5 4-5 5-5 4-5 4-6 4-6 4-6 4-7 4-7 3-7 4-7 3-8 3-8 3-8 3-8 2-9 2-9 2-10 1-10 1-10 1-10 1-11 1zM251 88h-5-4-4l-4 1-4 1-4 1-4 1-4 1-4 1-4 1-3 2-4 2-3 1-4 2-3 3-3 2-3 3-3 2-3 3-3 3-2 3-3 4-3 3-2 4-2 4-2 4-2 4-2 5-2 4-2 5-1 6-2 5-1 5-1 6-1 6-1 6-1 6-1 6v7 7h209l-1-13-1-12-2-11-3-11-3-10-3-9-4-9-4-8-5-7-5-7-6-6-6-6-6-5-7-4-7-4-8-3-7-2-9-2-8-1z">
          <text:p/>
        </draw:path>
        <draw:path draw:style-name="gr3" draw:text-style-name="P3" draw:layer="layout" svg:width="0.511cm" svg:height="0.747cm" svg:x="20.653cm" svg:y="0.155cm" svg:viewBox="0 0 512 748" svg:d="M378 738l-1-1v-1-1-1-2l-1-1v-2-1-2l-1-2v-2-2l-1-2v-3-2-2l-1-3v-2-3-2l-1-3v-3-2-3-2l-1-3v-3-3-2-3-2-3l-1-3v-2-3-2-2-2-2-2h-2l-5 10-5 9-6 9-6 9-7 7-7 7-7 7-8 6-8 5-9 5-9 5-9 3-9 4-10 3-10 2-11 2-11 2-11 1-12 1h-11-11l-9-1-10-1-9-2-9-1-8-3-9-2-8-3-8-4-7-4-8-4-7-5-6-5-7-5-6-6-6-6-6-6-5-7-5-7-5-7-6-8-4-8-5-8-3-8-4-9-4-9-3-9-3-9-3-10-2-10-2-10-2-11-2-10-1-11-2-11-1-12v-11l-1-11v-12-12-12-12l1-12v-11l1-12 2-11 2-11 1-10 2-11 3-10 2-10 3-10 3-10 4-9 3-9 4-8 4-9 4-8 6-8 5-7 5-7 6-7 5-7 6-6 7-6 6-6 7-5 7-5 8-6 7-4 8-4 8-4 9-3 9-2 9-3 9-2 10-1 10-1 10-1h11 5 5l5 1h6l5 1h5l5 1 5 1h5l4 2 5 1 5 1 5 1 4 2 5 2 5 1 4 2 4 2 5 2 4 2 4 3 4 2 4 4 4 3 4 2 3 3 4 3 4 4 3 3 3 4 4 3 3 4 3 4 3 4 3 4 3 5 2 4 3 5 3 5 2 5h1v-1-1-1-2-1-2-1-2-2-2-1-3-2-2-2-2-3-2-2-3-2-3-2-3-3-2-3l-1-2v-3-3-2-4-2-3-3-2-3-2-3-2-197h140v621 7 8 7 8 7 7 6l1 7v6 7 6l1 5v6 5 5l1 4v4 5 3 4zM371 466v-10-10l-1-10v-9l-2-9-1-9-1-8-1-8-2-7-2-7-2-7-2-7-2-6-3-6-2-6-3-5-3-5-3-5-3-5-3-4-3-4-4-4-3-3-3-4-4-2-4-3-4-3-4-2-4-2-4-2-4-1-4-2-4-1-4-1-5-1-3-1-5-1h-4-4-4-6-5l-5 1-5 1-5 1-4 1-5 1-5 1-4 2-4 2-4 2-4 3-4 3-4 3-3 3-3 3-4 4-3 4-3 4-3 4-2 5-3 4-3 6-2 5-2 6-2 5-2 6-2 7-2 6-1 7-1 7-2 7-1 8-1 8v8l-1 9v9l-1 9v9 10l1 34 3 32 6 27 8 24 9 20 12 16 14 13 17 9 19 6 21 1h4 4 4l4-1 4-1 5-1 4-1 4-1 4-2 4-2 4-1 4-2 4-3 4-3 4-3 3-3 4-3 4-4 3-4 3-4 4-4 3-5 3-5 3-5 2-6 3-6 2-6 2-6 3-7 2-7 2-7 2-8 1-8 1-8 1-9 2-9v-10l1-10v-10z">
          <text:p/>
        </draw:path>
        <draw:path draw:style-name="gr3" draw:text-style-name="P3" draw:layer="layout" svg:width="0.541cm" svg:height="0.557cm" svg:x="21.544cm" svg:y="0.345cm" svg:viewBox="0 0 542 558" svg:d="M165 558h-8l-7-1h-8l-7-1-7-1-7-1-7-1-6-2-6-2-7-2-6-2-5-2-6-3-5-3-6-3-5-3-5-3-4-4-5-4-4-4-4-4-4-5-4-4-4-5-3-5-3-6-3-6-3-5-3-6-2-6-2-6-2-7-2-6-1-7-2-6-1-7v-7l-1-8v-7-8-10-8l1-9 1-9 2-8 1-8 2-7 3-7 3-7 3-7 3-6 4-6 4-6 4-6 5-5 5-6 5-4 4-5 6-4 5-4 6-5 6-3 7-4 6-3 7-3 6-3 8-2 7-3 7-2 8-2 8-1 8-2 8-2 8-1 8-1 8-1h9l8-1h9l8-1 116-2v-27-6-5l-1-6v-5-5l-1-4-1-5-1-4-1-5-1-3-1-4-1-4-1-4-1-3-2-3-1-4-2-3-2-3-1-2-2-3-3-2-2-2-2-3-2-1-2-2-3-2-3-2-2-1-3-1-3-1-3-1-3-1-3-1-3-1h-4l-3-1h-3-4-4-3-4-3-4-3-3l-3 1h-3l-3 1h-3l-3 1-2 1h-3l-2 2-3 1-2 1-3 1-2 1-2 2-2 2-2 1-2 2-2 2-2 2-1 2-2 2-2 3-1 2-2 3-1 3-1 3-2 3-1 3-1 3v3l-1 4-1 4-1 4-1 4v4l-1 4-145-7 1-7 1-6 2-7 2-7 2-6 3-7 2-6 3-6 3-6 3-6 3-6 4-5 3-5 4-6 5-5 4-5 5-5 5-5 5-4 5-4 6-5 6-3 6-4 7-4 7-3 7-3 7-3 8-3 7-3 8-2 9-2 8-2 9-2 9-2 10-1 10-1 10-1h10l11-1h10 11l9 1h10l9 1 9 1 9 1 8 2 9 2 8 2 8 3 8 2 7 3 7 3 8 4 7 3 7 4 6 4 6 4 6 5 5 5 6 5 5 5 4 5 5 6 4 6 4 6 4 6 4 7 3 7 3 7 3 7 2 7 2 8 2 8 2 8 1 9 1 8 1 9v9 9 196 4 3 4l1 3v4 3 4 3 3l1 3v3l1 2v3l1 3 1 3v2l1 2 1 3v2l1 2 1 2 1 2 2 1 1 2 1 2 2 1 1 2 1 1 2 1 2 1 2 1 1 1 3 1 2 1h2l2 1h3 2 3 2 4 3 3 3 3l3-1h3 3l3-1 3-1v77h-2l-2 1-3 1h-2l-2 1h-3l-2 1h-2l-2 1h-2l-2 1h-2l-2 1h-2-2l-2 1h-2l-2 1h-2-2-2l-2 1h-2l-2 1h-2-2-3-2l-2 1h-2-2-3-2-3l-2 1h-3-3-2-3-3l-10-1h-10l-9-1-9-2-8-3-7-2-7-4-7-4-5-4-6-5-5-5-5-6-4-7-4-6-3-8-3-9-2-8-2-9-2-9-1-10h-3l-6 10-6 9-6 9-7 8-6 10-8 7-7 7-8 7-9 6-8 6-9 5-9 5-10 4-10 4-10 3-11 2-11 2-11 1-12 2zM327 298l-72 1h-4l-4 1h-5-4l-4 1h-5-4l-4 1-4 1h-4l-4 1h-4l-4 1-3 1-4 1-4 2-3 1-3 1-3 2-3 2-3 1-3 2-3 3-2 2-3 2-2 3-2 2-2 3-2 3-2 4-2 3-1 3-2 4-1 4-1 5-1 4v5l-1 5v5 6 7l1 8v6l2 7 1 6 2 5 2 5 3 5 3 4 3 4 4 4 4 3 4 2 4 3 5 2 5 2 5 1 5 1h6l6 1h5l5-1 5-1h5l5-1 5-2 4-1 5-2 5-2 4-2 4-2 4-3 5-3 3-2 4-3 4-3 3-3 4-4 3-3 3-4 3-4 3-3 2-4 3-5 2-4 3-4 2-5 2-4 2-5 2-5 1-5 2-5 1-5 1-5 1-4 1-5v-5l1-5v-6-5z">
          <text:p/>
        </draw:path>
        <draw:polygon draw:style-name="gr3" draw:text-style-name="P3" draw:layer="layout" svg:width="0.495cm" svg:height="0.557cm" svg:x="22.119cm" svg:y="0.345cm" svg:viewBox="0 0 496 558" draw:points="254,558 242,558 230,557 218,556 206,554 194,553 183,550 173,548 162,545 152,542 143,538 133,534 124,529 115,524 107,519 99,514 91,508 84,502 76,496 70,488 63,481 57,473 51,466 46,458 40,450 35,441 31,432 26,423 22,414 19,404 16,394 12,384 10,373 7,363 5,352 4,340 2,329 1,317 0,306 0,294 0,281 0,268 0,255 1,243 2,230 4,218 6,206 8,195 11,184 13,173 17,163 20,152 24,142 29,132 33,123 38,114 43,105 49,97 54,89 61,81 67,74 74,67 81,60 88,54 96,48 103,42 111,37 120,32 129,27 138,23 147,19 157,15 167,12 177,9 188,7 199,5 210,3 221,2 233,1 244,0 256,0 267,0 277,1 287,1 296,2 306,4 315,5 324,7 332,9 340,12 349,14 357,17 364,20 372,23 380,27 387,31 393,34 400,39 407,43 414,47 420,52 425,57 431,62 436,67 441,73 446,78 451,84 455,90 459,96 463,102 467,109 470,115 474,122 477,129 480,136 482,143 485,150 487,157 489,164 491,172 492,179 351,186 349,178 348,170 345,163 343,156 340,149 337,143 334,137 330,131 326,126 321,121 316,116 311,112 305,108 299,105 292,102 285,100 278,98 270,97 262,96 254,96 243,96 232,98 223,100 213,103 205,107 197,112 190,118 183,125 177,133 171,142 167,152 162,162 158,173 155,185 152,198 150,212 148,227 147,243 146,259 146,276 147,311 150,343 156,371 163,395 173,415 185,432 200,445 216,454 235,460 255,461 263,461 271,461 278,459 285,457 292,455 298,452 305,449 311,445 316,442 322,437 327,431 332,426 336,419 340,413 344,405 347,397 350,389 352,381 354,371 355,362 496,368 495,376 493,383 492,390 490,397 488,405 485,412 483,419 480,426 477,433 473,440 470,446 466,453 462,459 457,466 453,472 448,478 443,483 437,490 431,495 426,501 419,506 413,511 407,515 399,520 392,524 384,528 377,532 369,536 361,539 352,542 344,545 335,548 326,550 316,552 307,554 297,555 286,556 276,557 265,558">
          <text:p/>
        </draw:polygon>
        <draw:polygon draw:style-name="gr3" draw:text-style-name="P3" draw:layer="layout" svg:width="0.313cm" svg:height="0.547cm" svg:x="22.711cm" svg:y="0.345cm" svg:viewBox="0 0 314 548" draw:points="4,548 4,136 4,133 4,129 4,125 4,122 4,118 4,115 4,111 4,107 4,103 3,99 3,95 3,92 3,88 3,84 3,80 3,77 3,73 3,70 2,66 2,63 2,59 2,56 2,52 2,49 2,46 2,43 2,39 1,37 1,34 1,31 1,28 1,25 1,23 1,21 1,19 1,16 0,15 0,13 0,12 0,10 133,10 133,11 133,13 133,14 134,16 134,18 134,20 134,23 134,25 135,28 135,31 135,34 135,37 135,40 135,43 136,46 136,49 136,52 137,56 137,59 137,63 137,66 137,70 137,73 138,76 138,80 138,83 138,87 138,91 138,94 138,97 138,101 139,104 139,107 139,110 139,113 139,115 139,118 139,120 139,123 139,125 141,125 143,119 145,113 147,107 150,102 152,97 154,92 156,87 158,82 160,77 162,73 164,68 166,63 169,59 171,55 173,51 176,47 178,44 181,40 184,37 186,33 189,30 192,27 195,24 199,21 202,19 206,16 209,14 213,12 217,10 220,9 226,7 230,5 235,4 239,3 244,2 249,1 254,1 259,0 265,0 271,0 273,0 276,0 278,0 280,0 283,0 285,1 288,1 290,1 293,2 295,2 297,2 300,3 302,3 304,4 306,4 308,5 309,6 311,6 312,7 314,7 314,124 311,123 309,123 306,122 303,122 300,121 298,121 295,120 292,119 289,119 287,119 284,118 281,118 278,117 275,117 272,117 268,117 265,116 262,116 258,116 254,116 244,117 235,118 225,120 215,123 207,127 199,131 192,137 184,143 178,151 172,158 166,167 162,177 157,187 153,198 150,211 148,224 146,237 144,252 144,267 143,284 143,548">
          <text:p/>
        </draw:polygon>
        <draw:path draw:style-name="gr3" draw:text-style-name="P3" draw:layer="layout" svg:width="0.541cm" svg:height="0.557cm" svg:x="23.079cm" svg:y="0.345cm" svg:viewBox="0 0 542 558" svg:d="M542 278v12l-1 12v12l-2 11-1 12-2 11-2 11-3 11-3 10-3 10-4 11-4 10-4 9-4 9-5 9-6 9-5 8-6 8-7 8-6 8-7 7-8 8-8 6-8 7-9 6-8 5-9 5-10 5-9 5-11 4-10 4-11 4-11 3-11 2-12 3-12 1-12 2-13 1-13 1h-14-13l-12-1-13-1-12-2-11-1-12-3-11-2-11-3-10-4-10-4-10-4-10-4-9-5-9-6-9-5-8-6-8-6-7-7-8-8-7-7-6-7-6-8-6-8-6-8-5-9-5-9-5-9-4-9-4-10-4-11-3-10-3-10-3-11-2-12-2-11-1-11-2-12v-12l-1-12v-12-12l1-12v-11l1-12 2-11 2-11 2-11 3-10 2-10 3-11 4-10 4-10 4-9 4-9 5-9 6-9 5-8 6-9 6-7 7-8 7-7 7-7 8-7 8-6 8-6 9-6 9-5 9-5 10-5 10-4 10-4 11-4 11-3 11-2 12-3 12-2 13-1 13-1 13-1h13 15l13 1 14 1 13 1 12 2 13 3 11 2 12 3 10 4 11 4 10 4 9 5 10 5 9 5 8 6 8 6 9 6 8 7 7 7 6 7 7 7 6 8 5 8 6 9 5 8 4 9 4 9 4 10 4 10 3 10 3 10 2 11 3 10 2 11 1 11 2 11 1 12 1 11v12zM395 278v-19l-1-17-1-17-3-15-2-15-4-13-4-12-5-12-5-10-6-9-6-8-7-8-8-6-8-6-9-4-10-4-10-3-10-2-11-2h-12-12l-11 2-11 2-10 3-10 4-9 5-9 5-8 7-7 7-7 9-6 9-6 10-5 11-4 13-4 13-2 14-3 16-1 16-1 18-1 18v9l1 10v9l1 8v9l1 8 2 8 1 7 1 8 2 7 2 6 2 7 2 7 2 6 2 6 3 5 3 5 2 5 3 5 3 5 4 4 3 4 4 4 3 4 4 3 4 3 4 3 4 3 4 3 5 2 4 2 5 2 4 1 5 2 5 1 5 1 5 1h5 6 5 6 6 6l5-1 6-1 5-1 5-2 5-1 6-2 4-2 5-2 5-3 4-3 5-3 4-3 4-3 4-4 3-4 4-4 3-4 3-5 3-5 3-5 3-5 2-5 3-6 2-6 2-7 2-7 2-6 1-7 2-8 1-7 1-8 1-8 1-9 1-8v-9-10z">
          <text:p/>
        </draw:path>
        <draw:polygon draw:style-name="gr3" draw:text-style-name="P3" draw:layer="layout" svg:width="0.487cm" svg:height="0.557cm" svg:x="23.696cm" svg:y="0.345cm" svg:viewBox="0 0 488 558" draw:points="488,390 488,398 487,405 487,413 486,420 484,427 482,434 480,440 478,447 475,453 472,460 469,466 465,472 461,477 457,483 452,488 448,494 442,499 437,504 431,509 425,513 419,517 412,521 405,525 398,529 390,532 382,535 374,538 366,541 358,544 349,546 340,548 330,550 321,552 311,554 301,555 291,556 280,557 269,557 259,558 247,558 237,558 227,558 217,557 208,556 199,556 189,555 181,554 172,553 163,552 155,550 147,549 139,547 131,545 123,543 116,541 109,538 102,535 95,533 89,529 82,526 76,522 70,519 65,515 60,511 54,506 49,501 44,497 39,492 35,486 31,480 27,475 23,469 19,463 16,456 13,450 9,443 7,436 4,428 2,421 0,413 122,395 123,399 125,403 126,407 128,411 129,415 131,418 133,422 134,425 136,428 139,431 141,433 143,436 145,438 148,441 150,443 153,445 156,447 158,449 161,450 164,452 168,454 171,455 174,456 177,457 181,458 184,459 188,460 192,461 196,461 200,462 204,462 208,463 213,463 218,463 222,464 227,464 232,464 237,464 242,464 247,464 252,464 256,464 261,464 266,464 270,464 274,463 279,463 283,463 287,462 291,462 296,461 299,461 303,460 307,459 311,458 314,457 317,456 321,455 324,454 327,452 330,451 333,450 336,448 338,446 341,444 343,442 345,440 347,438 349,436 351,434 352,431 354,428 355,426 356,423 357,420 358,417 358,413 359,410 359,407 359,403 359,399 359,395 358,391 357,388 356,384 355,381 353,378 351,375 349,373 347,370 344,368 342,365 339,363 336,361 333,359 329,357 326,355 322,353 318,352 314,350 309,349 305,347 301,346 296,345 291,343 286,342 280,340 275,339 270,338 264,337 258,336 253,335 247,333 241,332 235,331 229,329 223,328 216,327 210,325 203,324 197,322 190,321 183,319 177,317 170,315 163,313 157,312 150,310 144,308 137,306 130,304 124,301 118,299 112,296 106,293 100,291 94,287 89,284 84,281 79,278 73,274 68,270 64,266 60,262 55,257 51,252 47,248 44,243 40,238 37,232 34,227 31,221 29,214 27,208 25,201 24,194 23,186 21,179 21,171 21,163 21,155 21,147 22,140 23,133 25,126 26,119 28,113 30,107 33,100 36,94 39,88 42,83 46,77 50,72 54,67 58,62 63,57 68,52 74,47 79,43 85,39 92,35 98,31 105,28 111,25 119,21 126,19 134,16 142,13 150,11 159,9 168,7 177,5 187,4 196,2 206,1 216,1 226,0 237,0 248,0 257,0 265,0 274,0 282,1 290,2 298,3 307,4 314,5 322,7 329,8 337,10 344,12 351,14 358,16 365,19 372,21 378,24 385,27 391,30 397,34 403,37 408,41 415,45 420,49 425,54 430,58 435,63 439,68 443,73 448,79 451,84 455,90 458,96 462,102 465,109 468,115 470,122 472,129 474,137 476,145 351,157 351,154 350,150 349,146 348,143 346,140 345,137 344,134 342,131 341,128 339,125 337,123 335,121 333,118 331,116 329,114 327,112 324,110 322,109 319,107 317,105 314,104 311,103 309,101 305,100 303,99 299,98 296,97 293,97 290,96 286,95 283,95 279,94 275,94 272,93 268,93 264,93 260,93 256,93 252,92 248,92 238,93 229,93 220,94 212,94 205,95 197,97 191,99 185,101 179,103 174,105 169,108 165,111 161,114 158,118 155,122 153,127 151,131 150,136 149,142 149,147 149,151 149,154 150,158 151,161 151,164 152,167 154,170 155,172 157,174 159,177 161,179 163,181 166,183 169,185 171,187 174,189 177,190 181,192 184,194 188,195 191,196 195,198 200,199 204,200 208,202 213,203 217,204 222,205 227,206 232,207 237,208 242,209 248,211 253,212 259,213 264,214 270,216 276,217 282,218 288,220 295,221 303,223 310,225 317,227 324,228 332,231 339,232 346,234 353,237 361,239 368,241 375,243 382,246 388,249 395,251 401,254 407,257 414,261 420,264 426,268 431,272 437,276 442,280 446,285 451,289 456,294 460,299 464,304 467,310 471,316 474,322 477,328 480,335 482,342 484,349 485,357 487,364 487,373 488,381">
          <text:p/>
        </draw:polygon>
        <draw:polygon draw:style-name="gr3" draw:text-style-name="P3" draw:layer="layout" svg:width="0.487cm" svg:height="0.557cm" svg:x="24.261cm" svg:y="0.345cm" svg:viewBox="0 0 488 558" draw:points="488,390 488,398 488,405 487,413 486,420 484,427 482,434 480,440 478,447 475,453 472,460 469,466 465,472 461,477 457,483 452,488 447,494 442,499 437,504 431,509 425,513 419,517 412,521 406,525 398,529 391,532 383,535 375,538 367,541 359,544 350,546 341,548 331,550 321,552 311,554 301,555 291,556 280,557 270,557 258,558 247,558 237,558 227,558 217,557 208,556 199,556 190,555 180,554 172,553 163,552 155,550 147,549 139,547 131,545 124,543 116,541 109,538 102,535 95,533 89,529 83,526 76,522 71,519 65,515 59,511 54,506 49,501 44,497 40,492 35,486 31,480 27,475 23,469 19,463 16,456 13,450 10,443 7,436 4,428 2,421 0,413 122,395 124,399 125,403 126,407 128,411 129,415 131,418 133,422 134,425 137,428 138,431 141,433 143,436 145,438 148,441 150,443 153,445 156,447 158,449 161,450 164,452 167,454 171,455 174,456 178,457 181,458 185,459 188,460 192,461 196,461 200,462 204,462 209,463 213,463 218,463 222,464 227,464 232,464 237,464 242,464 247,464 252,464 257,464 261,464 266,464 270,464 275,463 279,463 283,463 287,462 291,462 295,461 300,461 303,460 307,459 311,458 314,457 318,456 321,455 324,454 327,452 330,451 334,450 337,448 339,446 342,444 344,442 346,440 348,438 350,436 352,434 354,431 355,428 356,426 357,423 358,420 359,417 360,413 360,410 360,407 360,403 360,399 360,395 359,391 358,388 357,384 356,381 354,378 352,375 350,373 348,370 345,368 343,365 340,363 337,361 334,359 329,357 326,355 322,353 318,352 314,350 309,349 305,347 300,346 296,345 291,343 286,342 281,340 275,339 270,338 264,337 258,336 253,335 247,333 241,332 235,331 229,329 223,328 216,327 210,325 204,324 197,322 190,321 184,319 177,317 170,315 163,313 157,312 150,310 144,308 137,306 131,304 124,301 118,299 112,296 106,293 100,291 95,287 89,284 84,281 78,278 73,274 69,270 64,266 59,262 55,257 51,252 47,248 43,243 40,238 37,232 34,227 31,221 29,214 27,208 25,201 23,194 22,186 22,179 21,171 21,163 21,155 22,147 22,140 23,133 25,126 26,119 28,113 30,107 33,100 36,94 39,88 42,83 46,77 50,72 54,67 59,62 64,57 69,52 74,47 79,43 85,39 91,35 98,31 105,28 112,25 119,21 126,19 134,16 142,13 150,11 159,9 168,7 177,5 187,4 196,2 206,1 216,1 227,0 237,0 248,0 257,0 265,0 274,0 282,1 290,2 299,3 306,4 314,5 322,7 330,8 338,10 345,12 352,14 360,16 366,19 373,21 379,24 386,27 392,30 398,34 404,37 410,41 415,45 420,49 425,54 430,58 435,63 439,68 443,73 448,79 452,84 455,90 459,96 462,102 465,109 467,115 470,122 472,129 474,137 476,145 352,157 352,154 351,150 350,146 349,143 348,140 346,137 345,134 343,131 342,128 340,125 338,123 336,121 334,118 331,116 329,114 327,112 324,110 322,109 319,107 317,105 314,104 311,103 308,101 306,100 303,99 300,98 296,97 293,97 290,96 287,95 283,95 279,94 276,94 272,93 268,93 264,93 260,93 256,93 252,92 248,92 239,93 229,93 221,94 212,94 205,95 198,97 191,99 185,101 179,103 174,105 169,108 165,111 161,114 158,118 155,122 153,127 151,131 150,136 149,142 149,147 149,151 149,154 150,158 150,161 151,164 152,167 154,170 155,172 157,174 159,177 161,179 163,181 166,183 168,185 171,187 174,189 177,190 181,192 184,194 188,195 192,196 196,198 199,199 204,200 208,202 212,203 217,204 222,205 227,206 232,207 237,208 242,209 248,211 253,212 259,213 264,214 270,216 276,217 282,218 288,220 295,221 303,223 310,225 317,227 325,228 332,231 340,232 348,234 355,237 362,239 369,241 376,243 383,246 389,249 396,251 402,254 408,257 414,261 420,264 426,268 431,272 437,276 442,280 447,285 451,289 455,294 460,299 464,304 467,310 471,316 474,322 477,328 480,335 482,342 484,349 485,357 487,364 488,373 488,381">
          <text:p/>
        </draw:polygon>
        <draw:path draw:style-name="gr3" draw:text-style-name="P3" draw:layer="layout" svg:width="0.541cm" svg:height="0.557cm" svg:x="25.112cm" svg:y="0.345cm" svg:viewBox="0 0 542 558" svg:d="M542 278v12l-1 12v12l-2 11-1 12-2 11-2 11-3 11-3 10-3 10-4 11-4 10-4 9-4 9-5 9-6 9-5 8-6 8-7 8-6 8-7 7-8 8-8 6-7 7-9 6-9 5-8 5-10 5-9 5-11 4-10 4-11 4-11 3-11 2-12 3-12 1-12 2-13 1-13 1h-14-13l-12-1-13-1-12-2-11-1-12-3-11-2-10-3-11-4-10-4-10-4-10-4-9-5-9-6-8-5-9-6-8-6-7-7-8-8-7-7-6-7-6-8-6-8-7-8-5-9-5-9-5-9-4-9-4-10-4-11-3-10-3-10-3-11-2-12-2-11-1-11-2-12v-12l-1-12v-12-12l1-12v-11l1-12 2-11 2-11 2-11 3-10 2-10 3-11 4-10 4-10 4-9 4-9 5-9 6-9 6-8 6-9 6-7 7-8 7-7 7-7 8-7 8-6 8-6 9-6 9-5 9-5 10-5 10-4 10-4 11-4 11-3 11-2 12-3 12-2 13-1 12-1 14-1h13 15l13 1 14 1 13 1 12 2 13 3 11 2 12 3 11 4 10 4 10 4 10 5 9 5 9 5 8 6 8 6 8 6 8 7 7 7 6 7 7 7 6 8 5 8 6 9 5 8 4 9 4 9 4 10 4 10 3 10 3 10 2 11 3 10 2 11 1 11 2 11 1 12v11l1 12zM396 278v-19l-1-17-1-17-3-15-3-15-3-13-4-12-5-12-5-10-6-9-6-8-8-8-7-6-9-6-8-4-10-4-9-3-11-2-11-2h-12-12l-11 2-11 2-10 3-10 4-9 5-9 5-8 7-7 7-7 9-6 9-6 10-5 11-4 13-3 13-3 14-3 16-2 16v18l-1 18v9l1 10v9l1 8 1 9v8l1 8 2 7 1 8 2 7 2 6 2 7 2 7 2 6 2 6 3 5 3 5 3 5 2 5 4 5 3 4 3 4 4 4 3 4 4 3 4 3 4 3 4 3 4 3 5 2 4 2 5 2 4 1 5 2 5 1 5 1 5 1h5 5 6 6 6 6l5-1 6-1 5-1 6-2 4-1 5-2 5-2 5-2 5-3 4-3 5-3 4-3 4-3 4-4 3-4 4-4 3-4 3-5 3-5 3-5 3-5 2-5 3-6 2-6 2-7 2-7 2-6 1-7 2-8 1-7 1-8 1-8 1-9v-8l1-9v-10z">
          <text:p/>
        </draw:path>
        <draw:polygon draw:style-name="gr3" draw:text-style-name="P3" draw:layer="layout" svg:width="0.313cm" svg:height="0.547cm" svg:x="25.76cm" svg:y="0.345cm" svg:viewBox="0 0 314 548" draw:points="4,548 4,136 4,133 4,129 4,125 4,122 4,118 4,115 4,111 4,107 4,103 3,99 3,95 3,92 3,88 3,84 3,80 3,77 3,73 3,70 3,66 2,63 2,59 2,56 2,52 2,49 2,46 2,43 1,39 1,37 1,34 1,31 1,28 1,25 1,23 1,21 1,19 0,16 0,15 0,13 0,12 0,10 134,10 134,11 134,13 134,14 135,16 135,18 135,20 135,23 135,25 135,28 136,31 136,34 136,37 137,40 137,43 137,46 137,49 137,52 137,56 138,59 138,63 138,66 138,70 138,73 139,76 139,80 139,83 139,87 139,91 139,94 139,97 139,101 140,104 140,107 140,110 140,113 140,115 140,118 140,120 140,123 140,125 142,125 144,119 146,113 149,107 151,102 153,97 155,92 157,87 159,82 161,77 163,73 165,68 167,63 170,59 172,55 174,51 177,47 179,44 182,40 184,37 187,33 190,30 193,27 196,24 200,21 203,19 207,16 210,14 214,12 218,10 222,9 226,7 230,5 234,4 239,3 244,2 249,1 254,1 259,0 265,0 271,0 273,0 276,0 278,0 280,0 283,0 285,1 288,1 290,1 293,2 295,2 297,2 300,3 302,3 304,4 306,4 308,5 309,6 311,6 313,7 314,7 314,124 311,123 309,123 306,122 303,122 300,121 298,121 295,120 292,119 289,119 286,119 284,118 281,118 278,117 275,117 272,117 268,117 265,116 262,116 258,116 254,116 244,117 235,118 225,120 216,123 208,127 200,131 193,137 186,143 179,151 173,158 168,167 163,177 158,187 154,198 151,211 149,224 147,237 145,252 145,267 144,284 144,548">
          <text:p/>
        </draw:polygon>
        <draw:path draw:style-name="gr3" draw:text-style-name="P3" draw:layer="layout" svg:width="0.512cm" svg:height="0.747cm" svg:x="26.13cm" svg:y="0.155cm" svg:viewBox="0 0 513 748" svg:d="M378 738v-1-1l-1-1v-1-2l-1-1v-2-1-2l-1-2v-2-2-2-3l-1-2v-2-3-2l-1-3v-2-3-3l-1-2v-3-2-3-3-3l-1-2v-3-2-3-3-2l-1-3v-2-2-2-2-2h-2l-5 10-5 9-6 9-6 9-7 7-7 7-7 7-8 6-8 5-8 5-9 5-9 3-10 4-10 3-10 2-11 2-12 2-10 1-12 1h-12-10l-10-1-9-1-10-2-8-1-9-3-8-2-8-3-8-4-8-4-7-4-7-5-7-5-6-5-6-6-6-6-6-6-6-7-5-7-5-7-5-8-4-8-4-8-4-8-4-9-3-9-3-9-3-9-3-10-3-10-2-10-2-11-2-10-1-11-1-11-1-12-1-11-1-11v-12-12-12-12l1-12 1-11 1-12 1-11 2-11 2-10 2-11 2-10 3-10 2-10 4-10 3-9 4-9 4-8 3-9 5-8 5-8 4-7 6-7 5-7 6-7 6-6 6-6 7-6 6-5 8-5 7-6 7-4 8-4 9-4 8-3 9-2 9-3 10-2 9-1 10-1 11-1h10 5 6l5 1h5l5 1h5l6 1 5 1h5l5 2 5 1 4 1 5 1 5 2 4 2 5 1 4 2 5 2 4 2 4 2 4 3 4 2 4 4 4 3 4 2 4 3 3 3 4 4 3 3 4 4 3 3 3 4 3 4 4 4 2 4 3 5 3 4 2 5 3 5 2 5h1v-1-1-1-2-1-2-1-2-2-2-1-3-2-2-2-2-3-2-2-3-2-3-2-3-3-2-3-2-3l-1-3v-2-4-2-3-3-2-3-2-3-2-197h140v621 7 8 7 8 7 7l1 6v7 6l1 7v6 5 6l1 5v5 4 4l1 5v3 4zM372 466v-10l-1-10-1-10v-9l-1-9-1-9-1-8-2-8-2-7-1-7-2-7-3-7-2-6-3-6-2-6-3-5-3-5-2-5-4-5-3-4-3-4-3-4-4-3-3-4-4-2-4-3-4-3-3-2-4-2-5-2-3-1-5-2-4-1-4-1-4-1-4-1-4-1h-5-4-4-5-6l-5 1-6 1-5 1-4 1-5 1-4 1-5 2-4 2-4 2-4 3-3 3-4 3-3 3-4 3-3 4-3 4-4 4-2 4-3 5-3 4-2 6-3 5-2 6-2 5-2 6-2 7-1 6-2 7-1 7-1 7-1 8-1 8-1 8v9l-1 9-1 9v9 10l2 34 3 32 5 27 8 24 10 20 12 16 14 13 16 9 19 6 22 1h4 4 5l4-1 4-1 4-1 4-1 4-1 5-2 3-2 5-1 4-2 4-3 4-3 3-3 4-3 4-3 3-4 3-4 4-4 3-4 3-5 3-5 3-5 3-6 2-6 3-6 2-6 2-7 2-7 2-7 2-8 1-8 2-8 1-9 1-9v-10l1-10 1-10z">
          <text:p/>
        </draw:path>
        <draw:path draw:style-name="gr3" draw:text-style-name="P3" draw:layer="layout" svg:width="0.49cm" svg:height="0.557cm" svg:x="26.749cm" svg:y="0.345cm" svg:viewBox="0 0 491 558" svg:d="M251 558h-12l-11-1-11-1-11-1-11-1-10-2-10-3-10-2-10-3-9-3-9-4-9-4-9-4-8-5-8-5-8-5-7-6-7-6-7-7-7-7-6-7-6-8-6-8-6-8-5-9-5-9-4-9-4-10-4-10-4-10-3-11-3-11-3-12-2-11-2-13-2-12-1-13-1-13v-14-14-15-15l1-14 2-14 1-13 3-13 2-12 4-12 3-11 4-10 4-11 5-10 5-9 5-10 5-8 6-8 6-8 6-8 7-7 6-6 7-7 8-6 8-5 7-6 8-5 9-4 8-4 9-4 8-3 9-4 9-2 10-3 9-2 10-2 9-1 10-2 9-1h10l11-1h9 13l12 1 12 1 11 2 11 2 11 2 10 3 10 3 10 4 9 4 9 5 8 5 8 5 8 6 8 6 7 6 7 7 7 7 6 7 5 8 6 8 5 8 6 9 5 9 5 10 4 9 3 10 4 11 3 10 3 11 2 11 3 12 2 11 1 12 2 12 1 13 1 12 1 13v13 13 4h-345v7 6 7l1 6v7l1 6 1 6 1 6 1 6 1 6 1 6 1 5 2 6 2 5 2 5 2 5 2 5 2 4 3 5 2 4 3 4 3 4 3 4 3 4 3 3 4 3 4 3 4 3 4 3 4 2 4 3 5 2 5 2 4 1 6 2 5 1h5l6 1h5 6 8 7l6-1 7-1 6-1 6-2 5-2 6-2 5-3 4-3 5-3 4-4 4-4 4-4 3-5 4-5 2-5 3-6 3-6 2-6 132 11-2 4-2 5-2 5-2 5-2 4-3 5-3 5-3 5-3 5-3 6-3 4-4 6-4 5-4 5-5 4-4 6-5 5-4 4-5 5-6 4-5 4-6 4-6 4-6 4-7 4-7 3-7 4-7 3-8 3-8 3-8 3-8 2-9 2-9 2-10 1-10 1-10 1-10 1-11 1zM251 88h-5-4-4l-4 1-4 1-4 1-4 1-4 1-4 1-4 1-3 2-4 2-3 1-4 2-3 3-3 2-3 3-3 2-3 3-3 3-2 3-3 4-2 3-3 4-2 4-2 4-2 4-2 5-2 4-2 5-1 6-2 5-1 5-1 6-1 6-1 6-1 6v6l-1 7v7h208l-1-13-1-12-2-11-3-11-2-10-4-9-4-9-4-8-5-7-5-7-6-6-6-6-6-5-7-4-7-4-7-3-9-2-8-2-8-1z">
          <text:p/>
        </draw:path>
        <draw:polygon draw:style-name="gr3" draw:text-style-name="P3" draw:layer="layout" svg:width="0.313cm" svg:height="0.547cm" svg:x="27.341cm" svg:y="0.345cm" svg:viewBox="0 0 314 548" draw:points="4,548 4,136 4,133 4,129 4,125 4,122 4,118 4,115 4,111 3,107 3,103 3,99 3,95 3,92 3,88 3,84 3,80 3,77 3,73 3,70 3,66 2,63 2,59 2,56 2,52 2,49 2,46 2,43 2,39 2,37 2,34 1,31 1,28 1,25 1,23 1,21 1,19 1,16 1,15 0,13 0,12 0,10 133,10 133,11 133,13 134,14 134,16 134,18 134,20 134,23 134,25 135,28 135,31 135,34 135,37 135,40 136,43 136,46 136,49 136,52 136,56 137,59 137,63 137,66 137,70 137,73 137,76 138,80 138,83 138,87 138,91 138,94 138,97 138,101 138,104 139,107 139,110 139,113 139,115 139,118 139,120 139,123 139,125 141,125 143,119 146,113 148,107 150,102 152,97 154,92 156,87 158,82 160,77 162,73 164,68 166,63 169,59 171,55 173,51 176,47 178,44 181,40 184,37 186,33 189,30 192,27 196,24 199,21 202,19 206,16 209,14 213,12 217,10 221,9 225,7 229,5 233,4 238,3 243,2 248,1 253,1 258,0 264,0 270,0 273,0 276,0 278,0 281,0 283,0 286,1 288,1 290,1 293,2 295,2 298,2 300,3 302,3 304,4 306,4 308,5 310,6 311,6 313,7 314,7 314,124 311,123 308,123 306,122 303,122 300,121 298,121 295,120 292,119 289,119 287,119 284,118 281,118 278,117 275,117 272,117 268,117 264,116 261,116 257,116 253,116 243,117 233,118 224,120 215,123 207,127 199,131 192,137 185,143 178,151 172,158 167,167 162,177 157,187 154,198 150,211 148,224 146,237 144,252 143,267 143,284 143,548">
          <text:p/>
        </draw:polygon>
        <draw:polygon draw:style-name="gr3" draw:text-style-name="P3" draw:layer="layout" svg:width="0.488cm" svg:height="0.557cm" svg:x="27.705cm" svg:y="0.345cm" svg:viewBox="0 0 489 558" draw:points="489,390 488,398 488,405 487,413 486,420 485,427 483,434 481,440 478,447 475,453 472,460 469,466 466,472 461,477 457,483 453,488 448,494 443,499 437,504 432,509 426,513 419,517 413,521 406,525 399,529 391,532 384,535 376,538 367,541 359,544 350,546 341,548 332,550 322,552 312,554 303,555 291,556 281,557 270,557 259,558 248,558 237,558 227,558 218,557 208,556 199,556 190,555 181,554 172,553 164,552 155,550 147,549 139,547 131,545 124,543 117,541 110,538 103,535 96,533 89,529 83,526 77,522 71,519 65,515 60,511 55,506 50,501 45,497 40,492 36,486 31,480 27,475 23,469 20,463 16,456 13,450 10,443 7,436 4,428 2,421 0,413 123,395 124,399 125,403 127,407 128,411 130,415 131,418 133,422 135,425 137,428 139,431 141,433 143,436 146,438 148,441 151,443 153,445 156,447 159,449 162,450 165,452 168,454 171,455 175,456 178,457 181,458 185,459 189,460 193,461 196,461 200,462 205,462 209,463 213,463 218,463 223,464 227,464 232,464 237,464 242,464 248,464 252,464 257,464 262,464 266,464 270,464 275,463 279,463 284,463 288,462 292,462 296,461 301,461 305,460 309,459 312,458 316,457 319,456 322,455 325,454 328,452 331,451 334,450 337,448 340,446 342,444 345,442 347,440 349,438 351,436 352,434 354,431 355,428 357,426 358,423 359,420 359,417 360,413 360,410 361,407 361,403 360,399 360,395 360,391 359,388 358,384 356,381 355,378 353,375 351,373 348,370 346,368 343,365 340,363 337,361 334,359 331,357 327,355 323,353 319,352 315,350 311,349 306,347 302,346 296,345 291,343 286,342 281,340 276,339 270,338 264,337 259,336 253,335 247,333 241,332 235,331 229,329 223,328 217,327 210,325 204,324 197,322 190,321 184,319 177,317 170,315 164,313 157,312 151,310 144,308 137,306 131,304 125,301 118,299 112,296 106,293 101,291 95,287 90,284 84,281 79,278 74,274 69,270 64,266 60,262 56,257 51,252 48,248 44,243 40,238 37,232 34,227 32,221 29,214 27,208 25,201 24,194 23,186 22,179 21,171 21,163 21,155 22,147 23,140 24,133 25,126 27,119 28,113 31,107 33,100 36,94 39,88 43,83 46,77 50,72 55,67 59,62 64,57 69,52 74,47 80,43 86,39 92,35 98,31 105,28 112,25 119,21 127,19 135,16 142,13 151,11 159,9 169,7 178,5 187,4 197,2 207,1 217,1 227,0 238,0 249,0 257,0 266,0 274,0 282,1 291,2 300,3 308,4 316,5 323,7 331,8 339,10 346,12 353,14 360,16 367,19 373,21 380,24 386,27 392,30 398,34 404,37 410,41 415,45 421,49 426,54 431,58 435,63 440,68 444,73 448,79 452,84 456,90 459,96 462,102 465,109 468,115 470,122 473,129 475,137 476,145 353,157 352,154 351,150 350,146 349,143 348,140 347,137 345,134 344,131 342,128 340,125 339,123 337,121 335,118 333,116 330,114 328,112 326,110 323,109 321,107 318,105 315,104 313,103 310,101 307,100 304,99 301,98 297,97 293,97 290,96 287,95 283,95 280,94 276,94 272,93 268,93 265,93 261,93 257,93 253,92 249,92 239,93 230,93 221,94 213,94 205,95 198,97 191,99 185,101 179,103 174,105 170,108 165,111 161,114 158,118 155,122 153,127 152,131 150,136 149,142 149,147 149,151 150,154 150,158 151,161 152,164 153,167 154,170 156,172 157,174 159,177 161,179 164,181 166,183 169,185 172,187 175,189 178,190 181,192 184,194 188,195 192,196 196,198 200,199 204,200 208,202 213,203 218,204 222,205 227,206 232,207 237,208 243,209 248,211 254,212 259,213 265,214 270,216 276,217 282,218 288,220 296,221 304,223 311,225 319,227 326,228 333,231 341,232 348,234 355,237 362,239 369,241 376,243 383,246 390,249 396,251 403,254 409,257 415,261 420,264 426,268 432,272 437,276 442,280 447,285 452,289 456,294 460,299 464,304 468,310 471,316 475,322 478,328 480,335 482,342 484,349 486,357 487,364 488,373 488,381">
          <text:p/>
        </draw:polygon>
        <draw:line draw:style-name="gr6" draw:text-style-name="P6" draw:layer="layout" svg:x1="24.099cm" svg:y1="16.281cm" svg:x2="25.35cm" svg:y2="16.281cm">
          <text:p/>
        </draw:line>
        <draw:polygon draw:style-name="gr11" draw:text-style-name="P11" draw:layer="layout" svg:width="0.416cm" svg:height="0.749cm" svg:x="24.516cm" svg:y="15.908cm" svg:viewBox="0 0 417 750" draw:points="0,750 417,750 417,0 0,0">
          <text:p text:style-name="P10"><text:span text:style-name="T1">*</text:span></text:p>
        </draw:polygon>
        <draw:line draw:style-name="gr6" draw:text-style-name="P6" draw:layer="layout" svg:x1="25.346cm" svg:y1="16.264cm" svg:x2="25.346cm" svg:y2="16.81cm">
          <text:p/>
        </draw:line>
        <draw:line draw:style-name="gr6" draw:text-style-name="P6" draw:layer="layout" svg:x1="24.095cm" svg:y1="16.264cm" svg:x2="24.095cm" svg:y2="16.81cm">
          <text:p/>
        </draw:line>
        <draw:line draw:style-name="gr6" draw:text-style-name="P6" draw:layer="layout" svg:x1="15.7cm" svg:y1="15.691cm" svg:x2="16.951cm" svg:y2="15.691cm">
          <text:p/>
        </draw:line>
        <draw:polygon draw:style-name="gr11" draw:text-style-name="P11" draw:layer="layout" svg:width="0.416cm" svg:height="0.749cm" svg:x="16.117cm" svg:y="15.318cm" svg:viewBox="0 0 417 750" draw:points="0,750 417,750 417,0 0,0">
          <text:p text:style-name="P10"><text:span text:style-name="T1">*</text:span></text:p>
        </draw:polygon>
        <draw:line draw:style-name="gr6" draw:text-style-name="P6" draw:layer="layout" svg:x1="16.947cm" svg:y1="15.674cm" svg:x2="16.947cm" svg:y2="16.22cm">
          <text:p/>
        </draw:line>
        <draw:line draw:style-name="gr6" draw:text-style-name="P6" draw:layer="layout" svg:x1="15.696cm" svg:y1="15.674cm" svg:x2="15.696cm" svg:y2="16.22cm">
          <text:p/>
        </draw:line>
        <draw:line draw:style-name="gr6" draw:text-style-name="P6" draw:layer="layout" svg:x1="17.201cm" svg:y1="15.701cm" svg:x2="18.452cm" svg:y2="15.701cm">
          <text:p/>
        </draw:line>
        <draw:polygon draw:style-name="gr11" draw:text-style-name="P11" draw:layer="layout" svg:width="0.416cm" svg:height="0.749cm" svg:x="17.618cm" svg:y="15.328cm" svg:viewBox="0 0 417 750" draw:points="0,750 417,750 417,0 0,0">
          <text:p text:style-name="P10"><text:span text:style-name="T1">*</text:span></text:p>
        </draw:polygon>
        <draw:line draw:style-name="gr6" draw:text-style-name="P6" draw:layer="layout" svg:x1="18.448cm" svg:y1="15.684cm" svg:x2="18.448cm" svg:y2="16.23cm">
          <text:p/>
        </draw:line>
        <draw:line draw:style-name="gr6" draw:text-style-name="P6" draw:layer="layout" svg:x1="17.197cm" svg:y1="15.684cm" svg:x2="17.197cm" svg:y2="16.23cm">
          <text:p/>
        </draw:line>
        <draw:line draw:style-name="gr6" draw:text-style-name="P6" draw:layer="layout" svg:x1="3.201cm" svg:y1="15.701cm" svg:x2="4.452cm" svg:y2="15.701cm">
          <text:p/>
        </draw:line>
        <draw:polygon draw:style-name="gr11" draw:text-style-name="P11" draw:layer="layout" svg:width="0.416cm" svg:height="0.749cm" svg:x="3.618cm" svg:y="15.328cm" svg:viewBox="0 0 417 750" draw:points="0,750 417,750 417,0 0,0">
          <text:p text:style-name="P10"><text:span text:style-name="T1">*</text:span></text:p>
        </draw:polygon>
        <draw:line draw:style-name="gr6" draw:text-style-name="P6" draw:layer="layout" svg:x1="4.448cm" svg:y1="15.684cm" svg:x2="4.448cm" svg:y2="16.23cm">
          <text:p/>
        </draw:line>
        <draw:line draw:style-name="gr6" draw:text-style-name="P6" draw:layer="layout" svg:x1="3.197cm" svg:y1="15.684cm" svg:x2="3.197cm" svg:y2="16.23cm">
          <text:p/>
        </draw:line>
        <draw:line draw:style-name="gr6" draw:text-style-name="P6" draw:layer="layout" svg:x1="17.101cm" svg:y1="7.201cm" svg:x2="18.352cm" svg:y2="7.201cm">
          <text:p/>
        </draw:line>
        <draw:polygon draw:style-name="gr11" draw:text-style-name="P11" draw:layer="layout" svg:width="0.416cm" svg:height="0.749cm" svg:x="17.518cm" svg:y="6.828cm" svg:viewBox="0 0 417 750" draw:points="0,750 417,750 417,0 0,0">
          <text:p text:style-name="P10"><text:span text:style-name="T1">*</text:span></text:p>
        </draw:polygon>
        <draw:line draw:style-name="gr6" draw:text-style-name="P6" draw:layer="layout" svg:x1="18.348cm" svg:y1="7.184cm" svg:x2="18.348cm" svg:y2="7.73cm">
          <text:p/>
        </draw:line>
        <draw:line draw:style-name="gr6" draw:text-style-name="P6" draw:layer="layout" svg:x1="17.097cm" svg:y1="7.184cm" svg:x2="17.097cm" svg:y2="7.73cm">
          <text:p/>
        </draw:line>
        <draw:line draw:style-name="gr6" draw:text-style-name="P6" draw:layer="layout" svg:x1="18.345cm" svg:y1="6.194cm" svg:x2="18.345cm" svg:y2="6.74cm">
          <text:p/>
        </draw:line>
        <draw:line draw:style-name="gr6" draw:text-style-name="P6" draw:layer="layout" svg:x1="15.751cm" svg:y1="6.194cm" svg:x2="15.751cm" svg:y2="6.74cm">
          <text:p/>
        </draw:line>
        <draw:line draw:style-name="gr6" draw:text-style-name="P6" draw:layer="layout" svg:x1="28.402cm" svg:y1="2.611cm" svg:x2="29.653cm" svg:y2="2.611cm">
          <text:p/>
        </draw:line>
        <draw:polygon draw:style-name="gr11" draw:text-style-name="P11" draw:layer="layout" svg:width="0.416cm" svg:height="0.749cm" svg:x="28.819cm" svg:y="2.238cm" svg:viewBox="0 0 417 750" draw:points="0,750 417,750 417,0 0,0">
          <text:p text:style-name="P10"><text:span text:style-name="T1">*</text:span></text:p>
        </draw:polygon>
        <draw:line draw:style-name="gr6" draw:text-style-name="P6" draw:layer="layout" svg:x1="29.649cm" svg:y1="2.594cm" svg:x2="29.649cm" svg:y2="3.14cm">
          <text:p/>
        </draw:line>
        <draw:line draw:style-name="gr6" draw:text-style-name="P6" draw:layer="layout" svg:x1="28.398cm" svg:y1="2.594cm" svg:x2="28.398cm" svg:y2="3.14cm">
          <text:p/>
        </draw:line>
        <draw:line draw:style-name="gr6" draw:text-style-name="P6" draw:layer="layout" svg:x1="15.732cm" svg:y1="6.201cm" svg:x2="18.353cm" svg:y2="6.201cm">
          <text:p/>
        </draw:line>
        <draw:polygon draw:style-name="gr11" draw:text-style-name="P11" draw:layer="layout" svg:width="0.863cm" svg:height="0.749cm" svg:x="16.623cm" svg:y="5.838cm" svg:viewBox="0 0 864 750" draw:points="0,750 864,750 864,0 0,0">
          <text:p text:style-name="P10"><text:span text:style-name="T1">*</text:span></text:p>
        </draw:polygon>
        <draw:line draw:style-name="gr6" draw:text-style-name="P6" draw:layer="layout" svg:x1="28.407cm" svg:y1="1.721cm" svg:x2="30.938cm" svg:y2="1.721cm">
          <text:p/>
        </draw:line>
        <draw:polygon draw:style-name="gr11" draw:text-style-name="P11" draw:layer="layout" svg:width="0.842cm" svg:height="0.749cm" svg:x="29.25cm" svg:y="1.348cm" svg:viewBox="0 0 843 750" draw:points="0,750 843,750 843,0 0,0">
          <text:p text:style-name="P10"><text:span text:style-name="T1">*</text:span></text:p>
        </draw:polygon>
        <draw:line draw:style-name="gr6" draw:text-style-name="P6" draw:layer="layout" svg:x1="30.93cm" svg:y1="1.704cm" svg:x2="30.93cm" svg:y2="2.25cm">
          <text:p/>
        </draw:line>
        <draw:line draw:style-name="gr6" draw:text-style-name="P6" draw:layer="layout" svg:x1="28.4cm" svg:y1="1.704cm" svg:x2="28.4cm" svg:y2="2.2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15T15:28:47.923210349</dc:date>
    <meta:editing-duration>PT1M16S</meta:editing-duration>
    <meta:editing-cycles>1</meta:editing-cycles>
    <meta:document-statistic meta:object-count="386"/>
    <meta:generator>LibreOffice/7.3.7.2$Linux_X86_64 LibreOffice_project/30$Build-2</meta:generator>
  </office:meta>
</office:document-meta>
</file>